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5.6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5" style:family="text">
      <style:text-properties fo:color="#000000" fo:font-size="10pt" style:font-name-asian="Consolas" style:font-size-asian="10pt" style:font-name-complex="Consolas" style:font-size-complex="5.69999980926514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mment (Name is localized in i18n folder)</text:p>
          </table:table-cell>
          <table:table-cell table:style-name="ce2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1" office:value-type="string">
            <text:p>Source (CHARL, …)</text:p>
          </table:table-cell>
          <table:table-cell table:style-name="ce1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1" office:value-type="string">
            <text:p>Costs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=talent.arcane.open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=talent.arcane.closed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=talent.snap.5</text:p>
          </table:table-cell>
          <table:table-cell table:style-name="ce5" office:value-type="string">
            <text:p>DESCR<text:span text:style-name="T6">=talent.</text:span><text:span text:style-name="T7">deliberate.5</text:span>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ngle.25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=talent.bowrange.25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orse.25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=talent.navigation.25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DESCR=talent.nature.friend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ckspecial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=talent.swiftdresser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=talent.deathly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weaponcontrol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acutehearing.10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mbidexterity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ambidexterity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critical.reduce.1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critical.reduce.2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critical.reduce.3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intense.eyes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=talent.steelgrip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fly.25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neutral.odor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3" office:value-type="string">
            <text:p>DESCR=talent.poison.sack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gliding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=talent.goldenthroat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acutesmell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hammerhand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=talent.dense.2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=talent.dense.3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painresistance.1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painresistance.2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painresistance.4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inresistance.6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infravision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=talent.navigationgift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=talent.combatreflex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battlecry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lightsleeper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=talent.quietstride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=talent.commanding.demeanor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=talent.ear.for.music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4" office:value-type="string">
            <text:p>DESCR=<text:span text:style-name="T5">talent.reverberative.strength</text:span>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nightvision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naturalweapon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peripheralvision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Regenerat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=talent.regeneration.1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regeneration.2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regeneration.3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giantism.1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giantism.2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giantism.3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nimbleskeleton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ighrangevoice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sturdybuild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stronglungs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greatarm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6">
            <text:p>6</text:p>
          </table:table-cell>
          <table:table-cell office:value-type="string">
            <text:p>DESCR=talent.subconscious.preparation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resilient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toughskin.3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toughskin.4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=talent.toughskin.11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deadeye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extralimb.1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extralimb.2</text:p>
          </table:table-cell>
          <table:table-cell table:number-columns-repeated="11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extralimb.3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dwarfism.1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dwarfism.2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</table:table-row>
        <table:table-row table:style-name="ro2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dwarfism.3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</table:table-row>
      </table:table>
      <table:table table:name="talentflaw.conf" table:style-name="ta1"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3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C2])" office:value-type="string" office:string-value=",TRAINING">
            <text:p>,TRAINING</text:p>
          </table:table-cell>
          <table:table-cell table:formula="of:=CONCATENATE(&quot;,&quot;;[Data.D2])" office:value-type="string" office:string-value=",CHARL">
            <text:p>,CHARL</text:p>
          </table:table-cell>
          <table:table-cell table:formula="of:=CONCATENATE(&quot;,&quot;;[Data.E2])" office:value-type="string" office:string-value=",MINOR">
            <text:p>,MINOR</text:p>
          </table:table-cell>
          <table:table-cell table:formula="of:=CONCATENATE(&quot;,&quot;;[Data.F2])" office:value-type="string" office:string-value=",7">
            <text:p>,7</text:p>
          </table:table-cell>
          <table:table-cell table:formula="of:=IF([Data.G2]=&quot;&quot;;&quot;&quot;;CONCATENATE(&quot;,&quot;;[Data.G2]))" office:value-type="string" office:string-value=",C2=20">
            <text:p>,C2=20</text:p>
          </table:table-cell>
          <table:table-cell table:style-name="ce5" table:formula="of:=IF([Data.H2]=&quot;&quot;;&quot;&quot;;CONCATENATE(&quot;,&quot;;[Data.H2]))">
            <text:p/>
          </table:table-cell>
          <table:table-cell table:style-name="ce5" table:formula="of:=IF([Data.I2]=&quot;&quot;;&quot;&quot;;CONCATENATE(&quot;,&quot;;[Data.I2]))">
            <text:p/>
          </table:table-cell>
          <table:table-cell table:style-name="ce5" table:formula="of:=IF([Data.J2]=&quot;&quot;;&quot;&quot;;CONCATENATE(&quot;,&quot;;[Data.J2]))">
            <text:p/>
          </table:table-cell>
          <table:table-cell table:style-name="ce5" table:formula="of:=IF([Data.K2]=&quot;&quot;;&quot;&quot;;CONCATENATE(&quot;,&quot;;[Data.K2]))">
            <text:p/>
          </table:table-cell>
          <table:table-cell table:style-name="ce5" table:formula="of:=IF([Data.L2]=&quot;&quot;;&quot;&quot;;CONCATENATE(&quot;,&quot;;[Data.L2]))">
            <text:p/>
          </table:table-cell>
          <table:table-cell table:style-name="ce5" table:formula="of:=IF([Data.M2]=&quot;&quot;;&quot;&quot;;CONCATENATE(&quot;,&quot;;[Data.M2]))">
            <text:p/>
          </table:table-cell>
          <table:table-cell table:style-name="ce5" table:formula="of:=IF([Data.N2]=&quot;&quot;;&quot;&quot;;CONCATENATE(&quot;,&quot;;[Data.N2]))">
            <text:p/>
          </table:table-cell>
          <table:table-cell table:style-name="ce5" table:formula="of:=IF([Data.O2]=&quot;&quot;;&quot;&quot;;CONCATENATE(&quot;,&quot;;[Data.O2]))">
            <text:p/>
          </table:table-cell>
          <table:table-cell table:style-name="ce5" table:formula="of:=IF([Data.P2]=&quot;&quot;;&quot;&quot;;CONCATENATE(&quot;,&quot;;[Data.P2]))">
            <text:p/>
          </table:table-cell>
          <table:table-cell table:style-name="ce5" table:formula="of:=IF([Data.Q2]=&quot;&quot;;&quot;&quot;;CONCATENATE(&quot;,&quot;;[Data.Q2]))">
            <text:p/>
          </table:table-cell>
          <table:table-cell table:style-name="ce5" table:formula="of:=IF([Data.R2]=&quot;&quot;;&quot;&quot;;CONCATENATE(&quot;,&quot;;[Data.R2]))">
            <text:p/>
          </table:table-cell>
          <table:table-cell table:style-name="ce5" table:formula="of:=IF([Data.S2]=&quot;&quot;;&quot;&quot;;CONCATENATE(&quot;,&quot;;[Data.S2]))">
            <text:p/>
          </table:table-cell>
          <table:table-cell table:formula="of:=IF([Data.T2]=&quot;&quot;;&quot;&quot;;CONCATENATE(&quot;;&quot;;[Data.T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C3]=&quot;&quot;;[.B1];CONCATENATE(&quot;,&quot;;[Data.C3]))" office:value-type="string" office:string-value=",TRAINING">
            <text:p>,TRAINING</text:p>
          </table:table-cell>
          <table:table-cell table:formula="of:=IF([Data.D3]=&quot;&quot;;[.C1];CONCATENATE(&quot;,&quot;;[Data.D3]))" office:value-type="string" office:string-value=",CHARL">
            <text:p>,CHARL</text:p>
          </table:table-cell>
          <table:table-cell table:formula="of:=CONCATENATE(&quot;,&quot;;[Data.E3])" office:value-type="string" office:string-value=",MINOR">
            <text:p>,MINOR</text:p>
          </table:table-cell>
          <table:table-cell table:formula="of:=CONCATENATE(&quot;,&quot;;[Data.F3])" office:value-type="string" office:string-value=",6">
            <text:p>,6</text:p>
          </table:table-cell>
          <table:table-cell table:formula="of:=IF([Data.G3]=&quot;&quot;;&quot;&quot;;CONCATENATE(&quot;,&quot;;[Data.G3]))" office:value-type="string" office:string-value=",DESCR=talent.arcane.open">
            <text:p>,DESCR=talent.arcane.open</text:p>
          </table:table-cell>
          <table:table-cell table:style-name="ce5" table:formula="of:=IF([Data.H3]=&quot;&quot;;&quot;&quot;;CONCATENATE(&quot;,&quot;;[Data.H3]))">
            <text:p/>
          </table:table-cell>
          <table:table-cell table:style-name="ce5" table:formula="of:=IF([Data.I3]=&quot;&quot;;&quot;&quot;;CONCATENATE(&quot;,&quot;;[Data.I3]))">
            <text:p/>
          </table:table-cell>
          <table:table-cell table:style-name="ce5" table:formula="of:=IF([Data.J3]=&quot;&quot;;&quot;&quot;;CONCATENATE(&quot;,&quot;;[Data.J3]))">
            <text:p/>
          </table:table-cell>
          <table:table-cell table:style-name="ce5" table:formula="of:=IF([Data.K3]=&quot;&quot;;&quot;&quot;;CONCATENATE(&quot;,&quot;;[Data.K3]))">
            <text:p/>
          </table:table-cell>
          <table:table-cell table:style-name="ce5" table:formula="of:=IF([Data.L3]=&quot;&quot;;&quot;&quot;;CONCATENATE(&quot;,&quot;;[Data.L3]))">
            <text:p/>
          </table:table-cell>
          <table:table-cell table:style-name="ce5" table:formula="of:=IF([Data.M3]=&quot;&quot;;&quot;&quot;;CONCATENATE(&quot;,&quot;;[Data.M3]))">
            <text:p/>
          </table:table-cell>
          <table:table-cell table:style-name="ce5" table:formula="of:=IF([Data.N3]=&quot;&quot;;&quot;&quot;;CONCATENATE(&quot;,&quot;;[Data.N3]))">
            <text:p/>
          </table:table-cell>
          <table:table-cell table:style-name="ce5" table:formula="of:=IF([Data.O3]=&quot;&quot;;&quot;&quot;;CONCATENATE(&quot;,&quot;;[Data.O3]))">
            <text:p/>
          </table:table-cell>
          <table:table-cell table:style-name="ce5" table:formula="of:=IF([Data.P3]=&quot;&quot;;&quot;&quot;;CONCATENATE(&quot;,&quot;;[Data.P3]))">
            <text:p/>
          </table:table-cell>
          <table:table-cell table:style-name="ce5" table:formula="of:=IF([Data.Q3]=&quot;&quot;;&quot;&quot;;CONCATENATE(&quot;,&quot;;[Data.Q3]))">
            <text:p/>
          </table:table-cell>
          <table:table-cell table:style-name="ce5" table:formula="of:=IF([Data.R3]=&quot;&quot;;&quot;&quot;;CONCATENATE(&quot;,&quot;;[Data.R3]))">
            <text:p/>
          </table:table-cell>
          <table:table-cell table:style-name="ce5" table:formula="of:=IF([Data.S3]=&quot;&quot;;&quot;&quot;;CONCATENATE(&quot;,&quot;;[Data.S3]))">
            <text:p/>
          </table:table-cell>
          <table:table-cell table:formula="of:=IF([Data.T3]=&quot;&quot;;&quot;&quot;;CONCATENATE(&quot;;&quot;;[Data.T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C4]=&quot;&quot;;[.B2];CONCATENATE(&quot;,&quot;;[Data.C4]))" office:value-type="string" office:string-value=",TRAINING">
            <text:p>,TRAINING</text:p>
          </table:table-cell>
          <table:table-cell table:formula="of:=IF([Data.D4]=&quot;&quot;;[.C2];CONCATENATE(&quot;,&quot;;[Data.D4]))" office:value-type="string" office:string-value=",CHARL">
            <text:p>,CHARL</text:p>
          </table:table-cell>
          <table:table-cell table:formula="of:=CONCATENATE(&quot;,&quot;;[Data.E4])" office:value-type="string" office:string-value=",MAJOR">
            <text:p>,MAJOR</text:p>
          </table:table-cell>
          <table:table-cell table:formula="of:=CONCATENATE(&quot;,&quot;;[Data.F4])" office:value-type="string" office:string-value=",11">
            <text:p>,11</text:p>
          </table:table-cell>
          <table:table-cell table:formula="of:=IF([Data.G4]=&quot;&quot;;&quot;&quot;;CONCATENATE(&quot;,&quot;;[Data.G4]))" office:value-type="string" office:string-value=",DESCR=talent.arcane.closed">
            <text:p>,DESCR=talent.arcane.closed</text:p>
          </table:table-cell>
          <table:table-cell table:style-name="ce5" table:formula="of:=IF([Data.H4]=&quot;&quot;;&quot;&quot;;CONCATENATE(&quot;,&quot;;[Data.H4]))">
            <text:p/>
          </table:table-cell>
          <table:table-cell table:style-name="ce5" table:formula="of:=IF([Data.I4]=&quot;&quot;;&quot;&quot;;CONCATENATE(&quot;,&quot;;[Data.I4]))">
            <text:p/>
          </table:table-cell>
          <table:table-cell table:style-name="ce5" table:formula="of:=IF([Data.J4]=&quot;&quot;;&quot;&quot;;CONCATENATE(&quot;,&quot;;[Data.J4]))">
            <text:p/>
          </table:table-cell>
          <table:table-cell table:style-name="ce5" table:formula="of:=IF([Data.K4]=&quot;&quot;;&quot;&quot;;CONCATENATE(&quot;,&quot;;[Data.K4]))">
            <text:p/>
          </table:table-cell>
          <table:table-cell table:style-name="ce5" table:formula="of:=IF([Data.L4]=&quot;&quot;;&quot;&quot;;CONCATENATE(&quot;,&quot;;[Data.L4]))">
            <text:p/>
          </table:table-cell>
          <table:table-cell table:style-name="ce5" table:formula="of:=IF([Data.M4]=&quot;&quot;;&quot;&quot;;CONCATENATE(&quot;,&quot;;[Data.M4]))">
            <text:p/>
          </table:table-cell>
          <table:table-cell table:style-name="ce5" table:formula="of:=IF([Data.N4]=&quot;&quot;;&quot;&quot;;CONCATENATE(&quot;,&quot;;[Data.N4]))">
            <text:p/>
          </table:table-cell>
          <table:table-cell table:style-name="ce5" table:formula="of:=IF([Data.O4]=&quot;&quot;;&quot;&quot;;CONCATENATE(&quot;,&quot;;[Data.O4]))">
            <text:p/>
          </table:table-cell>
          <table:table-cell table:style-name="ce5" table:formula="of:=IF([Data.P4]=&quot;&quot;;&quot;&quot;;CONCATENATE(&quot;,&quot;;[Data.P4]))">
            <text:p/>
          </table:table-cell>
          <table:table-cell table:style-name="ce5" table:formula="of:=IF([Data.Q4]=&quot;&quot;;&quot;&quot;;CONCATENATE(&quot;,&quot;;[Data.Q4]))">
            <text:p/>
          </table:table-cell>
          <table:table-cell table:style-name="ce5" table:formula="of:=IF([Data.R4]=&quot;&quot;;&quot;&quot;;CONCATENATE(&quot;,&quot;;[Data.R4]))">
            <text:p/>
          </table:table-cell>
          <table:table-cell table:style-name="ce5" table:formula="of:=IF([Data.S4]=&quot;&quot;;&quot;&quot;;CONCATENATE(&quot;,&quot;;[Data.S4]))">
            <text:p/>
          </table:table-cell>
          <table:table-cell table:formula="of:=IF([Data.T4]=&quot;&quot;;&quot;&quot;;CONCATENATE(&quot;;&quot;;[Data.T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C5]=&quot;&quot;;[.B3];CONCATENATE(&quot;,&quot;;[Data.C5]))" office:value-type="string" office:string-value=",TRAINING">
            <text:p>,TRAINING</text:p>
          </table:table-cell>
          <table:table-cell table:formula="of:=IF([Data.D5]=&quot;&quot;;[.C3];CONCATENATE(&quot;,&quot;;[Data.D5]))" office:value-type="string" office:string-value=",CHARL">
            <text:p>,CHARL</text:p>
          </table:table-cell>
          <table:table-cell table:formula="of:=CONCATENATE(&quot;,&quot;;[Data.E5])" office:value-type="string" office:string-value=",MINOR">
            <text:p>,MINOR</text:p>
          </table:table-cell>
          <table:table-cell table:formula="of:=CONCATENATE(&quot;,&quot;;[Data.F5])" office:value-type="string" office:string-value=",8">
            <text:p>,8</text:p>
          </table:table-cell>
          <table:table-cell table:formula="of:=IF([Data.G5]=&quot;&quot;;&quot;&quot;;CONCATENATE(&quot;,&quot;;[Data.G5]))" office:value-type="string" office:string-value=",S78=EVERYMAN">
            <text:p>,S78=EVERYMAN</text:p>
          </table:table-cell>
          <table:table-cell table:style-name="ce5" table:formula="of:=IF([Data.H5]=&quot;&quot;;&quot;&quot;;CONCATENATE(&quot;,&quot;;[Data.H5]))">
            <text:p/>
          </table:table-cell>
          <table:table-cell table:style-name="ce5" table:formula="of:=IF([Data.I5]=&quot;&quot;;&quot;&quot;;CONCATENATE(&quot;,&quot;;[Data.I5]))">
            <text:p/>
          </table:table-cell>
          <table:table-cell table:style-name="ce5" table:formula="of:=IF([Data.J5]=&quot;&quot;;&quot;&quot;;CONCATENATE(&quot;,&quot;;[Data.J5]))">
            <text:p/>
          </table:table-cell>
          <table:table-cell table:style-name="ce5" table:formula="of:=IF([Data.K5]=&quot;&quot;;&quot;&quot;;CONCATENATE(&quot;,&quot;;[Data.K5]))">
            <text:p/>
          </table:table-cell>
          <table:table-cell table:style-name="ce5" table:formula="of:=IF([Data.L5]=&quot;&quot;;&quot;&quot;;CONCATENATE(&quot;,&quot;;[Data.L5]))">
            <text:p/>
          </table:table-cell>
          <table:table-cell table:style-name="ce5" table:formula="of:=IF([Data.M5]=&quot;&quot;;&quot;&quot;;CONCATENATE(&quot;,&quot;;[Data.M5]))">
            <text:p/>
          </table:table-cell>
          <table:table-cell table:style-name="ce5" table:formula="of:=IF([Data.N5]=&quot;&quot;;&quot;&quot;;CONCATENATE(&quot;,&quot;;[Data.N5]))">
            <text:p/>
          </table:table-cell>
          <table:table-cell table:style-name="ce5" table:formula="of:=IF([Data.O5]=&quot;&quot;;&quot;&quot;;CONCATENATE(&quot;,&quot;;[Data.O5]))">
            <text:p/>
          </table:table-cell>
          <table:table-cell table:style-name="ce5" table:formula="of:=IF([Data.P5]=&quot;&quot;;&quot;&quot;;CONCATENATE(&quot;,&quot;;[Data.P5]))">
            <text:p/>
          </table:table-cell>
          <table:table-cell table:style-name="ce5" table:formula="of:=IF([Data.Q5]=&quot;&quot;;&quot;&quot;;CONCATENATE(&quot;,&quot;;[Data.Q5]))">
            <text:p/>
          </table:table-cell>
          <table:table-cell table:style-name="ce5" table:formula="of:=IF([Data.R5]=&quot;&quot;;&quot;&quot;;CONCATENATE(&quot;,&quot;;[Data.R5]))">
            <text:p/>
          </table:table-cell>
          <table:table-cell table:style-name="ce5" table:formula="of:=IF([Data.S5]=&quot;&quot;;&quot;&quot;;CONCATENATE(&quot;,&quot;;[Data.S5]))">
            <text:p/>
          </table:table-cell>
          <table:table-cell table:formula="of:=IF([Data.T5]=&quot;&quot;;&quot;&quot;;CONCATENATE(&quot;;&quot;;[Data.T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C6]=&quot;&quot;;[.B4];CONCATENATE(&quot;,&quot;;[Data.C6]))" office:value-type="string" office:string-value=",TRAINING">
            <text:p>,TRAINING</text:p>
          </table:table-cell>
          <table:table-cell table:formula="of:=IF([Data.D6]=&quot;&quot;;[.C4];CONCATENATE(&quot;,&quot;;[Data.D6]))" office:value-type="string" office:string-value=",CHARL">
            <text:p>,CHARL</text:p>
          </table:table-cell>
          <table:table-cell table:formula="of:=CONCATENATE(&quot;,&quot;;[Data.E6])" office:value-type="string" office:string-value=",MINOR">
            <text:p>,MINOR</text:p>
          </table:table-cell>
          <table:table-cell table:formula="of:=CONCATENATE(&quot;,&quot;;[Data.F6])" office:value-type="string" office:string-value=",10">
            <text:p>,10</text:p>
          </table:table-cell>
          <table:table-cell table:formula="of:=IF([Data.G6]=&quot;&quot;;&quot;&quot;;CONCATENATE(&quot;,&quot;;[Data.G6]))" office:value-type="string" office:string-value=",C34=10">
            <text:p>,C34=10</text:p>
          </table:table-cell>
          <table:table-cell table:style-name="ce5" table:formula="of:=IF([Data.H6]=&quot;&quot;;&quot;&quot;;CONCATENATE(&quot;,&quot;;[Data.H6]))" office:value-type="string" office:string-value=",C55=10">
            <text:p>,C55=10</text:p>
          </table:table-cell>
          <table:table-cell table:style-name="ce5" table:formula="of:=IF([Data.I6]=&quot;&quot;;&quot;&quot;;CONCATENATE(&quot;,&quot;;[Data.I6]))" office:value-type="string" office:string-value=",C56=10">
            <text:p>,C56=10</text:p>
          </table:table-cell>
          <table:table-cell table:style-name="ce5" table:formula="of:=IF([Data.J6]=&quot;&quot;;&quot;&quot;;CONCATENATE(&quot;,&quot;;[Data.J6]))" office:value-type="string" office:string-value=",C59=10">
            <text:p>,C59=10</text:p>
          </table:table-cell>
          <table:table-cell table:style-name="ce5" table:formula="of:=IF([Data.K6]=&quot;&quot;;&quot;&quot;;CONCATENATE(&quot;,&quot;;[Data.K6]))" office:value-type="string" office:string-value=",C22=10">
            <text:p>,C22=10</text:p>
          </table:table-cell>
          <table:table-cell table:style-name="ce5" table:formula="of:=IF([Data.L6]=&quot;&quot;;&quot;&quot;;CONCATENATE(&quot;,&quot;;[Data.L6]))">
            <text:p/>
          </table:table-cell>
          <table:table-cell table:style-name="ce5" table:formula="of:=IF([Data.M6]=&quot;&quot;;&quot;&quot;;CONCATENATE(&quot;,&quot;;[Data.M6]))">
            <text:p/>
          </table:table-cell>
          <table:table-cell table:style-name="ce5" table:formula="of:=IF([Data.N6]=&quot;&quot;;&quot;&quot;;CONCATENATE(&quot;,&quot;;[Data.N6]))">
            <text:p/>
          </table:table-cell>
          <table:table-cell table:style-name="ce5" table:formula="of:=IF([Data.O6]=&quot;&quot;;&quot;&quot;;CONCATENATE(&quot;,&quot;;[Data.O6]))">
            <text:p/>
          </table:table-cell>
          <table:table-cell table:style-name="ce5" table:formula="of:=IF([Data.P6]=&quot;&quot;;&quot;&quot;;CONCATENATE(&quot;,&quot;;[Data.P6]))">
            <text:p/>
          </table:table-cell>
          <table:table-cell table:style-name="ce5" table:formula="of:=IF([Data.Q6]=&quot;&quot;;&quot;&quot;;CONCATENATE(&quot;,&quot;;[Data.Q6]))">
            <text:p/>
          </table:table-cell>
          <table:table-cell table:style-name="ce5" table:formula="of:=IF([Data.R6]=&quot;&quot;;&quot;&quot;;CONCATENATE(&quot;,&quot;;[Data.R6]))">
            <text:p/>
          </table:table-cell>
          <table:table-cell table:style-name="ce5" table:formula="of:=IF([Data.S6]=&quot;&quot;;&quot;&quot;;CONCATENATE(&quot;,&quot;;[Data.S6]))">
            <text:p/>
          </table:table-cell>
          <table:table-cell table:formula="of:=IF([Data.T6]=&quot;&quot;;&quot;&quot;;CONCATENATE(&quot;;&quot;;[Data.T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C7]=&quot;&quot;;[.B5];CONCATENATE(&quot;,&quot;;[Data.C7]))" office:value-type="string" office:string-value=",TRAINING">
            <text:p>,TRAINING</text:p>
          </table:table-cell>
          <table:table-cell table:formula="of:=IF([Data.D7]=&quot;&quot;;[.C5];CONCATENATE(&quot;,&quot;;[Data.D7]))" office:value-type="string" office:string-value=",CHARL">
            <text:p>,CHARL</text:p>
          </table:table-cell>
          <table:table-cell table:formula="of:=CONCATENATE(&quot;,&quot;;[Data.E7])" office:value-type="string" office:string-value=",MAJOR">
            <text:p>,MAJOR</text:p>
          </table:table-cell>
          <table:table-cell table:formula="of:=CONCATENATE(&quot;,&quot;;[Data.F7])" office:value-type="string" office:string-value=",15">
            <text:p>,15</text:p>
          </table:table-cell>
          <table:table-cell table:formula="of:=IF([Data.G7]=&quot;&quot;;&quot;&quot;;CONCATENATE(&quot;,&quot;;[Data.G7]))" office:value-type="string" office:string-value=",C34=15">
            <text:p>,C34=15</text:p>
          </table:table-cell>
          <table:table-cell table:style-name="ce5" table:formula="of:=IF([Data.H7]=&quot;&quot;;&quot;&quot;;CONCATENATE(&quot;,&quot;;[Data.H7]))" office:value-type="string" office:string-value=",C55=15">
            <text:p>,C55=15</text:p>
          </table:table-cell>
          <table:table-cell table:style-name="ce5" table:formula="of:=IF([Data.I7]=&quot;&quot;;&quot;&quot;;CONCATENATE(&quot;,&quot;;[Data.I7]))" office:value-type="string" office:string-value=",C56=15">
            <text:p>,C56=15</text:p>
          </table:table-cell>
          <table:table-cell table:style-name="ce5" table:formula="of:=IF([Data.J7]=&quot;&quot;;&quot;&quot;;CONCATENATE(&quot;,&quot;;[Data.J7]))" office:value-type="string" office:string-value=",C59=15">
            <text:p>,C59=15</text:p>
          </table:table-cell>
          <table:table-cell table:style-name="ce5" table:formula="of:=IF([Data.K7]=&quot;&quot;;&quot;&quot;;CONCATENATE(&quot;,&quot;;[Data.K7]))" office:value-type="string" office:string-value=",C22=15">
            <text:p>,C22=15</text:p>
          </table:table-cell>
          <table:table-cell table:style-name="ce5" table:formula="of:=IF([Data.L7]=&quot;&quot;;&quot;&quot;;CONCATENATE(&quot;,&quot;;[Data.L7]))">
            <text:p/>
          </table:table-cell>
          <table:table-cell table:style-name="ce5" table:formula="of:=IF([Data.M7]=&quot;&quot;;&quot;&quot;;CONCATENATE(&quot;,&quot;;[Data.M7]))">
            <text:p/>
          </table:table-cell>
          <table:table-cell table:style-name="ce5" table:formula="of:=IF([Data.N7]=&quot;&quot;;&quot;&quot;;CONCATENATE(&quot;,&quot;;[Data.N7]))">
            <text:p/>
          </table:table-cell>
          <table:table-cell table:style-name="ce5" table:formula="of:=IF([Data.O7]=&quot;&quot;;&quot;&quot;;CONCATENATE(&quot;,&quot;;[Data.O7]))">
            <text:p/>
          </table:table-cell>
          <table:table-cell table:style-name="ce5" table:formula="of:=IF([Data.P7]=&quot;&quot;;&quot;&quot;;CONCATENATE(&quot;,&quot;;[Data.P7]))">
            <text:p/>
          </table:table-cell>
          <table:table-cell table:style-name="ce5" table:formula="of:=IF([Data.Q7]=&quot;&quot;;&quot;&quot;;CONCATENATE(&quot;,&quot;;[Data.Q7]))">
            <text:p/>
          </table:table-cell>
          <table:table-cell table:style-name="ce5" table:formula="of:=IF([Data.R7]=&quot;&quot;;&quot;&quot;;CONCATENATE(&quot;,&quot;;[Data.R7]))">
            <text:p/>
          </table:table-cell>
          <table:table-cell table:style-name="ce5" table:formula="of:=IF([Data.S7]=&quot;&quot;;&quot;&quot;;CONCATENATE(&quot;,&quot;;[Data.S7]))">
            <text:p/>
          </table:table-cell>
          <table:table-cell table:formula="of:=IF([Data.T7]=&quot;&quot;;&quot;&quot;;CONCATENATE(&quot;;&quot;;[Data.T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C8]=&quot;&quot;;[.B6];CONCATENATE(&quot;,&quot;;[Data.C8]))" office:value-type="string" office:string-value=",TRAINING">
            <text:p>,TRAINING</text:p>
          </table:table-cell>
          <table:table-cell table:formula="of:=IF([Data.D8]=&quot;&quot;;[.C6];CONCATENATE(&quot;,&quot;;[Data.D8]))" office:value-type="string" office:string-value=",CHARL">
            <text:p>,CHARL</text:p>
          </table:table-cell>
          <table:table-cell table:formula="of:=CONCATENATE(&quot;,&quot;;[Data.E8])" office:value-type="string" office:string-value=",GREATER">
            <text:p>,GREATER</text:p>
          </table:table-cell>
          <table:table-cell table:formula="of:=CONCATENATE(&quot;,&quot;;[Data.F8])" office:value-type="string" office:string-value=",30">
            <text:p>,30</text:p>
          </table:table-cell>
          <table:table-cell table:formula="of:=IF([Data.G8]=&quot;&quot;;&quot;&quot;;CONCATENATE(&quot;,&quot;;[Data.G8]))" office:value-type="string" office:string-value=",C34=20">
            <text:p>,C34=20</text:p>
          </table:table-cell>
          <table:table-cell table:style-name="ce5" table:formula="of:=IF([Data.H8]=&quot;&quot;;&quot;&quot;;CONCATENATE(&quot;,&quot;;[Data.H8]))" office:value-type="string" office:string-value=",C55=20">
            <text:p>,C55=20</text:p>
          </table:table-cell>
          <table:table-cell table:style-name="ce5" table:formula="of:=IF([Data.I8]=&quot;&quot;;&quot;&quot;;CONCATENATE(&quot;,&quot;;[Data.I8]))" office:value-type="string" office:string-value=",C56=20">
            <text:p>,C56=20</text:p>
          </table:table-cell>
          <table:table-cell table:style-name="ce5" table:formula="of:=IF([Data.J8]=&quot;&quot;;&quot;&quot;;CONCATENATE(&quot;,&quot;;[Data.J8]))" office:value-type="string" office:string-value=",C59=20">
            <text:p>,C59=20</text:p>
          </table:table-cell>
          <table:table-cell table:style-name="ce5" table:formula="of:=IF([Data.K8]=&quot;&quot;;&quot;&quot;;CONCATENATE(&quot;,&quot;;[Data.K8]))" office:value-type="string" office:string-value=",C22=20">
            <text:p>,C22=20</text:p>
          </table:table-cell>
          <table:table-cell table:style-name="ce5" table:formula="of:=IF([Data.L8]=&quot;&quot;;&quot;&quot;;CONCATENATE(&quot;,&quot;;[Data.L8]))">
            <text:p/>
          </table:table-cell>
          <table:table-cell table:style-name="ce5" table:formula="of:=IF([Data.M8]=&quot;&quot;;&quot;&quot;;CONCATENATE(&quot;,&quot;;[Data.M8]))">
            <text:p/>
          </table:table-cell>
          <table:table-cell table:style-name="ce5" table:formula="of:=IF([Data.N8]=&quot;&quot;;&quot;&quot;;CONCATENATE(&quot;,&quot;;[Data.N8]))">
            <text:p/>
          </table:table-cell>
          <table:table-cell table:style-name="ce5" table:formula="of:=IF([Data.O8]=&quot;&quot;;&quot;&quot;;CONCATENATE(&quot;,&quot;;[Data.O8]))">
            <text:p/>
          </table:table-cell>
          <table:table-cell table:style-name="ce5" table:formula="of:=IF([Data.P8]=&quot;&quot;;&quot;&quot;;CONCATENATE(&quot;,&quot;;[Data.P8]))">
            <text:p/>
          </table:table-cell>
          <table:table-cell table:style-name="ce5" table:formula="of:=IF([Data.Q8]=&quot;&quot;;&quot;&quot;;CONCATENATE(&quot;,&quot;;[Data.Q8]))">
            <text:p/>
          </table:table-cell>
          <table:table-cell table:style-name="ce5" table:formula="of:=IF([Data.R8]=&quot;&quot;;&quot;&quot;;CONCATENATE(&quot;,&quot;;[Data.R8]))">
            <text:p/>
          </table:table-cell>
          <table:table-cell table:style-name="ce5" table:formula="of:=IF([Data.S8]=&quot;&quot;;&quot;&quot;;CONCATENATE(&quot;,&quot;;[Data.S8]))">
            <text:p/>
          </table:table-cell>
          <table:table-cell table:formula="of:=IF([Data.T8]=&quot;&quot;;&quot;&quot;;CONCATENATE(&quot;;&quot;;[Data.T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C9]=&quot;&quot;;[.B7];CONCATENATE(&quot;,&quot;;[Data.C9]))" office:value-type="string" office:string-value=",TRAINING">
            <text:p>,TRAINING</text:p>
          </table:table-cell>
          <table:table-cell table:formula="of:=IF([Data.D9]=&quot;&quot;;[.C7];CONCATENATE(&quot;,&quot;;[Data.D9]))" office:value-type="string" office:string-value=",CHARL">
            <text:p>,CHARL</text:p>
          </table:table-cell>
          <table:table-cell table:formula="of:=CONCATENATE(&quot;,&quot;;[Data.E9])" office:value-type="string" office:string-value=",GREATER">
            <text:p>,GREATER</text:p>
          </table:table-cell>
          <table:table-cell table:formula="of:=CONCATENATE(&quot;,&quot;;[Data.F9])" office:value-type="string" office:string-value=",30">
            <text:p>,30</text:p>
          </table:table-cell>
          <table:table-cell table:formula="of:=IF([Data.G9]=&quot;&quot;;&quot;&quot;;CONCATENATE(&quot;,&quot;;[Data.G9]))" office:value-type="string" office:string-value=",C19=10">
            <text:p>,C19=10</text:p>
          </table:table-cell>
          <table:table-cell table:style-name="ce5" table:formula="of:=IF([Data.H9]=&quot;&quot;;&quot;&quot;;CONCATENATE(&quot;,&quot;;[Data.H9]))" office:value-type="string" office:string-value=",C20=10">
            <text:p>,C20=10</text:p>
          </table:table-cell>
          <table:table-cell table:style-name="ce5" table:formula="of:=IF([Data.I9]=&quot;&quot;;&quot;&quot;;CONCATENATE(&quot;,&quot;;[Data.I9]))" office:value-type="string" office:string-value=",C21=10">
            <text:p>,C21=10</text:p>
          </table:table-cell>
          <table:table-cell table:style-name="ce5" table:formula="of:=IF([Data.J9]=&quot;&quot;;&quot;&quot;;CONCATENATE(&quot;,&quot;;[Data.J9]))" office:value-type="string" office:string-value=",C27=10">
            <text:p>,C27=10</text:p>
          </table:table-cell>
          <table:table-cell table:style-name="ce5" table:formula="of:=IF([Data.K9]=&quot;&quot;;&quot;&quot;;CONCATENATE(&quot;,&quot;;[Data.K9]))" office:value-type="string" office:string-value=",C28=10">
            <text:p>,C28=10</text:p>
          </table:table-cell>
          <table:table-cell table:style-name="ce5" table:formula="of:=IF([Data.L9]=&quot;&quot;;&quot;&quot;;CONCATENATE(&quot;,&quot;;[Data.L9]))" office:value-type="string" office:string-value=",C29=10">
            <text:p>,C29=10</text:p>
          </table:table-cell>
          <table:table-cell table:style-name="ce5" table:formula="of:=IF([Data.M9]=&quot;&quot;;&quot;&quot;;CONCATENATE(&quot;,&quot;;[Data.M9]))" office:value-type="string" office:string-value=",C30=10">
            <text:p>,C30=10</text:p>
          </table:table-cell>
          <table:table-cell table:style-name="ce5" table:formula="of:=IF([Data.N9]=&quot;&quot;;&quot;&quot;;CONCATENATE(&quot;,&quot;;[Data.N9]))" office:value-type="string" office:string-value=",C31=10">
            <text:p>,C31=10</text:p>
          </table:table-cell>
          <table:table-cell table:style-name="ce5" table:formula="of:=IF([Data.O9]=&quot;&quot;;&quot;&quot;;CONCATENATE(&quot;,&quot;;[Data.O9]))" office:value-type="string" office:string-value=",C32=10">
            <text:p>,C32=10</text:p>
          </table:table-cell>
          <table:table-cell table:style-name="ce5" table:formula="of:=IF([Data.P9]=&quot;&quot;;&quot;&quot;;CONCATENATE(&quot;,&quot;;[Data.P9]))" office:value-type="string" office:string-value=",C33=10">
            <text:p>,C33=10</text:p>
          </table:table-cell>
          <table:table-cell table:style-name="ce5" table:formula="of:=IF([Data.Q9]=&quot;&quot;;&quot;&quot;;CONCATENATE(&quot;,&quot;;[Data.Q9]))" office:value-type="string" office:string-value=",CHOOSE2=C27;C28;C29;C30;C31;C32;C33=EVERYMAN">
            <text:p>,CHOOSE2=C27;C28;C29;C30;C31;C32;C33=EVERYMAN</text:p>
          </table:table-cell>
          <table:table-cell table:style-name="ce5" table:formula="of:=IF([Data.R9]=&quot;&quot;;&quot;&quot;;CONCATENATE(&quot;,&quot;;[Data.R9]))">
            <text:p/>
          </table:table-cell>
          <table:table-cell table:style-name="ce5" table:formula="of:=IF([Data.S9]=&quot;&quot;;&quot;&quot;;CONCATENATE(&quot;,&quot;;[Data.S9]))">
            <text:p/>
          </table:table-cell>
          <table:table-cell table:formula="of:=IF([Data.T9]=&quot;&quot;;&quot;&quot;;CONCATENATE(&quot;;&quot;;[Data.T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C10]=&quot;&quot;;[.B8];CONCATENATE(&quot;,&quot;;[Data.C10]))" office:value-type="string" office:string-value=",TRAINING">
            <text:p>,TRAINING</text:p>
          </table:table-cell>
          <table:table-cell table:formula="of:=IF([Data.D10]=&quot;&quot;;[.C8];CONCATENATE(&quot;,&quot;;[Data.D10]))" office:value-type="string" office:string-value=",CHARL">
            <text:p>,CHARL</text:p>
          </table:table-cell>
          <table:table-cell table:formula="of:=CONCATENATE(&quot;,&quot;;[Data.E10])" office:value-type="string" office:string-value=",GREATER">
            <text:p>,GREATER</text:p>
          </table:table-cell>
          <table:table-cell table:formula="of:=CONCATENATE(&quot;,&quot;;[Data.F10])" office:value-type="string" office:string-value=",35">
            <text:p>,35</text:p>
          </table:table-cell>
          <table:table-cell table:formula="of:=IF([Data.G10]=&quot;&quot;;&quot;&quot;;CONCATENATE(&quot;,&quot;;[Data.G10]))" office:value-type="string" office:string-value=",C7=EVERYMAN">
            <text:p>,C7=EVERYMAN</text:p>
          </table:table-cell>
          <table:table-cell table:style-name="ce5" table:formula="of:=IF([Data.H10]=&quot;&quot;;&quot;&quot;;CONCATENATE(&quot;,&quot;;[Data.H10]))" office:value-type="string" office:string-value=",C58=10">
            <text:p>,C58=10</text:p>
          </table:table-cell>
          <table:table-cell table:style-name="ce5" table:formula="of:=IF([Data.I10]=&quot;&quot;;&quot;&quot;;CONCATENATE(&quot;,&quot;;[Data.I10]))" office:value-type="string" office:string-value=",C27=EVERYMAN">
            <text:p>,C27=EVERYMAN</text:p>
          </table:table-cell>
          <table:table-cell table:style-name="ce5" table:formula="of:=IF([Data.J10]=&quot;&quot;;&quot;&quot;;CONCATENATE(&quot;,&quot;;[Data.J10]))" office:value-type="string" office:string-value=",C28=EVERYMAN">
            <text:p>,C28=EVERYMAN</text:p>
          </table:table-cell>
          <table:table-cell table:style-name="ce5" table:formula="of:=IF([Data.K10]=&quot;&quot;;&quot;&quot;;CONCATENATE(&quot;,&quot;;[Data.K10]))" office:value-type="string" office:string-value=",C29=EVERYMAN">
            <text:p>,C29=EVERYMAN</text:p>
          </table:table-cell>
          <table:table-cell table:style-name="ce5" table:formula="of:=IF([Data.L10]=&quot;&quot;;&quot;&quot;;CONCATENATE(&quot;,&quot;;[Data.L10]))" office:value-type="string" office:string-value=",C32=EVERYMAN">
            <text:p>,C32=EVERYMAN</text:p>
          </table:table-cell>
          <table:table-cell table:style-name="ce5" table:formula="of:=IF([Data.M10]=&quot;&quot;;&quot;&quot;;CONCATENATE(&quot;,&quot;;[Data.M10]))">
            <text:p/>
          </table:table-cell>
          <table:table-cell table:style-name="ce5" table:formula="of:=IF([Data.N10]=&quot;&quot;;&quot;&quot;;CONCATENATE(&quot;,&quot;;[Data.N10]))">
            <text:p/>
          </table:table-cell>
          <table:table-cell table:style-name="ce5" table:formula="of:=IF([Data.O10]=&quot;&quot;;&quot;&quot;;CONCATENATE(&quot;,&quot;;[Data.O10]))">
            <text:p/>
          </table:table-cell>
          <table:table-cell table:style-name="ce5" table:formula="of:=IF([Data.P10]=&quot;&quot;;&quot;&quot;;CONCATENATE(&quot;,&quot;;[Data.P10]))">
            <text:p/>
          </table:table-cell>
          <table:table-cell table:style-name="ce5" table:formula="of:=IF([Data.Q10]=&quot;&quot;;&quot;&quot;;CONCATENATE(&quot;,&quot;;[Data.Q10]))">
            <text:p/>
          </table:table-cell>
          <table:table-cell table:style-name="ce5" table:formula="of:=IF([Data.R10]=&quot;&quot;;&quot;&quot;;CONCATENATE(&quot;,&quot;;[Data.R10]))">
            <text:p/>
          </table:table-cell>
          <table:table-cell table:style-name="ce5" table:formula="of:=IF([Data.S10]=&quot;&quot;;&quot;&quot;;CONCATENATE(&quot;,&quot;;[Data.S10]))">
            <text:p/>
          </table:table-cell>
          <table:table-cell table:formula="of:=IF([Data.T10]=&quot;&quot;;&quot;&quot;;CONCATENATE(&quot;;&quot;;[Data.T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C11]=&quot;&quot;;[.B9];CONCATENATE(&quot;,&quot;;[Data.C11]))" office:value-type="string" office:string-value=",TRAINING">
            <text:p>,TRAINING</text:p>
          </table:table-cell>
          <table:table-cell table:formula="of:=IF([Data.D11]=&quot;&quot;;[.C9];CONCATENATE(&quot;,&quot;;[Data.D11]))" office:value-type="string" office:string-value=",CHARL">
            <text:p>,CHARL</text:p>
          </table:table-cell>
          <table:table-cell table:formula="of:=CONCATENATE(&quot;,&quot;;[Data.E11])" office:value-type="string" office:string-value=",MAJOR">
            <text:p>,MAJOR</text:p>
          </table:table-cell>
          <table:table-cell table:formula="of:=CONCATENATE(&quot;,&quot;;[Data.F11])" office:value-type="string" office:string-value=",12">
            <text:p>,12</text:p>
          </table:table-cell>
          <table:table-cell table:formula="of:=IF([Data.G11]=&quot;&quot;;&quot;&quot;;CONCATENATE(&quot;,&quot;;[Data.G11]))" office:value-type="string" office:string-value=",INI=5">
            <text:p>,INI=5</text:p>
          </table:table-cell>
          <table:table-cell table:style-name="ce5" table:formula="of:=IF([Data.H11]=&quot;&quot;;&quot;&quot;;CONCATENATE(&quot;,&quot;;[Data.H11]))" office:value-type="string" office:string-value=",DESCR=talent.snap.5">
            <text:p>,DESCR=talent.snap.5</text:p>
          </table:table-cell>
          <table:table-cell table:style-name="ce5" table:formula="of:=IF([Data.I11]=&quot;&quot;;&quot;&quot;;CONCATENATE(&quot;,&quot;;[Data.I11]))" office:value-type="string" office:string-value=",DESCR=talent.deliberate.5">
            <text:p>,DESCR=talent.deliberate.5</text:p>
          </table:table-cell>
          <table:table-cell table:style-name="ce5" table:formula="of:=IF([Data.J11]=&quot;&quot;;&quot;&quot;;CONCATENATE(&quot;,&quot;;[Data.J11]))">
            <text:p/>
          </table:table-cell>
          <table:table-cell table:style-name="ce5" table:formula="of:=IF([Data.K11]=&quot;&quot;;&quot;&quot;;CONCATENATE(&quot;,&quot;;[Data.K11]))">
            <text:p/>
          </table:table-cell>
          <table:table-cell table:style-name="ce5" table:formula="of:=IF([Data.L11]=&quot;&quot;;&quot;&quot;;CONCATENATE(&quot;,&quot;;[Data.L11]))">
            <text:p/>
          </table:table-cell>
          <table:table-cell table:style-name="ce5" table:formula="of:=IF([Data.M11]=&quot;&quot;;&quot;&quot;;CONCATENATE(&quot;,&quot;;[Data.M11]))">
            <text:p/>
          </table:table-cell>
          <table:table-cell table:style-name="ce5" table:formula="of:=IF([Data.N11]=&quot;&quot;;&quot;&quot;;CONCATENATE(&quot;,&quot;;[Data.N11]))">
            <text:p/>
          </table:table-cell>
          <table:table-cell table:style-name="ce5" table:formula="of:=IF([Data.O11]=&quot;&quot;;&quot;&quot;;CONCATENATE(&quot;,&quot;;[Data.O11]))">
            <text:p/>
          </table:table-cell>
          <table:table-cell table:style-name="ce5" table:formula="of:=IF([Data.P11]=&quot;&quot;;&quot;&quot;;CONCATENATE(&quot;,&quot;;[Data.P11]))">
            <text:p/>
          </table:table-cell>
          <table:table-cell table:style-name="ce5" table:formula="of:=IF([Data.Q11]=&quot;&quot;;&quot;&quot;;CONCATENATE(&quot;,&quot;;[Data.Q11]))">
            <text:p/>
          </table:table-cell>
          <table:table-cell table:style-name="ce5" table:formula="of:=IF([Data.R11]=&quot;&quot;;&quot;&quot;;CONCATENATE(&quot;,&quot;;[Data.R11]))">
            <text:p/>
          </table:table-cell>
          <table:table-cell table:style-name="ce5" table:formula="of:=IF([Data.S11]=&quot;&quot;;&quot;&quot;;CONCATENATE(&quot;,&quot;;[Data.S11]))">
            <text:p/>
          </table:table-cell>
          <table:table-cell table:formula="of:=IF([Data.T11]=&quot;&quot;;&quot;&quot;;CONCATENATE(&quot;;&quot;;[Data.T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C12]=&quot;&quot;;[.B10];CONCATENATE(&quot;,&quot;;[Data.C12]))" office:value-type="string" office:string-value=",TRAINING">
            <text:p>,TRAINING</text:p>
          </table:table-cell>
          <table:table-cell table:formula="of:=IF([Data.D12]=&quot;&quot;;[.C10];CONCATENATE(&quot;,&quot;;[Data.D12]))" office:value-type="string" office:string-value=",CHARL">
            <text:p>,CHARL</text:p>
          </table:table-cell>
          <table:table-cell table:formula="of:=CONCATENATE(&quot;,&quot;;[Data.E12])" office:value-type="string" office:string-value=",MINOR">
            <text:p>,MINOR</text:p>
          </table:table-cell>
          <table:table-cell table:formula="of:=CONCATENATE(&quot;,&quot;;[Data.F12])" office:value-type="string" office:string-value=",7">
            <text:p>,7</text:p>
          </table:table-cell>
          <table:table-cell table:formula="of:=IF([Data.G12]=&quot;&quot;;&quot;&quot;;CONCATENATE(&quot;,&quot;;[Data.G12]))" office:value-type="string" office:string-value=",S233=25">
            <text:p>,S233=25</text:p>
          </table:table-cell>
          <table:table-cell table:style-name="ce5" table:formula="of:=IF([Data.H12]=&quot;&quot;;&quot;&quot;;CONCATENATE(&quot;,&quot;;[Data.H12]))" office:value-type="string" office:string-value=",S68=10">
            <text:p>,S68=10</text:p>
          </table:table-cell>
          <table:table-cell table:style-name="ce5" table:formula="of:=IF([Data.I12]=&quot;&quot;;&quot;&quot;;CONCATENATE(&quot;,&quot;;[Data.I12]))" office:value-type="string" office:string-value=",S67=10">
            <text:p>,S67=10</text:p>
          </table:table-cell>
          <table:table-cell table:style-name="ce5" table:formula="of:=IF([Data.J12]=&quot;&quot;;&quot;&quot;;CONCATENATE(&quot;,&quot;;[Data.J12]))">
            <text:p/>
          </table:table-cell>
          <table:table-cell table:style-name="ce5" table:formula="of:=IF([Data.K12]=&quot;&quot;;&quot;&quot;;CONCATENATE(&quot;,&quot;;[Data.K12]))">
            <text:p/>
          </table:table-cell>
          <table:table-cell table:style-name="ce5" table:formula="of:=IF([Data.L12]=&quot;&quot;;&quot;&quot;;CONCATENATE(&quot;,&quot;;[Data.L12]))">
            <text:p/>
          </table:table-cell>
          <table:table-cell table:style-name="ce5" table:formula="of:=IF([Data.M12]=&quot;&quot;;&quot;&quot;;CONCATENATE(&quot;,&quot;;[Data.M12]))">
            <text:p/>
          </table:table-cell>
          <table:table-cell table:style-name="ce5" table:formula="of:=IF([Data.N12]=&quot;&quot;;&quot;&quot;;CONCATENATE(&quot;,&quot;;[Data.N12]))">
            <text:p/>
          </table:table-cell>
          <table:table-cell table:style-name="ce5" table:formula="of:=IF([Data.O12]=&quot;&quot;;&quot;&quot;;CONCATENATE(&quot;,&quot;;[Data.O12]))">
            <text:p/>
          </table:table-cell>
          <table:table-cell table:style-name="ce5" table:formula="of:=IF([Data.P12]=&quot;&quot;;&quot;&quot;;CONCATENATE(&quot;,&quot;;[Data.P12]))">
            <text:p/>
          </table:table-cell>
          <table:table-cell table:style-name="ce5" table:formula="of:=IF([Data.Q12]=&quot;&quot;;&quot;&quot;;CONCATENATE(&quot;,&quot;;[Data.Q12]))">
            <text:p/>
          </table:table-cell>
          <table:table-cell table:style-name="ce5" table:formula="of:=IF([Data.R12]=&quot;&quot;;&quot;&quot;;CONCATENATE(&quot;,&quot;;[Data.R12]))">
            <text:p/>
          </table:table-cell>
          <table:table-cell table:style-name="ce5" table:formula="of:=IF([Data.S12]=&quot;&quot;;&quot;&quot;;CONCATENATE(&quot;,&quot;;[Data.S12]))">
            <text:p/>
          </table:table-cell>
          <table:table-cell table:formula="of:=IF([Data.T12]=&quot;&quot;;&quot;&quot;;CONCATENATE(&quot;;&quot;;[Data.T12]))">
            <text:p/>
          </table:table-cell>
        </table:table-row>
        <table:table-row table:style-name="ro2">
          <table:table-cell table:formula="of:=IF([Data.A13]=&quot;&quot;;[.A11];[Data.A13])" office:value-type="float" office:value="9">
            <text:p>9</text:p>
          </table:table-cell>
          <table:table-cell table:formula="of:=IF([Data.C13]=&quot;&quot;;[.B11];CONCATENATE(&quot;,&quot;;[Data.C13]))" office:value-type="string" office:string-value=",TRAINING">
            <text:p>,TRAINING</text:p>
          </table:table-cell>
          <table:table-cell table:formula="of:=IF([Data.D13]=&quot;&quot;;[.C11];CONCATENATE(&quot;,&quot;;[Data.D13]))" office:value-type="string" office:string-value=",CHARL">
            <text:p>,CHARL</text:p>
          </table:table-cell>
          <table:table-cell table:formula="of:=CONCATENATE(&quot;,&quot;;[Data.E13])" office:value-type="string" office:string-value=",MINOR">
            <text:p>,MINOR</text:p>
          </table:table-cell>
          <table:table-cell table:formula="of:=CONCATENATE(&quot;,&quot;;[Data.F13])" office:value-type="string" office:string-value=",10">
            <text:p>,10</text:p>
          </table:table-cell>
          <table:table-cell table:formula="of:=IF([Data.G13]=&quot;&quot;;&quot;&quot;;CONCATENATE(&quot;,&quot;;[Data.G13]))" office:value-type="string" office:string-value=",S440=20">
            <text:p>,S440=20</text:p>
          </table:table-cell>
          <table:table-cell table:style-name="ce5" table:formula="of:=IF([Data.H13]=&quot;&quot;;&quot;&quot;;CONCATENATE(&quot;,&quot;;[Data.H13]))" office:value-type="string" office:string-value=",S238=20">
            <text:p>,S238=20</text:p>
          </table:table-cell>
          <table:table-cell table:style-name="ce5" table:formula="of:=IF([Data.I13]=&quot;&quot;;&quot;&quot;;CONCATENATE(&quot;,&quot;;[Data.I13]))">
            <text:p/>
          </table:table-cell>
          <table:table-cell table:style-name="ce5" table:formula="of:=IF([Data.J13]=&quot;&quot;;&quot;&quot;;CONCATENATE(&quot;,&quot;;[Data.J13]))">
            <text:p/>
          </table:table-cell>
          <table:table-cell table:style-name="ce5" table:formula="of:=IF([Data.K13]=&quot;&quot;;&quot;&quot;;CONCATENATE(&quot;,&quot;;[Data.K13]))">
            <text:p/>
          </table:table-cell>
          <table:table-cell table:style-name="ce5" table:formula="of:=IF([Data.L13]=&quot;&quot;;&quot;&quot;;CONCATENATE(&quot;,&quot;;[Data.L13]))">
            <text:p/>
          </table:table-cell>
          <table:table-cell table:style-name="ce5" table:formula="of:=IF([Data.M13]=&quot;&quot;;&quot;&quot;;CONCATENATE(&quot;,&quot;;[Data.M13]))">
            <text:p/>
          </table:table-cell>
          <table:table-cell table:style-name="ce5" table:formula="of:=IF([Data.N13]=&quot;&quot;;&quot;&quot;;CONCATENATE(&quot;,&quot;;[Data.N13]))">
            <text:p/>
          </table:table-cell>
          <table:table-cell table:style-name="ce5" table:formula="of:=IF([Data.O13]=&quot;&quot;;&quot;&quot;;CONCATENATE(&quot;,&quot;;[Data.O13]))">
            <text:p/>
          </table:table-cell>
          <table:table-cell table:style-name="ce5" table:formula="of:=IF([Data.P13]=&quot;&quot;;&quot;&quot;;CONCATENATE(&quot;,&quot;;[Data.P13]))">
            <text:p/>
          </table:table-cell>
          <table:table-cell table:style-name="ce5" table:formula="of:=IF([Data.Q13]=&quot;&quot;;&quot;&quot;;CONCATENATE(&quot;,&quot;;[Data.Q13]))">
            <text:p/>
          </table:table-cell>
          <table:table-cell table:style-name="ce5" table:formula="of:=IF([Data.R13]=&quot;&quot;;&quot;&quot;;CONCATENATE(&quot;,&quot;;[Data.R13]))">
            <text:p/>
          </table:table-cell>
          <table:table-cell table:style-name="ce5" table:formula="of:=IF([Data.S13]=&quot;&quot;;&quot;&quot;;CONCATENATE(&quot;,&quot;;[Data.S13]))">
            <text:p/>
          </table:table-cell>
          <table:table-cell table:formula="of:=IF([Data.T13]=&quot;&quot;;&quot;&quot;;CONCATENATE(&quot;;&quot;;[Data.T13]))">
            <text:p/>
          </table:table-cell>
        </table:table-row>
        <table:table-row table:style-name="ro2">
          <table:table-cell table:formula="of:=IF([Data.A14]=&quot;&quot;;[.A12];[Data.A14])" office:value-type="float" office:value="10">
            <text:p>10</text:p>
          </table:table-cell>
          <table:table-cell table:formula="of:=IF([Data.C14]=&quot;&quot;;[.B12];CONCATENATE(&quot;,&quot;;[Data.C14]))" office:value-type="string" office:string-value=",TRAINING">
            <text:p>,TRAINING</text:p>
          </table:table-cell>
          <table:table-cell table:formula="of:=IF([Data.D14]=&quot;&quot;;[.C12];CONCATENATE(&quot;,&quot;;[Data.D14]))" office:value-type="string" office:string-value=",CHARL">
            <text:p>,CHARL</text:p>
          </table:table-cell>
          <table:table-cell table:formula="of:=CONCATENATE(&quot;,&quot;;[Data.E14])" office:value-type="string" office:string-value=",LESSER">
            <text:p>,LESSER</text:p>
          </table:table-cell>
          <table:table-cell table:formula="of:=CONCATENATE(&quot;,&quot;;[Data.F14])" office:value-type="string" office:string-value=",5">
            <text:p>,5</text:p>
          </table:table-cell>
          <table:table-cell table:formula="of:=IF([Data.G14]=&quot;&quot;;&quot;&quot;;CONCATENATE(&quot;,&quot;;[Data.G14]))" office:value-type="string" office:string-value=",DESCR=talent.angle.25">
            <text:p>,DESCR=talent.angle.25</text:p>
          </table:table-cell>
          <table:table-cell table:style-name="ce5" table:formula="of:=IF([Data.H14]=&quot;&quot;;&quot;&quot;;CONCATENATE(&quot;,&quot;;[Data.H14]))">
            <text:p/>
          </table:table-cell>
          <table:table-cell table:style-name="ce5" table:formula="of:=IF([Data.I14]=&quot;&quot;;&quot;&quot;;CONCATENATE(&quot;,&quot;;[Data.I14]))">
            <text:p/>
          </table:table-cell>
          <table:table-cell table:style-name="ce5" table:formula="of:=IF([Data.J14]=&quot;&quot;;&quot;&quot;;CONCATENATE(&quot;,&quot;;[Data.J14]))">
            <text:p/>
          </table:table-cell>
          <table:table-cell table:style-name="ce5" table:formula="of:=IF([Data.K14]=&quot;&quot;;&quot;&quot;;CONCATENATE(&quot;,&quot;;[Data.K14]))">
            <text:p/>
          </table:table-cell>
          <table:table-cell table:style-name="ce5" table:formula="of:=IF([Data.L14]=&quot;&quot;;&quot;&quot;;CONCATENATE(&quot;,&quot;;[Data.L14]))">
            <text:p/>
          </table:table-cell>
          <table:table-cell table:style-name="ce5" table:formula="of:=IF([Data.M14]=&quot;&quot;;&quot;&quot;;CONCATENATE(&quot;,&quot;;[Data.M14]))">
            <text:p/>
          </table:table-cell>
          <table:table-cell table:style-name="ce5" table:formula="of:=IF([Data.N14]=&quot;&quot;;&quot;&quot;;CONCATENATE(&quot;,&quot;;[Data.N14]))">
            <text:p/>
          </table:table-cell>
          <table:table-cell table:style-name="ce5" table:formula="of:=IF([Data.O14]=&quot;&quot;;&quot;&quot;;CONCATENATE(&quot;,&quot;;[Data.O14]))">
            <text:p/>
          </table:table-cell>
          <table:table-cell table:style-name="ce5" table:formula="of:=IF([Data.P14]=&quot;&quot;;&quot;&quot;;CONCATENATE(&quot;,&quot;;[Data.P14]))">
            <text:p/>
          </table:table-cell>
          <table:table-cell table:style-name="ce5" table:formula="of:=IF([Data.Q14]=&quot;&quot;;&quot;&quot;;CONCATENATE(&quot;,&quot;;[Data.Q14]))">
            <text:p/>
          </table:table-cell>
          <table:table-cell table:style-name="ce5" table:formula="of:=IF([Data.R14]=&quot;&quot;;&quot;&quot;;CONCATENATE(&quot;,&quot;;[Data.R14]))">
            <text:p/>
          </table:table-cell>
          <table:table-cell table:style-name="ce5" table:formula="of:=IF([Data.S14]=&quot;&quot;;&quot;&quot;;CONCATENATE(&quot;,&quot;;[Data.S14]))">
            <text:p/>
          </table:table-cell>
          <table:table-cell table:formula="of:=IF([Data.T14]=&quot;&quot;;&quot;&quot;;CONCATENATE(&quot;;&quot;;[Data.T14]))">
            <text:p/>
          </table:table-cell>
        </table:table-row>
        <table:table-row table:style-name="ro2">
          <table:table-cell table:formula="of:=IF([Data.A15]=&quot;&quot;;[.A13];[Data.A15])" office:value-type="float" office:value="11">
            <text:p>11</text:p>
          </table:table-cell>
          <table:table-cell table:formula="of:=IF([Data.C15]=&quot;&quot;;[.B13];CONCATENATE(&quot;,&quot;;[Data.C15]))" office:value-type="string" office:string-value=",TRAINING">
            <text:p>,TRAINING</text:p>
          </table:table-cell>
          <table:table-cell table:formula="of:=IF([Data.D15]=&quot;&quot;;[.C13];CONCATENATE(&quot;,&quot;;[Data.D15]))" office:value-type="string" office:string-value=",CHARL">
            <text:p>,CHARL</text:p>
          </table:table-cell>
          <table:table-cell table:formula="of:=CONCATENATE(&quot;,&quot;;[Data.E15])" office:value-type="string" office:string-value=",MINOR">
            <text:p>,MINOR</text:p>
          </table:table-cell>
          <table:table-cell table:formula="of:=CONCATENATE(&quot;,&quot;;[Data.F15])" office:value-type="string" office:string-value=",8">
            <text:p>,8</text:p>
          </table:table-cell>
          <table:table-cell table:formula="of:=IF([Data.G15]=&quot;&quot;;&quot;&quot;;CONCATENATE(&quot;,&quot;;[Data.G15]))" office:value-type="string" office:string-value=",C31=5">
            <text:p>,C31=5</text:p>
          </table:table-cell>
          <table:table-cell table:style-name="ce5" table:formula="of:=IF([Data.H15]=&quot;&quot;;&quot;&quot;;CONCATENATE(&quot;,&quot;;[Data.H15]))" office:value-type="string" office:string-value=",DESCR=talent.bowrange.25">
            <text:p>,DESCR=talent.bowrange.25</text:p>
          </table:table-cell>
          <table:table-cell table:style-name="ce5" table:formula="of:=IF([Data.I15]=&quot;&quot;;&quot;&quot;;CONCATENATE(&quot;,&quot;;[Data.I15]))">
            <text:p/>
          </table:table-cell>
          <table:table-cell table:style-name="ce5" table:formula="of:=IF([Data.J15]=&quot;&quot;;&quot;&quot;;CONCATENATE(&quot;,&quot;;[Data.J15]))">
            <text:p/>
          </table:table-cell>
          <table:table-cell table:style-name="ce5" table:formula="of:=IF([Data.K15]=&quot;&quot;;&quot;&quot;;CONCATENATE(&quot;,&quot;;[Data.K15]))">
            <text:p/>
          </table:table-cell>
          <table:table-cell table:style-name="ce5" table:formula="of:=IF([Data.L15]=&quot;&quot;;&quot;&quot;;CONCATENATE(&quot;,&quot;;[Data.L15]))">
            <text:p/>
          </table:table-cell>
          <table:table-cell table:style-name="ce5" table:formula="of:=IF([Data.M15]=&quot;&quot;;&quot;&quot;;CONCATENATE(&quot;,&quot;;[Data.M15]))">
            <text:p/>
          </table:table-cell>
          <table:table-cell table:style-name="ce5" table:formula="of:=IF([Data.N15]=&quot;&quot;;&quot;&quot;;CONCATENATE(&quot;,&quot;;[Data.N15]))">
            <text:p/>
          </table:table-cell>
          <table:table-cell table:style-name="ce5" table:formula="of:=IF([Data.O15]=&quot;&quot;;&quot;&quot;;CONCATENATE(&quot;,&quot;;[Data.O15]))">
            <text:p/>
          </table:table-cell>
          <table:table-cell table:style-name="ce5" table:formula="of:=IF([Data.P15]=&quot;&quot;;&quot;&quot;;CONCATENATE(&quot;,&quot;;[Data.P15]))">
            <text:p/>
          </table:table-cell>
          <table:table-cell table:style-name="ce5" table:formula="of:=IF([Data.Q15]=&quot;&quot;;&quot;&quot;;CONCATENATE(&quot;,&quot;;[Data.Q15]))">
            <text:p/>
          </table:table-cell>
          <table:table-cell table:style-name="ce5" table:formula="of:=IF([Data.R15]=&quot;&quot;;&quot;&quot;;CONCATENATE(&quot;,&quot;;[Data.R15]))">
            <text:p/>
          </table:table-cell>
          <table:table-cell table:style-name="ce5" table:formula="of:=IF([Data.S15]=&quot;&quot;;&quot;&quot;;CONCATENATE(&quot;,&quot;;[Data.S15]))">
            <text:p/>
          </table:table-cell>
          <table:table-cell table:formula="of:=IF([Data.T15]=&quot;&quot;;&quot;&quot;;CONCATENATE(&quot;;&quot;;[Data.T15]))">
            <text:p/>
          </table:table-cell>
        </table:table-row>
        <table:table-row table:style-name="ro2">
          <table:table-cell table:formula="of:=IF([Data.A16]=&quot;&quot;;[.A14];[Data.A16])" office:value-type="float" office:value="12">
            <text:p>12</text:p>
          </table:table-cell>
          <table:table-cell table:formula="of:=IF([Data.C16]=&quot;&quot;;[.B14];CONCATENATE(&quot;,&quot;;[Data.C16]))" office:value-type="string" office:string-value=",TRAINING">
            <text:p>,TRAINING</text:p>
          </table:table-cell>
          <table:table-cell table:formula="of:=IF([Data.D16]=&quot;&quot;;[.C14];CONCATENATE(&quot;,&quot;;[Data.D16]))" office:value-type="string" office:string-value=",CHARL">
            <text:p>,CHARL</text:p>
          </table:table-cell>
          <table:table-cell table:formula="of:=CONCATENATE(&quot;,&quot;;[Data.E16])" office:value-type="string" office:string-value=",MINOR">
            <text:p>,MINOR</text:p>
          </table:table-cell>
          <table:table-cell table:formula="of:=CONCATENATE(&quot;,&quot;;[Data.F16])" office:value-type="string" office:string-value=",7">
            <text:p>,7</text:p>
          </table:table-cell>
          <table:table-cell table:formula="of:=IF([Data.G16]=&quot;&quot;;&quot;&quot;;CONCATENATE(&quot;,&quot;;[Data.G16]))" office:value-type="string" office:string-value=",DESCR=talent.horse.25">
            <text:p>,DESCR=talent.horse.25</text:p>
          </table:table-cell>
          <table:table-cell table:style-name="ce5" table:formula="of:=IF([Data.H16]=&quot;&quot;;&quot;&quot;;CONCATENATE(&quot;,&quot;;[Data.H16]))">
            <text:p/>
          </table:table-cell>
          <table:table-cell table:style-name="ce5" table:formula="of:=IF([Data.I16]=&quot;&quot;;&quot;&quot;;CONCATENATE(&quot;,&quot;;[Data.I16]))">
            <text:p/>
          </table:table-cell>
          <table:table-cell table:style-name="ce5" table:formula="of:=IF([Data.J16]=&quot;&quot;;&quot;&quot;;CONCATENATE(&quot;,&quot;;[Data.J16]))">
            <text:p/>
          </table:table-cell>
          <table:table-cell table:style-name="ce5" table:formula="of:=IF([Data.K16]=&quot;&quot;;&quot;&quot;;CONCATENATE(&quot;,&quot;;[Data.K16]))">
            <text:p/>
          </table:table-cell>
          <table:table-cell table:style-name="ce5" table:formula="of:=IF([Data.L16]=&quot;&quot;;&quot;&quot;;CONCATENATE(&quot;,&quot;;[Data.L16]))">
            <text:p/>
          </table:table-cell>
          <table:table-cell table:style-name="ce5" table:formula="of:=IF([Data.M16]=&quot;&quot;;&quot;&quot;;CONCATENATE(&quot;,&quot;;[Data.M16]))">
            <text:p/>
          </table:table-cell>
          <table:table-cell table:style-name="ce5" table:formula="of:=IF([Data.N16]=&quot;&quot;;&quot;&quot;;CONCATENATE(&quot;,&quot;;[Data.N16]))">
            <text:p/>
          </table:table-cell>
          <table:table-cell table:style-name="ce5" table:formula="of:=IF([Data.O16]=&quot;&quot;;&quot;&quot;;CONCATENATE(&quot;,&quot;;[Data.O16]))">
            <text:p/>
          </table:table-cell>
          <table:table-cell table:style-name="ce5" table:formula="of:=IF([Data.P16]=&quot;&quot;;&quot;&quot;;CONCATENATE(&quot;,&quot;;[Data.P16]))">
            <text:p/>
          </table:table-cell>
          <table:table-cell table:style-name="ce5" table:formula="of:=IF([Data.Q16]=&quot;&quot;;&quot;&quot;;CONCATENATE(&quot;,&quot;;[Data.Q16]))">
            <text:p/>
          </table:table-cell>
          <table:table-cell table:style-name="ce5" table:formula="of:=IF([Data.R16]=&quot;&quot;;&quot;&quot;;CONCATENATE(&quot;,&quot;;[Data.R16]))">
            <text:p/>
          </table:table-cell>
          <table:table-cell table:style-name="ce5" table:formula="of:=IF([Data.S16]=&quot;&quot;;&quot;&quot;;CONCATENATE(&quot;,&quot;;[Data.S16]))">
            <text:p/>
          </table:table-cell>
          <table:table-cell table:formula="of:=IF([Data.T16]=&quot;&quot;;&quot;&quot;;CONCATENATE(&quot;;&quot;;[Data.T16]))">
            <text:p/>
          </table:table-cell>
        </table:table-row>
        <table:table-row table:style-name="ro2">
          <table:table-cell table:formula="of:=IF([Data.A17]=&quot;&quot;;[.A15];[Data.A17])" office:value-type="float" office:value="13">
            <text:p>13</text:p>
          </table:table-cell>
          <table:table-cell table:formula="of:=IF([Data.C17]=&quot;&quot;;[.B15];CONCATENATE(&quot;,&quot;;[Data.C17]))" office:value-type="string" office:string-value=",TRAINING">
            <text:p>,TRAINING</text:p>
          </table:table-cell>
          <table:table-cell table:formula="of:=IF([Data.D17]=&quot;&quot;;[.C15];CONCATENATE(&quot;,&quot;;[Data.D17]))" office:value-type="string" office:string-value=",CHARL">
            <text:p>,CHARL</text:p>
          </table:table-cell>
          <table:table-cell table:formula="of:=CONCATENATE(&quot;,&quot;;[Data.E17])" office:value-type="string" office:string-value=",GREATER">
            <text:p>,GREATER</text:p>
          </table:table-cell>
          <table:table-cell table:formula="of:=CONCATENATE(&quot;,&quot;;[Data.F17])" office:value-type="string" office:string-value=",30">
            <text:p>,30</text:p>
          </table:table-cell>
          <table:table-cell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5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5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5"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5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5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5" table:formula="of:=IF([Data.J17]=&quot;&quot;;&quot;&quot;;CONCATENATE(&quot;,&quot;;[Data.J17]))" office:value-type="string" office:string-value=",C30=EVERYMAN">
            <text:p>,C30=EVERYMAN</text:p>
          </table:table-cell>
          <table:table-cell table:style-name="ce5" table:formula="of:=IF([Data.K17]=&quot;&quot;;&quot;&quot;;CONCATENATE(&quot;,&quot;;[Data.K17]))" office:value-type="string" office:string-value=",C31=EVERYMAN">
            <text:p>,C31=EVERYMAN</text:p>
          </table:table-cell>
          <table:table-cell table:style-name="ce5" table:formula="of:=IF([Data.L17]=&quot;&quot;;&quot;&quot;;CONCATENATE(&quot;,&quot;;[Data.L17]))" office:value-type="string" office:string-value=",C32=EVERYMAN">
            <text:p>,C32=EVERYMAN</text:p>
          </table:table-cell>
          <table:table-cell table:style-name="ce5" table:formula="of:=IF([Data.M17]=&quot;&quot;;&quot;&quot;;CONCATENATE(&quot;,&quot;;[Data.M17]))" office:value-type="string" office:string-value=",C33=EVERYMAN">
            <text:p>,C33=EVERYMAN</text:p>
          </table:table-cell>
          <table:table-cell table:style-name="ce5" table:formula="of:=IF([Data.Q17]=&quot;&quot;;&quot;&quot;;CONCATENATE(&quot;,&quot;;[Data.Q17]))">
            <text:p/>
          </table:table-cell>
          <table:table-cell table:style-name="ce5" table:formula="of:=IF([Data.R17]=&quot;&quot;;&quot;&quot;;CONCATENATE(&quot;,&quot;;[Data.R17]))">
            <text:p/>
          </table:table-cell>
          <table:table-cell table:style-name="ce5" table:formula="of:=IF([Data.S17]=&quot;&quot;;&quot;&quot;;CONCATENATE(&quot;,&quot;;[Data.S17]))">
            <text:p/>
          </table:table-cell>
          <table:table-cell table:formula="of:=IF([Data.T17]=&quot;&quot;;&quot;&quot;;CONCATENATE(&quot;;&quot;;[Data.T17]))">
            <text:p/>
          </table:table-cell>
        </table:table-row>
        <table:table-row table:style-name="ro2">
          <table:table-cell table:formula="of:=IF([Data.A18]=&quot;&quot;;[.A16];[Data.A18])" office:value-type="float" office:value="14">
            <text:p>14</text:p>
          </table:table-cell>
          <table:table-cell table:formula="of:=IF([Data.C18]=&quot;&quot;;[.B16];CONCATENATE(&quot;,&quot;;[Data.C18]))" office:value-type="string" office:string-value=",TRAINING">
            <text:p>,TRAINING</text:p>
          </table:table-cell>
          <table:table-cell table:formula="of:=IF([Data.D18]=&quot;&quot;;[.C16];CONCATENATE(&quot;,&quot;;[Data.D18]))" office:value-type="string" office:string-value=",CHARL">
            <text:p>,CHARL</text:p>
          </table:table-cell>
          <table:table-cell table:formula="of:=CONCATENATE(&quot;,&quot;;[Data.E18])" office:value-type="string" office:string-value=",LESSER">
            <text:p>,LESSER</text:p>
          </table:table-cell>
          <table:table-cell table:formula="of:=CONCATENATE(&quot;,&quot;;[Data.F18])" office:value-type="string" office:string-value=",5">
            <text:p>,5</text:p>
          </table:table-cell>
          <table:table-cell table:formula="of:=IF([Data.G18]=&quot;&quot;;&quot;&quot;;CONCATENATE(&quot;,&quot;;[Data.G18]))" office:value-type="string" office:string-value=",S156=35">
            <text:p>,S156=35</text:p>
          </table:table-cell>
          <table:table-cell table:style-name="ce5" table:formula="of:=IF([Data.H18]=&quot;&quot;;&quot;&quot;;CONCATENATE(&quot;,&quot;;[Data.H18]))" office:value-type="string" office:string-value=",S112=35">
            <text:p>,S112=35</text:p>
          </table:table-cell>
          <table:table-cell table:style-name="ce5" table:formula="of:=IF([Data.I18]=&quot;&quot;;&quot;&quot;;CONCATENATE(&quot;,&quot;;[Data.I18]))" office:value-type="string" office:string-value=",DESCR=talent.navigation.25">
            <text:p>,DESCR=talent.navigation.25</text:p>
          </table:table-cell>
          <table:table-cell table:style-name="ce5" table:formula="of:=IF([Data.J18]=&quot;&quot;;&quot;&quot;;CONCATENATE(&quot;,&quot;;[Data.J18]))">
            <text:p/>
          </table:table-cell>
          <table:table-cell table:style-name="ce5" table:formula="of:=IF([Data.K18]=&quot;&quot;;&quot;&quot;;CONCATENATE(&quot;,&quot;;[Data.K18]))">
            <text:p/>
          </table:table-cell>
          <table:table-cell table:style-name="ce5" table:formula="of:=IF([Data.L18]=&quot;&quot;;&quot;&quot;;CONCATENATE(&quot;,&quot;;[Data.L18]))">
            <text:p/>
          </table:table-cell>
          <table:table-cell table:style-name="ce5" table:formula="of:=IF([Data.M18]=&quot;&quot;;&quot;&quot;;CONCATENATE(&quot;,&quot;;[Data.M18]))">
            <text:p/>
          </table:table-cell>
          <table:table-cell table:style-name="ce5" table:formula="of:=IF([Data.N18]=&quot;&quot;;&quot;&quot;;CONCATENATE(&quot;,&quot;;[Data.N18]))">
            <text:p/>
          </table:table-cell>
          <table:table-cell table:style-name="ce5" table:formula="of:=IF([Data.O18]=&quot;&quot;;&quot;&quot;;CONCATENATE(&quot;,&quot;;[Data.O18]))">
            <text:p/>
          </table:table-cell>
          <table:table-cell table:style-name="ce5" table:formula="of:=IF([Data.P18]=&quot;&quot;;&quot;&quot;;CONCATENATE(&quot;,&quot;;[Data.P18]))">
            <text:p/>
          </table:table-cell>
          <table:table-cell table:style-name="ce5" table:formula="of:=IF([Data.Q18]=&quot;&quot;;&quot;&quot;;CONCATENATE(&quot;,&quot;;[Data.Q18]))">
            <text:p/>
          </table:table-cell>
          <table:table-cell table:style-name="ce5" table:formula="of:=IF([Data.R18]=&quot;&quot;;&quot;&quot;;CONCATENATE(&quot;,&quot;;[Data.R18]))">
            <text:p/>
          </table:table-cell>
          <table:table-cell table:style-name="ce5" table:formula="of:=IF([Data.S18]=&quot;&quot;;&quot;&quot;;CONCATENATE(&quot;,&quot;;[Data.S18]))">
            <text:p/>
          </table:table-cell>
          <table:table-cell table:formula="of:=IF([Data.T18]=&quot;&quot;;&quot;&quot;;CONCATENATE(&quot;;&quot;;[Data.T18]))">
            <text:p/>
          </table:table-cell>
        </table:table-row>
        <table:table-row table:style-name="ro2">
          <table:table-cell table:formula="of:=IF([Data.A19]=&quot;&quot;;[.A17];[Data.A19])" office:value-type="float" office:value="15">
            <text:p>15</text:p>
          </table:table-cell>
          <table:table-cell table:formula="of:=IF([Data.C19]=&quot;&quot;;[.B17];CONCATENATE(&quot;,&quot;;[Data.C19]))" office:value-type="string" office:string-value=",TRAINING">
            <text:p>,TRAINING</text:p>
          </table:table-cell>
          <table:table-cell table:formula="of:=IF([Data.D19]=&quot;&quot;;[.C17];CONCATENATE(&quot;,&quot;;[Data.D19]))" office:value-type="string" office:string-value=",CHARL">
            <text:p>,CHARL</text:p>
          </table:table-cell>
          <table:table-cell table:formula="of:=CONCATENATE(&quot;,&quot;;[Data.E19])" office:value-type="string" office:string-value=",LESSER">
            <text:p>,LESSER</text:p>
          </table:table-cell>
          <table:table-cell table:formula="of:=CONCATENATE(&quot;,&quot;;[Data.F19])" office:value-type="string" office:string-value=",7">
            <text:p>,7</text:p>
          </table:table-cell>
          <table:table-cell table:formula="of:=IF([Data.G19]=&quot;&quot;;&quot;&quot;;CONCATENATE(&quot;,&quot;;[Data.G19]))" office:value-type="string" office:string-value=",CHOOSESKILL1=C2=25">
            <text:p>,CHOOSESKILL1=C2=25</text:p>
          </table:table-cell>
          <table:table-cell table:style-name="ce5" table:formula="of:=IF([Data.H19]=&quot;&quot;;&quot;&quot;;CONCATENATE(&quot;,&quot;;[Data.H19]))" office:value-type="string" office:string-value=",CHOOSE1=S222;S225;S226=25">
            <text:p>,CHOOSE1=S222;S225;S226=25</text:p>
          </table:table-cell>
          <table:table-cell table:style-name="ce5" table:formula="of:=IF([Data.I19]=&quot;&quot;;&quot;&quot;;CONCATENATE(&quot;,&quot;;[Data.I19]))">
            <text:p/>
          </table:table-cell>
          <table:table-cell table:style-name="ce5" table:formula="of:=IF([Data.J19]=&quot;&quot;;&quot;&quot;;CONCATENATE(&quot;,&quot;;[Data.J19]))">
            <text:p/>
          </table:table-cell>
          <table:table-cell table:style-name="ce5" table:formula="of:=IF([Data.K19]=&quot;&quot;;&quot;&quot;;CONCATENATE(&quot;,&quot;;[Data.K19]))">
            <text:p/>
          </table:table-cell>
          <table:table-cell table:style-name="ce5" table:formula="of:=IF([Data.L19]=&quot;&quot;;&quot;&quot;;CONCATENATE(&quot;,&quot;;[Data.L19]))">
            <text:p/>
          </table:table-cell>
          <table:table-cell table:style-name="ce5" table:formula="of:=IF([Data.M19]=&quot;&quot;;&quot;&quot;;CONCATENATE(&quot;,&quot;;[Data.M19]))">
            <text:p/>
          </table:table-cell>
          <table:table-cell table:style-name="ce5" table:formula="of:=IF([Data.N19]=&quot;&quot;;&quot;&quot;;CONCATENATE(&quot;,&quot;;[Data.N19]))">
            <text:p/>
          </table:table-cell>
          <table:table-cell table:style-name="ce5" table:formula="of:=IF([Data.O19]=&quot;&quot;;&quot;&quot;;CONCATENATE(&quot;,&quot;;[Data.O19]))">
            <text:p/>
          </table:table-cell>
          <table:table-cell table:style-name="ce5" table:formula="of:=IF([Data.P19]=&quot;&quot;;&quot;&quot;;CONCATENATE(&quot;,&quot;;[Data.P19]))">
            <text:p/>
          </table:table-cell>
          <table:table-cell table:style-name="ce5" table:formula="of:=IF([Data.Q19]=&quot;&quot;;&quot;&quot;;CONCATENATE(&quot;,&quot;;[Data.Q19]))">
            <text:p/>
          </table:table-cell>
          <table:table-cell table:style-name="ce5" table:formula="of:=IF([Data.R19]=&quot;&quot;;&quot;&quot;;CONCATENATE(&quot;,&quot;;[Data.R19]))">
            <text:p/>
          </table:table-cell>
          <table:table-cell table:style-name="ce5" table:formula="of:=IF([Data.S19]=&quot;&quot;;&quot;&quot;;CONCATENATE(&quot;,&quot;;[Data.S19]))">
            <text:p/>
          </table:table-cell>
          <table:table-cell table:formula="of:=IF([Data.T19]=&quot;&quot;;&quot;&quot;;CONCATENATE(&quot;;&quot;;[Data.T19]))">
            <text:p/>
          </table:table-cell>
        </table:table-row>
        <table:table-row table:style-name="ro2">
          <table:table-cell table:formula="of:=IF([Data.A20]=&quot;&quot;;[.A18];[Data.A20])" office:value-type="float" office:value="16">
            <text:p>16</text:p>
          </table:table-cell>
          <table:table-cell table:formula="of:=IF([Data.C20]=&quot;&quot;;[.B18];CONCATENATE(&quot;,&quot;;[Data.C20]))" office:value-type="string" office:string-value=",TRAINING">
            <text:p>,TRAINING</text:p>
          </table:table-cell>
          <table:table-cell table:formula="of:=IF([Data.D20]=&quot;&quot;;[.C18];CONCATENATE(&quot;,&quot;;[Data.D20]))" office:value-type="string" office:string-value=",CHARL">
            <text:p>,CHARL</text:p>
          </table:table-cell>
          <table:table-cell table:formula="of:=CONCATENATE(&quot;,&quot;;[Data.E20])" office:value-type="string" office:string-value=",LESSER">
            <text:p>,LESSER</text:p>
          </table:table-cell>
          <table:table-cell table:formula="of:=CONCATENATE(&quot;,&quot;;[Data.F20])" office:value-type="string" office:string-value=",8">
            <text:p>,8</text:p>
          </table:table-cell>
          <table:table-cell table:formula="of:=IF([Data.G20]=&quot;&quot;;&quot;&quot;;CONCATENATE(&quot;,&quot;;[Data.G20]))" office:value-type="string" office:string-value=",C13=10">
            <text:p>,C13=10</text:p>
          </table:table-cell>
          <table:table-cell table:style-name="ce5" table:formula="of:=IF([Data.H20]=&quot;&quot;;&quot;&quot;;CONCATENATE(&quot;,&quot;;[Data.H20]))" office:value-type="string" office:string-value=",C14=10">
            <text:p>,C14=10</text:p>
          </table:table-cell>
          <table:table-cell table:style-name="ce5" table:formula="of:=IF([Data.I20]=&quot;&quot;;&quot;&quot;;CONCATENATE(&quot;,&quot;;[Data.I20]))" office:value-type="string" office:string-value=",CHOOSESKILL1=C13;C14=EVERYMAN">
            <text:p>,CHOOSESKILL1=C13;C14=EVERYMAN</text:p>
          </table:table-cell>
          <table:table-cell table:style-name="ce5" table:formula="of:=IF([Data.J20]=&quot;&quot;;&quot;&quot;;CONCATENATE(&quot;,&quot;;[Data.J20]))">
            <text:p/>
          </table:table-cell>
          <table:table-cell table:style-name="ce5" table:formula="of:=IF([Data.K20]=&quot;&quot;;&quot;&quot;;CONCATENATE(&quot;,&quot;;[Data.K20]))">
            <text:p/>
          </table:table-cell>
          <table:table-cell table:style-name="ce5" table:formula="of:=IF([Data.L20]=&quot;&quot;;&quot;&quot;;CONCATENATE(&quot;,&quot;;[Data.L20]))">
            <text:p/>
          </table:table-cell>
          <table:table-cell table:style-name="ce5" table:formula="of:=IF([Data.M20]=&quot;&quot;;&quot;&quot;;CONCATENATE(&quot;,&quot;;[Data.M20]))">
            <text:p/>
          </table:table-cell>
          <table:table-cell table:style-name="ce5" table:formula="of:=IF([Data.N20]=&quot;&quot;;&quot;&quot;;CONCATENATE(&quot;,&quot;;[Data.N20]))">
            <text:p/>
          </table:table-cell>
          <table:table-cell table:style-name="ce5" table:formula="of:=IF([Data.O20]=&quot;&quot;;&quot;&quot;;CONCATENATE(&quot;,&quot;;[Data.O20]))">
            <text:p/>
          </table:table-cell>
          <table:table-cell table:style-name="ce5" table:formula="of:=IF([Data.P20]=&quot;&quot;;&quot;&quot;;CONCATENATE(&quot;,&quot;;[Data.P20]))">
            <text:p/>
          </table:table-cell>
          <table:table-cell table:style-name="ce5" table:formula="of:=IF([Data.Q20]=&quot;&quot;;&quot;&quot;;CONCATENATE(&quot;,&quot;;[Data.Q20]))">
            <text:p/>
          </table:table-cell>
          <table:table-cell table:style-name="ce5" table:formula="of:=IF([Data.R20]=&quot;&quot;;&quot;&quot;;CONCATENATE(&quot;,&quot;;[Data.R20]))">
            <text:p/>
          </table:table-cell>
          <table:table-cell table:style-name="ce5" table:formula="of:=IF([Data.S20]=&quot;&quot;;&quot;&quot;;CONCATENATE(&quot;,&quot;;[Data.S20]))">
            <text:p/>
          </table:table-cell>
          <table:table-cell table:formula="of:=IF([Data.T20]=&quot;&quot;;&quot;&quot;;CONCATENATE(&quot;;&quot;;[Data.T20]))">
            <text:p/>
          </table:table-cell>
        </table:table-row>
        <table:table-row table:style-name="ro2">
          <table:table-cell table:formula="of:=IF([Data.A21]=&quot;&quot;;[.A19];[Data.A21])" office:value-type="float" office:value="17">
            <text:p>17</text:p>
          </table:table-cell>
          <table:table-cell table:formula="of:=IF([Data.C21]=&quot;&quot;;[.B19];CONCATENATE(&quot;,&quot;;[Data.C21]))" office:value-type="string" office:string-value=",TRAINING">
            <text:p>,TRAINING</text:p>
          </table:table-cell>
          <table:table-cell table:formula="of:=IF([Data.D21]=&quot;&quot;;[.C19];CONCATENATE(&quot;,&quot;;[Data.D21]))" office:value-type="string" office:string-value=",CHARL">
            <text:p>,CHARL</text:p>
          </table:table-cell>
          <table:table-cell table:formula="of:=CONCATENATE(&quot;,&quot;;[Data.E21])" office:value-type="string" office:string-value=",LESSER">
            <text:p>,LESSER</text:p>
          </table:table-cell>
          <table:table-cell table:formula="of:=CONCATENATE(&quot;,&quot;;[Data.F21])" office:value-type="string" office:string-value=",5">
            <text:p>,5</text:p>
          </table:table-cell>
          <table:table-cell table:formula="of:=IF([Data.G21]=&quot;&quot;;&quot;&quot;;CONCATENATE(&quot;,&quot;;[Data.G21]))" office:value-type="string" office:string-value=",BODYDEV=1;1;1;1;1">
            <text:p>,BODYDEV=1;1;1;1;1</text:p>
          </table:table-cell>
          <table:table-cell table:style-name="ce5" table:formula="of:=IF([Data.H21]=&quot;&quot;;&quot;&quot;;CONCATENATE(&quot;,&quot;;[Data.H21]))">
            <text:p/>
          </table:table-cell>
          <table:table-cell table:style-name="ce5" table:formula="of:=IF([Data.I21]=&quot;&quot;;&quot;&quot;;CONCATENATE(&quot;,&quot;;[Data.I21]))">
            <text:p/>
          </table:table-cell>
          <table:table-cell table:style-name="ce5" table:formula="of:=IF([Data.J21]=&quot;&quot;;&quot;&quot;;CONCATENATE(&quot;,&quot;;[Data.J21]))">
            <text:p/>
          </table:table-cell>
          <table:table-cell table:style-name="ce5" table:formula="of:=IF([Data.K21]=&quot;&quot;;&quot;&quot;;CONCATENATE(&quot;,&quot;;[Data.K21]))">
            <text:p/>
          </table:table-cell>
          <table:table-cell table:style-name="ce5" table:formula="of:=IF([Data.L21]=&quot;&quot;;&quot;&quot;;CONCATENATE(&quot;,&quot;;[Data.L21]))">
            <text:p/>
          </table:table-cell>
          <table:table-cell table:style-name="ce5" table:formula="of:=IF([Data.M21]=&quot;&quot;;&quot;&quot;;CONCATENATE(&quot;,&quot;;[Data.M21]))">
            <text:p/>
          </table:table-cell>
          <table:table-cell table:style-name="ce5" table:formula="of:=IF([Data.N21]=&quot;&quot;;&quot;&quot;;CONCATENATE(&quot;,&quot;;[Data.N21]))">
            <text:p/>
          </table:table-cell>
          <table:table-cell table:style-name="ce5" table:formula="of:=IF([Data.O21]=&quot;&quot;;&quot;&quot;;CONCATENATE(&quot;,&quot;;[Data.O21]))">
            <text:p/>
          </table:table-cell>
          <table:table-cell table:style-name="ce5" table:formula="of:=IF([Data.P21]=&quot;&quot;;&quot;&quot;;CONCATENATE(&quot;,&quot;;[Data.P21]))">
            <text:p/>
          </table:table-cell>
          <table:table-cell table:style-name="ce5" table:formula="of:=IF([Data.Q21]=&quot;&quot;;&quot;&quot;;CONCATENATE(&quot;,&quot;;[Data.Q21]))">
            <text:p/>
          </table:table-cell>
          <table:table-cell table:style-name="ce5" table:formula="of:=IF([Data.R21]=&quot;&quot;;&quot;&quot;;CONCATENATE(&quot;,&quot;;[Data.R21]))">
            <text:p/>
          </table:table-cell>
          <table:table-cell table:style-name="ce5" table:formula="of:=IF([Data.S21]=&quot;&quot;;&quot;&quot;;CONCATENATE(&quot;,&quot;;[Data.S21]))">
            <text:p/>
          </table:table-cell>
          <table:table-cell table:formula="of:=IF([Data.T21]=&quot;&quot;;&quot;&quot;;CONCATENATE(&quot;;&quot;;[Data.T21]))">
            <text:p/>
          </table:table-cell>
        </table:table-row>
        <table:table-row table:style-name="ro2">
          <table:table-cell table:formula="of:=IF([Data.A22]=&quot;&quot;;[.A20];[Data.A22])" office:value-type="float" office:value="17">
            <text:p>17</text:p>
          </table:table-cell>
          <table:table-cell table:formula="of:=IF([Data.C22]=&quot;&quot;;[.B20];CONCATENATE(&quot;,&quot;;[Data.C22]))" office:value-type="string" office:string-value=",TRAINING">
            <text:p>,TRAINING</text:p>
          </table:table-cell>
          <table:table-cell table:formula="of:=IF([Data.D22]=&quot;&quot;;[.C20];CONCATENATE(&quot;,&quot;;[Data.D22]))" office:value-type="string" office:string-value=",CHARL">
            <text:p>,CHARL</text:p>
          </table:table-cell>
          <table:table-cell table:formula="of:=CONCATENATE(&quot;,&quot;;[Data.E22])" office:value-type="string" office:string-value=",MINOR">
            <text:p>,MINOR</text:p>
          </table:table-cell>
          <table:table-cell table:formula="of:=CONCATENATE(&quot;,&quot;;[Data.F22])" office:value-type="string" office:string-value=",10">
            <text:p>,10</text:p>
          </table:table-cell>
          <table:table-cell table:formula="of:=IF([Data.G22]=&quot;&quot;;&quot;&quot;;CONCATENATE(&quot;,&quot;;[Data.G22]))" office:value-type="string" office:string-value=",BODYDEV=2;2;2;2;2">
            <text:p>,BODYDEV=2;2;2;2;2</text:p>
          </table:table-cell>
          <table:table-cell table:style-name="ce5" table:formula="of:=IF([Data.H22]=&quot;&quot;;&quot;&quot;;CONCATENATE(&quot;,&quot;;[Data.H22]))">
            <text:p/>
          </table:table-cell>
          <table:table-cell table:style-name="ce5" table:formula="of:=IF([Data.I22]=&quot;&quot;;&quot;&quot;;CONCATENATE(&quot;,&quot;;[Data.I22]))">
            <text:p/>
          </table:table-cell>
          <table:table-cell table:style-name="ce5" table:formula="of:=IF([Data.J22]=&quot;&quot;;&quot;&quot;;CONCATENATE(&quot;,&quot;;[Data.J22]))">
            <text:p/>
          </table:table-cell>
          <table:table-cell table:style-name="ce5" table:formula="of:=IF([Data.K22]=&quot;&quot;;&quot;&quot;;CONCATENATE(&quot;,&quot;;[Data.K22]))">
            <text:p/>
          </table:table-cell>
          <table:table-cell table:style-name="ce5" table:formula="of:=IF([Data.L22]=&quot;&quot;;&quot;&quot;;CONCATENATE(&quot;,&quot;;[Data.L22]))">
            <text:p/>
          </table:table-cell>
          <table:table-cell table:style-name="ce5" table:formula="of:=IF([Data.M22]=&quot;&quot;;&quot;&quot;;CONCATENATE(&quot;,&quot;;[Data.M22]))">
            <text:p/>
          </table:table-cell>
          <table:table-cell table:style-name="ce5" table:formula="of:=IF([Data.N22]=&quot;&quot;;&quot;&quot;;CONCATENATE(&quot;,&quot;;[Data.N22]))">
            <text:p/>
          </table:table-cell>
          <table:table-cell table:style-name="ce5" table:formula="of:=IF([Data.O22]=&quot;&quot;;&quot;&quot;;CONCATENATE(&quot;,&quot;;[Data.O22]))">
            <text:p/>
          </table:table-cell>
          <table:table-cell table:style-name="ce5" table:formula="of:=IF([Data.P22]=&quot;&quot;;&quot;&quot;;CONCATENATE(&quot;,&quot;;[Data.P22]))">
            <text:p/>
          </table:table-cell>
          <table:table-cell table:style-name="ce5" table:formula="of:=IF([Data.Q22]=&quot;&quot;;&quot;&quot;;CONCATENATE(&quot;,&quot;;[Data.Q22]))">
            <text:p/>
          </table:table-cell>
          <table:table-cell table:style-name="ce5" table:formula="of:=IF([Data.R22]=&quot;&quot;;&quot;&quot;;CONCATENATE(&quot;,&quot;;[Data.R22]))">
            <text:p/>
          </table:table-cell>
          <table:table-cell table:style-name="ce5" table:formula="of:=IF([Data.S22]=&quot;&quot;;&quot;&quot;;CONCATENATE(&quot;,&quot;;[Data.S22]))">
            <text:p/>
          </table:table-cell>
          <table:table-cell table:formula="of:=IF([Data.T22]=&quot;&quot;;&quot;&quot;;CONCATENATE(&quot;;&quot;;[Data.T22]))">
            <text:p/>
          </table:table-cell>
        </table:table-row>
        <table:table-row table:style-name="ro2">
          <table:table-cell table:formula="of:=IF([Data.A23]=&quot;&quot;;[.A21];[Data.A23])" office:value-type="float" office:value="17">
            <text:p>17</text:p>
          </table:table-cell>
          <table:table-cell table:formula="of:=IF([Data.C23]=&quot;&quot;;[.B21];CONCATENATE(&quot;,&quot;;[Data.C23]))" office:value-type="string" office:string-value=",TRAINING">
            <text:p>,TRAINING</text:p>
          </table:table-cell>
          <table:table-cell table:formula="of:=IF([Data.D23]=&quot;&quot;;[.C21];CONCATENATE(&quot;,&quot;;[Data.D23]))" office:value-type="string" office:string-value=",CHARL">
            <text:p>,CHARL</text:p>
          </table:table-cell>
          <table:table-cell table:formula="of:=CONCATENATE(&quot;,&quot;;[Data.E23])" office:value-type="string" office:string-value=",MAJOR">
            <text:p>,MAJOR</text:p>
          </table:table-cell>
          <table:table-cell table:formula="of:=CONCATENATE(&quot;,&quot;;[Data.F23])" office:value-type="string" office:string-value=",15">
            <text:p>,15</text:p>
          </table:table-cell>
          <table:table-cell table:formula="of:=IF([Data.G23]=&quot;&quot;;&quot;&quot;;CONCATENATE(&quot;,&quot;;[Data.G23]))" office:value-type="string" office:string-value=",BODYDEV=4;4;4;4;4">
            <text:p>,BODYDEV=4;4;4;4;4</text:p>
          </table:table-cell>
          <table:table-cell table:style-name="ce5" table:formula="of:=IF([Data.H23]=&quot;&quot;;&quot;&quot;;CONCATENATE(&quot;,&quot;;[Data.H23]))">
            <text:p/>
          </table:table-cell>
          <table:table-cell table:style-name="ce5" table:formula="of:=IF([Data.I23]=&quot;&quot;;&quot;&quot;;CONCATENATE(&quot;,&quot;;[Data.I23]))">
            <text:p/>
          </table:table-cell>
          <table:table-cell table:style-name="ce5" table:formula="of:=IF([Data.J23]=&quot;&quot;;&quot;&quot;;CONCATENATE(&quot;,&quot;;[Data.J23]))">
            <text:p/>
          </table:table-cell>
          <table:table-cell table:style-name="ce5" table:formula="of:=IF([Data.K23]=&quot;&quot;;&quot;&quot;;CONCATENATE(&quot;,&quot;;[Data.K23]))">
            <text:p/>
          </table:table-cell>
          <table:table-cell table:style-name="ce5" table:formula="of:=IF([Data.L23]=&quot;&quot;;&quot;&quot;;CONCATENATE(&quot;,&quot;;[Data.L23]))">
            <text:p/>
          </table:table-cell>
          <table:table-cell table:style-name="ce5" table:formula="of:=IF([Data.M23]=&quot;&quot;;&quot;&quot;;CONCATENATE(&quot;,&quot;;[Data.M23]))">
            <text:p/>
          </table:table-cell>
          <table:table-cell table:style-name="ce5" table:formula="of:=IF([Data.N23]=&quot;&quot;;&quot;&quot;;CONCATENATE(&quot;,&quot;;[Data.N23]))">
            <text:p/>
          </table:table-cell>
          <table:table-cell table:style-name="ce5" table:formula="of:=IF([Data.O23]=&quot;&quot;;&quot;&quot;;CONCATENATE(&quot;,&quot;;[Data.O23]))">
            <text:p/>
          </table:table-cell>
          <table:table-cell table:style-name="ce5" table:formula="of:=IF([Data.P23]=&quot;&quot;;&quot;&quot;;CONCATENATE(&quot;,&quot;;[Data.P23]))">
            <text:p/>
          </table:table-cell>
          <table:table-cell table:style-name="ce5" table:formula="of:=IF([Data.Q23]=&quot;&quot;;&quot;&quot;;CONCATENATE(&quot;,&quot;;[Data.Q23]))">
            <text:p/>
          </table:table-cell>
          <table:table-cell table:style-name="ce5" table:formula="of:=IF([Data.R23]=&quot;&quot;;&quot;&quot;;CONCATENATE(&quot;,&quot;;[Data.R23]))">
            <text:p/>
          </table:table-cell>
          <table:table-cell table:style-name="ce5" table:formula="of:=IF([Data.S23]=&quot;&quot;;&quot;&quot;;CONCATENATE(&quot;,&quot;;[Data.S23]))">
            <text:p/>
          </table:table-cell>
          <table:table-cell table:formula="of:=IF([Data.T23]=&quot;&quot;;&quot;&quot;;CONCATENATE(&quot;;&quot;;[Data.T23]))">
            <text:p/>
          </table:table-cell>
        </table:table-row>
        <table:table-row table:style-name="ro2">
          <table:table-cell table:formula="of:=IF([Data.A24]=&quot;&quot;;[.A22];[Data.A24])" office:value-type="float" office:value="17">
            <text:p>17</text:p>
          </table:table-cell>
          <table:table-cell table:formula="of:=IF([Data.C24]=&quot;&quot;;[.B22];CONCATENATE(&quot;,&quot;;[Data.C24]))" office:value-type="string" office:string-value=",TRAINING">
            <text:p>,TRAINING</text:p>
          </table:table-cell>
          <table:table-cell table:formula="of:=IF([Data.D24]=&quot;&quot;;[.C22];CONCATENATE(&quot;,&quot;;[Data.D24]))" office:value-type="string" office:string-value=",CHARL">
            <text:p>,CHARL</text:p>
          </table:table-cell>
          <table:table-cell table:formula="of:=CONCATENATE(&quot;,&quot;;[Data.E24])" office:value-type="string" office:string-value=",GREATER">
            <text:p>,GREATER</text:p>
          </table:table-cell>
          <table:table-cell table:formula="of:=CONCATENATE(&quot;,&quot;;[Data.F24])" office:value-type="string" office:string-value=",20">
            <text:p>,20</text:p>
          </table:table-cell>
          <table:table-cell table:formula="of:=IF([Data.G24]=&quot;&quot;;&quot;&quot;;CONCATENATE(&quot;,&quot;;[Data.G24]))" office:value-type="string" office:string-value=",BODYDEV=6;6;6;6;6">
            <text:p>,BODYDEV=6;6;6;6;6</text:p>
          </table:table-cell>
          <table:table-cell table:style-name="ce5" table:formula="of:=IF([Data.H24]=&quot;&quot;;&quot;&quot;;CONCATENATE(&quot;,&quot;;[Data.H24]))">
            <text:p/>
          </table:table-cell>
          <table:table-cell table:style-name="ce5" table:formula="of:=IF([Data.I24]=&quot;&quot;;&quot;&quot;;CONCATENATE(&quot;,&quot;;[Data.I24]))">
            <text:p/>
          </table:table-cell>
          <table:table-cell table:style-name="ce5" table:formula="of:=IF([Data.J24]=&quot;&quot;;&quot;&quot;;CONCATENATE(&quot;,&quot;;[Data.J24]))">
            <text:p/>
          </table:table-cell>
          <table:table-cell table:style-name="ce5" table:formula="of:=IF([Data.K24]=&quot;&quot;;&quot;&quot;;CONCATENATE(&quot;,&quot;;[Data.K24]))">
            <text:p/>
          </table:table-cell>
          <table:table-cell table:style-name="ce5" table:formula="of:=IF([Data.L24]=&quot;&quot;;&quot;&quot;;CONCATENATE(&quot;,&quot;;[Data.L24]))">
            <text:p/>
          </table:table-cell>
          <table:table-cell table:style-name="ce5" table:formula="of:=IF([Data.M24]=&quot;&quot;;&quot;&quot;;CONCATENATE(&quot;,&quot;;[Data.M24]))">
            <text:p/>
          </table:table-cell>
          <table:table-cell table:style-name="ce5" table:formula="of:=IF([Data.N24]=&quot;&quot;;&quot;&quot;;CONCATENATE(&quot;,&quot;;[Data.N24]))">
            <text:p/>
          </table:table-cell>
          <table:table-cell table:style-name="ce5" table:formula="of:=IF([Data.O24]=&quot;&quot;;&quot;&quot;;CONCATENATE(&quot;,&quot;;[Data.O24]))">
            <text:p/>
          </table:table-cell>
          <table:table-cell table:style-name="ce5" table:formula="of:=IF([Data.P24]=&quot;&quot;;&quot;&quot;;CONCATENATE(&quot;,&quot;;[Data.P24]))">
            <text:p/>
          </table:table-cell>
          <table:table-cell table:style-name="ce5" table:formula="of:=IF([Data.Q24]=&quot;&quot;;&quot;&quot;;CONCATENATE(&quot;,&quot;;[Data.Q24]))">
            <text:p/>
          </table:table-cell>
          <table:table-cell table:style-name="ce5" table:formula="of:=IF([Data.R24]=&quot;&quot;;&quot;&quot;;CONCATENATE(&quot;,&quot;;[Data.R24]))">
            <text:p/>
          </table:table-cell>
          <table:table-cell table:style-name="ce5" table:formula="of:=IF([Data.S24]=&quot;&quot;;&quot;&quot;;CONCATENATE(&quot;,&quot;;[Data.S24]))">
            <text:p/>
          </table:table-cell>
          <table:table-cell table:formula="of:=IF([Data.T24]=&quot;&quot;;&quot;&quot;;CONCATENATE(&quot;;&quot;;[Data.T24]))">
            <text:p/>
          </table:table-cell>
        </table:table-row>
        <table:table-row table:style-name="ro2">
          <table:table-cell table:formula="of:=IF([Data.A25]=&quot;&quot;;[.A23];[Data.A25])" office:value-type="float" office:value="18">
            <text:p>18</text:p>
          </table:table-cell>
          <table:table-cell table:formula="of:=IF([Data.C25]=&quot;&quot;;[.B23];CONCATENATE(&quot;,&quot;;[Data.C25]))" office:value-type="string" office:string-value=",TRAINING">
            <text:p>,TRAINING</text:p>
          </table:table-cell>
          <table:table-cell table:formula="of:=IF([Data.D25]=&quot;&quot;;[.C23];CONCATENATE(&quot;,&quot;;[Data.D25]))" office:value-type="string" office:string-value=",CHARL">
            <text:p>,CHARL</text:p>
          </table:table-cell>
          <table:table-cell table:formula="of:=CONCATENATE(&quot;,&quot;;[Data.E25])" office:value-type="string" office:string-value=",LESSER">
            <text:p>,LESSER</text:p>
          </table:table-cell>
          <table:table-cell table:formula="of:=CONCATENATE(&quot;,&quot;;[Data.F25])" office:value-type="string" office:string-value=",3">
            <text:p>,3</text:p>
          </table:table-cell>
          <table:table-cell table:formula="of:=IF([Data.G25]=&quot;&quot;;&quot;&quot;;CONCATENATE(&quot;,&quot;;[Data.G25]))" office:value-type="string" office:string-value=",S159=15">
            <text:p>,S159=15</text:p>
          </table:table-cell>
          <table:table-cell table:style-name="ce5" table:formula="of:=IF([Data.H25]=&quot;&quot;;&quot;&quot;;CONCATENATE(&quot;,&quot;;[Data.H25]))" office:value-type="string" office:string-value=",S159=OCCUPATIONAL">
            <text:p>,S159=OCCUPATIONAL</text:p>
          </table:table-cell>
          <table:table-cell table:style-name="ce5" table:formula="of:=IF([Data.I25]=&quot;&quot;;&quot;&quot;;CONCATENATE(&quot;,&quot;;[Data.I25]))">
            <text:p/>
          </table:table-cell>
          <table:table-cell table:style-name="ce5" table:formula="of:=IF([Data.J25]=&quot;&quot;;&quot;&quot;;CONCATENATE(&quot;,&quot;;[Data.J25]))">
            <text:p/>
          </table:table-cell>
          <table:table-cell table:style-name="ce5" table:formula="of:=IF([Data.K25]=&quot;&quot;;&quot;&quot;;CONCATENATE(&quot;,&quot;;[Data.K25]))">
            <text:p/>
          </table:table-cell>
          <table:table-cell table:style-name="ce5" table:formula="of:=IF([Data.L25]=&quot;&quot;;&quot;&quot;;CONCATENATE(&quot;,&quot;;[Data.L25]))">
            <text:p/>
          </table:table-cell>
          <table:table-cell table:style-name="ce5" table:formula="of:=IF([Data.M25]=&quot;&quot;;&quot;&quot;;CONCATENATE(&quot;,&quot;;[Data.M25]))">
            <text:p/>
          </table:table-cell>
          <table:table-cell table:style-name="ce5" table:formula="of:=IF([Data.N25]=&quot;&quot;;&quot;&quot;;CONCATENATE(&quot;,&quot;;[Data.N25]))">
            <text:p/>
          </table:table-cell>
          <table:table-cell table:style-name="ce5" table:formula="of:=IF([Data.O25]=&quot;&quot;;&quot;&quot;;CONCATENATE(&quot;,&quot;;[Data.O25]))">
            <text:p/>
          </table:table-cell>
          <table:table-cell table:style-name="ce5" table:formula="of:=IF([Data.P25]=&quot;&quot;;&quot;&quot;;CONCATENATE(&quot;,&quot;;[Data.P25]))">
            <text:p/>
          </table:table-cell>
          <table:table-cell table:style-name="ce5" table:formula="of:=IF([Data.Q25]=&quot;&quot;;&quot;&quot;;CONCATENATE(&quot;,&quot;;[Data.Q25]))">
            <text:p/>
          </table:table-cell>
          <table:table-cell table:style-name="ce5" table:formula="of:=IF([Data.R25]=&quot;&quot;;&quot;&quot;;CONCATENATE(&quot;,&quot;;[Data.R25]))">
            <text:p/>
          </table:table-cell>
          <table:table-cell table:number-columns-repeated="2"/>
        </table:table-row>
        <table:table-row table:style-name="ro2">
          <table:table-cell table:formula="of:=IF([Data.A26]=&quot;&quot;;[.A24];[Data.A26])" office:value-type="float" office:value="19">
            <text:p>19</text:p>
          </table:table-cell>
          <table:table-cell table:formula="of:=IF([Data.C26]=&quot;&quot;;[.B24];CONCATENATE(&quot;,&quot;;[Data.C26]))" office:value-type="string" office:string-value=",TRAINING">
            <text:p>,TRAINING</text:p>
          </table:table-cell>
          <table:table-cell table:formula="of:=IF([Data.D26]=&quot;&quot;;[.C24];CONCATENATE(&quot;,&quot;;[Data.D26]))" office:value-type="string" office:string-value=",CHARL">
            <text:p>,CHARL</text:p>
          </table:table-cell>
          <table:table-cell table:formula="of:=CONCATENATE(&quot;,&quot;;[Data.E26])" office:value-type="string" office:string-value=",LESSER">
            <text:p>,LESSER</text:p>
          </table:table-cell>
          <table:table-cell table:formula="of:=CONCATENATE(&quot;,&quot;;[Data.F26])" office:value-type="string" office:string-value=",7">
            <text:p>,7</text:p>
          </table:table-cell>
          <table:table-cell table:formula="of:=IF([Data.G26]=&quot;&quot;;&quot;&quot;;CONCATENATE(&quot;,&quot;;[Data.G26]))" office:value-type="string" office:string-value=",S42=20">
            <text:p>,S42=20</text:p>
          </table:table-cell>
          <table:table-cell table:style-name="ce5" table:formula="of:=IF([Data.H26]=&quot;&quot;;&quot;&quot;;CONCATENATE(&quot;,&quot;;[Data.H26]))" office:value-type="string" office:string-value=",S212=20">
            <text:p>,S212=20</text:p>
          </table:table-cell>
          <table:table-cell table:style-name="ce5" table:formula="of:=IF([Data.I26]=&quot;&quot;;&quot;&quot;;CONCATENATE(&quot;,&quot;;[Data.I26]))" office:value-type="string" office:string-value=",S116=20">
            <text:p>,S116=20</text:p>
          </table:table-cell>
          <table:table-cell table:style-name="ce5" table:formula="of:=IF([Data.J26]=&quot;&quot;;&quot;&quot;;CONCATENATE(&quot;,&quot;;[Data.J26]))" office:value-type="string" office:string-value=",S123=20">
            <text:p>,S123=20</text:p>
          </table:table-cell>
          <table:table-cell table:style-name="ce5" table:formula="of:=IF([Data.K26]=&quot;&quot;;&quot;&quot;;CONCATENATE(&quot;,&quot;;[Data.K26]))" office:value-type="string" office:string-value=",S198=20">
            <text:p>,S198=20</text:p>
          </table:table-cell>
          <table:table-cell table:style-name="ce5" table:formula="of:=IF([Data.L26]=&quot;&quot;;&quot;&quot;;CONCATENATE(&quot;,&quot;;[Data.L26]))" office:value-type="string" office:string-value=",S196=20">
            <text:p>,S196=20</text:p>
          </table:table-cell>
          <table:table-cell table:style-name="ce5" table:formula="of:=IF([Data.M26]=&quot;&quot;;&quot;&quot;;CONCATENATE(&quot;,&quot;;[Data.M26]))">
            <text:p/>
          </table:table-cell>
          <table:table-cell table:style-name="ce5" table:formula="of:=IF([Data.N26]=&quot;&quot;;&quot;&quot;;CONCATENATE(&quot;,&quot;;[Data.N26]))">
            <text:p/>
          </table:table-cell>
          <table:table-cell table:style-name="ce5" table:formula="of:=IF([Data.O26]=&quot;&quot;;&quot;&quot;;CONCATENATE(&quot;,&quot;;[Data.O26]))">
            <text:p/>
          </table:table-cell>
          <table:table-cell table:style-name="ce5" table:formula="of:=IF([Data.P26]=&quot;&quot;;&quot;&quot;;CONCATENATE(&quot;,&quot;;[Data.P26]))">
            <text:p/>
          </table:table-cell>
          <table:table-cell table:style-name="ce5" table:formula="of:=IF([Data.Q26]=&quot;&quot;;&quot;&quot;;CONCATENATE(&quot;,&quot;;[Data.Q26]))">
            <text:p/>
          </table:table-cell>
          <table:table-cell table:style-name="ce5" table:formula="of:=IF([Data.R26]=&quot;&quot;;&quot;&quot;;CONCATENATE(&quot;,&quot;;[Data.R26]))">
            <text:p/>
          </table:table-cell>
          <table:table-cell table:number-columns-repeated="2"/>
        </table:table-row>
        <table:table-row table:style-name="ro2">
          <table:table-cell table:formula="of:=IF([Data.A27]=&quot;&quot;;[.A25];[Data.A27])" office:value-type="float" office:value="20">
            <text:p>20</text:p>
          </table:table-cell>
          <table:table-cell table:formula="of:=IF([Data.C27]=&quot;&quot;;[.B25];CONCATENATE(&quot;,&quot;;[Data.C27]))" office:value-type="string" office:string-value=",TRAINING">
            <text:p>,TRAINING</text:p>
          </table:table-cell>
          <table:table-cell table:formula="of:=IF([Data.D27]=&quot;&quot;;[.C25];CONCATENATE(&quot;,&quot;;[Data.D27]))" office:value-type="string" office:string-value=",CHARL">
            <text:p>,CHARL</text:p>
          </table:table-cell>
          <table:table-cell table:formula="of:=CONCATENATE(&quot;,&quot;;[Data.E27])" office:value-type="string" office:string-value=",LESSER">
            <text:p>,LESSER</text:p>
          </table:table-cell>
          <table:table-cell table:formula="of:=CONCATENATE(&quot;,&quot;;[Data.F27])" office:value-type="string" office:string-value=",5">
            <text:p>,5</text:p>
          </table:table-cell>
          <table:table-cell table:formula="of:=IF([Data.G27]=&quot;&quot;;&quot;&quot;;CONCATENATE(&quot;,&quot;;[Data.G27]))" office:value-type="string" office:string-value=",RANK3=BASELIST;OPENLIST;CLOSEDLIST">
            <text:p>,RANK3=BASELIST;OPENLIST;CLOSEDLIST</text:p>
          </table:table-cell>
          <table:table-cell table:style-name="ce5" table:formula="of:=IF([Data.H27]=&quot;&quot;;&quot;&quot;;CONCATENATE(&quot;,&quot;;[Data.H27]))">
            <text:p/>
          </table:table-cell>
          <table:table-cell table:style-name="ce5" table:formula="of:=IF([Data.I27]=&quot;&quot;;&quot;&quot;;CONCATENATE(&quot;,&quot;;[Data.I27]))">
            <text:p/>
          </table:table-cell>
          <table:table-cell table:style-name="ce5" table:formula="of:=IF([Data.J27]=&quot;&quot;;&quot;&quot;;CONCATENATE(&quot;,&quot;;[Data.J27]))">
            <text:p/>
          </table:table-cell>
          <table:table-cell table:style-name="ce5" table:formula="of:=IF([Data.K27]=&quot;&quot;;&quot;&quot;;CONCATENATE(&quot;,&quot;;[Data.K27]))">
            <text:p/>
          </table:table-cell>
          <table:table-cell table:style-name="ce5" table:formula="of:=IF([Data.L27]=&quot;&quot;;&quot;&quot;;CONCATENATE(&quot;,&quot;;[Data.L27]))">
            <text:p/>
          </table:table-cell>
          <table:table-cell table:style-name="ce5" table:formula="of:=IF([Data.M27]=&quot;&quot;;&quot;&quot;;CONCATENATE(&quot;,&quot;;[Data.M27]))">
            <text:p/>
          </table:table-cell>
          <table:table-cell table:style-name="ce5" table:formula="of:=IF([Data.N27]=&quot;&quot;;&quot;&quot;;CONCATENATE(&quot;,&quot;;[Data.N27]))">
            <text:p/>
          </table:table-cell>
          <table:table-cell table:style-name="ce5" table:formula="of:=IF([Data.O27]=&quot;&quot;;&quot;&quot;;CONCATENATE(&quot;,&quot;;[Data.O27]))">
            <text:p/>
          </table:table-cell>
          <table:table-cell table:style-name="ce5" table:formula="of:=IF([Data.P27]=&quot;&quot;;&quot;&quot;;CONCATENATE(&quot;,&quot;;[Data.P27]))">
            <text:p/>
          </table:table-cell>
          <table:table-cell table:style-name="ce5" table:formula="of:=IF([Data.Q27]=&quot;&quot;;&quot;&quot;;CONCATENATE(&quot;,&quot;;[Data.Q27]))">
            <text:p/>
          </table:table-cell>
          <table:table-cell table:style-name="ce5" table:formula="of:=IF([Data.R27]=&quot;&quot;;&quot;&quot;;CONCATENATE(&quot;,&quot;;[Data.R27]))">
            <text:p/>
          </table:table-cell>
          <table:table-cell table:number-columns-repeated="2"/>
        </table:table-row>
        <table:table-row table:style-name="ro2">
          <table:table-cell table:formula="of:=IF([Data.A28]=&quot;&quot;;[.A26];[Data.A28])" office:value-type="float" office:value="20">
            <text:p>20</text:p>
          </table:table-cell>
          <table:table-cell table:formula="of:=IF([Data.C28]=&quot;&quot;;[.B26];CONCATENATE(&quot;,&quot;;[Data.C28]))" office:value-type="string" office:string-value=",TRAINING">
            <text:p>,TRAINING</text:p>
          </table:table-cell>
          <table:table-cell table:formula="of:=IF([Data.D28]=&quot;&quot;;[.C26];CONCATENATE(&quot;,&quot;;[Data.D28]))" office:value-type="string" office:string-value=",CHARL">
            <text:p>,CHARL</text:p>
          </table:table-cell>
          <table:table-cell table:formula="of:=CONCATENATE(&quot;,&quot;;[Data.E28])" office:value-type="string" office:string-value=",MINOR">
            <text:p>,MINOR</text:p>
          </table:table-cell>
          <table:table-cell table:formula="of:=CONCATENATE(&quot;,&quot;;[Data.F28])" office:value-type="string" office:string-value=",10">
            <text:p>,10</text:p>
          </table:table-cell>
          <table:table-cell table:formula="of:=IF([Data.G28]=&quot;&quot;;&quot;&quot;;CONCATENATE(&quot;,&quot;;[Data.G28]))" office:value-type="string" office:string-value=",RANK10=BASELIST;OPENLIST;CLOSEDLIST">
            <text:p>,RANK10=BASELIST;OPENLIST;CLOSEDLIST</text:p>
          </table:table-cell>
          <table:table-cell table:style-name="ce5" table:formula="of:=IF([Data.H28]=&quot;&quot;;&quot;&quot;;CONCATENATE(&quot;,&quot;;[Data.H28]))">
            <text:p/>
          </table:table-cell>
          <table:table-cell table:style-name="ce5" table:formula="of:=IF([Data.I28]=&quot;&quot;;&quot;&quot;;CONCATENATE(&quot;,&quot;;[Data.I28]))">
            <text:p/>
          </table:table-cell>
          <table:table-cell table:style-name="ce5" table:formula="of:=IF([Data.J28]=&quot;&quot;;&quot;&quot;;CONCATENATE(&quot;,&quot;;[Data.J28]))">
            <text:p/>
          </table:table-cell>
          <table:table-cell table:style-name="ce5" table:formula="of:=IF([Data.K28]=&quot;&quot;;&quot;&quot;;CONCATENATE(&quot;,&quot;;[Data.K28]))">
            <text:p/>
          </table:table-cell>
          <table:table-cell table:style-name="ce5" table:formula="of:=IF([Data.L28]=&quot;&quot;;&quot;&quot;;CONCATENATE(&quot;,&quot;;[Data.L28]))">
            <text:p/>
          </table:table-cell>
          <table:table-cell table:style-name="ce5" table:formula="of:=IF([Data.M28]=&quot;&quot;;&quot;&quot;;CONCATENATE(&quot;,&quot;;[Data.M28]))">
            <text:p/>
          </table:table-cell>
          <table:table-cell table:style-name="ce5" table:formula="of:=IF([Data.N28]=&quot;&quot;;&quot;&quot;;CONCATENATE(&quot;,&quot;;[Data.N28]))">
            <text:p/>
          </table:table-cell>
          <table:table-cell table:style-name="ce5" table:formula="of:=IF([Data.O28]=&quot;&quot;;&quot;&quot;;CONCATENATE(&quot;,&quot;;[Data.O28]))">
            <text:p/>
          </table:table-cell>
          <table:table-cell table:style-name="ce5" table:formula="of:=IF([Data.P28]=&quot;&quot;;&quot;&quot;;CONCATENATE(&quot;,&quot;;[Data.P28]))">
            <text:p/>
          </table:table-cell>
          <table:table-cell table:style-name="ce5" table:formula="of:=IF([Data.Q28]=&quot;&quot;;&quot;&quot;;CONCATENATE(&quot;,&quot;;[Data.Q28]))">
            <text:p/>
          </table:table-cell>
          <table:table-cell table:style-name="ce5" table:formula="of:=IF([Data.R28]=&quot;&quot;;&quot;&quot;;CONCATENATE(&quot;,&quot;;[Data.R28]))">
            <text:p/>
          </table:table-cell>
          <table:table-cell table:number-columns-repeated="2"/>
        </table:table-row>
        <table:table-row table:style-name="ro2">
          <table:table-cell table:formula="of:=IF([Data.A29]=&quot;&quot;;[.A27];[Data.A29])" office:value-type="float" office:value="20">
            <text:p>20</text:p>
          </table:table-cell>
          <table:table-cell table:formula="of:=IF([Data.C29]=&quot;&quot;;[.B27];CONCATENATE(&quot;,&quot;;[Data.C29]))" office:value-type="string" office:string-value=",TRAINING">
            <text:p>,TRAINING</text:p>
          </table:table-cell>
          <table:table-cell table:formula="of:=IF([Data.D29]=&quot;&quot;;[.C27];CONCATENATE(&quot;,&quot;;[Data.D29]))" office:value-type="string" office:string-value=",CHARL">
            <text:p>,CHARL</text:p>
          </table:table-cell>
          <table:table-cell table:formula="of:=CONCATENATE(&quot;,&quot;;[Data.E29])" office:value-type="string" office:string-value=",MAJOR">
            <text:p>,MAJOR</text:p>
          </table:table-cell>
          <table:table-cell table:formula="of:=CONCATENATE(&quot;,&quot;;[Data.F29])" office:value-type="string" office:string-value=",20">
            <text:p>,20</text:p>
          </table:table-cell>
          <table:table-cell table:formula="of:=IF([Data.G29]=&quot;&quot;;&quot;&quot;;CONCATENATE(&quot;,&quot;;[Data.G29]))" office:value-type="string" office:string-value=",RANK25=BASELIST;OPENLIST;CLOSEDLIST">
            <text:p>,RANK25=BASELIST;OPENLIST;CLOSEDLIST</text:p>
          </table:table-cell>
          <table:table-cell table:style-name="ce5" table:formula="of:=IF([Data.H29]=&quot;&quot;;&quot;&quot;;CONCATENATE(&quot;,&quot;;[Data.H29]))">
            <text:p/>
          </table:table-cell>
          <table:table-cell table:style-name="ce5" table:formula="of:=IF([Data.I29]=&quot;&quot;;&quot;&quot;;CONCATENATE(&quot;,&quot;;[Data.I29]))">
            <text:p/>
          </table:table-cell>
          <table:table-cell table:style-name="ce5" table:formula="of:=IF([Data.J29]=&quot;&quot;;&quot;&quot;;CONCATENATE(&quot;,&quot;;[Data.J29]))">
            <text:p/>
          </table:table-cell>
          <table:table-cell table:style-name="ce5" table:formula="of:=IF([Data.K29]=&quot;&quot;;&quot;&quot;;CONCATENATE(&quot;,&quot;;[Data.K29]))">
            <text:p/>
          </table:table-cell>
          <table:table-cell table:style-name="ce5" table:formula="of:=IF([Data.L29]=&quot;&quot;;&quot;&quot;;CONCATENATE(&quot;,&quot;;[Data.L29]))">
            <text:p/>
          </table:table-cell>
          <table:table-cell table:style-name="ce5" table:formula="of:=IF([Data.M29]=&quot;&quot;;&quot;&quot;;CONCATENATE(&quot;,&quot;;[Data.M29]))">
            <text:p/>
          </table:table-cell>
          <table:table-cell table:style-name="ce5" table:formula="of:=IF([Data.N29]=&quot;&quot;;&quot;&quot;;CONCATENATE(&quot;,&quot;;[Data.N29]))">
            <text:p/>
          </table:table-cell>
          <table:table-cell table:style-name="ce5" table:formula="of:=IF([Data.O29]=&quot;&quot;;&quot;&quot;;CONCATENATE(&quot;,&quot;;[Data.O29]))">
            <text:p/>
          </table:table-cell>
          <table:table-cell table:style-name="ce5" table:formula="of:=IF([Data.P29]=&quot;&quot;;&quot;&quot;;CONCATENATE(&quot;,&quot;;[Data.P29]))">
            <text:p/>
          </table:table-cell>
          <table:table-cell table:style-name="ce5" table:formula="of:=IF([Data.Q29]=&quot;&quot;;&quot;&quot;;CONCATENATE(&quot;,&quot;;[Data.Q29]))">
            <text:p/>
          </table:table-cell>
          <table:table-cell table:style-name="ce5" table:formula="of:=IF([Data.R29]=&quot;&quot;;&quot;&quot;;CONCATENATE(&quot;,&quot;;[Data.R29]))">
            <text:p/>
          </table:table-cell>
          <table:table-cell table:number-columns-repeated="2"/>
        </table:table-row>
        <table:table-row table:style-name="ro2">
          <table:table-cell table:formula="of:=IF([Data.A30]=&quot;&quot;;[.A28];[Data.A30])" office:value-type="float" office:value="20">
            <text:p>20</text:p>
          </table:table-cell>
          <table:table-cell table:formula="of:=IF([Data.C30]=&quot;&quot;;[.B28];CONCATENATE(&quot;,&quot;;[Data.C30]))" office:value-type="string" office:string-value=",TRAINING">
            <text:p>,TRAINING</text:p>
          </table:table-cell>
          <table:table-cell table:formula="of:=IF([Data.D30]=&quot;&quot;;[.C28];CONCATENATE(&quot;,&quot;;[Data.D30]))" office:value-type="string" office:string-value=",CHARL">
            <text:p>,CHARL</text:p>
          </table:table-cell>
          <table:table-cell table:formula="of:=CONCATENATE(&quot;,&quot;;[Data.E30])" office:value-type="string" office:string-value=",GREATER">
            <text:p>,GREATER</text:p>
          </table:table-cell>
          <table:table-cell table:formula="of:=CONCATENATE(&quot;,&quot;;[Data.F30])" office:value-type="string" office:string-value=",30">
            <text:p>,30</text:p>
          </table:table-cell>
          <table:table-cell table:formula="of:=IF([Data.G30]=&quot;&quot;;&quot;&quot;;CONCATENATE(&quot;,&quot;;[Data.G30]))" office:value-type="string" office:string-value=",RANK50=BASELIST;OPENLIST;CLOSEDLIST">
            <text:p>,RANK50=BASELIST;OPENLIST;CLOSEDLIST</text:p>
          </table:table-cell>
          <table:table-cell table:style-name="ce5" table:formula="of:=IF([Data.H30]=&quot;&quot;;&quot;&quot;;CONCATENATE(&quot;,&quot;;[Data.H30]))">
            <text:p/>
          </table:table-cell>
          <table:table-cell table:style-name="ce5" table:formula="of:=IF([Data.I30]=&quot;&quot;;&quot;&quot;;CONCATENATE(&quot;,&quot;;[Data.I30]))">
            <text:p/>
          </table:table-cell>
          <table:table-cell table:style-name="ce5" table:formula="of:=IF([Data.J30]=&quot;&quot;;&quot;&quot;;CONCATENATE(&quot;,&quot;;[Data.J30]))">
            <text:p/>
          </table:table-cell>
          <table:table-cell table:style-name="ce5" table:formula="of:=IF([Data.K30]=&quot;&quot;;&quot;&quot;;CONCATENATE(&quot;,&quot;;[Data.K30]))">
            <text:p/>
          </table:table-cell>
          <table:table-cell table:style-name="ce5" table:formula="of:=IF([Data.L30]=&quot;&quot;;&quot;&quot;;CONCATENATE(&quot;,&quot;;[Data.L30]))">
            <text:p/>
          </table:table-cell>
          <table:table-cell table:style-name="ce5" table:formula="of:=IF([Data.M30]=&quot;&quot;;&quot;&quot;;CONCATENATE(&quot;,&quot;;[Data.M30]))">
            <text:p/>
          </table:table-cell>
          <table:table-cell table:style-name="ce5" table:formula="of:=IF([Data.N30]=&quot;&quot;;&quot;&quot;;CONCATENATE(&quot;,&quot;;[Data.N30]))">
            <text:p/>
          </table:table-cell>
          <table:table-cell table:style-name="ce5" table:formula="of:=IF([Data.O30]=&quot;&quot;;&quot;&quot;;CONCATENATE(&quot;,&quot;;[Data.O30]))">
            <text:p/>
          </table:table-cell>
          <table:table-cell table:style-name="ce5" table:formula="of:=IF([Data.P30]=&quot;&quot;;&quot;&quot;;CONCATENATE(&quot;,&quot;;[Data.P30]))">
            <text:p/>
          </table:table-cell>
          <table:table-cell table:style-name="ce5" table:formula="of:=IF([Data.Q30]=&quot;&quot;;&quot;&quot;;CONCATENATE(&quot;,&quot;;[Data.Q30]))">
            <text:p/>
          </table:table-cell>
          <table:table-cell table:style-name="ce5" table:formula="of:=IF([Data.R30]=&quot;&quot;;&quot;&quot;;CONCATENATE(&quot;,&quot;;[Data.R30]))">
            <text:p/>
          </table:table-cell>
          <table:table-cell table:number-columns-repeated="2"/>
        </table:table-row>
        <table:table-row table:style-name="ro2">
          <table:table-cell table:formula="of:=IF([Data.A31]=&quot;&quot;;[.A29];[Data.A31])" office:value-type="float" office:value="21">
            <text:p>21</text:p>
          </table:table-cell>
          <table:table-cell table:formula="of:=IF([Data.C31]=&quot;&quot;;[.B29];CONCATENATE(&quot;,&quot;;[Data.C31]))" office:value-type="string" office:string-value=",TRAINING">
            <text:p>,TRAINING</text:p>
          </table:table-cell>
          <table:table-cell table:formula="of:=IF([Data.D31]=&quot;&quot;;[.C29];CONCATENATE(&quot;,&quot;;[Data.D31]))" office:value-type="string" office:string-value=",CHARL">
            <text:p>,CHARL</text:p>
          </table:table-cell>
          <table:table-cell table:formula="of:=CONCATENATE(&quot;,&quot;;[Data.E31])" office:value-type="string" office:string-value=",MINOR">
            <text:p>,MINOR</text:p>
          </table:table-cell>
          <table:table-cell table:formula="of:=CONCATENATE(&quot;,&quot;;[Data.F31])" office:value-type="string" office:string-value=",10">
            <text:p>,10</text:p>
          </table:table-cell>
          <table:table-cell table:formula="of:=IF([Data.G31]=&quot;&quot;;&quot;&quot;;CONCATENATE(&quot;,&quot;;[Data.G31]))" office:value-type="string" office:string-value=",C27=10">
            <text:p>,C27=10</text:p>
          </table:table-cell>
          <table:table-cell table:style-name="ce5" table:formula="of:=IF([Data.H31]=&quot;&quot;;&quot;&quot;;CONCATENATE(&quot;,&quot;;[Data.H31]))" office:value-type="string" office:string-value=",C28=10">
            <text:p>,C28=10</text:p>
          </table:table-cell>
          <table:table-cell table:style-name="ce5" table:formula="of:=IF([Data.I31]=&quot;&quot;;&quot;&quot;;CONCATENATE(&quot;,&quot;;[Data.I31]))" office:value-type="string" office:string-value=",C29=10">
            <text:p>,C29=10</text:p>
          </table:table-cell>
          <table:table-cell table:style-name="ce5" table:formula="of:=IF([Data.J31]=&quot;&quot;;&quot;&quot;;CONCATENATE(&quot;,&quot;;[Data.J31]))" office:value-type="string" office:string-value=",C30=10">
            <text:p>,C30=10</text:p>
          </table:table-cell>
          <table:table-cell table:style-name="ce5" table:formula="of:=IF([Data.K31]=&quot;&quot;;&quot;&quot;;CONCATENATE(&quot;,&quot;;[Data.K31]))" office:value-type="string" office:string-value=",C31=10">
            <text:p>,C31=10</text:p>
          </table:table-cell>
          <table:table-cell table:style-name="ce5" table:formula="of:=IF([Data.L31]=&quot;&quot;;&quot;&quot;;CONCATENATE(&quot;,&quot;;[Data.L31]))" office:value-type="string" office:string-value=",C32=10">
            <text:p>,C32=10</text:p>
          </table:table-cell>
          <table:table-cell table:style-name="ce5" table:formula="of:=IF([Data.M31]=&quot;&quot;;&quot;&quot;;CONCATENATE(&quot;,&quot;;[Data.M31]))" office:value-type="string" office:string-value=",C33=10">
            <text:p>,C33=10</text:p>
          </table:table-cell>
          <table:table-cell table:style-name="ce5" table:formula="of:=IF([Data.N31]=&quot;&quot;;&quot;&quot;;CONCATENATE(&quot;,&quot;;[Data.N31]))">
            <text:p/>
          </table:table-cell>
          <table:table-cell table:style-name="ce5" table:formula="of:=IF([Data.O31]=&quot;&quot;;&quot;&quot;;CONCATENATE(&quot;,&quot;;[Data.O31]))">
            <text:p/>
          </table:table-cell>
          <table:table-cell table:style-name="ce5" table:formula="of:=IF([Data.P31]=&quot;&quot;;&quot;&quot;;CONCATENATE(&quot;,&quot;;[Data.P31]))">
            <text:p/>
          </table:table-cell>
          <table:table-cell table:style-name="ce5" table:formula="of:=IF([Data.Q31]=&quot;&quot;;&quot;&quot;;CONCATENATE(&quot;,&quot;;[Data.Q31]))">
            <text:p/>
          </table:table-cell>
          <table:table-cell table:style-name="ce5" table:formula="of:=IF([Data.R31]=&quot;&quot;;&quot;&quot;;CONCATENATE(&quot;,&quot;;[Data.R31]))">
            <text:p/>
          </table:table-cell>
          <table:table-cell table:number-columns-repeated="2"/>
        </table:table-row>
        <table:table-row table:style-name="ro2">
          <table:table-cell table:formula="of:=IF([Data.A32]=&quot;&quot;;[.A30];[Data.A32])" office:value-type="float" office:value="21">
            <text:p>21</text:p>
          </table:table-cell>
          <table:table-cell table:formula="of:=IF([Data.C32]=&quot;&quot;;[.B30];CONCATENATE(&quot;,&quot;;[Data.C32]))" office:value-type="string" office:string-value=",TRAINING">
            <text:p>,TRAINING</text:p>
          </table:table-cell>
          <table:table-cell table:formula="of:=IF([Data.D32]=&quot;&quot;;[.C30];CONCATENATE(&quot;,&quot;;[Data.D32]))" office:value-type="string" office:string-value=",CHARL">
            <text:p>,CHARL</text:p>
          </table:table-cell>
          <table:table-cell table:formula="of:=CONCATENATE(&quot;,&quot;;[Data.E32])" office:value-type="string" office:string-value=",MAJOR">
            <text:p>,MAJOR</text:p>
          </table:table-cell>
          <table:table-cell table:formula="of:=CONCATENATE(&quot;,&quot;;[Data.F32])" office:value-type="string" office:string-value=",20">
            <text:p>,20</text:p>
          </table:table-cell>
          <table:table-cell table:formula="of:=IF([Data.G32]=&quot;&quot;;&quot;&quot;;CONCATENATE(&quot;,&quot;;[Data.G32]))" office:value-type="string" office:string-value=",C27=20">
            <text:p>,C27=20</text:p>
          </table:table-cell>
          <table:table-cell table:style-name="ce5" table:formula="of:=IF([Data.H32]=&quot;&quot;;&quot;&quot;;CONCATENATE(&quot;,&quot;;[Data.H32]))" office:value-type="string" office:string-value=",C28=20">
            <text:p>,C28=20</text:p>
          </table:table-cell>
          <table:table-cell table:style-name="ce5" table:formula="of:=IF([Data.I32]=&quot;&quot;;&quot;&quot;;CONCATENATE(&quot;,&quot;;[Data.I32]))" office:value-type="string" office:string-value=",C29=20">
            <text:p>,C29=20</text:p>
          </table:table-cell>
          <table:table-cell table:style-name="ce5" table:formula="of:=IF([Data.J32]=&quot;&quot;;&quot;&quot;;CONCATENATE(&quot;,&quot;;[Data.J32]))" office:value-type="string" office:string-value=",C30=20">
            <text:p>,C30=20</text:p>
          </table:table-cell>
          <table:table-cell table:style-name="ce5" table:formula="of:=IF([Data.K32]=&quot;&quot;;&quot;&quot;;CONCATENATE(&quot;,&quot;;[Data.K32]))" office:value-type="string" office:string-value=",C31=20">
            <text:p>,C31=20</text:p>
          </table:table-cell>
          <table:table-cell table:style-name="ce5" table:formula="of:=IF([Data.L32]=&quot;&quot;;&quot;&quot;;CONCATENATE(&quot;,&quot;;[Data.L32]))" office:value-type="string" office:string-value=",C32=20">
            <text:p>,C32=20</text:p>
          </table:table-cell>
          <table:table-cell table:style-name="ce5" table:formula="of:=IF([Data.M32]=&quot;&quot;;&quot;&quot;;CONCATENATE(&quot;,&quot;;[Data.M32]))" office:value-type="string" office:string-value=",C33=20">
            <text:p>,C33=20</text:p>
          </table:table-cell>
          <table:table-cell table:style-name="ce5" table:formula="of:=IF([Data.N32]=&quot;&quot;;&quot;&quot;;CONCATENATE(&quot;,&quot;;[Data.N32]))">
            <text:p/>
          </table:table-cell>
          <table:table-cell table:style-name="ce5" table:formula="of:=IF([Data.O32]=&quot;&quot;;&quot;&quot;;CONCATENATE(&quot;,&quot;;[Data.O32]))">
            <text:p/>
          </table:table-cell>
          <table:table-cell table:style-name="ce5" table:formula="of:=IF([Data.P32]=&quot;&quot;;&quot;&quot;;CONCATENATE(&quot;,&quot;;[Data.P32]))">
            <text:p/>
          </table:table-cell>
          <table:table-cell table:style-name="ce5" table:formula="of:=IF([Data.Q32]=&quot;&quot;;&quot;&quot;;CONCATENATE(&quot;,&quot;;[Data.Q32]))">
            <text:p/>
          </table:table-cell>
          <table:table-cell table:style-name="ce5" table:formula="of:=IF([Data.R32]=&quot;&quot;;&quot;&quot;;CONCATENATE(&quot;,&quot;;[Data.R32]))">
            <text:p/>
          </table:table-cell>
          <table:table-cell table:number-columns-repeated="2"/>
        </table:table-row>
        <table:table-row table:style-name="ro2">
          <table:table-cell table:formula="of:=IF([Data.A33]=&quot;&quot;;[.A31];[Data.A33])" office:value-type="float" office:value="21">
            <text:p>21</text:p>
          </table:table-cell>
          <table:table-cell table:formula="of:=IF([Data.C33]=&quot;&quot;;[.B31];CONCATENATE(&quot;,&quot;;[Data.C33]))" office:value-type="string" office:string-value=",TRAINING">
            <text:p>,TRAINING</text:p>
          </table:table-cell>
          <table:table-cell table:formula="of:=IF([Data.D33]=&quot;&quot;;[.C31];CONCATENATE(&quot;,&quot;;[Data.D33]))" office:value-type="string" office:string-value=",CHARL">
            <text:p>,CHARL</text:p>
          </table:table-cell>
          <table:table-cell table:formula="of:=CONCATENATE(&quot;,&quot;;[Data.E33])" office:value-type="string" office:string-value=",GREATER">
            <text:p>,GREATER</text:p>
          </table:table-cell>
          <table:table-cell table:formula="of:=CONCATENATE(&quot;,&quot;;[Data.F33])" office:value-type="string" office:string-value=",30">
            <text:p>,30</text:p>
          </table:table-cell>
          <table:table-cell table:formula="of:=IF([Data.G33]=&quot;&quot;;&quot;&quot;;CONCATENATE(&quot;,&quot;;[Data.G33]))" office:value-type="string" office:string-value=",C27=30">
            <text:p>,C27=30</text:p>
          </table:table-cell>
          <table:table-cell table:style-name="ce5" table:formula="of:=IF([Data.H33]=&quot;&quot;;&quot;&quot;;CONCATENATE(&quot;,&quot;;[Data.H33]))" office:value-type="string" office:string-value=",C28=30">
            <text:p>,C28=30</text:p>
          </table:table-cell>
          <table:table-cell table:style-name="ce5" table:formula="of:=IF([Data.I33]=&quot;&quot;;&quot;&quot;;CONCATENATE(&quot;,&quot;;[Data.I33]))" office:value-type="string" office:string-value=",C29=30">
            <text:p>,C29=30</text:p>
          </table:table-cell>
          <table:table-cell table:style-name="ce5" table:formula="of:=IF([Data.J33]=&quot;&quot;;&quot;&quot;;CONCATENATE(&quot;,&quot;;[Data.J33]))" office:value-type="string" office:string-value=",C30=30">
            <text:p>,C30=30</text:p>
          </table:table-cell>
          <table:table-cell table:style-name="ce5" table:formula="of:=IF([Data.K33]=&quot;&quot;;&quot;&quot;;CONCATENATE(&quot;,&quot;;[Data.K33]))" office:value-type="string" office:string-value=",C31=30">
            <text:p>,C31=30</text:p>
          </table:table-cell>
          <table:table-cell table:style-name="ce5" table:formula="of:=IF([Data.L33]=&quot;&quot;;&quot;&quot;;CONCATENATE(&quot;,&quot;;[Data.L33]))" office:value-type="string" office:string-value=",C32=30">
            <text:p>,C32=30</text:p>
          </table:table-cell>
          <table:table-cell table:style-name="ce5" table:formula="of:=IF([Data.M33]=&quot;&quot;;&quot;&quot;;CONCATENATE(&quot;,&quot;;[Data.M33]))" office:value-type="string" office:string-value=",C33=30">
            <text:p>,C33=30</text:p>
          </table:table-cell>
          <table:table-cell table:style-name="ce5" table:formula="of:=IF([Data.N33]=&quot;&quot;;&quot;&quot;;CONCATENATE(&quot;,&quot;;[Data.N33]))">
            <text:p/>
          </table:table-cell>
          <table:table-cell table:style-name="ce5" table:formula="of:=IF([Data.O33]=&quot;&quot;;&quot;&quot;;CONCATENATE(&quot;,&quot;;[Data.O33]))">
            <text:p/>
          </table:table-cell>
          <table:table-cell table:style-name="ce5" table:formula="of:=IF([Data.P33]=&quot;&quot;;&quot;&quot;;CONCATENATE(&quot;,&quot;;[Data.P33]))">
            <text:p/>
          </table:table-cell>
          <table:table-cell table:style-name="ce5" table:formula="of:=IF([Data.Q33]=&quot;&quot;;&quot;&quot;;CONCATENATE(&quot;,&quot;;[Data.Q33]))">
            <text:p/>
          </table:table-cell>
          <table:table-cell table:style-name="ce5" table:formula="of:=IF([Data.R33]=&quot;&quot;;&quot;&quot;;CONCATENATE(&quot;,&quot;;[Data.R33]))">
            <text:p/>
          </table:table-cell>
          <table:table-cell table:number-columns-repeated="2"/>
        </table:table-row>
        <table:table-row table:style-name="ro2">
          <table:table-cell table:formula="of:=IF([Data.A34]=&quot;&quot;;[.A32];[Data.A34])" office:value-type="float" office:value="22">
            <text:p>22</text:p>
          </table:table-cell>
          <table:table-cell table:formula="of:=IF([Data.C34]=&quot;&quot;;[.B32];CONCATENATE(&quot;,&quot;;[Data.C34]))" office:value-type="string" office:string-value=",TRAINING">
            <text:p>,TRAINING</text:p>
          </table:table-cell>
          <table:table-cell table:formula="of:=IF([Data.D34]=&quot;&quot;;[.C32];CONCATENATE(&quot;,&quot;;[Data.D34]))" office:value-type="string" office:string-value=",CHARL">
            <text:p>,CHARL</text:p>
          </table:table-cell>
          <table:table-cell table:formula="of:=CONCATENATE(&quot;,&quot;;[Data.E34])" office:value-type="string" office:string-value=",MINOR">
            <text:p>,MINOR</text:p>
          </table:table-cell>
          <table:table-cell table:formula="of:=CONCATENATE(&quot;,&quot;;[Data.F34])" office:value-type="string" office:string-value=",10">
            <text:p>,10</text:p>
          </table:table-cell>
          <table:table-cell table:formula="of:=IF([Data.G34]=&quot;&quot;;&quot;&quot;;CONCATENATE(&quot;,&quot;;[Data.G34]))" office:value-type="string" office:string-value=",CHOOSE1=C27;C28;C29;C30;C31;C32;C33=EVERYMAN">
            <text:p>,CHOOSE1=C27;C28;C29;C30;C31;C32;C33=EVERYMAN</text:p>
          </table:table-cell>
          <table:table-cell table:style-name="ce5" table:formula="of:=IF([Data.H34]=&quot;&quot;;&quot;&quot;;CONCATENATE(&quot;,&quot;;[Data.H34]))">
            <text:p/>
          </table:table-cell>
          <table:table-cell table:style-name="ce5" table:formula="of:=IF([Data.I34]=&quot;&quot;;&quot;&quot;;CONCATENATE(&quot;,&quot;;[Data.I34]))">
            <text:p/>
          </table:table-cell>
          <table:table-cell table:style-name="ce5" table:formula="of:=IF([Data.J34]=&quot;&quot;;&quot;&quot;;CONCATENATE(&quot;,&quot;;[Data.J34]))">
            <text:p/>
          </table:table-cell>
          <table:table-cell table:style-name="ce5" table:formula="of:=IF([Data.K34]=&quot;&quot;;&quot;&quot;;CONCATENATE(&quot;,&quot;;[Data.K34]))">
            <text:p/>
          </table:table-cell>
          <table:table-cell table:style-name="ce5" table:formula="of:=IF([Data.L34]=&quot;&quot;;&quot;&quot;;CONCATENATE(&quot;,&quot;;[Data.L34]))">
            <text:p/>
          </table:table-cell>
          <table:table-cell table:style-name="ce5" table:formula="of:=IF([Data.M34]=&quot;&quot;;&quot;&quot;;CONCATENATE(&quot;,&quot;;[Data.M34]))">
            <text:p/>
          </table:table-cell>
          <table:table-cell table:style-name="ce5" table:formula="of:=IF([Data.N34]=&quot;&quot;;&quot;&quot;;CONCATENATE(&quot;,&quot;;[Data.N34]))">
            <text:p/>
          </table:table-cell>
          <table:table-cell table:style-name="ce5" table:formula="of:=IF([Data.O34]=&quot;&quot;;&quot;&quot;;CONCATENATE(&quot;,&quot;;[Data.O34]))">
            <text:p/>
          </table:table-cell>
          <table:table-cell table:style-name="ce5" table:formula="of:=IF([Data.P34]=&quot;&quot;;&quot;&quot;;CONCATENATE(&quot;,&quot;;[Data.P34]))">
            <text:p/>
          </table:table-cell>
          <table:table-cell table:style-name="ce5" table:formula="of:=IF([Data.Q34]=&quot;&quot;;&quot;&quot;;CONCATENATE(&quot;,&quot;;[Data.Q34]))">
            <text:p/>
          </table:table-cell>
          <table:table-cell table:style-name="ce5" table:formula="of:=IF([Data.R34]=&quot;&quot;;&quot;&quot;;CONCATENATE(&quot;,&quot;;[Data.R34]))">
            <text:p/>
          </table:table-cell>
          <table:table-cell table:number-columns-repeated="2"/>
        </table:table-row>
        <table:table-row table:style-name="ro2">
          <table:table-cell table:formula="of:=IF([Data.A35]=&quot;&quot;;[.A33];[Data.A35])" office:value-type="float" office:value="22">
            <text:p>22</text:p>
          </table:table-cell>
          <table:table-cell table:formula="of:=IF([Data.C35]=&quot;&quot;;[.B33];CONCATENATE(&quot;,&quot;;[Data.C35]))" office:value-type="string" office:string-value=",TRAINING">
            <text:p>,TRAINING</text:p>
          </table:table-cell>
          <table:table-cell table:formula="of:=IF([Data.D35]=&quot;&quot;;[.C33];CONCATENATE(&quot;,&quot;;[Data.D35]))" office:value-type="string" office:string-value=",CHARL">
            <text:p>,CHARL</text:p>
          </table:table-cell>
          <table:table-cell table:formula="of:=CONCATENATE(&quot;,&quot;;[Data.E35])" office:value-type="string" office:string-value=",MAJOR">
            <text:p>,MAJOR</text:p>
          </table:table-cell>
          <table:table-cell table:formula="of:=CONCATENATE(&quot;,&quot;;[Data.F35])" office:value-type="string" office:string-value=",15">
            <text:p>,15</text:p>
          </table:table-cell>
          <table:table-cell table:formula="of:=IF([Data.G35]=&quot;&quot;;&quot;&quot;;CONCATENATE(&quot;,&quot;;[Data.G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5" table:formula="of:=IF([Data.H35]=&quot;&quot;;&quot;&quot;;CONCATENATE(&quot;,&quot;;[Data.H35]))">
            <text:p/>
          </table:table-cell>
          <table:table-cell table:style-name="ce5" table:formula="of:=IF([Data.I35]=&quot;&quot;;&quot;&quot;;CONCATENATE(&quot;,&quot;;[Data.I35]))">
            <text:p/>
          </table:table-cell>
          <table:table-cell table:style-name="ce5" table:formula="of:=IF([Data.J35]=&quot;&quot;;&quot;&quot;;CONCATENATE(&quot;,&quot;;[Data.J35]))">
            <text:p/>
          </table:table-cell>
          <table:table-cell table:style-name="ce5" table:formula="of:=IF([Data.K35]=&quot;&quot;;&quot;&quot;;CONCATENATE(&quot;,&quot;;[Data.K35]))">
            <text:p/>
          </table:table-cell>
          <table:table-cell table:style-name="ce5" table:formula="of:=IF([Data.L35]=&quot;&quot;;&quot;&quot;;CONCATENATE(&quot;,&quot;;[Data.L35]))">
            <text:p/>
          </table:table-cell>
          <table:table-cell table:style-name="ce5" table:formula="of:=IF([Data.M35]=&quot;&quot;;&quot;&quot;;CONCATENATE(&quot;,&quot;;[Data.M35]))">
            <text:p/>
          </table:table-cell>
          <table:table-cell table:style-name="ce5" table:formula="of:=IF([Data.N35]=&quot;&quot;;&quot;&quot;;CONCATENATE(&quot;,&quot;;[Data.N35]))">
            <text:p/>
          </table:table-cell>
          <table:table-cell table:style-name="ce5" table:formula="of:=IF([Data.O35]=&quot;&quot;;&quot;&quot;;CONCATENATE(&quot;,&quot;;[Data.O35]))">
            <text:p/>
          </table:table-cell>
          <table:table-cell table:style-name="ce5" table:formula="of:=IF([Data.P35]=&quot;&quot;;&quot;&quot;;CONCATENATE(&quot;,&quot;;[Data.P35]))">
            <text:p/>
          </table:table-cell>
          <table:table-cell table:style-name="ce5" table:formula="of:=IF([Data.Q35]=&quot;&quot;;&quot;&quot;;CONCATENATE(&quot;,&quot;;[Data.Q35]))">
            <text:p/>
          </table:table-cell>
          <table:table-cell table:style-name="ce5" table:formula="of:=IF([Data.R35]=&quot;&quot;;&quot;&quot;;CONCATENATE(&quot;,&quot;;[Data.R35]))">
            <text:p/>
          </table:table-cell>
          <table:table-cell table:number-columns-repeated="2"/>
        </table:table-row>
        <table:table-row table:style-name="ro2">
          <table:table-cell table:formula="of:=IF([Data.A36]=&quot;&quot;;[.A34];[Data.A36])" office:value-type="float" office:value="23">
            <text:p>23</text:p>
          </table:table-cell>
          <table:table-cell table:formula="of:=IF([Data.C36]=&quot;&quot;;[.B34];CONCATENATE(&quot;,&quot;;[Data.C36]))" office:value-type="string" office:string-value=",TRAINING">
            <text:p>,TRAINING</text:p>
          </table:table-cell>
          <table:table-cell table:formula="of:=IF([Data.D36]=&quot;&quot;;[.C34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6])" office:value-type="string" office:string-value=",12">
            <text:p>,12</text:p>
          </table:table-cell>
          <table:table-cell table:formula="of:=IF([Data.G36]=&quot;&quot;;&quot;&quot;;CONCATENATE(&quot;,&quot;;[Data.G36]))" office:value-type="string" office:string-value=",DESCR=talent.nature.friend">
            <text:p>,DESCR=talent.nature.friend</text:p>
          </table:table-cell>
          <table:table-cell table:style-name="ce5" table:formula="of:=IF([Data.H36]=&quot;&quot;;&quot;&quot;;CONCATENATE(&quot;,&quot;;[Data.H36]))">
            <text:p/>
          </table:table-cell>
          <table:table-cell table:style-name="ce5" table:formula="of:=IF([Data.I36]=&quot;&quot;;&quot;&quot;;CONCATENATE(&quot;,&quot;;[Data.I36]))">
            <text:p/>
          </table:table-cell>
          <table:table-cell table:style-name="ce5" table:formula="of:=IF([Data.J36]=&quot;&quot;;&quot;&quot;;CONCATENATE(&quot;,&quot;;[Data.J36]))">
            <text:p/>
          </table:table-cell>
          <table:table-cell table:style-name="ce5" table:formula="of:=IF([Data.K36]=&quot;&quot;;&quot;&quot;;CONCATENATE(&quot;,&quot;;[Data.K36]))">
            <text:p/>
          </table:table-cell>
          <table:table-cell table:style-name="ce5" table:formula="of:=IF([Data.L36]=&quot;&quot;;&quot;&quot;;CONCATENATE(&quot;,&quot;;[Data.L36]))">
            <text:p/>
          </table:table-cell>
          <table:table-cell table:style-name="ce5" table:formula="of:=IF([Data.M36]=&quot;&quot;;&quot;&quot;;CONCATENATE(&quot;,&quot;;[Data.M36]))">
            <text:p/>
          </table:table-cell>
          <table:table-cell table:style-name="ce5" table:formula="of:=IF([Data.N36]=&quot;&quot;;&quot;&quot;;CONCATENATE(&quot;,&quot;;[Data.N36]))">
            <text:p/>
          </table:table-cell>
          <table:table-cell table:style-name="ce5" table:formula="of:=IF([Data.O36]=&quot;&quot;;&quot;&quot;;CONCATENATE(&quot;,&quot;;[Data.O36]))">
            <text:p/>
          </table:table-cell>
          <table:table-cell table:style-name="ce5" table:formula="of:=IF([Data.P36]=&quot;&quot;;&quot;&quot;;CONCATENATE(&quot;,&quot;;[Data.P36]))">
            <text:p/>
          </table:table-cell>
          <table:table-cell table:style-name="ce5" table:formula="of:=IF([Data.Q36]=&quot;&quot;;&quot;&quot;;CONCATENATE(&quot;,&quot;;[Data.Q36]))">
            <text:p/>
          </table:table-cell>
          <table:table-cell table:style-name="ce5" table:formula="of:=IF([Data.R36]=&quot;&quot;;&quot;&quot;;CONCATENATE(&quot;,&quot;;[Data.R36]))">
            <text:p/>
          </table:table-cell>
          <table:table-cell table:number-columns-repeated="2"/>
        </table:table-row>
        <table:table-row table:style-name="ro2">
          <table:table-cell table:formula="of:=IF([Data.A37]=&quot;&quot;;[.A35];[Data.A37])" office:value-type="float" office:value="24">
            <text:p>24</text:p>
          </table:table-cell>
          <table:table-cell table:formula="of:=IF([Data.C36]=&quot;&quot;;[.B35];CONCATENATE(&quot;,&quot;;[Data.C36]))" office:value-type="string" office:string-value=",TRAINING">
            <text:p>,TRAINING</text:p>
          </table:table-cell>
          <table:table-cell table:formula="of:=IF([Data.D36]=&quot;&quot;;[.C35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7])" office:value-type="string" office:string-value=",10">
            <text:p>,10</text:p>
          </table:table-cell>
          <table:table-cell table:formula="of:=IF([Data.G37]=&quot;&quot;;&quot;&quot;;CONCATENATE(&quot;,&quot;;[Data.G37]))" office:value-type="string" office:string-value=",CHOOSESKILL1=S216;S217;S218;S219=EVERYMAN=CAT=10">
            <text:p>,CHOOSESKILL1=S216;S217;S218;S219=EVERYMAN=CAT=10</text:p>
          </table:table-cell>
          <table:table-cell table:style-name="ce5" table:formula="of:=IF([Data.H37]=&quot;&quot;;&quot;&quot;;CONCATENATE(&quot;,&quot;;[Data.H37]))">
            <text:p/>
          </table:table-cell>
          <table:table-cell table:style-name="ce5" table:formula="of:=IF([Data.I37]=&quot;&quot;;&quot;&quot;;CONCATENATE(&quot;,&quot;;[Data.I37]))">
            <text:p/>
          </table:table-cell>
          <table:table-cell table:style-name="ce5" table:formula="of:=IF([Data.J37]=&quot;&quot;;&quot;&quot;;CONCATENATE(&quot;,&quot;;[Data.J37]))">
            <text:p/>
          </table:table-cell>
          <table:table-cell table:style-name="ce5" table:formula="of:=IF([Data.K37]=&quot;&quot;;&quot;&quot;;CONCATENATE(&quot;,&quot;;[Data.K37]))">
            <text:p/>
          </table:table-cell>
          <table:table-cell table:style-name="ce5" table:formula="of:=IF([Data.L37]=&quot;&quot;;&quot;&quot;;CONCATENATE(&quot;,&quot;;[Data.L37]))">
            <text:p/>
          </table:table-cell>
          <table:table-cell table:style-name="ce5" table:formula="of:=IF([Data.M37]=&quot;&quot;;&quot;&quot;;CONCATENATE(&quot;,&quot;;[Data.M37]))">
            <text:p/>
          </table:table-cell>
          <table:table-cell table:style-name="ce5" table:formula="of:=IF([Data.N37]=&quot;&quot;;&quot;&quot;;CONCATENATE(&quot;,&quot;;[Data.N37]))">
            <text:p/>
          </table:table-cell>
          <table:table-cell table:style-name="ce5" table:formula="of:=IF([Data.O37]=&quot;&quot;;&quot;&quot;;CONCATENATE(&quot;,&quot;;[Data.O37]))">
            <text:p/>
          </table:table-cell>
          <table:table-cell table:style-name="ce5" table:formula="of:=IF([Data.P37]=&quot;&quot;;&quot;&quot;;CONCATENATE(&quot;,&quot;;[Data.P37]))">
            <text:p/>
          </table:table-cell>
          <table:table-cell table:style-name="ce5" table:formula="of:=IF([Data.Q37]=&quot;&quot;;&quot;&quot;;CONCATENATE(&quot;,&quot;;[Data.Q37]))">
            <text:p/>
          </table:table-cell>
          <table:table-cell table:style-name="ce5" table:formula="of:=IF([Data.R37]=&quot;&quot;;&quot;&quot;;CONCATENATE(&quot;,&quot;;[Data.R37]))">
            <text:p/>
          </table:table-cell>
          <table:table-cell table:number-columns-repeated="2"/>
        </table:table-row>
        <table:table-row table:style-name="ro2">
          <table:table-cell table:formula="of:=IF([Data.A38]=&quot;&quot;;[.A36];[Data.A38])" office:value-type="float" office:value="25">
            <text:p>25</text:p>
          </table:table-cell>
          <table:table-cell table:formula="of:=IF([Data.C38]=&quot;&quot;;[.B36];CONCATENATE(&quot;,&quot;;[Data.C38]))" office:value-type="string" office:string-value=",TRAINING">
            <text:p>,TRAINING</text:p>
          </table:table-cell>
          <table:table-cell table:formula="of:=IF([Data.D38]=&quot;&quot;;[.C36];CONCATENATE(&quot;,&quot;;[Data.D38]))" office:value-type="string" office:string-value=",CHARL">
            <text:p>,CHARL</text:p>
          </table:table-cell>
          <table:table-cell table:formula="of:=CONCATENATE(&quot;,&quot;;[Data.E38])" office:value-type="string" office:string-value=",LESSER">
            <text:p>,LESSER</text:p>
          </table:table-cell>
          <table:table-cell table:formula="of:=CONCATENATE(&quot;,&quot;;[Data.F38])" office:value-type="string" office:string-value=",3">
            <text:p>,3</text:p>
          </table:table-cell>
          <table:table-cell table:formula="of:=IF([Data.G38]=&quot;&quot;;&quot;&quot;;CONCATENATE(&quot;,&quot;;[Data.G38]))" office:value-type="string" office:string-value=",WEIGHTPENALTY=0.5">
            <text:p>,WEIGHTPENALTY=0.5</text:p>
          </table:table-cell>
          <table:table-cell table:style-name="ce5" table:formula="of:=IF([Data.H38]=&quot;&quot;;&quot;&quot;;CONCATENATE(&quot;,&quot;;[Data.H38]))">
            <text:p/>
          </table:table-cell>
          <table:table-cell table:style-name="ce5" table:formula="of:=IF([Data.I38]=&quot;&quot;;&quot;&quot;;CONCATENATE(&quot;,&quot;;[Data.I38]))">
            <text:p/>
          </table:table-cell>
          <table:table-cell table:style-name="ce5" table:formula="of:=IF([Data.J38]=&quot;&quot;;&quot;&quot;;CONCATENATE(&quot;,&quot;;[Data.J38]))">
            <text:p/>
          </table:table-cell>
          <table:table-cell table:style-name="ce5" table:formula="of:=IF([Data.K38]=&quot;&quot;;&quot;&quot;;CONCATENATE(&quot;,&quot;;[Data.K38]))">
            <text:p/>
          </table:table-cell>
          <table:table-cell table:style-name="ce5" table:formula="of:=IF([Data.L38]=&quot;&quot;;&quot;&quot;;CONCATENATE(&quot;,&quot;;[Data.L38]))">
            <text:p/>
          </table:table-cell>
          <table:table-cell table:style-name="ce5" table:formula="of:=IF([Data.M38]=&quot;&quot;;&quot;&quot;;CONCATENATE(&quot;,&quot;;[Data.M38]))">
            <text:p/>
          </table:table-cell>
          <table:table-cell table:style-name="ce5" table:formula="of:=IF([Data.N38]=&quot;&quot;;&quot;&quot;;CONCATENATE(&quot;,&quot;;[Data.N38]))">
            <text:p/>
          </table:table-cell>
          <table:table-cell table:style-name="ce5" table:formula="of:=IF([Data.O38]=&quot;&quot;;&quot;&quot;;CONCATENATE(&quot;,&quot;;[Data.O38]))">
            <text:p/>
          </table:table-cell>
          <table:table-cell table:style-name="ce5" table:formula="of:=IF([Data.P38]=&quot;&quot;;&quot;&quot;;CONCATENATE(&quot;,&quot;;[Data.P38]))">
            <text:p/>
          </table:table-cell>
          <table:table-cell table:style-name="ce5" table:formula="of:=IF([Data.Q38]=&quot;&quot;;&quot;&quot;;CONCATENATE(&quot;,&quot;;[Data.Q38]))">
            <text:p/>
          </table:table-cell>
          <table:table-cell table:style-name="ce5" table:formula="of:=IF([Data.R38]=&quot;&quot;;&quot;&quot;;CONCATENATE(&quot;,&quot;;[Data.R38]))">
            <text:p/>
          </table:table-cell>
          <table:table-cell table:number-columns-repeated="2"/>
        </table:table-row>
        <table:table-row table:style-name="ro2">
          <table:table-cell table:formula="of:=IF([Data.A39]=&quot;&quot;;[.A37];[Data.A39])" office:value-type="float" office:value="26">
            <text:p>26</text:p>
          </table:table-cell>
          <table:table-cell table:formula="of:=IF([Data.C39]=&quot;&quot;;[.B37];CONCATENATE(&quot;,&quot;;[Data.C39]))" office:value-type="string" office:string-value=",TRAINING">
            <text:p>,TRAINING</text:p>
          </table:table-cell>
          <table:table-cell table:formula="of:=IF([Data.D39]=&quot;&quot;;[.C37];CONCATENATE(&quot;,&quot;;[Data.D39]))" office:value-type="string" office:string-value=",CHARL">
            <text:p>,CHARL</text:p>
          </table:table-cell>
          <table:table-cell table:formula="of:=CONCATENATE(&quot;,&quot;;[Data.E39])" office:value-type="string" office:string-value=",GREATER">
            <text:p>,GREATER</text:p>
          </table:table-cell>
          <table:table-cell table:formula="of:=CONCATENATE(&quot;,&quot;;[Data.F39])" office:value-type="string" office:string-value=",20">
            <text:p>,20</text:p>
          </table:table-cell>
          <table:table-cell table:formula="of:=IF([Data.G39]=&quot;&quot;;&quot;&quot;;CONCATENATE(&quot;,&quot;;[Data.G39]))" office:value-type="string" office:string-value=",DESCR=talent.packspecial">
            <text:p>,DESCR=talent.packspecial</text:p>
          </table:table-cell>
          <table:table-cell table:style-name="ce5" table:formula="of:=IF([Data.H39]=&quot;&quot;;&quot;&quot;;CONCATENATE(&quot;,&quot;;[Data.H39]))">
            <text:p/>
          </table:table-cell>
          <table:table-cell table:style-name="ce5" table:formula="of:=IF([Data.I39]=&quot;&quot;;&quot;&quot;;CONCATENATE(&quot;,&quot;;[Data.I39]))">
            <text:p/>
          </table:table-cell>
          <table:table-cell table:style-name="ce5" table:formula="of:=IF([Data.J39]=&quot;&quot;;&quot;&quot;;CONCATENATE(&quot;,&quot;;[Data.J39]))">
            <text:p/>
          </table:table-cell>
          <table:table-cell table:style-name="ce5" table:formula="of:=IF([Data.K39]=&quot;&quot;;&quot;&quot;;CONCATENATE(&quot;,&quot;;[Data.K39]))">
            <text:p/>
          </table:table-cell>
          <table:table-cell table:style-name="ce5" table:formula="of:=IF([Data.L39]=&quot;&quot;;&quot;&quot;;CONCATENATE(&quot;,&quot;;[Data.L39]))">
            <text:p/>
          </table:table-cell>
          <table:table-cell table:style-name="ce5" table:formula="of:=IF([Data.M39]=&quot;&quot;;&quot;&quot;;CONCATENATE(&quot;,&quot;;[Data.M39]))">
            <text:p/>
          </table:table-cell>
          <table:table-cell table:style-name="ce5" table:formula="of:=IF([Data.N39]=&quot;&quot;;&quot;&quot;;CONCATENATE(&quot;,&quot;;[Data.N39]))">
            <text:p/>
          </table:table-cell>
          <table:table-cell table:style-name="ce5" table:formula="of:=IF([Data.O39]=&quot;&quot;;&quot;&quot;;CONCATENATE(&quot;,&quot;;[Data.O39]))">
            <text:p/>
          </table:table-cell>
          <table:table-cell table:style-name="ce5" table:formula="of:=IF([Data.P39]=&quot;&quot;;&quot;&quot;;CONCATENATE(&quot;,&quot;;[Data.P39]))">
            <text:p/>
          </table:table-cell>
          <table:table-cell table:style-name="ce5" table:formula="of:=IF([Data.Q39]=&quot;&quot;;&quot;&quot;;CONCATENATE(&quot;,&quot;;[Data.Q39]))">
            <text:p/>
          </table:table-cell>
          <table:table-cell table:style-name="ce5" table:formula="of:=IF([Data.R39]=&quot;&quot;;&quot;&quot;;CONCATENATE(&quot;,&quot;;[Data.R39]))">
            <text:p/>
          </table:table-cell>
          <table:table-cell table:number-columns-repeated="2"/>
        </table:table-row>
        <table:table-row table:style-name="ro2">
          <table:table-cell table:formula="of:=IF([Data.A40]=&quot;&quot;;[.A38];[Data.A40])" office:value-type="float" office:value="27">
            <text:p>27</text:p>
          </table:table-cell>
          <table:table-cell table:formula="of:=IF([Data.C40]=&quot;&quot;;[.B38];CONCATENATE(&quot;,&quot;;[Data.C40]))" office:value-type="string" office:string-value=",TRAINING">
            <text:p>,TRAINING</text:p>
          </table:table-cell>
          <table:table-cell table:formula="of:=IF([Data.D40]=&quot;&quot;;[.C38];CONCATENATE(&quot;,&quot;;[Data.D40]))" office:value-type="string" office:string-value=",CHARL">
            <text:p>,CHARL</text:p>
          </table:table-cell>
          <table:table-cell table:formula="of:=CONCATENATE(&quot;,&quot;;[Data.E40])" office:value-type="string" office:string-value=",MINOR">
            <text:p>,MINOR</text:p>
          </table:table-cell>
          <table:table-cell table:formula="of:=CONCATENATE(&quot;,&quot;;[Data.F40])" office:value-type="string" office:string-value=",10">
            <text:p>,10</text:p>
          </table:table-cell>
          <table:table-cell table:formula="of:=IF([Data.G40]=&quot;&quot;;&quot;&quot;;CONCATENATE(&quot;,&quot;;[Data.G40]))" office:value-type="string" office:string-value=",S148=EVERYMAN">
            <text:p>,S148=EVERYMAN</text:p>
          </table:table-cell>
          <table:table-cell table:style-name="ce5" table:formula="of:=IF([Data.H40]=&quot;&quot;;&quot;&quot;;CONCATENATE(&quot;,&quot;;[Data.H40]))" office:value-type="string" office:string-value=",S147=EVERYMAN">
            <text:p>,S147=EVERYMAN</text:p>
          </table:table-cell>
          <table:table-cell table:style-name="ce5" table:formula="of:=IF([Data.I40]=&quot;&quot;;&quot;&quot;;CONCATENATE(&quot;,&quot;;[Data.I40]))" office:value-type="string" office:string-value=",S149=EVERYMAN">
            <text:p>,S149=EVERYMAN</text:p>
          </table:table-cell>
          <table:table-cell table:style-name="ce5" table:formula="of:=IF([Data.J40]=&quot;&quot;;&quot;&quot;;CONCATENATE(&quot;,&quot;;[Data.J40]))" office:value-type="string" office:string-value=",S422=EVERYMAN">
            <text:p>,S422=EVERYMAN</text:p>
          </table:table-cell>
          <table:table-cell table:style-name="ce5" table:formula="of:=IF([Data.K40]=&quot;&quot;;&quot;&quot;;CONCATENATE(&quot;,&quot;;[Data.K40]))">
            <text:p/>
          </table:table-cell>
          <table:table-cell table:style-name="ce5" table:formula="of:=IF([Data.L40]=&quot;&quot;;&quot;&quot;;CONCATENATE(&quot;,&quot;;[Data.L40]))">
            <text:p/>
          </table:table-cell>
          <table:table-cell table:style-name="ce5" table:formula="of:=IF([Data.M40]=&quot;&quot;;&quot;&quot;;CONCATENATE(&quot;,&quot;;[Data.M40]))">
            <text:p/>
          </table:table-cell>
          <table:table-cell table:style-name="ce5" table:formula="of:=IF([Data.N40]=&quot;&quot;;&quot;&quot;;CONCATENATE(&quot;,&quot;;[Data.N40]))">
            <text:p/>
          </table:table-cell>
          <table:table-cell table:style-name="ce5" table:formula="of:=IF([Data.O40]=&quot;&quot;;&quot;&quot;;CONCATENATE(&quot;,&quot;;[Data.O40]))">
            <text:p/>
          </table:table-cell>
          <table:table-cell table:style-name="ce5" table:formula="of:=IF([Data.P40]=&quot;&quot;;&quot;&quot;;CONCATENATE(&quot;,&quot;;[Data.P40]))">
            <text:p/>
          </table:table-cell>
          <table:table-cell table:style-name="ce5" table:formula="of:=IF([Data.Q40]=&quot;&quot;;&quot;&quot;;CONCATENATE(&quot;,&quot;;[Data.Q40]))">
            <text:p/>
          </table:table-cell>
          <table:table-cell table:style-name="ce5" table:formula="of:=IF([Data.R40]=&quot;&quot;;&quot;&quot;;CONCATENATE(&quot;,&quot;;[Data.R40]))">
            <text:p/>
          </table:table-cell>
          <table:table-cell table:number-columns-repeated="2"/>
        </table:table-row>
        <table:table-row table:style-name="ro2">
          <table:table-cell table:formula="of:=IF([Data.A41]=&quot;&quot;;[.A39];[Data.A41])" office:value-type="float" office:value="28">
            <text:p>28</text:p>
          </table:table-cell>
          <table:table-cell table:formula="of:=IF([Data.C41]=&quot;&quot;;[.B39];CONCATENATE(&quot;,&quot;;[Data.C41]))" office:value-type="string" office:string-value=",TRAINING">
            <text:p>,TRAINING</text:p>
          </table:table-cell>
          <table:table-cell table:formula="of:=IF([Data.D41]=&quot;&quot;;[.C39];CONCATENATE(&quot;,&quot;;[Data.D41]))" office:value-type="string" office:string-value=",CHARL">
            <text:p>,CHARL</text:p>
          </table:table-cell>
          <table:table-cell table:formula="of:=CONCATENATE(&quot;,&quot;;[Data.E41])" office:value-type="string" office:string-value=",LESSER">
            <text:p>,LESSER</text:p>
          </table:table-cell>
          <table:table-cell table:formula="of:=CONCATENATE(&quot;,&quot;;[Data.F41])" office:value-type="string" office:string-value=",7">
            <text:p>,7</text:p>
          </table:table-cell>
          <table:table-cell table:formula="of:=IF([Data.G41]=&quot;&quot;;&quot;&quot;;CONCATENATE(&quot;,&quot;;[Data.G41]))" office:value-type="string" office:string-value=",S421=20">
            <text:p>,S421=20</text:p>
          </table:table-cell>
          <table:table-cell table:style-name="ce5" table:formula="of:=IF([Data.H41]=&quot;&quot;;&quot;&quot;;CONCATENATE(&quot;,&quot;;[Data.H41]))">
            <text:p/>
          </table:table-cell>
          <table:table-cell table:style-name="ce5" table:formula="of:=IF([Data.I41]=&quot;&quot;;&quot;&quot;;CONCATENATE(&quot;,&quot;;[Data.I41]))">
            <text:p/>
          </table:table-cell>
          <table:table-cell table:style-name="ce5" table:formula="of:=IF([Data.J41]=&quot;&quot;;&quot;&quot;;CONCATENATE(&quot;,&quot;;[Data.J41]))">
            <text:p/>
          </table:table-cell>
          <table:table-cell table:style-name="ce5" table:formula="of:=IF([Data.K41]=&quot;&quot;;&quot;&quot;;CONCATENATE(&quot;,&quot;;[Data.K41]))">
            <text:p/>
          </table:table-cell>
          <table:table-cell table:style-name="ce5" table:formula="of:=IF([Data.L41]=&quot;&quot;;&quot;&quot;;CONCATENATE(&quot;,&quot;;[Data.L41]))">
            <text:p/>
          </table:table-cell>
          <table:table-cell table:style-name="ce5" table:formula="of:=IF([Data.M41]=&quot;&quot;;&quot;&quot;;CONCATENATE(&quot;,&quot;;[Data.M41]))">
            <text:p/>
          </table:table-cell>
          <table:table-cell table:style-name="ce5" table:formula="of:=IF([Data.N41]=&quot;&quot;;&quot;&quot;;CONCATENATE(&quot;,&quot;;[Data.N41]))">
            <text:p/>
          </table:table-cell>
          <table:table-cell table:style-name="ce5" table:formula="of:=IF([Data.O41]=&quot;&quot;;&quot;&quot;;CONCATENATE(&quot;,&quot;;[Data.O41]))">
            <text:p/>
          </table:table-cell>
          <table:table-cell table:style-name="ce5" table:formula="of:=IF([Data.P41]=&quot;&quot;;&quot;&quot;;CONCATENATE(&quot;,&quot;;[Data.P41]))">
            <text:p/>
          </table:table-cell>
          <table:table-cell table:style-name="ce5" table:formula="of:=IF([Data.Q41]=&quot;&quot;;&quot;&quot;;CONCATENATE(&quot;,&quot;;[Data.Q41]))">
            <text:p/>
          </table:table-cell>
          <table:table-cell table:style-name="ce5" table:formula="of:=IF([Data.R41]=&quot;&quot;;&quot;&quot;;CONCATENATE(&quot;,&quot;;[Data.R41]))">
            <text:p/>
          </table:table-cell>
          <table:table-cell table:number-columns-repeated="2"/>
        </table:table-row>
        <table:table-row table:style-name="ro2">
          <table:table-cell table:formula="of:=IF([Data.A42]=&quot;&quot;;[.A40];[Data.A42])" office:value-type="float" office:value="29">
            <text:p>29</text:p>
          </table:table-cell>
          <table:table-cell table:formula="of:=IF([Data.C42]=&quot;&quot;;[.B40];CONCATENATE(&quot;,&quot;;[Data.C42]))" office:value-type="string" office:string-value=",TRAINING">
            <text:p>,TRAINING</text:p>
          </table:table-cell>
          <table:table-cell table:formula="of:=IF([Data.D42]=&quot;&quot;;[.C40];CONCATENATE(&quot;,&quot;;[Data.D42]))" office:value-type="string" office:string-value=",CHARL">
            <text:p>,CHARL</text:p>
          </table:table-cell>
          <table:table-cell table:formula="of:=CONCATENATE(&quot;,&quot;;[Data.E42])" office:value-type="string" office:string-value=",LESSER">
            <text:p>,LESSER</text:p>
          </table:table-cell>
          <table:table-cell table:formula="of:=CONCATENATE(&quot;,&quot;;[Data.F42])" office:value-type="string" office:string-value=",3">
            <text:p>,3</text:p>
          </table:table-cell>
          <table:table-cell table:formula="of:=IF([Data.G42]=&quot;&quot;;&quot;&quot;;CONCATENATE(&quot;,&quot;;[Data.G42]))" office:value-type="string" office:string-value=",DESCR=talent.swiftdresser">
            <text:p>,DESCR=talent.swiftdresser</text:p>
          </table:table-cell>
          <table:table-cell table:style-name="ce5" table:formula="of:=IF([Data.H42]=&quot;&quot;;&quot;&quot;;CONCATENATE(&quot;,&quot;;[Data.H42]))">
            <text:p/>
          </table:table-cell>
          <table:table-cell table:style-name="ce5" table:formula="of:=IF([Data.I42]=&quot;&quot;;&quot;&quot;;CONCATENATE(&quot;,&quot;;[Data.I42]))">
            <text:p/>
          </table:table-cell>
          <table:table-cell table:style-name="ce5" table:formula="of:=IF([Data.J42]=&quot;&quot;;&quot;&quot;;CONCATENATE(&quot;,&quot;;[Data.J42]))">
            <text:p/>
          </table:table-cell>
          <table:table-cell table:style-name="ce5" table:formula="of:=IF([Data.K42]=&quot;&quot;;&quot;&quot;;CONCATENATE(&quot;,&quot;;[Data.K42]))">
            <text:p/>
          </table:table-cell>
          <table:table-cell table:style-name="ce5" table:formula="of:=IF([Data.L42]=&quot;&quot;;&quot;&quot;;CONCATENATE(&quot;,&quot;;[Data.L42]))">
            <text:p/>
          </table:table-cell>
          <table:table-cell table:style-name="ce5" table:formula="of:=IF([Data.M42]=&quot;&quot;;&quot;&quot;;CONCATENATE(&quot;,&quot;;[Data.M42]))">
            <text:p/>
          </table:table-cell>
          <table:table-cell table:style-name="ce5" table:formula="of:=IF([Data.N42]=&quot;&quot;;&quot;&quot;;CONCATENATE(&quot;,&quot;;[Data.N42]))">
            <text:p/>
          </table:table-cell>
          <table:table-cell table:style-name="ce5" table:formula="of:=IF([Data.O42]=&quot;&quot;;&quot;&quot;;CONCATENATE(&quot;,&quot;;[Data.O42]))">
            <text:p/>
          </table:table-cell>
          <table:table-cell table:style-name="ce5" table:formula="of:=IF([Data.P42]=&quot;&quot;;&quot;&quot;;CONCATENATE(&quot;,&quot;;[Data.P42]))">
            <text:p/>
          </table:table-cell>
          <table:table-cell table:style-name="ce5" table:formula="of:=IF([Data.Q42]=&quot;&quot;;&quot;&quot;;CONCATENATE(&quot;,&quot;;[Data.Q42]))">
            <text:p/>
          </table:table-cell>
          <table:table-cell table:style-name="ce5" table:formula="of:=IF([Data.R42]=&quot;&quot;;&quot;&quot;;CONCATENATE(&quot;,&quot;;[Data.R42]))">
            <text:p/>
          </table:table-cell>
          <table:table-cell table:number-columns-repeated="2"/>
        </table:table-row>
        <table:table-row table:style-name="ro2">
          <table:table-cell table:formula="of:=IF([Data.A43]=&quot;&quot;;[.A41];[Data.A43])" office:value-type="float" office:value="30">
            <text:p>30</text:p>
          </table:table-cell>
          <table:table-cell table:formula="of:=IF([Data.C43]=&quot;&quot;;[.B41];CONCATENATE(&quot;,&quot;;[Data.C43]))" office:value-type="string" office:string-value=",TRAINING">
            <text:p>,TRAINING</text:p>
          </table:table-cell>
          <table:table-cell table:formula="of:=IF([Data.D43]=&quot;&quot;;[.C41];CONCATENATE(&quot;,&quot;;[Data.D43]))" office:value-type="string" office:string-value=",CHARL">
            <text:p>,CHARL</text:p>
          </table:table-cell>
          <table:table-cell table:formula="of:=CONCATENATE(&quot;,&quot;;[Data.E43])" office:value-type="string" office:string-value=",LESSER">
            <text:p>,LESSER</text:p>
          </table:table-cell>
          <table:table-cell table:formula="of:=CONCATENATE(&quot;,&quot;;[Data.F43])" office:value-type="string" office:string-value=",5">
            <text:p>,5</text:p>
          </table:table-cell>
          <table:table-cell table:formula="of:=IF([Data.G43]=&quot;&quot;;&quot;&quot;;CONCATENATE(&quot;,&quot;;[Data.G43]))" office:value-type="string" office:string-value=",RANK20=LANGUAGE">
            <text:p>,RANK20=LANGUAGE</text:p>
          </table:table-cell>
          <table:table-cell table:style-name="ce5" table:formula="of:=IF([Data.H43]=&quot;&quot;;&quot;&quot;;CONCATENATE(&quot;,&quot;;[Data.H43]))">
            <text:p/>
          </table:table-cell>
          <table:table-cell table:style-name="ce5" table:formula="of:=IF([Data.I43]=&quot;&quot;;&quot;&quot;;CONCATENATE(&quot;,&quot;;[Data.I43]))">
            <text:p/>
          </table:table-cell>
          <table:table-cell table:style-name="ce5" table:formula="of:=IF([Data.J43]=&quot;&quot;;&quot;&quot;;CONCATENATE(&quot;,&quot;;[Data.J43]))">
            <text:p/>
          </table:table-cell>
          <table:table-cell table:style-name="ce5" table:formula="of:=IF([Data.K43]=&quot;&quot;;&quot;&quot;;CONCATENATE(&quot;,&quot;;[Data.K43]))">
            <text:p/>
          </table:table-cell>
          <table:table-cell table:style-name="ce5" table:formula="of:=IF([Data.L43]=&quot;&quot;;&quot;&quot;;CONCATENATE(&quot;,&quot;;[Data.L43]))">
            <text:p/>
          </table:table-cell>
          <table:table-cell table:style-name="ce5" table:formula="of:=IF([Data.M43]=&quot;&quot;;&quot;&quot;;CONCATENATE(&quot;,&quot;;[Data.M43]))">
            <text:p/>
          </table:table-cell>
          <table:table-cell table:style-name="ce5" table:formula="of:=IF([Data.N43]=&quot;&quot;;&quot;&quot;;CONCATENATE(&quot;,&quot;;[Data.N43]))">
            <text:p/>
          </table:table-cell>
          <table:table-cell table:style-name="ce5" table:formula="of:=IF([Data.O43]=&quot;&quot;;&quot;&quot;;CONCATENATE(&quot;,&quot;;[Data.O43]))">
            <text:p/>
          </table:table-cell>
          <table:table-cell table:style-name="ce5" table:formula="of:=IF([Data.P43]=&quot;&quot;;&quot;&quot;;CONCATENATE(&quot;,&quot;;[Data.P43]))">
            <text:p/>
          </table:table-cell>
          <table:table-cell table:style-name="ce5" table:formula="of:=IF([Data.Q43]=&quot;&quot;;&quot;&quot;;CONCATENATE(&quot;,&quot;;[Data.Q43]))">
            <text:p/>
          </table:table-cell>
          <table:table-cell table:style-name="ce5" table:formula="of:=IF([Data.R43]=&quot;&quot;;&quot;&quot;;CONCATENATE(&quot;,&quot;;[Data.R43]))">
            <text:p/>
          </table:table-cell>
          <table:table-cell table:number-columns-repeated="2"/>
        </table:table-row>
        <table:table-row table:style-name="ro2">
          <table:table-cell table:formula="of:=IF([Data.A44]=&quot;&quot;;[.A42];[Data.A44])" office:value-type="float" office:value="31">
            <text:p>31</text:p>
          </table:table-cell>
          <table:table-cell table:formula="of:=IF([Data.C44]=&quot;&quot;;[.B42];CONCATENATE(&quot;,&quot;;[Data.C44]))" office:value-type="string" office:string-value=",TRAINING">
            <text:p>,TRAINING</text:p>
          </table:table-cell>
          <table:table-cell table:formula="of:=IF([Data.D44]=&quot;&quot;;[.C42];CONCATENATE(&quot;,&quot;;[Data.D44]))" office:value-type="string" office:string-value=",CHARL">
            <text:p>,CHARL</text:p>
          </table:table-cell>
          <table:table-cell table:formula="of:=CONCATENATE(&quot;,&quot;;[Data.E44])" office:value-type="string" office:string-value=",LESSER">
            <text:p>,LESSER</text:p>
          </table:table-cell>
          <table:table-cell table:formula="of:=CONCATENATE(&quot;,&quot;;[Data.F44])" office:value-type="string" office:string-value=",5">
            <text:p>,5</text:p>
          </table:table-cell>
          <table:table-cell table:formula="of:=IF([Data.G44]=&quot;&quot;;&quot;&quot;;CONCATENATE(&quot;,&quot;;[Data.G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5" table:formula="of:=IF([Data.H44]=&quot;&quot;;&quot;&quot;;CONCATENATE(&quot;,&quot;;[Data.H44]))">
            <text:p/>
          </table:table-cell>
          <table:table-cell table:style-name="ce5" table:formula="of:=IF([Data.I44]=&quot;&quot;;&quot;&quot;;CONCATENATE(&quot;,&quot;;[Data.I44]))">
            <text:p/>
          </table:table-cell>
          <table:table-cell table:style-name="ce5" table:formula="of:=IF([Data.J44]=&quot;&quot;;&quot;&quot;;CONCATENATE(&quot;,&quot;;[Data.J44]))">
            <text:p/>
          </table:table-cell>
          <table:table-cell table:style-name="ce5" table:formula="of:=IF([Data.K44]=&quot;&quot;;&quot;&quot;;CONCATENATE(&quot;,&quot;;[Data.K44]))">
            <text:p/>
          </table:table-cell>
          <table:table-cell table:style-name="ce5" table:formula="of:=IF([Data.L44]=&quot;&quot;;&quot;&quot;;CONCATENATE(&quot;,&quot;;[Data.L44]))">
            <text:p/>
          </table:table-cell>
          <table:table-cell table:style-name="ce5" table:formula="of:=IF([Data.M44]=&quot;&quot;;&quot;&quot;;CONCATENATE(&quot;,&quot;;[Data.M44]))">
            <text:p/>
          </table:table-cell>
          <table:table-cell table:style-name="ce5" table:formula="of:=IF([Data.N44]=&quot;&quot;;&quot;&quot;;CONCATENATE(&quot;,&quot;;[Data.N44]))">
            <text:p/>
          </table:table-cell>
          <table:table-cell table:style-name="ce5" table:formula="of:=IF([Data.O44]=&quot;&quot;;&quot;&quot;;CONCATENATE(&quot;,&quot;;[Data.O44]))">
            <text:p/>
          </table:table-cell>
          <table:table-cell table:style-name="ce5" table:formula="of:=IF([Data.P44]=&quot;&quot;;&quot;&quot;;CONCATENATE(&quot;,&quot;;[Data.P44]))">
            <text:p/>
          </table:table-cell>
          <table:table-cell table:style-name="ce5" table:formula="of:=IF([Data.Q44]=&quot;&quot;;&quot;&quot;;CONCATENATE(&quot;,&quot;;[Data.Q44]))">
            <text:p/>
          </table:table-cell>
          <table:table-cell table:style-name="ce5" table:formula="of:=IF([Data.R44]=&quot;&quot;;&quot;&quot;;CONCATENATE(&quot;,&quot;;[Data.R44]))">
            <text:p/>
          </table:table-cell>
          <table:table-cell table:number-columns-repeated="2"/>
        </table:table-row>
        <table:table-row table:style-name="ro2">
          <table:table-cell table:formula="of:=IF([Data.A45]=&quot;&quot;;[.A43];[Data.A45])" office:value-type="float" office:value="31">
            <text:p>31</text:p>
          </table:table-cell>
          <table:table-cell table:formula="of:=IF([Data.C45]=&quot;&quot;;[.B43];CONCATENATE(&quot;,&quot;;[Data.C45]))" office:value-type="string" office:string-value=",TRAINING">
            <text:p>,TRAINING</text:p>
          </table:table-cell>
          <table:table-cell table:formula="of:=IF([Data.D45]=&quot;&quot;;[.C43];CONCATENATE(&quot;,&quot;;[Data.D45]))" office:value-type="string" office:string-value=",CHARL">
            <text:p>,CHARL</text:p>
          </table:table-cell>
          <table:table-cell table:formula="of:=CONCATENATE(&quot;,&quot;;[Data.E45])" office:value-type="string" office:string-value=",MINOR">
            <text:p>,MINOR</text:p>
          </table:table-cell>
          <table:table-cell table:formula="of:=CONCATENATE(&quot;,&quot;;[Data.F45])" office:value-type="string" office:string-value=",10">
            <text:p>,10</text:p>
          </table:table-cell>
          <table:table-cell table:formula="of:=IF([Data.G45]=&quot;&quot;;&quot;&quot;;CONCATENATE(&quot;,&quot;;[Data.G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5" table:formula="of:=IF([Data.H45]=&quot;&quot;;&quot;&quot;;CONCATENATE(&quot;,&quot;;[Data.H45]))">
            <text:p/>
          </table:table-cell>
          <table:table-cell table:style-name="ce5" table:formula="of:=IF([Data.I45]=&quot;&quot;;&quot;&quot;;CONCATENATE(&quot;,&quot;;[Data.I45]))">
            <text:p/>
          </table:table-cell>
          <table:table-cell table:style-name="ce5" table:formula="of:=IF([Data.J45]=&quot;&quot;;&quot;&quot;;CONCATENATE(&quot;,&quot;;[Data.J45]))">
            <text:p/>
          </table:table-cell>
          <table:table-cell table:style-name="ce5" table:formula="of:=IF([Data.K45]=&quot;&quot;;&quot;&quot;;CONCATENATE(&quot;,&quot;;[Data.K45]))">
            <text:p/>
          </table:table-cell>
          <table:table-cell table:style-name="ce5" table:formula="of:=IF([Data.L45]=&quot;&quot;;&quot;&quot;;CONCATENATE(&quot;,&quot;;[Data.L45]))">
            <text:p/>
          </table:table-cell>
          <table:table-cell table:style-name="ce5" table:formula="of:=IF([Data.M45]=&quot;&quot;;&quot;&quot;;CONCATENATE(&quot;,&quot;;[Data.M45]))">
            <text:p/>
          </table:table-cell>
          <table:table-cell table:style-name="ce5" table:formula="of:=IF([Data.N45]=&quot;&quot;;&quot;&quot;;CONCATENATE(&quot;,&quot;;[Data.N45]))">
            <text:p/>
          </table:table-cell>
          <table:table-cell table:style-name="ce5" table:formula="of:=IF([Data.O45]=&quot;&quot;;&quot;&quot;;CONCATENATE(&quot;,&quot;;[Data.O45]))">
            <text:p/>
          </table:table-cell>
          <table:table-cell table:style-name="ce5" table:formula="of:=IF([Data.P45]=&quot;&quot;;&quot;&quot;;CONCATENATE(&quot;,&quot;;[Data.P45]))">
            <text:p/>
          </table:table-cell>
          <table:table-cell table:style-name="ce5" table:formula="of:=IF([Data.Q45]=&quot;&quot;;&quot;&quot;;CONCATENATE(&quot;,&quot;;[Data.Q45]))">
            <text:p/>
          </table:table-cell>
          <table:table-cell table:style-name="ce5" table:formula="of:=IF([Data.R45]=&quot;&quot;;&quot;&quot;;CONCATENATE(&quot;,&quot;;[Data.R45]))">
            <text:p/>
          </table:table-cell>
          <table:table-cell table:number-columns-repeated="2"/>
        </table:table-row>
        <table:table-row table:style-name="ro2">
          <table:table-cell table:formula="of:=IF([Data.A46]=&quot;&quot;;[.A44];[Data.A46])" office:value-type="float" office:value="31">
            <text:p>31</text:p>
          </table:table-cell>
          <table:table-cell table:formula="of:=IF([Data.C46]=&quot;&quot;;[.B44];CONCATENATE(&quot;,&quot;;[Data.C46]))" office:value-type="string" office:string-value=",TRAINING">
            <text:p>,TRAINING</text:p>
          </table:table-cell>
          <table:table-cell table:formula="of:=IF([Data.D46]=&quot;&quot;;[.C44];CONCATENATE(&quot;,&quot;;[Data.D46]))" office:value-type="string" office:string-value=",CHARL">
            <text:p>,CHARL</text:p>
          </table:table-cell>
          <table:table-cell table:formula="of:=CONCATENATE(&quot;,&quot;;[Data.E46])" office:value-type="string" office:string-value=",MAJOR">
            <text:p>,MAJOR</text:p>
          </table:table-cell>
          <table:table-cell table:formula="of:=CONCATENATE(&quot;,&quot;;[Data.F46])" office:value-type="string" office:string-value=",20">
            <text:p>,20</text:p>
          </table:table-cell>
          <table:table-cell table:formula="of:=IF([Data.G46]=&quot;&quot;;&quot;&quot;;CONCATENATE(&quot;,&quot;;[Data.G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5" table:formula="of:=IF([Data.H46]=&quot;&quot;;&quot;&quot;;CONCATENATE(&quot;,&quot;;[Data.H46]))">
            <text:p/>
          </table:table-cell>
          <table:table-cell table:style-name="ce5" table:formula="of:=IF([Data.I46]=&quot;&quot;;&quot;&quot;;CONCATENATE(&quot;,&quot;;[Data.I46]))">
            <text:p/>
          </table:table-cell>
          <table:table-cell table:style-name="ce5" table:formula="of:=IF([Data.J46]=&quot;&quot;;&quot;&quot;;CONCATENATE(&quot;,&quot;;[Data.J46]))">
            <text:p/>
          </table:table-cell>
          <table:table-cell table:style-name="ce5" table:formula="of:=IF([Data.K46]=&quot;&quot;;&quot;&quot;;CONCATENATE(&quot;,&quot;;[Data.K46]))">
            <text:p/>
          </table:table-cell>
          <table:table-cell table:style-name="ce5" table:formula="of:=IF([Data.L46]=&quot;&quot;;&quot;&quot;;CONCATENATE(&quot;,&quot;;[Data.L46]))">
            <text:p/>
          </table:table-cell>
          <table:table-cell table:style-name="ce5" table:formula="of:=IF([Data.M46]=&quot;&quot;;&quot;&quot;;CONCATENATE(&quot;,&quot;;[Data.M46]))">
            <text:p/>
          </table:table-cell>
          <table:table-cell table:style-name="ce5" table:formula="of:=IF([Data.N46]=&quot;&quot;;&quot;&quot;;CONCATENATE(&quot;,&quot;;[Data.N46]))">
            <text:p/>
          </table:table-cell>
          <table:table-cell table:style-name="ce5" table:formula="of:=IF([Data.O46]=&quot;&quot;;&quot;&quot;;CONCATENATE(&quot;,&quot;;[Data.O46]))">
            <text:p/>
          </table:table-cell>
          <table:table-cell table:style-name="ce5" table:formula="of:=IF([Data.P46]=&quot;&quot;;&quot;&quot;;CONCATENATE(&quot;,&quot;;[Data.P46]))">
            <text:p/>
          </table:table-cell>
          <table:table-cell table:style-name="ce5" table:formula="of:=IF([Data.Q46]=&quot;&quot;;&quot;&quot;;CONCATENATE(&quot;,&quot;;[Data.Q46]))">
            <text:p/>
          </table:table-cell>
          <table:table-cell table:style-name="ce5" table:formula="of:=IF([Data.R46]=&quot;&quot;;&quot;&quot;;CONCATENATE(&quot;,&quot;;[Data.R46]))">
            <text:p/>
          </table:table-cell>
          <table:table-cell table:number-columns-repeated="2"/>
        </table:table-row>
        <table:table-row table:style-name="ro2">
          <table:table-cell table:formula="of:=IF([Data.A47]=&quot;&quot;;[.A45];[Data.A47])" office:value-type="float" office:value="31">
            <text:p>31</text:p>
          </table:table-cell>
          <table:table-cell table:formula="of:=IF([Data.C47]=&quot;&quot;;[.B45];CONCATENATE(&quot;,&quot;;[Data.C47]))" office:value-type="string" office:string-value=",TRAINING">
            <text:p>,TRAINING</text:p>
          </table:table-cell>
          <table:table-cell table:formula="of:=IF([Data.D47]=&quot;&quot;;[.C45];CONCATENATE(&quot;,&quot;;[Data.D47]))" office:value-type="string" office:string-value=",CHARL">
            <text:p>,CHARL</text:p>
          </table:table-cell>
          <table:table-cell table:formula="of:=CONCATENATE(&quot;,&quot;;[Data.E47])" office:value-type="string" office:string-value=",GREATER">
            <text:p>,GREATER</text:p>
          </table:table-cell>
          <table:table-cell table:formula="of:=CONCATENATE(&quot;,&quot;;[Data.F47])" office:value-type="string" office:string-value=",30">
            <text:p>,30</text:p>
          </table:table-cell>
          <table:table-cell table:formula="of:=IF([Data.G47]=&quot;&quot;;&quot;&quot;;CONCATENATE(&quot;,&quot;;[Data.G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5" table:formula="of:=IF([Data.H47]=&quot;&quot;;&quot;&quot;;CONCATENATE(&quot;,&quot;;[Data.H47]))">
            <text:p/>
          </table:table-cell>
          <table:table-cell table:style-name="ce5" table:formula="of:=IF([Data.I47]=&quot;&quot;;&quot;&quot;;CONCATENATE(&quot;,&quot;;[Data.I47]))">
            <text:p/>
          </table:table-cell>
          <table:table-cell table:style-name="ce5" table:formula="of:=IF([Data.J47]=&quot;&quot;;&quot;&quot;;CONCATENATE(&quot;,&quot;;[Data.J47]))">
            <text:p/>
          </table:table-cell>
          <table:table-cell table:style-name="ce5" table:formula="of:=IF([Data.K47]=&quot;&quot;;&quot;&quot;;CONCATENATE(&quot;,&quot;;[Data.K47]))">
            <text:p/>
          </table:table-cell>
          <table:table-cell table:style-name="ce5" table:formula="of:=IF([Data.L47]=&quot;&quot;;&quot;&quot;;CONCATENATE(&quot;,&quot;;[Data.L47]))">
            <text:p/>
          </table:table-cell>
          <table:table-cell table:style-name="ce5" table:formula="of:=IF([Data.M47]=&quot;&quot;;&quot;&quot;;CONCATENATE(&quot;,&quot;;[Data.M47]))">
            <text:p/>
          </table:table-cell>
          <table:table-cell table:style-name="ce5" table:formula="of:=IF([Data.N47]=&quot;&quot;;&quot;&quot;;CONCATENATE(&quot;,&quot;;[Data.N47]))">
            <text:p/>
          </table:table-cell>
          <table:table-cell table:style-name="ce5" table:formula="of:=IF([Data.O47]=&quot;&quot;;&quot;&quot;;CONCATENATE(&quot;,&quot;;[Data.O47]))">
            <text:p/>
          </table:table-cell>
          <table:table-cell table:style-name="ce5" table:formula="of:=IF([Data.P47]=&quot;&quot;;&quot;&quot;;CONCATENATE(&quot;,&quot;;[Data.P47]))">
            <text:p/>
          </table:table-cell>
          <table:table-cell table:style-name="ce5" table:formula="of:=IF([Data.Q47]=&quot;&quot;;&quot;&quot;;CONCATENATE(&quot;,&quot;;[Data.Q47]))">
            <text:p/>
          </table:table-cell>
          <table:table-cell table:style-name="ce5" table:formula="of:=IF([Data.R47]=&quot;&quot;;&quot;&quot;;CONCATENATE(&quot;,&quot;;[Data.R47]))">
            <text:p/>
          </table:table-cell>
          <table:table-cell table:number-columns-repeated="2"/>
        </table:table-row>
        <table:table-row table:style-name="ro2">
          <table:table-cell table:formula="of:=IF([Data.A48]=&quot;&quot;;[.A46];[Data.A48])" office:value-type="float" office:value="32">
            <text:p>32</text:p>
          </table:table-cell>
          <table:table-cell table:formula="of:=IF([Data.C48]=&quot;&quot;;[.B46];CONCATENATE(&quot;,&quot;;[Data.C48]))" office:value-type="string" office:string-value=",TRAINING">
            <text:p>,TRAINING</text:p>
          </table:table-cell>
          <table:table-cell table:formula="of:=IF([Data.D48]=&quot;&quot;;[.C46];CONCATENATE(&quot;,&quot;;[Data.D48]))" office:value-type="string" office:string-value=",CHARL">
            <text:p>,CHARL</text:p>
          </table:table-cell>
          <table:table-cell table:formula="of:=CONCATENATE(&quot;,&quot;;[Data.E48])" office:value-type="string" office:string-value=",LESSER">
            <text:p>,LESSER</text:p>
          </table:table-cell>
          <table:table-cell table:formula="of:=CONCATENATE(&quot;,&quot;;[Data.F48])" office:value-type="string" office:string-value=",5">
            <text:p>,5</text:p>
          </table:table-cell>
          <table:table-cell table:formula="of:=IF([Data.G48]=&quot;&quot;;&quot;&quot;;CONCATENATE(&quot;,&quot;;[Data.G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5" table:formula="of:=IF([Data.H48]=&quot;&quot;;&quot;&quot;;CONCATENATE(&quot;,&quot;;[Data.H48]))">
            <text:p/>
          </table:table-cell>
          <table:table-cell table:style-name="ce5" table:formula="of:=IF([Data.I48]=&quot;&quot;;&quot;&quot;;CONCATENATE(&quot;,&quot;;[Data.I48]))">
            <text:p/>
          </table:table-cell>
          <table:table-cell table:style-name="ce5" table:formula="of:=IF([Data.J48]=&quot;&quot;;&quot;&quot;;CONCATENATE(&quot;,&quot;;[Data.J48]))">
            <text:p/>
          </table:table-cell>
          <table:table-cell table:style-name="ce5" table:formula="of:=IF([Data.K48]=&quot;&quot;;&quot;&quot;;CONCATENATE(&quot;,&quot;;[Data.K48]))">
            <text:p/>
          </table:table-cell>
          <table:table-cell table:style-name="ce5" table:formula="of:=IF([Data.L48]=&quot;&quot;;&quot;&quot;;CONCATENATE(&quot;,&quot;;[Data.L48]))">
            <text:p/>
          </table:table-cell>
          <table:table-cell table:style-name="ce5" table:formula="of:=IF([Data.M48]=&quot;&quot;;&quot;&quot;;CONCATENATE(&quot;,&quot;;[Data.M48]))">
            <text:p/>
          </table:table-cell>
          <table:table-cell table:style-name="ce5" table:formula="of:=IF([Data.N48]=&quot;&quot;;&quot;&quot;;CONCATENATE(&quot;,&quot;;[Data.N48]))">
            <text:p/>
          </table:table-cell>
          <table:table-cell table:style-name="ce5" table:formula="of:=IF([Data.O48]=&quot;&quot;;&quot;&quot;;CONCATENATE(&quot;,&quot;;[Data.O48]))">
            <text:p/>
          </table:table-cell>
          <table:table-cell table:style-name="ce5" table:formula="of:=IF([Data.P48]=&quot;&quot;;&quot;&quot;;CONCATENATE(&quot;,&quot;;[Data.P48]))">
            <text:p/>
          </table:table-cell>
          <table:table-cell table:style-name="ce5" table:formula="of:=IF([Data.Q48]=&quot;&quot;;&quot;&quot;;CONCATENATE(&quot;,&quot;;[Data.Q48]))">
            <text:p/>
          </table:table-cell>
          <table:table-cell table:style-name="ce5" table:formula="of:=IF([Data.R48]=&quot;&quot;;&quot;&quot;;CONCATENATE(&quot;,&quot;;[Data.R48]))">
            <text:p/>
          </table:table-cell>
          <table:table-cell table:number-columns-repeated="2"/>
        </table:table-row>
        <table:table-row table:style-name="ro2">
          <table:table-cell table:formula="of:=IF([Data.A49]=&quot;&quot;;[.A47];[Data.A49])" office:value-type="float" office:value="32">
            <text:p>32</text:p>
          </table:table-cell>
          <table:table-cell table:formula="of:=IF([Data.C49]=&quot;&quot;;[.B47];CONCATENATE(&quot;,&quot;;[Data.C49]))" office:value-type="string" office:string-value=",TRAINING">
            <text:p>,TRAINING</text:p>
          </table:table-cell>
          <table:table-cell table:formula="of:=IF([Data.D49]=&quot;&quot;;[.C47];CONCATENATE(&quot;,&quot;;[Data.D49]))" office:value-type="string" office:string-value=",CHARL">
            <text:p>,CHARL</text:p>
          </table:table-cell>
          <table:table-cell table:formula="of:=CONCATENATE(&quot;,&quot;;[Data.E49])" office:value-type="string" office:string-value=",MINOR">
            <text:p>,MINOR</text:p>
          </table:table-cell>
          <table:table-cell table:formula="of:=CONCATENATE(&quot;,&quot;;[Data.F49])" office:value-type="string" office:string-value=",10">
            <text:p>,10</text:p>
          </table:table-cell>
          <table:table-cell table:formula="of:=IF([Data.G49]=&quot;&quot;;&quot;&quot;;CONCATENATE(&quot;,&quot;;[Data.G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5" table:formula="of:=IF([Data.H49]=&quot;&quot;;&quot;&quot;;CONCATENATE(&quot;,&quot;;[Data.H49]))">
            <text:p/>
          </table:table-cell>
          <table:table-cell table:style-name="ce5" table:formula="of:=IF([Data.I49]=&quot;&quot;;&quot;&quot;;CONCATENATE(&quot;,&quot;;[Data.I49]))">
            <text:p/>
          </table:table-cell>
          <table:table-cell table:style-name="ce5" table:formula="of:=IF([Data.J49]=&quot;&quot;;&quot;&quot;;CONCATENATE(&quot;,&quot;;[Data.J49]))">
            <text:p/>
          </table:table-cell>
          <table:table-cell table:style-name="ce5" table:formula="of:=IF([Data.K49]=&quot;&quot;;&quot;&quot;;CONCATENATE(&quot;,&quot;;[Data.K49]))">
            <text:p/>
          </table:table-cell>
          <table:table-cell table:style-name="ce5" table:formula="of:=IF([Data.L49]=&quot;&quot;;&quot;&quot;;CONCATENATE(&quot;,&quot;;[Data.L49]))">
            <text:p/>
          </table:table-cell>
          <table:table-cell table:style-name="ce5" table:formula="of:=IF([Data.M49]=&quot;&quot;;&quot;&quot;;CONCATENATE(&quot;,&quot;;[Data.M49]))">
            <text:p/>
          </table:table-cell>
          <table:table-cell table:style-name="ce5" table:formula="of:=IF([Data.N49]=&quot;&quot;;&quot;&quot;;CONCATENATE(&quot;,&quot;;[Data.N49]))">
            <text:p/>
          </table:table-cell>
          <table:table-cell table:style-name="ce5" table:formula="of:=IF([Data.O49]=&quot;&quot;;&quot;&quot;;CONCATENATE(&quot;,&quot;;[Data.O49]))">
            <text:p/>
          </table:table-cell>
          <table:table-cell table:style-name="ce5" table:formula="of:=IF([Data.P49]=&quot;&quot;;&quot;&quot;;CONCATENATE(&quot;,&quot;;[Data.P49]))">
            <text:p/>
          </table:table-cell>
          <table:table-cell table:style-name="ce5" table:formula="of:=IF([Data.Q49]=&quot;&quot;;&quot;&quot;;CONCATENATE(&quot;,&quot;;[Data.Q49]))">
            <text:p/>
          </table:table-cell>
          <table:table-cell table:style-name="ce5" table:formula="of:=IF([Data.R49]=&quot;&quot;;&quot;&quot;;CONCATENATE(&quot;,&quot;;[Data.R49]))">
            <text:p/>
          </table:table-cell>
          <table:table-cell table:number-columns-repeated="2"/>
        </table:table-row>
        <table:table-row table:style-name="ro2">
          <table:table-cell table:formula="of:=IF([Data.A50]=&quot;&quot;;[.A48];[Data.A50])" office:value-type="float" office:value="32">
            <text:p>32</text:p>
          </table:table-cell>
          <table:table-cell table:formula="of:=IF([Data.C50]=&quot;&quot;;[.B48];CONCATENATE(&quot;,&quot;;[Data.C50]))" office:value-type="string" office:string-value=",TRAINING">
            <text:p>,TRAINING</text:p>
          </table:table-cell>
          <table:table-cell table:formula="of:=IF([Data.D50]=&quot;&quot;;[.C48];CONCATENATE(&quot;,&quot;;[Data.D50]))" office:value-type="string" office:string-value=",CHARL">
            <text:p>,CHARL</text:p>
          </table:table-cell>
          <table:table-cell table:formula="of:=CONCATENATE(&quot;,&quot;;[Data.E50])" office:value-type="string" office:string-value=",MAJOR">
            <text:p>,MAJOR</text:p>
          </table:table-cell>
          <table:table-cell table:formula="of:=CONCATENATE(&quot;,&quot;;[Data.F50])" office:value-type="string" office:string-value=",20">
            <text:p>,20</text:p>
          </table:table-cell>
          <table:table-cell table:formula="of:=IF([Data.G50]=&quot;&quot;;&quot;&quot;;CONCATENATE(&quot;,&quot;;[Data.G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5" table:formula="of:=IF([Data.H50]=&quot;&quot;;&quot;&quot;;CONCATENATE(&quot;,&quot;;[Data.H50]))">
            <text:p/>
          </table:table-cell>
          <table:table-cell table:style-name="ce5" table:formula="of:=IF([Data.I50]=&quot;&quot;;&quot;&quot;;CONCATENATE(&quot;,&quot;;[Data.I50]))">
            <text:p/>
          </table:table-cell>
          <table:table-cell table:style-name="ce5" table:formula="of:=IF([Data.J50]=&quot;&quot;;&quot;&quot;;CONCATENATE(&quot;,&quot;;[Data.J50]))">
            <text:p/>
          </table:table-cell>
          <table:table-cell table:style-name="ce5" table:formula="of:=IF([Data.K50]=&quot;&quot;;&quot;&quot;;CONCATENATE(&quot;,&quot;;[Data.K50]))">
            <text:p/>
          </table:table-cell>
          <table:table-cell table:style-name="ce5" table:formula="of:=IF([Data.L50]=&quot;&quot;;&quot;&quot;;CONCATENATE(&quot;,&quot;;[Data.L50]))">
            <text:p/>
          </table:table-cell>
          <table:table-cell table:style-name="ce5" table:formula="of:=IF([Data.M50]=&quot;&quot;;&quot;&quot;;CONCATENATE(&quot;,&quot;;[Data.M50]))">
            <text:p/>
          </table:table-cell>
          <table:table-cell table:style-name="ce5" table:formula="of:=IF([Data.N50]=&quot;&quot;;&quot;&quot;;CONCATENATE(&quot;,&quot;;[Data.N50]))">
            <text:p/>
          </table:table-cell>
          <table:table-cell table:style-name="ce5" table:formula="of:=IF([Data.O50]=&quot;&quot;;&quot;&quot;;CONCATENATE(&quot;,&quot;;[Data.O50]))">
            <text:p/>
          </table:table-cell>
          <table:table-cell table:style-name="ce5" table:formula="of:=IF([Data.P50]=&quot;&quot;;&quot;&quot;;CONCATENATE(&quot;,&quot;;[Data.P50]))">
            <text:p/>
          </table:table-cell>
          <table:table-cell table:style-name="ce5" table:formula="of:=IF([Data.Q50]=&quot;&quot;;&quot;&quot;;CONCATENATE(&quot;,&quot;;[Data.Q50]))">
            <text:p/>
          </table:table-cell>
          <table:table-cell table:style-name="ce5" table:formula="of:=IF([Data.R50]=&quot;&quot;;&quot;&quot;;CONCATENATE(&quot;,&quot;;[Data.R50]))">
            <text:p/>
          </table:table-cell>
          <table:table-cell table:number-columns-repeated="2"/>
        </table:table-row>
        <table:table-row table:style-name="ro2">
          <table:table-cell table:formula="of:=IF([Data.A51]=&quot;&quot;;[.A49];[Data.A51])" office:value-type="float" office:value="32">
            <text:p>32</text:p>
          </table:table-cell>
          <table:table-cell table:formula="of:=IF([Data.C51]=&quot;&quot;;[.B49];CONCATENATE(&quot;,&quot;;[Data.C51]))" office:value-type="string" office:string-value=",TRAINING">
            <text:p>,TRAINING</text:p>
          </table:table-cell>
          <table:table-cell table:formula="of:=IF([Data.D51]=&quot;&quot;;[.C49];CONCATENATE(&quot;,&quot;;[Data.D51]))" office:value-type="string" office:string-value=",CHARL">
            <text:p>,CHARL</text:p>
          </table:table-cell>
          <table:table-cell table:formula="of:=CONCATENATE(&quot;,&quot;;[Data.E51])" office:value-type="string" office:string-value=",GREATER">
            <text:p>,GREATER</text:p>
          </table:table-cell>
          <table:table-cell table:formula="of:=CONCATENATE(&quot;,&quot;;[Data.F51])" office:value-type="string" office:string-value=",30">
            <text:p>,30</text:p>
          </table:table-cell>
          <table:table-cell table:formula="of:=IF([Data.G51]=&quot;&quot;;&quot;&quot;;CONCATENATE(&quot;,&quot;;[Data.G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5" table:formula="of:=IF([Data.H51]=&quot;&quot;;&quot;&quot;;CONCATENATE(&quot;,&quot;;[Data.H51]))">
            <text:p/>
          </table:table-cell>
          <table:table-cell table:style-name="ce5" table:formula="of:=IF([Data.I51]=&quot;&quot;;&quot;&quot;;CONCATENATE(&quot;,&quot;;[Data.I51]))">
            <text:p/>
          </table:table-cell>
          <table:table-cell table:style-name="ce5" table:formula="of:=IF([Data.J51]=&quot;&quot;;&quot;&quot;;CONCATENATE(&quot;,&quot;;[Data.J51]))">
            <text:p/>
          </table:table-cell>
          <table:table-cell table:style-name="ce5" table:formula="of:=IF([Data.K51]=&quot;&quot;;&quot;&quot;;CONCATENATE(&quot;,&quot;;[Data.K51]))">
            <text:p/>
          </table:table-cell>
          <table:table-cell table:style-name="ce5" table:formula="of:=IF([Data.L51]=&quot;&quot;;&quot;&quot;;CONCATENATE(&quot;,&quot;;[Data.L51]))">
            <text:p/>
          </table:table-cell>
          <table:table-cell table:style-name="ce5" table:formula="of:=IF([Data.M51]=&quot;&quot;;&quot;&quot;;CONCATENATE(&quot;,&quot;;[Data.M51]))">
            <text:p/>
          </table:table-cell>
          <table:table-cell table:style-name="ce5" table:formula="of:=IF([Data.N51]=&quot;&quot;;&quot;&quot;;CONCATENATE(&quot;,&quot;;[Data.N51]))">
            <text:p/>
          </table:table-cell>
          <table:table-cell table:style-name="ce5" table:formula="of:=IF([Data.O51]=&quot;&quot;;&quot;&quot;;CONCATENATE(&quot;,&quot;;[Data.O51]))">
            <text:p/>
          </table:table-cell>
          <table:table-cell table:style-name="ce5" table:formula="of:=IF([Data.P51]=&quot;&quot;;&quot;&quot;;CONCATENATE(&quot;,&quot;;[Data.P51]))">
            <text:p/>
          </table:table-cell>
          <table:table-cell table:style-name="ce5" table:formula="of:=IF([Data.Q51]=&quot;&quot;;&quot;&quot;;CONCATENATE(&quot;,&quot;;[Data.Q51]))">
            <text:p/>
          </table:table-cell>
          <table:table-cell table:style-name="ce5" table:formula="of:=IF([Data.R51]=&quot;&quot;;&quot;&quot;;CONCATENATE(&quot;,&quot;;[Data.R51]))">
            <text:p/>
          </table:table-cell>
          <table:table-cell table:number-columns-repeated="2"/>
        </table:table-row>
        <table:table-row table:style-name="ro2">
          <table:table-cell table:formula="of:=IF([Data.A52]=&quot;&quot;;[.A50];[Data.A52])" office:value-type="float" office:value="33">
            <text:p>33</text:p>
          </table:table-cell>
          <table:table-cell table:formula="of:=IF([Data.C52]=&quot;&quot;;[.B50];CONCATENATE(&quot;,&quot;;[Data.C52]))" office:value-type="string" office:string-value=",TRAINING">
            <text:p>,TRAINING</text:p>
          </table:table-cell>
          <table:table-cell table:formula="of:=IF([Data.D52]=&quot;&quot;;[.C50];CONCATENATE(&quot;,&quot;;[Data.D52]))" office:value-type="string" office:string-value=",CHARL">
            <text:p>,CHARL</text:p>
          </table:table-cell>
          <table:table-cell table:formula="of:=CONCATENATE(&quot;,&quot;;[Data.E52])" office:value-type="string" office:string-value=",MAJOR">
            <text:p>,MAJOR</text:p>
          </table:table-cell>
          <table:table-cell table:formula="of:=CONCATENATE(&quot;,&quot;;[Data.F52])" office:value-type="string" office:string-value=",13">
            <text:p>,13</text:p>
          </table:table-cell>
          <table:table-cell table:formula="of:=IF([Data.G52]=&quot;&quot;;&quot;&quot;;CONCATENATE(&quot;,&quot;;[Data.G52]))" office:value-type="string" office:string-value=",C14=20">
            <text:p>,C14=20</text:p>
          </table:table-cell>
          <table:table-cell table:style-name="ce5" table:formula="of:=IF([Data.H52]=&quot;&quot;;&quot;&quot;;CONCATENATE(&quot;,&quot;;[Data.H52]))">
            <text:p/>
          </table:table-cell>
          <table:table-cell table:style-name="ce5" table:formula="of:=IF([Data.I52]=&quot;&quot;;&quot;&quot;;CONCATENATE(&quot;,&quot;;[Data.I52]))">
            <text:p/>
          </table:table-cell>
          <table:table-cell table:style-name="ce5" table:formula="of:=IF([Data.J52]=&quot;&quot;;&quot;&quot;;CONCATENATE(&quot;,&quot;;[Data.J52]))">
            <text:p/>
          </table:table-cell>
          <table:table-cell table:style-name="ce5" table:formula="of:=IF([Data.K52]=&quot;&quot;;&quot;&quot;;CONCATENATE(&quot;,&quot;;[Data.K52]))">
            <text:p/>
          </table:table-cell>
          <table:table-cell table:style-name="ce5" table:formula="of:=IF([Data.L52]=&quot;&quot;;&quot;&quot;;CONCATENATE(&quot;,&quot;;[Data.L52]))">
            <text:p/>
          </table:table-cell>
          <table:table-cell table:style-name="ce5" table:formula="of:=IF([Data.M52]=&quot;&quot;;&quot;&quot;;CONCATENATE(&quot;,&quot;;[Data.M52]))">
            <text:p/>
          </table:table-cell>
          <table:table-cell table:style-name="ce5" table:formula="of:=IF([Data.N52]=&quot;&quot;;&quot;&quot;;CONCATENATE(&quot;,&quot;;[Data.N52]))">
            <text:p/>
          </table:table-cell>
          <table:table-cell table:style-name="ce5" table:formula="of:=IF([Data.O52]=&quot;&quot;;&quot;&quot;;CONCATENATE(&quot;,&quot;;[Data.O52]))">
            <text:p/>
          </table:table-cell>
          <table:table-cell table:style-name="ce5" table:formula="of:=IF([Data.P52]=&quot;&quot;;&quot;&quot;;CONCATENATE(&quot;,&quot;;[Data.P52]))">
            <text:p/>
          </table:table-cell>
          <table:table-cell table:style-name="ce5" table:formula="of:=IF([Data.Q52]=&quot;&quot;;&quot;&quot;;CONCATENATE(&quot;,&quot;;[Data.Q52]))">
            <text:p/>
          </table:table-cell>
          <table:table-cell table:style-name="ce5" table:formula="of:=IF([Data.R52]=&quot;&quot;;&quot;&quot;;CONCATENATE(&quot;,&quot;;[Data.R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C53]=&quot;&quot;;[.B51];CONCATENATE(&quot;,&quot;;[Data.C53]))" office:value-type="string" office:string-value=",TRAINING">
            <text:p>,TRAINING</text:p>
          </table:table-cell>
          <table:table-cell table:formula="of:=IF([Data.D53]=&quot;&quot;;[.C51];CONCATENATE(&quot;,&quot;;[Data.D53]))" office:value-type="string" office:string-value=",CHARL">
            <text:p>,CHARL</text:p>
          </table:table-cell>
          <table:table-cell table:formula="of:=CONCATENATE(&quot;,&quot;;[Data.E53])" office:value-type="string" office:string-value=",MAJOR">
            <text:p>,MAJOR</text:p>
          </table:table-cell>
          <table:table-cell table:formula="of:=CONCATENATE(&quot;,&quot;;[Data.F53])" office:value-type="string" office:string-value=",15">
            <text:p>,15</text:p>
          </table:table-cell>
          <table:table-cell table:formula="of:=IF([Data.G53]=&quot;&quot;;&quot;&quot;;CONCATENATE(&quot;,&quot;;[Data.G53]))" office:value-type="string" office:string-value=",S196=25">
            <text:p>,S196=25</text:p>
          </table:table-cell>
          <table:table-cell table:style-name="ce5" table:formula="of:=IF([Data.H53]=&quot;&quot;;&quot;&quot;;CONCATENATE(&quot;,&quot;;[Data.H53]))" office:value-type="string" office:string-value=",S85=25">
            <text:p>,S85=25</text:p>
          </table:table-cell>
          <table:table-cell table:style-name="ce5" table:formula="of:=IF([Data.I53]=&quot;&quot;;&quot;&quot;;CONCATENATE(&quot;,&quot;;[Data.I53]))" office:value-type="string" office:string-value=",S79=25">
            <text:p>,S79=25</text:p>
          </table:table-cell>
          <table:table-cell table:style-name="ce5" table:formula="of:=IF([Data.J53]=&quot;&quot;;&quot;&quot;;CONCATENATE(&quot;,&quot;;[Data.J53]))" office:value-type="string" office:string-value=",S161=25">
            <text:p>,S161=25</text:p>
          </table:table-cell>
          <table:table-cell table:style-name="ce5" table:formula="of:=IF([Data.K53]=&quot;&quot;;&quot;&quot;;CONCATENATE(&quot;,&quot;;[Data.K53]))" office:value-type="string" office:string-value=",S93=25">
            <text:p>,S93=25</text:p>
          </table:table-cell>
          <table:table-cell table:style-name="ce5" table:formula="of:=IF([Data.L53]=&quot;&quot;;&quot;&quot;;CONCATENATE(&quot;,&quot;;[Data.L53]))" office:value-type="string" office:string-value=",S78=25">
            <text:p>,S78=25</text:p>
          </table:table-cell>
          <table:table-cell table:style-name="ce5" table:formula="of:=IF([Data.M53]=&quot;&quot;;&quot;&quot;;CONCATENATE(&quot;,&quot;;[Data.M53]))" office:value-type="string" office:string-value=",DESCR=talent.deathly">
            <text:p>,DESCR=talent.deathly</text:p>
          </table:table-cell>
          <table:table-cell table:style-name="ce5" table:formula="of:=IF([Data.N53]=&quot;&quot;;&quot;&quot;;CONCATENATE(&quot;,&quot;;[Data.N53]))">
            <text:p/>
          </table:table-cell>
          <table:table-cell table:style-name="ce5" table:formula="of:=IF([Data.O53]=&quot;&quot;;&quot;&quot;;CONCATENATE(&quot;,&quot;;[Data.O53]))">
            <text:p/>
          </table:table-cell>
          <table:table-cell table:style-name="ce5" table:formula="of:=IF([Data.P53]=&quot;&quot;;&quot;&quot;;CONCATENATE(&quot;,&quot;;[Data.P53]))">
            <text:p/>
          </table:table-cell>
          <table:table-cell table:style-name="ce5" table:formula="of:=IF([Data.Q53]=&quot;&quot;;&quot;&quot;;CONCATENATE(&quot;,&quot;;[Data.Q53]))">
            <text:p/>
          </table:table-cell>
          <table:table-cell table:style-name="ce5" table:formula="of:=IF([Data.R53]=&quot;&quot;;&quot;&quot;;CONCATENATE(&quot;,&quot;;[Data.R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C54]=&quot;&quot;;[.B52];CONCATENATE(&quot;,&quot;;[Data.C54]))" office:value-type="string" office:string-value=",TRAINING">
            <text:p>,TRAINING</text:p>
          </table:table-cell>
          <table:table-cell table:formula="of:=IF([Data.D54]=&quot;&quot;;[.C52];CONCATENATE(&quot;,&quot;;[Data.D54]))" office:value-type="string" office:string-value=",CHARL">
            <text:p>,CHARL</text:p>
          </table:table-cell>
          <table:table-cell table:formula="of:=CONCATENATE(&quot;,&quot;;[Data.E54])" office:value-type="string" office:string-value=",MAJOR">
            <text:p>,MAJOR</text:p>
          </table:table-cell>
          <table:table-cell table:formula="of:=CONCATENATE(&quot;,&quot;;[Data.F54])" office:value-type="string" office:string-value=",15">
            <text:p>,15</text:p>
          </table:table-cell>
          <table:table-cell table:formula="of:=IF([Data.G54]=&quot;&quot;;&quot;&quot;;CONCATENATE(&quot;,&quot;;[Data.G54]))" office:value-type="string" office:string-value=",CHOOSE6=ALLSKILL=10">
            <text:p>,CHOOSE6=ALLSKILL=10</text:p>
          </table:table-cell>
          <table:table-cell table:style-name="ce5" table:formula="of:=IF([Data.H54]=&quot;&quot;;&quot;&quot;;CONCATENATE(&quot;,&quot;;[Data.H54]))">
            <text:p/>
          </table:table-cell>
          <table:table-cell table:style-name="ce5" table:formula="of:=IF([Data.I54]=&quot;&quot;;&quot;&quot;;CONCATENATE(&quot;,&quot;;[Data.I54]))">
            <text:p/>
          </table:table-cell>
          <table:table-cell table:style-name="ce5" table:formula="of:=IF([Data.J54]=&quot;&quot;;&quot;&quot;;CONCATENATE(&quot;,&quot;;[Data.J54]))">
            <text:p/>
          </table:table-cell>
          <table:table-cell table:style-name="ce5" table:formula="of:=IF([Data.K54]=&quot;&quot;;&quot;&quot;;CONCATENATE(&quot;,&quot;;[Data.K54]))">
            <text:p/>
          </table:table-cell>
          <table:table-cell table:style-name="ce5" table:formula="of:=IF([Data.L54]=&quot;&quot;;&quot;&quot;;CONCATENATE(&quot;,&quot;;[Data.L54]))">
            <text:p/>
          </table:table-cell>
          <table:table-cell table:style-name="ce5" table:formula="of:=IF([Data.M54]=&quot;&quot;;&quot;&quot;;CONCATENATE(&quot;,&quot;;[Data.M54]))">
            <text:p/>
          </table:table-cell>
          <table:table-cell table:style-name="ce5" table:formula="of:=IF([Data.N54]=&quot;&quot;;&quot;&quot;;CONCATENATE(&quot;,&quot;;[Data.N54]))">
            <text:p/>
          </table:table-cell>
          <table:table-cell table:style-name="ce5" table:formula="of:=IF([Data.O54]=&quot;&quot;;&quot;&quot;;CONCATENATE(&quot;,&quot;;[Data.O54]))">
            <text:p/>
          </table:table-cell>
          <table:table-cell table:style-name="ce5" table:formula="of:=IF([Data.P54]=&quot;&quot;;&quot;&quot;;CONCATENATE(&quot;,&quot;;[Data.P54]))">
            <text:p/>
          </table:table-cell>
          <table:table-cell table:style-name="ce5" table:formula="of:=IF([Data.Q54]=&quot;&quot;;&quot;&quot;;CONCATENATE(&quot;,&quot;;[Data.Q54]))">
            <text:p/>
          </table:table-cell>
          <table:table-cell table:style-name="ce5" table:formula="of:=IF([Data.R54]=&quot;&quot;;&quot;&quot;;CONCATENATE(&quot;,&quot;;[Data.R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C55]=&quot;&quot;;[.B53];CONCATENATE(&quot;,&quot;;[Data.C55]))" office:value-type="string" office:string-value=",TRAINING">
            <text:p>,TRAINING</text:p>
          </table:table-cell>
          <table:table-cell table:formula="of:=IF([Data.D55]=&quot;&quot;;[.C53];CONCATENATE(&quot;,&quot;;[Data.D55]))" office:value-type="string" office:string-value=",CHARL">
            <text:p>,CHARL</text:p>
          </table:table-cell>
          <table:table-cell table:formula="of:=CONCATENATE(&quot;,&quot;;[Data.E55])" office:value-type="string" office:string-value=",GREATER">
            <text:p>,GREATER</text:p>
          </table:table-cell>
          <table:table-cell table:formula="of:=CONCATENATE(&quot;,&quot;;[Data.F55])" office:value-type="string" office:string-value=",25">
            <text:p>,25</text:p>
          </table:table-cell>
          <table:table-cell table:formula="of:=IF([Data.G55]=&quot;&quot;;&quot;&quot;;CONCATENATE(&quot;,&quot;;[Data.G55]))" office:value-type="string" office:string-value=",CHOOSE6=ALLSKILL=20">
            <text:p>,CHOOSE6=ALLSKILL=20</text:p>
          </table:table-cell>
          <table:table-cell table:style-name="ce5" table:formula="of:=IF([Data.H55]=&quot;&quot;;&quot;&quot;;CONCATENATE(&quot;,&quot;;[Data.H55]))">
            <text:p/>
          </table:table-cell>
          <table:table-cell table:style-name="ce5" table:formula="of:=IF([Data.I55]=&quot;&quot;;&quot;&quot;;CONCATENATE(&quot;,&quot;;[Data.I55]))">
            <text:p/>
          </table:table-cell>
          <table:table-cell table:style-name="ce5" table:formula="of:=IF([Data.J55]=&quot;&quot;;&quot;&quot;;CONCATENATE(&quot;,&quot;;[Data.J55]))">
            <text:p/>
          </table:table-cell>
          <table:table-cell table:style-name="ce5" table:formula="of:=IF([Data.K55]=&quot;&quot;;&quot;&quot;;CONCATENATE(&quot;,&quot;;[Data.K55]))">
            <text:p/>
          </table:table-cell>
          <table:table-cell table:style-name="ce5" table:formula="of:=IF([Data.L55]=&quot;&quot;;&quot;&quot;;CONCATENATE(&quot;,&quot;;[Data.L55]))">
            <text:p/>
          </table:table-cell>
          <table:table-cell table:style-name="ce5" table:formula="of:=IF([Data.M55]=&quot;&quot;;&quot;&quot;;CONCATENATE(&quot;,&quot;;[Data.M55]))">
            <text:p/>
          </table:table-cell>
          <table:table-cell table:style-name="ce5" table:formula="of:=IF([Data.N55]=&quot;&quot;;&quot;&quot;;CONCATENATE(&quot;,&quot;;[Data.N55]))">
            <text:p/>
          </table:table-cell>
          <table:table-cell table:style-name="ce5" table:formula="of:=IF([Data.O55]=&quot;&quot;;&quot;&quot;;CONCATENATE(&quot;,&quot;;[Data.O55]))">
            <text:p/>
          </table:table-cell>
          <table:table-cell table:style-name="ce5" table:formula="of:=IF([Data.P55]=&quot;&quot;;&quot;&quot;;CONCATENATE(&quot;,&quot;;[Data.P55]))">
            <text:p/>
          </table:table-cell>
          <table:table-cell table:style-name="ce5" table:formula="of:=IF([Data.Q55]=&quot;&quot;;&quot;&quot;;CONCATENATE(&quot;,&quot;;[Data.Q55]))">
            <text:p/>
          </table:table-cell>
          <table:table-cell table:style-name="ce5" table:formula="of:=IF([Data.R55]=&quot;&quot;;&quot;&quot;;CONCATENATE(&quot;,&quot;;[Data.R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C56]=&quot;&quot;;[.B54];CONCATENATE(&quot;,&quot;;[Data.C56]))" office:value-type="string" office:string-value=",TRAINING">
            <text:p>,TRAINING</text:p>
          </table:table-cell>
          <table:table-cell table:formula="of:=IF([Data.D56]=&quot;&quot;;[.C54];CONCATENATE(&quot;,&quot;;[Data.D56]))" office:value-type="string" office:string-value=",CHARL">
            <text:p>,CHARL</text:p>
          </table:table-cell>
          <table:table-cell table:formula="of:=CONCATENATE(&quot;,&quot;;[Data.E56])" office:value-type="string" office:string-value=",LESSER">
            <text:p>,LESSER</text:p>
          </table:table-cell>
          <table:table-cell table:formula="of:=CONCATENATE(&quot;,&quot;;[Data.F56])" office:value-type="string" office:string-value=",3">
            <text:p>,3</text:p>
          </table:table-cell>
          <table:table-cell table:formula="of:=IF([Data.G56]=&quot;&quot;;&quot;&quot;;CONCATENATE(&quot;,&quot;;[Data.G56]))" office:value-type="string" office:string-value=",S131=10">
            <text:p>,S131=10</text:p>
          </table:table-cell>
          <table:table-cell table:style-name="ce5" table:formula="of:=IF([Data.H56]=&quot;&quot;;&quot;&quot;;CONCATENATE(&quot;,&quot;;[Data.H56]))">
            <text:p/>
          </table:table-cell>
          <table:table-cell table:style-name="ce5" table:formula="of:=IF([Data.I56]=&quot;&quot;;&quot;&quot;;CONCATENATE(&quot;,&quot;;[Data.I56]))">
            <text:p/>
          </table:table-cell>
          <table:table-cell table:style-name="ce5" table:formula="of:=IF([Data.J56]=&quot;&quot;;&quot;&quot;;CONCATENATE(&quot;,&quot;;[Data.J56]))">
            <text:p/>
          </table:table-cell>
          <table:table-cell table:style-name="ce5" table:formula="of:=IF([Data.K56]=&quot;&quot;;&quot;&quot;;CONCATENATE(&quot;,&quot;;[Data.K56]))">
            <text:p/>
          </table:table-cell>
          <table:table-cell table:style-name="ce5" table:formula="of:=IF([Data.L56]=&quot;&quot;;&quot;&quot;;CONCATENATE(&quot;,&quot;;[Data.L56]))">
            <text:p/>
          </table:table-cell>
          <table:table-cell table:style-name="ce5" table:formula="of:=IF([Data.M56]=&quot;&quot;;&quot;&quot;;CONCATENATE(&quot;,&quot;;[Data.M56]))">
            <text:p/>
          </table:table-cell>
          <table:table-cell table:style-name="ce5" table:formula="of:=IF([Data.N56]=&quot;&quot;;&quot;&quot;;CONCATENATE(&quot;,&quot;;[Data.N56]))">
            <text:p/>
          </table:table-cell>
          <table:table-cell table:style-name="ce5" table:formula="of:=IF([Data.O56]=&quot;&quot;;&quot;&quot;;CONCATENATE(&quot;,&quot;;[Data.O56]))">
            <text:p/>
          </table:table-cell>
          <table:table-cell table:style-name="ce5" table:formula="of:=IF([Data.P56]=&quot;&quot;;&quot;&quot;;CONCATENATE(&quot;,&quot;;[Data.P56]))">
            <text:p/>
          </table:table-cell>
          <table:table-cell table:style-name="ce5" table:formula="of:=IF([Data.Q56]=&quot;&quot;;&quot;&quot;;CONCATENATE(&quot;,&quot;;[Data.Q56]))">
            <text:p/>
          </table:table-cell>
          <table:table-cell table:style-name="ce5" table:formula="of:=IF([Data.R56]=&quot;&quot;;&quot;&quot;;CONCATENATE(&quot;,&quot;;[Data.R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C57]=&quot;&quot;;[.B55];CONCATENATE(&quot;,&quot;;[Data.C57]))" office:value-type="string" office:string-value=",TRAINING">
            <text:p>,TRAINING</text:p>
          </table:table-cell>
          <table:table-cell table:formula="of:=IF([Data.D57]=&quot;&quot;;[.C55];CONCATENATE(&quot;,&quot;;[Data.D57]))" office:value-type="string" office:string-value=",CHARL">
            <text:p>,CHARL</text:p>
          </table:table-cell>
          <table:table-cell table:formula="of:=CONCATENATE(&quot;,&quot;;[Data.E57])" office:value-type="string" office:string-value=",MINOR">
            <text:p>,MINOR</text:p>
          </table:table-cell>
          <table:table-cell table:formula="of:=CONCATENATE(&quot;,&quot;;[Data.F57])" office:value-type="string" office:string-value=",10">
            <text:p>,10</text:p>
          </table:table-cell>
          <table:table-cell table:formula="of:=IF([Data.G57]=&quot;&quot;;&quot;&quot;;CONCATENATE(&quot;,&quot;;[Data.G57]))" office:value-type="string" office:string-value=",DESCR=talent.weaponcontrol">
            <text:p>,DESCR=talent.weaponcontrol</text:p>
          </table:table-cell>
          <table:table-cell table:style-name="ce5" table:formula="of:=IF([Data.H57]=&quot;&quot;;&quot;&quot;;CONCATENATE(&quot;,&quot;;[Data.H57]))">
            <text:p/>
          </table:table-cell>
          <table:table-cell table:style-name="ce5" table:formula="of:=IF([Data.I57]=&quot;&quot;;&quot;&quot;;CONCATENATE(&quot;,&quot;;[Data.I57]))">
            <text:p/>
          </table:table-cell>
          <table:table-cell table:style-name="ce5" table:formula="of:=IF([Data.J57]=&quot;&quot;;&quot;&quot;;CONCATENATE(&quot;,&quot;;[Data.J57]))">
            <text:p/>
          </table:table-cell>
          <table:table-cell table:style-name="ce5" table:formula="of:=IF([Data.K57]=&quot;&quot;;&quot;&quot;;CONCATENATE(&quot;,&quot;;[Data.K57]))">
            <text:p/>
          </table:table-cell>
          <table:table-cell table:style-name="ce5" table:formula="of:=IF([Data.L57]=&quot;&quot;;&quot;&quot;;CONCATENATE(&quot;,&quot;;[Data.L57]))">
            <text:p/>
          </table:table-cell>
          <table:table-cell table:style-name="ce5" table:formula="of:=IF([Data.M57]=&quot;&quot;;&quot;&quot;;CONCATENATE(&quot;,&quot;;[Data.M57]))">
            <text:p/>
          </table:table-cell>
          <table:table-cell table:style-name="ce5" table:formula="of:=IF([Data.N57]=&quot;&quot;;&quot;&quot;;CONCATENATE(&quot;,&quot;;[Data.N57]))">
            <text:p/>
          </table:table-cell>
          <table:table-cell table:style-name="ce5" table:formula="of:=IF([Data.O57]=&quot;&quot;;&quot;&quot;;CONCATENATE(&quot;,&quot;;[Data.O57]))">
            <text:p/>
          </table:table-cell>
          <table:table-cell table:style-name="ce5" table:formula="of:=IF([Data.P57]=&quot;&quot;;&quot;&quot;;CONCATENATE(&quot;,&quot;;[Data.P57]))">
            <text:p/>
          </table:table-cell>
          <table:table-cell table:style-name="ce5" table:formula="of:=IF([Data.Q57]=&quot;&quot;;&quot;&quot;;CONCATENATE(&quot;,&quot;;[Data.Q57]))">
            <text:p/>
          </table:table-cell>
          <table:table-cell table:style-name="ce5" table:formula="of:=IF([Data.R57]=&quot;&quot;;&quot;&quot;;CONCATENATE(&quot;,&quot;;[Data.R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C58]=&quot;&quot;;[.B56];CONCATENATE(&quot;,&quot;;[Data.C58]))" office:value-type="string" office:string-value=",PHYSICAL">
            <text:p>,PHYSICAL</text:p>
          </table:table-cell>
          <table:table-cell table:formula="of:=IF([Data.D58]=&quot;&quot;;[.C56];CONCATENATE(&quot;,&quot;;[Data.D58]))" office:value-type="string" office:string-value=",CHARL">
            <text:p>,CHARL</text:p>
          </table:table-cell>
          <table:table-cell table:formula="of:=CONCATENATE(&quot;,&quot;;[Data.E58])" office:value-type="string" office:string-value=",GREATER">
            <text:p>,GREATER</text:p>
          </table:table-cell>
          <table:table-cell table:formula="of:=CONCATENATE(&quot;,&quot;;[Data.F58])" office:value-type="string" office:string-value=",15">
            <text:p>,15</text:p>
          </table:table-cell>
          <table:table-cell table:formula="of:=IF([Data.G58]=&quot;&quot;;&quot;&quot;;CONCATENATE(&quot;,&quot;;[Data.G58]))" office:value-type="string" office:string-value=",S222=15">
            <text:p>,S222=15</text:p>
          </table:table-cell>
          <table:table-cell table:style-name="ce5" table:formula="of:=IF([Data.H58]=&quot;&quot;;&quot;&quot;;CONCATENATE(&quot;,&quot;;[Data.H58]))" office:value-type="string" office:string-value=",S223=15">
            <text:p>,S223=15</text:p>
          </table:table-cell>
          <table:table-cell table:style-name="ce5" table:formula="of:=IF([Data.I58]=&quot;&quot;;&quot;&quot;;CONCATENATE(&quot;,&quot;;[Data.I58]))" office:value-type="string" office:string-value=",S224=15">
            <text:p>,S224=15</text:p>
          </table:table-cell>
          <table:table-cell table:style-name="ce5" table:formula="of:=IF([Data.J58]=&quot;&quot;;&quot;&quot;;CONCATENATE(&quot;,&quot;;[Data.J58]))" office:value-type="string" office:string-value=",S225=15">
            <text:p>,S225=15</text:p>
          </table:table-cell>
          <table:table-cell table:style-name="ce5" table:formula="of:=IF([Data.K58]=&quot;&quot;;&quot;&quot;;CONCATENATE(&quot;,&quot;;[Data.K58]))" office:value-type="string" office:string-value=",S226=15">
            <text:p>,S226=15</text:p>
          </table:table-cell>
          <table:table-cell table:style-name="ce5" table:formula="of:=IF([Data.L58]=&quot;&quot;;&quot;&quot;;CONCATENATE(&quot;,&quot;;[Data.L58]))" office:value-type="string" office:string-value=",S227=15">
            <text:p>,S227=15</text:p>
          </table:table-cell>
          <table:table-cell table:style-name="ce5" table:formula="of:=IF([Data.M58]=&quot;&quot;;&quot;&quot;;CONCATENATE(&quot;,&quot;;[Data.M58]))" office:value-type="string" office:string-value=",S228=15">
            <text:p>,S228=15</text:p>
          </table:table-cell>
          <table:table-cell table:style-name="ce5" table:formula="of:=IF([Data.N58]=&quot;&quot;;&quot;&quot;;CONCATENATE(&quot;,&quot;;[Data.N58]))" office:value-type="string" office:string-value=",S229=15">
            <text:p>,S229=15</text:p>
          </table:table-cell>
          <table:table-cell table:style-name="ce5" table:formula="of:=IF([Data.O58]=&quot;&quot;;&quot;&quot;;CONCATENATE(&quot;,&quot;;[Data.O58]))" office:value-type="string" office:string-value=",S221=15">
            <text:p>,S221=15</text:p>
          </table:table-cell>
          <table:table-cell table:style-name="ce5" table:formula="of:=IF([Data.P58]=&quot;&quot;;&quot;&quot;;CONCATENATE(&quot;,&quot;;[Data.P58]))" office:value-type="string" office:string-value=",C59=5">
            <text:p>,C59=5</text:p>
          </table:table-cell>
          <table:table-cell table:style-name="ce5" table:formula="of:=IF([Data.Q58]=&quot;&quot;;&quot;&quot;;CONCATENATE(&quot;,&quot;;[Data.Q58]))">
            <text:p/>
          </table:table-cell>
          <table:table-cell table:style-name="ce5" table:formula="of:=IF([Data.R58]=&quot;&quot;;&quot;&quot;;CONCATENATE(&quot;,&quot;;[Data.R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C59]=&quot;&quot;;[.B57];CONCATENATE(&quot;,&quot;;[Data.C59]))" office:value-type="string" office:string-value=",PHYSICAL">
            <text:p>,PHYSICAL</text:p>
          </table:table-cell>
          <table:table-cell table:formula="of:=IF([Data.D59]=&quot;&quot;;[.C57];CONCATENATE(&quot;,&quot;;[Data.D59]))" office:value-type="string" office:string-value=",CHARL">
            <text:p>,CHARL</text:p>
          </table:table-cell>
          <table:table-cell table:formula="of:=CONCATENATE(&quot;,&quot;;[Data.E59])" office:value-type="string" office:string-value=",MINOR">
            <text:p>,MINOR</text:p>
          </table:table-cell>
          <table:table-cell table:formula="of:=CONCATENATE(&quot;,&quot;;[Data.F59])" office:value-type="string" office:string-value=",7">
            <text:p>,7</text:p>
          </table:table-cell>
          <table:table-cell table:formula="of:=IF([Data.G59]=&quot;&quot;;&quot;&quot;;CONCATENATE(&quot;,&quot;;[Data.G59]))" office:value-type="string" office:string-value=",S228=25">
            <text:p>,S228=25</text:p>
          </table:table-cell>
          <table:table-cell table:style-name="ce5" table:formula="of:=IF([Data.H59]=&quot;&quot;;&quot;&quot;;CONCATENATE(&quot;,&quot;;[Data.H59]))">
            <text:p/>
          </table:table-cell>
          <table:table-cell table:style-name="ce5" table:formula="of:=IF([Data.I59]=&quot;&quot;;&quot;&quot;;CONCATENATE(&quot;,&quot;;[Data.I59]))">
            <text:p/>
          </table:table-cell>
          <table:table-cell table:style-name="ce5" table:formula="of:=IF([Data.J59]=&quot;&quot;;&quot;&quot;;CONCATENATE(&quot;,&quot;;[Data.J59]))">
            <text:p/>
          </table:table-cell>
          <table:table-cell table:style-name="ce5" table:formula="of:=IF([Data.K59]=&quot;&quot;;&quot;&quot;;CONCATENATE(&quot;,&quot;;[Data.K59]))">
            <text:p/>
          </table:table-cell>
          <table:table-cell table:style-name="ce5" table:formula="of:=IF([Data.L59]=&quot;&quot;;&quot;&quot;;CONCATENATE(&quot;,&quot;;[Data.L59]))">
            <text:p/>
          </table:table-cell>
          <table:table-cell table:style-name="ce5" table:formula="of:=IF([Data.M59]=&quot;&quot;;&quot;&quot;;CONCATENATE(&quot;,&quot;;[Data.M59]))">
            <text:p/>
          </table:table-cell>
          <table:table-cell table:style-name="ce5" table:formula="of:=IF([Data.N59]=&quot;&quot;;&quot;&quot;;CONCATENATE(&quot;,&quot;;[Data.N59]))">
            <text:p/>
          </table:table-cell>
          <table:table-cell table:style-name="ce5" table:formula="of:=IF([Data.O59]=&quot;&quot;;&quot;&quot;;CONCATENATE(&quot;,&quot;;[Data.O59]))">
            <text:p/>
          </table:table-cell>
          <table:table-cell table:style-name="ce5" table:formula="of:=IF([Data.P59]=&quot;&quot;;&quot;&quot;;CONCATENATE(&quot;,&quot;;[Data.P59]))">
            <text:p/>
          </table:table-cell>
          <table:table-cell table:style-name="ce5" table:formula="of:=IF([Data.Q59]=&quot;&quot;;&quot;&quot;;CONCATENATE(&quot;,&quot;;[Data.Q59]))">
            <text:p/>
          </table:table-cell>
          <table:table-cell table:style-name="ce5" table:formula="of:=IF([Data.R59]=&quot;&quot;;&quot;&quot;;CONCATENATE(&quot;,&quot;;[Data.R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C60]=&quot;&quot;;[.B58];CONCATENATE(&quot;,&quot;;[Data.C60]))" office:value-type="string" office:string-value=",PHYSICAL">
            <text:p>,PHYSICAL</text:p>
          </table:table-cell>
          <table:table-cell table:formula="of:=IF([Data.D60]=&quot;&quot;;[.C58];CONCATENATE(&quot;,&quot;;[Data.D60]))" office:value-type="string" office:string-value=",CHARL">
            <text:p>,CHARL</text:p>
          </table:table-cell>
          <table:table-cell table:formula="of:=CONCATENATE(&quot;,&quot;;[Data.E60])" office:value-type="string" office:string-value=",MINOR">
            <text:p>,MINOR</text:p>
          </table:table-cell>
          <table:table-cell table:formula="of:=CONCATENATE(&quot;,&quot;;[Data.F60])" office:value-type="string" office:string-value=",7">
            <text:p>,7</text:p>
          </table:table-cell>
          <table:table-cell table:formula="of:=IF([Data.G60]=&quot;&quot;;&quot;&quot;;CONCATENATE(&quot;,&quot;;[Data.G60]))" office:value-type="string" office:string-value=",DESCR=talent.acutehearing.10">
            <text:p>,DESCR=talent.acutehearing.10</text:p>
          </table:table-cell>
          <table:table-cell table:style-name="ce5" table:formula="of:=IF([Data.H60]=&quot;&quot;;&quot;&quot;;CONCATENATE(&quot;,&quot;;[Data.H60]))">
            <text:p/>
          </table:table-cell>
          <table:table-cell table:style-name="ce5" table:formula="of:=IF([Data.I60]=&quot;&quot;;&quot;&quot;;CONCATENATE(&quot;,&quot;;[Data.I60]))">
            <text:p/>
          </table:table-cell>
          <table:table-cell table:style-name="ce5" table:formula="of:=IF([Data.J60]=&quot;&quot;;&quot;&quot;;CONCATENATE(&quot;,&quot;;[Data.J60]))">
            <text:p/>
          </table:table-cell>
          <table:table-cell table:style-name="ce5" table:formula="of:=IF([Data.K60]=&quot;&quot;;&quot;&quot;;CONCATENATE(&quot;,&quot;;[Data.K60]))">
            <text:p/>
          </table:table-cell>
          <table:table-cell table:style-name="ce5" table:formula="of:=IF([Data.L60]=&quot;&quot;;&quot;&quot;;CONCATENATE(&quot;,&quot;;[Data.L60]))">
            <text:p/>
          </table:table-cell>
          <table:table-cell table:style-name="ce5" table:formula="of:=IF([Data.M60]=&quot;&quot;;&quot;&quot;;CONCATENATE(&quot;,&quot;;[Data.M60]))">
            <text:p/>
          </table:table-cell>
          <table:table-cell table:style-name="ce5" table:formula="of:=IF([Data.N60]=&quot;&quot;;&quot;&quot;;CONCATENATE(&quot;,&quot;;[Data.N60]))">
            <text:p/>
          </table:table-cell>
          <table:table-cell table:style-name="ce5" table:formula="of:=IF([Data.O60]=&quot;&quot;;&quot;&quot;;CONCATENATE(&quot;,&quot;;[Data.O60]))">
            <text:p/>
          </table:table-cell>
          <table:table-cell table:style-name="ce5" table:formula="of:=IF([Data.P60]=&quot;&quot;;&quot;&quot;;CONCATENATE(&quot;,&quot;;[Data.P60]))">
            <text:p/>
          </table:table-cell>
          <table:table-cell table:style-name="ce5" table:formula="of:=IF([Data.Q60]=&quot;&quot;;&quot;&quot;;CONCATENATE(&quot;,&quot;;[Data.Q60]))">
            <text:p/>
          </table:table-cell>
          <table:table-cell table:style-name="ce5" table:formula="of:=IF([Data.R60]=&quot;&quot;;&quot;&quot;;CONCATENATE(&quot;,&quot;;[Data.R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C61]=&quot;&quot;;[.B59];CONCATENATE(&quot;,&quot;;[Data.C61]))" office:value-type="string" office:string-value=",PHYSICAL">
            <text:p>,PHYSICAL</text:p>
          </table:table-cell>
          <table:table-cell table:formula="of:=IF([Data.D61]=&quot;&quot;;[.C59];CONCATENATE(&quot;,&quot;;[Data.D61]))" office:value-type="string" office:string-value=",CHARL">
            <text:p>,CHARL</text:p>
          </table:table-cell>
          <table:table-cell table:formula="of:=CONCATENATE(&quot;,&quot;;[Data.E61])" office:value-type="string" office:string-value=",LESSER">
            <text:p>,LESSER</text:p>
          </table:table-cell>
          <table:table-cell table:formula="of:=CONCATENATE(&quot;,&quot;;[Data.F61])" office:value-type="string" office:string-value=",5">
            <text:p>,5</text:p>
          </table:table-cell>
          <table:table-cell table:formula="of:=IF([Data.G61]=&quot;&quot;;&quot;&quot;;CONCATENATE(&quot;,&quot;;[Data.G61]))" office:value-type="string" office:string-value=",BASEMOVERATE=300">
            <text:p>,BASEMOVERATE=300</text:p>
          </table:table-cell>
          <table:table-cell table:style-name="ce5" table:formula="of:=IF([Data.H61]=&quot;&quot;;&quot;&quot;;CONCATENATE(&quot;,&quot;;[Data.H61]))">
            <text:p/>
          </table:table-cell>
          <table:table-cell table:style-name="ce5" table:formula="of:=IF([Data.I61]=&quot;&quot;;&quot;&quot;;CONCATENATE(&quot;,&quot;;[Data.I61]))">
            <text:p/>
          </table:table-cell>
          <table:table-cell table:style-name="ce5" table:formula="of:=IF([Data.J61]=&quot;&quot;;&quot;&quot;;CONCATENATE(&quot;,&quot;;[Data.J61]))">
            <text:p/>
          </table:table-cell>
          <table:table-cell table:style-name="ce5" table:formula="of:=IF([Data.K61]=&quot;&quot;;&quot;&quot;;CONCATENATE(&quot;,&quot;;[Data.K61]))">
            <text:p/>
          </table:table-cell>
          <table:table-cell table:style-name="ce5" table:formula="of:=IF([Data.L61]=&quot;&quot;;&quot;&quot;;CONCATENATE(&quot;,&quot;;[Data.L61]))">
            <text:p/>
          </table:table-cell>
          <table:table-cell table:style-name="ce5" table:formula="of:=IF([Data.M61]=&quot;&quot;;&quot;&quot;;CONCATENATE(&quot;,&quot;;[Data.M61]))">
            <text:p/>
          </table:table-cell>
          <table:table-cell table:style-name="ce5" table:formula="of:=IF([Data.N61]=&quot;&quot;;&quot;&quot;;CONCATENATE(&quot;,&quot;;[Data.N61]))">
            <text:p/>
          </table:table-cell>
          <table:table-cell table:style-name="ce5" table:formula="of:=IF([Data.O61]=&quot;&quot;;&quot;&quot;;CONCATENATE(&quot;,&quot;;[Data.O61]))">
            <text:p/>
          </table:table-cell>
          <table:table-cell table:style-name="ce5" table:formula="of:=IF([Data.P61]=&quot;&quot;;&quot;&quot;;CONCATENATE(&quot;,&quot;;[Data.P61]))">
            <text:p/>
          </table:table-cell>
          <table:table-cell table:style-name="ce5" table:formula="of:=IF([Data.Q61]=&quot;&quot;;&quot;&quot;;CONCATENATE(&quot;,&quot;;[Data.Q61]))">
            <text:p/>
          </table:table-cell>
          <table:table-cell table:style-name="ce5" table:formula="of:=IF([Data.R61]=&quot;&quot;;&quot;&quot;;CONCATENATE(&quot;,&quot;;[Data.R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C62]=&quot;&quot;;[.B60];CONCATENATE(&quot;,&quot;;[Data.C62]))" office:value-type="string" office:string-value=",PHYSICAL">
            <text:p>,PHYSICAL</text:p>
          </table:table-cell>
          <table:table-cell table:formula="of:=IF([Data.D62]=&quot;&quot;;[.C60];CONCATENATE(&quot;,&quot;;[Data.D62]))" office:value-type="string" office:string-value=",CHARL">
            <text:p>,CHARL</text:p>
          </table:table-cell>
          <table:table-cell table:formula="of:=CONCATENATE(&quot;,&quot;;[Data.E62])" office:value-type="string" office:string-value=",MINOR">
            <text:p>,MINOR</text:p>
          </table:table-cell>
          <table:table-cell table:formula="of:=CONCATENATE(&quot;,&quot;;[Data.F62])" office:value-type="string" office:string-value=",8">
            <text:p>,8</text:p>
          </table:table-cell>
          <table:table-cell table:formula="of:=IF([Data.G62]=&quot;&quot;;&quot;&quot;;CONCATENATE(&quot;,&quot;;[Data.G62]))" office:value-type="string" office:string-value=",S64=20">
            <text:p>,S64=20</text:p>
          </table:table-cell>
          <table:table-cell table:style-name="ce5" table:formula="of:=IF([Data.H62]=&quot;&quot;;&quot;&quot;;CONCATENATE(&quot;,&quot;;[Data.H62]))">
            <text:p/>
          </table:table-cell>
          <table:table-cell table:style-name="ce5" table:formula="of:=IF([Data.I62]=&quot;&quot;;&quot;&quot;;CONCATENATE(&quot;,&quot;;[Data.I62]))">
            <text:p/>
          </table:table-cell>
          <table:table-cell table:style-name="ce5" table:formula="of:=IF([Data.J62]=&quot;&quot;;&quot;&quot;;CONCATENATE(&quot;,&quot;;[Data.J62]))">
            <text:p/>
          </table:table-cell>
          <table:table-cell table:style-name="ce5" table:formula="of:=IF([Data.K62]=&quot;&quot;;&quot;&quot;;CONCATENATE(&quot;,&quot;;[Data.K62]))">
            <text:p/>
          </table:table-cell>
          <table:table-cell table:style-name="ce5" table:formula="of:=IF([Data.L62]=&quot;&quot;;&quot;&quot;;CONCATENATE(&quot;,&quot;;[Data.L62]))">
            <text:p/>
          </table:table-cell>
          <table:table-cell table:style-name="ce5" table:formula="of:=IF([Data.M62]=&quot;&quot;;&quot;&quot;;CONCATENATE(&quot;,&quot;;[Data.M62]))">
            <text:p/>
          </table:table-cell>
          <table:table-cell table:style-name="ce5" table:formula="of:=IF([Data.N62]=&quot;&quot;;&quot;&quot;;CONCATENATE(&quot;,&quot;;[Data.N62]))">
            <text:p/>
          </table:table-cell>
          <table:table-cell table:style-name="ce5" table:formula="of:=IF([Data.O62]=&quot;&quot;;&quot;&quot;;CONCATENATE(&quot;,&quot;;[Data.O62]))">
            <text:p/>
          </table:table-cell>
          <table:table-cell table:style-name="ce5" table:formula="of:=IF([Data.P62]=&quot;&quot;;&quot;&quot;;CONCATENATE(&quot;,&quot;;[Data.P62]))">
            <text:p/>
          </table:table-cell>
          <table:table-cell table:style-name="ce5" table:formula="of:=IF([Data.Q62]=&quot;&quot;;&quot;&quot;;CONCATENATE(&quot;,&quot;;[Data.Q62]))">
            <text:p/>
          </table:table-cell>
          <table:table-cell table:style-name="ce5" table:formula="of:=IF([Data.R62]=&quot;&quot;;&quot;&quot;;CONCATENATE(&quot;,&quot;;[Data.R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C63]=&quot;&quot;;[.B61];CONCATENATE(&quot;,&quot;;[Data.C63]))" office:value-type="string" office:string-value=",PHYSICAL">
            <text:p>,PHYSICAL</text:p>
          </table:table-cell>
          <table:table-cell table:formula="of:=IF([Data.D63]=&quot;&quot;;[.C61];CONCATENATE(&quot;,&quot;;[Data.D63]))" office:value-type="string" office:string-value=",CHARL">
            <text:p>,CHARL</text:p>
          </table:table-cell>
          <table:table-cell table:formula="of:=CONCATENATE(&quot;,&quot;;[Data.E63])" office:value-type="string" office:string-value=",LESSER">
            <text:p>,LESSER</text:p>
          </table:table-cell>
          <table:table-cell table:formula="of:=CONCATENATE(&quot;,&quot;;[Data.F63])" office:value-type="string" office:string-value=",5">
            <text:p>,5</text:p>
          </table:table-cell>
          <table:table-cell table:formula="of:=IF([Data.G63]=&quot;&quot;;&quot;&quot;;CONCATENATE(&quot;,&quot;;[Data.G63]))" office:value-type="string" office:string-value=",DESCR=talent.ambidexterity">
            <text:p>,DESCR=talent.ambidexterity</text:p>
          </table:table-cell>
          <table:table-cell table:style-name="ce5" table:formula="of:=IF([Data.H63]=&quot;&quot;;&quot;&quot;;CONCATENATE(&quot;,&quot;;[Data.H63]))">
            <text:p/>
          </table:table-cell>
          <table:table-cell table:style-name="ce5" table:formula="of:=IF([Data.I63]=&quot;&quot;;&quot;&quot;;CONCATENATE(&quot;,&quot;;[Data.I63]))">
            <text:p/>
          </table:table-cell>
          <table:table-cell table:style-name="ce5" table:formula="of:=IF([Data.J63]=&quot;&quot;;&quot;&quot;;CONCATENATE(&quot;,&quot;;[Data.J63]))">
            <text:p/>
          </table:table-cell>
          <table:table-cell table:style-name="ce5" table:formula="of:=IF([Data.K63]=&quot;&quot;;&quot;&quot;;CONCATENATE(&quot;,&quot;;[Data.K63]))">
            <text:p/>
          </table:table-cell>
          <table:table-cell table:style-name="ce5" table:formula="of:=IF([Data.L63]=&quot;&quot;;&quot;&quot;;CONCATENATE(&quot;,&quot;;[Data.L63]))">
            <text:p/>
          </table:table-cell>
          <table:table-cell table:style-name="ce5" table:formula="of:=IF([Data.M63]=&quot;&quot;;&quot;&quot;;CONCATENATE(&quot;,&quot;;[Data.M63]))">
            <text:p/>
          </table:table-cell>
          <table:table-cell table:style-name="ce5" table:formula="of:=IF([Data.N63]=&quot;&quot;;&quot;&quot;;CONCATENATE(&quot;,&quot;;[Data.N63]))">
            <text:p/>
          </table:table-cell>
          <table:table-cell table:style-name="ce5" table:formula="of:=IF([Data.O63]=&quot;&quot;;&quot;&quot;;CONCATENATE(&quot;,&quot;;[Data.O63]))">
            <text:p/>
          </table:table-cell>
          <table:table-cell table:style-name="ce5" table:formula="of:=IF([Data.P63]=&quot;&quot;;&quot;&quot;;CONCATENATE(&quot;,&quot;;[Data.P63]))">
            <text:p/>
          </table:table-cell>
          <table:table-cell table:style-name="ce5" table:formula="of:=IF([Data.Q63]=&quot;&quot;;&quot;&quot;;CONCATENATE(&quot;,&quot;;[Data.Q63]))">
            <text:p/>
          </table:table-cell>
          <table:table-cell table:style-name="ce5" table:formula="of:=IF([Data.R63]=&quot;&quot;;&quot;&quot;;CONCATENATE(&quot;,&quot;;[Data.R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C64]=&quot;&quot;;[.B62];CONCATENATE(&quot;,&quot;;[Data.C64]))" office:value-type="string" office:string-value=",PHYSICAL">
            <text:p>,PHYSICAL</text:p>
          </table:table-cell>
          <table:table-cell table:formula="of:=IF([Data.D64]=&quot;&quot;;[.C62];CONCATENATE(&quot;,&quot;;[Data.D64]))" office:value-type="string" office:string-value=",CHARL">
            <text:p>,CHARL</text:p>
          </table:table-cell>
          <table:table-cell table:formula="of:=CONCATENATE(&quot;,&quot;;[Data.E64])" office:value-type="string" office:string-value=",MINOR">
            <text:p>,MINOR</text:p>
          </table:table-cell>
          <table:table-cell table:formula="of:=CONCATENATE(&quot;,&quot;;[Data.F64])" office:value-type="string" office:string-value=",10">
            <text:p>,10</text:p>
          </table:table-cell>
          <table:table-cell table:formula="of:=IF([Data.G64]=&quot;&quot;;&quot;&quot;;CONCATENATE(&quot;,&quot;;[Data.G64]))" office:value-type="string" office:string-value=",DESCR=talent.ambidexterity">
            <text:p>,DESCR=talent.ambidexterity</text:p>
          </table:table-cell>
          <table:table-cell table:style-name="ce5" table:formula="of:=IF([Data.H64]=&quot;&quot;;&quot;&quot;;CONCATENATE(&quot;,&quot;;[Data.H64]))" office:value-type="string" office:string-value=",S58=15">
            <text:p>,S58=15</text:p>
          </table:table-cell>
          <table:table-cell table:style-name="ce5" table:formula="of:=IF([Data.I64]=&quot;&quot;;&quot;&quot;;CONCATENATE(&quot;,&quot;;[Data.I64]))">
            <text:p/>
          </table:table-cell>
          <table:table-cell table:style-name="ce5" table:formula="of:=IF([Data.J64]=&quot;&quot;;&quot;&quot;;CONCATENATE(&quot;,&quot;;[Data.J64]))">
            <text:p/>
          </table:table-cell>
          <table:table-cell table:style-name="ce5" table:formula="of:=IF([Data.K64]=&quot;&quot;;&quot;&quot;;CONCATENATE(&quot;,&quot;;[Data.K64]))">
            <text:p/>
          </table:table-cell>
          <table:table-cell table:style-name="ce5" table:formula="of:=IF([Data.L64]=&quot;&quot;;&quot;&quot;;CONCATENATE(&quot;,&quot;;[Data.L64]))">
            <text:p/>
          </table:table-cell>
          <table:table-cell table:style-name="ce5" table:formula="of:=IF([Data.M64]=&quot;&quot;;&quot;&quot;;CONCATENATE(&quot;,&quot;;[Data.M64]))">
            <text:p/>
          </table:table-cell>
          <table:table-cell table:style-name="ce5" table:formula="of:=IF([Data.N64]=&quot;&quot;;&quot;&quot;;CONCATENATE(&quot;,&quot;;[Data.N64]))">
            <text:p/>
          </table:table-cell>
          <table:table-cell table:style-name="ce5" table:formula="of:=IF([Data.O64]=&quot;&quot;;&quot;&quot;;CONCATENATE(&quot;,&quot;;[Data.O64]))">
            <text:p/>
          </table:table-cell>
          <table:table-cell table:style-name="ce5" table:formula="of:=IF([Data.P64]=&quot;&quot;;&quot;&quot;;CONCATENATE(&quot;,&quot;;[Data.P64]))">
            <text:p/>
          </table:table-cell>
          <table:table-cell table:style-name="ce5" table:formula="of:=IF([Data.Q64]=&quot;&quot;;&quot;&quot;;CONCATENATE(&quot;,&quot;;[Data.Q64]))">
            <text:p/>
          </table:table-cell>
          <table:table-cell table:style-name="ce5" table:formula="of:=IF([Data.R64]=&quot;&quot;;&quot;&quot;;CONCATENATE(&quot;,&quot;;[Data.R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C65]=&quot;&quot;;[.B63];CONCATENATE(&quot;,&quot;;[Data.C65]))" office:value-type="string" office:string-value=",PHYSICAL">
            <text:p>,PHYSICAL</text:p>
          </table:table-cell>
          <table:table-cell table:formula="of:=IF([Data.D65]=&quot;&quot;;[.C63];CONCATENATE(&quot;,&quot;;[Data.D65]))" office:value-type="string" office:string-value=",CHARL">
            <text:p>,CHARL</text:p>
          </table:table-cell>
          <table:table-cell table:formula="of:=CONCATENATE(&quot;,&quot;;[Data.E65])" office:value-type="string" office:string-value=",MINOR">
            <text:p>,MINOR</text:p>
          </table:table-cell>
          <table:table-cell table:formula="of:=CONCATENATE(&quot;,&quot;;[Data.F65])" office:value-type="string" office:string-value=",10">
            <text:p>,10</text:p>
          </table:table-cell>
          <table:table-cell table:formula="of:=IF([Data.G65]=&quot;&quot;;&quot;&quot;;CONCATENATE(&quot;,&quot;;[Data.G65]))" office:value-type="string" office:string-value=",DESCR=talent.critical.reduce.1">
            <text:p>,DESCR=talent.critical.reduce.1</text:p>
          </table:table-cell>
          <table:table-cell table:style-name="ce5" table:formula="of:=IF([Data.H65]=&quot;&quot;;&quot;&quot;;CONCATENATE(&quot;,&quot;;[Data.H65]))">
            <text:p/>
          </table:table-cell>
          <table:table-cell table:style-name="ce5" table:formula="of:=IF([Data.I65]=&quot;&quot;;&quot;&quot;;CONCATENATE(&quot;,&quot;;[Data.I65]))">
            <text:p/>
          </table:table-cell>
          <table:table-cell table:style-name="ce5" table:formula="of:=IF([Data.J65]=&quot;&quot;;&quot;&quot;;CONCATENATE(&quot;,&quot;;[Data.J65]))">
            <text:p/>
          </table:table-cell>
          <table:table-cell table:style-name="ce5" table:formula="of:=IF([Data.K65]=&quot;&quot;;&quot;&quot;;CONCATENATE(&quot;,&quot;;[Data.K65]))">
            <text:p/>
          </table:table-cell>
          <table:table-cell table:style-name="ce5" table:formula="of:=IF([Data.L65]=&quot;&quot;;&quot;&quot;;CONCATENATE(&quot;,&quot;;[Data.L65]))">
            <text:p/>
          </table:table-cell>
          <table:table-cell table:style-name="ce5" table:formula="of:=IF([Data.M65]=&quot;&quot;;&quot;&quot;;CONCATENATE(&quot;,&quot;;[Data.M65]))">
            <text:p/>
          </table:table-cell>
          <table:table-cell table:style-name="ce5" table:formula="of:=IF([Data.N65]=&quot;&quot;;&quot;&quot;;CONCATENATE(&quot;,&quot;;[Data.N65]))">
            <text:p/>
          </table:table-cell>
          <table:table-cell table:style-name="ce5" table:formula="of:=IF([Data.O65]=&quot;&quot;;&quot;&quot;;CONCATENATE(&quot;,&quot;;[Data.O65]))">
            <text:p/>
          </table:table-cell>
          <table:table-cell table:style-name="ce5" table:formula="of:=IF([Data.P65]=&quot;&quot;;&quot;&quot;;CONCATENATE(&quot;,&quot;;[Data.P65]))">
            <text:p/>
          </table:table-cell>
          <table:table-cell table:style-name="ce5" table:formula="of:=IF([Data.Q65]=&quot;&quot;;&quot;&quot;;CONCATENATE(&quot;,&quot;;[Data.Q65]))">
            <text:p/>
          </table:table-cell>
          <table:table-cell table:style-name="ce5" table:formula="of:=IF([Data.R65]=&quot;&quot;;&quot;&quot;;CONCATENATE(&quot;,&quot;;[Data.R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C66]=&quot;&quot;;[.B64];CONCATENATE(&quot;,&quot;;[Data.C66]))" office:value-type="string" office:string-value=",PHYSICAL">
            <text:p>,PHYSICAL</text:p>
          </table:table-cell>
          <table:table-cell table:formula="of:=IF([Data.D66]=&quot;&quot;;[.C64];CONCATENATE(&quot;,&quot;;[Data.D66]))" office:value-type="string" office:string-value=",CHARL">
            <text:p>,CHARL</text:p>
          </table:table-cell>
          <table:table-cell table:formula="of:=CONCATENATE(&quot;,&quot;;[Data.E66])" office:value-type="string" office:string-value=",MAJOR">
            <text:p>,MAJOR</text:p>
          </table:table-cell>
          <table:table-cell table:formula="of:=CONCATENATE(&quot;,&quot;;[Data.F66])" office:value-type="string" office:string-value=",15">
            <text:p>,15</text:p>
          </table:table-cell>
          <table:table-cell table:formula="of:=IF([Data.G66]=&quot;&quot;;&quot;&quot;;CONCATENATE(&quot;,&quot;;[Data.G66]))" office:value-type="string" office:string-value=",DESCR=talent.critical.reduce.2">
            <text:p>,DESCR=talent.critical.reduce.2</text:p>
          </table:table-cell>
          <table:table-cell table:style-name="ce5" table:formula="of:=IF([Data.H66]=&quot;&quot;;&quot;&quot;;CONCATENATE(&quot;,&quot;;[Data.H66]))">
            <text:p/>
          </table:table-cell>
          <table:table-cell table:style-name="ce5" table:formula="of:=IF([Data.I66]=&quot;&quot;;&quot;&quot;;CONCATENATE(&quot;,&quot;;[Data.I66]))">
            <text:p/>
          </table:table-cell>
          <table:table-cell table:style-name="ce5" table:formula="of:=IF([Data.J66]=&quot;&quot;;&quot;&quot;;CONCATENATE(&quot;,&quot;;[Data.J66]))">
            <text:p/>
          </table:table-cell>
          <table:table-cell table:style-name="ce5" table:formula="of:=IF([Data.K66]=&quot;&quot;;&quot;&quot;;CONCATENATE(&quot;,&quot;;[Data.K66]))">
            <text:p/>
          </table:table-cell>
          <table:table-cell table:style-name="ce5" table:formula="of:=IF([Data.L66]=&quot;&quot;;&quot;&quot;;CONCATENATE(&quot;,&quot;;[Data.L66]))">
            <text:p/>
          </table:table-cell>
          <table:table-cell table:style-name="ce5" table:formula="of:=IF([Data.M66]=&quot;&quot;;&quot;&quot;;CONCATENATE(&quot;,&quot;;[Data.M66]))">
            <text:p/>
          </table:table-cell>
          <table:table-cell table:style-name="ce5" table:formula="of:=IF([Data.N66]=&quot;&quot;;&quot;&quot;;CONCATENATE(&quot;,&quot;;[Data.N66]))">
            <text:p/>
          </table:table-cell>
          <table:table-cell table:style-name="ce5" table:formula="of:=IF([Data.O66]=&quot;&quot;;&quot;&quot;;CONCATENATE(&quot;,&quot;;[Data.O66]))">
            <text:p/>
          </table:table-cell>
          <table:table-cell table:style-name="ce5" table:formula="of:=IF([Data.P66]=&quot;&quot;;&quot;&quot;;CONCATENATE(&quot;,&quot;;[Data.P66]))">
            <text:p/>
          </table:table-cell>
          <table:table-cell table:style-name="ce5" table:formula="of:=IF([Data.Q66]=&quot;&quot;;&quot;&quot;;CONCATENATE(&quot;,&quot;;[Data.Q66]))">
            <text:p/>
          </table:table-cell>
          <table:table-cell table:style-name="ce5" table:formula="of:=IF([Data.R66]=&quot;&quot;;&quot;&quot;;CONCATENATE(&quot;,&quot;;[Data.R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C67]=&quot;&quot;;[.B65];CONCATENATE(&quot;,&quot;;[Data.C67]))" office:value-type="string" office:string-value=",PHYSICAL">
            <text:p>,PHYSICAL</text:p>
          </table:table-cell>
          <table:table-cell table:formula="of:=IF([Data.D67]=&quot;&quot;;[.C65];CONCATENATE(&quot;,&quot;;[Data.D67]))" office:value-type="string" office:string-value=",CHARL">
            <text:p>,CHARL</text:p>
          </table:table-cell>
          <table:table-cell table:formula="of:=CONCATENATE(&quot;,&quot;;[Data.E67])" office:value-type="string" office:string-value=",GREATER">
            <text:p>,GREATER</text:p>
          </table:table-cell>
          <table:table-cell table:formula="of:=CONCATENATE(&quot;,&quot;;[Data.F67])" office:value-type="string" office:string-value=",20">
            <text:p>,20</text:p>
          </table:table-cell>
          <table:table-cell table:formula="of:=IF([Data.G67]=&quot;&quot;;&quot;&quot;;CONCATENATE(&quot;,&quot;;[Data.G67]))" office:value-type="string" office:string-value=",DESCR=talent.critical.reduce.3">
            <text:p>,DESCR=talent.critical.reduce.3</text:p>
          </table:table-cell>
          <table:table-cell table:style-name="ce5" table:formula="of:=IF([Data.H67]=&quot;&quot;;&quot;&quot;;CONCATENATE(&quot;,&quot;;[Data.H67]))">
            <text:p/>
          </table:table-cell>
          <table:table-cell table:style-name="ce5" table:formula="of:=IF([Data.I67]=&quot;&quot;;&quot;&quot;;CONCATENATE(&quot;,&quot;;[Data.I67]))">
            <text:p/>
          </table:table-cell>
          <table:table-cell table:style-name="ce5" table:formula="of:=IF([Data.J67]=&quot;&quot;;&quot;&quot;;CONCATENATE(&quot;,&quot;;[Data.J67]))">
            <text:p/>
          </table:table-cell>
          <table:table-cell table:style-name="ce5" table:formula="of:=IF([Data.K67]=&quot;&quot;;&quot;&quot;;CONCATENATE(&quot;,&quot;;[Data.K67]))">
            <text:p/>
          </table:table-cell>
          <table:table-cell table:style-name="ce5" table:formula="of:=IF([Data.L67]=&quot;&quot;;&quot;&quot;;CONCATENATE(&quot;,&quot;;[Data.L67]))">
            <text:p/>
          </table:table-cell>
          <table:table-cell table:style-name="ce5" table:formula="of:=IF([Data.M67]=&quot;&quot;;&quot;&quot;;CONCATENATE(&quot;,&quot;;[Data.M67]))">
            <text:p/>
          </table:table-cell>
          <table:table-cell table:style-name="ce5" table:formula="of:=IF([Data.N67]=&quot;&quot;;&quot;&quot;;CONCATENATE(&quot;,&quot;;[Data.N67]))">
            <text:p/>
          </table:table-cell>
          <table:table-cell table:style-name="ce5" table:formula="of:=IF([Data.O67]=&quot;&quot;;&quot;&quot;;CONCATENATE(&quot;,&quot;;[Data.O67]))">
            <text:p/>
          </table:table-cell>
          <table:table-cell table:style-name="ce5" table:formula="of:=IF([Data.P67]=&quot;&quot;;&quot;&quot;;CONCATENATE(&quot;,&quot;;[Data.P67]))">
            <text:p/>
          </table:table-cell>
          <table:table-cell table:style-name="ce5" table:formula="of:=IF([Data.Q67]=&quot;&quot;;&quot;&quot;;CONCATENATE(&quot;,&quot;;[Data.Q67]))">
            <text:p/>
          </table:table-cell>
          <table:table-cell table:style-name="ce5" table:formula="of:=IF([Data.R67]=&quot;&quot;;&quot;&quot;;CONCATENATE(&quot;,&quot;;[Data.R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C68]=&quot;&quot;;[.B66];CONCATENATE(&quot;,&quot;;[Data.C68]))" office:value-type="string" office:string-value=",PHYSICAL">
            <text:p>,PHYSICAL</text:p>
          </table:table-cell>
          <table:table-cell table:formula="of:=IF([Data.D68]=&quot;&quot;;[.C66];CONCATENATE(&quot;,&quot;;[Data.D68]))" office:value-type="string" office:string-value=",CHARL">
            <text:p>,CHARL</text:p>
          </table:table-cell>
          <table:table-cell table:formula="of:=CONCATENATE(&quot;,&quot;;[Data.E68])" office:value-type="string" office:string-value=",LESSER">
            <text:p>,LESSER</text:p>
          </table:table-cell>
          <table:table-cell table:formula="of:=CONCATENATE(&quot;,&quot;;[Data.F68])" office:value-type="string" office:string-value=",5">
            <text:p>,5</text:p>
          </table:table-cell>
          <table:table-cell table:formula="of:=IF([Data.G68]=&quot;&quot;;&quot;&quot;;CONCATENATE(&quot;,&quot;;[Data.G68]))" office:value-type="string" office:string-value=",DESCR=talent.intense.eyes">
            <text:p>,DESCR=talent.intense.eyes</text:p>
          </table:table-cell>
          <table:table-cell table:style-name="ce5" table:formula="of:=IF([Data.H68]=&quot;&quot;;&quot;&quot;;CONCATENATE(&quot;,&quot;;[Data.H68]))">
            <text:p/>
          </table:table-cell>
          <table:table-cell table:style-name="ce5" table:formula="of:=IF([Data.I68]=&quot;&quot;;&quot;&quot;;CONCATENATE(&quot;,&quot;;[Data.I68]))">
            <text:p/>
          </table:table-cell>
          <table:table-cell table:style-name="ce5" table:formula="of:=IF([Data.J68]=&quot;&quot;;&quot;&quot;;CONCATENATE(&quot;,&quot;;[Data.J68]))">
            <text:p/>
          </table:table-cell>
          <table:table-cell table:style-name="ce5" table:formula="of:=IF([Data.K68]=&quot;&quot;;&quot;&quot;;CONCATENATE(&quot;,&quot;;[Data.K68]))">
            <text:p/>
          </table:table-cell>
          <table:table-cell table:style-name="ce5" table:formula="of:=IF([Data.L68]=&quot;&quot;;&quot;&quot;;CONCATENATE(&quot;,&quot;;[Data.L68]))">
            <text:p/>
          </table:table-cell>
          <table:table-cell table:style-name="ce5" table:formula="of:=IF([Data.M68]=&quot;&quot;;&quot;&quot;;CONCATENATE(&quot;,&quot;;[Data.M68]))">
            <text:p/>
          </table:table-cell>
          <table:table-cell table:style-name="ce5" table:formula="of:=IF([Data.N68]=&quot;&quot;;&quot;&quot;;CONCATENATE(&quot;,&quot;;[Data.N68]))">
            <text:p/>
          </table:table-cell>
          <table:table-cell table:style-name="ce5" table:formula="of:=IF([Data.O68]=&quot;&quot;;&quot;&quot;;CONCATENATE(&quot;,&quot;;[Data.O68]))">
            <text:p/>
          </table:table-cell>
          <table:table-cell table:style-name="ce5" table:formula="of:=IF([Data.P68]=&quot;&quot;;&quot;&quot;;CONCATENATE(&quot;,&quot;;[Data.P68]))">
            <text:p/>
          </table:table-cell>
          <table:table-cell table:style-name="ce5" table:formula="of:=IF([Data.Q68]=&quot;&quot;;&quot;&quot;;CONCATENATE(&quot;,&quot;;[Data.Q68]))">
            <text:p/>
          </table:table-cell>
          <table:table-cell table:style-name="ce5" table:formula="of:=IF([Data.R68]=&quot;&quot;;&quot;&quot;;CONCATENATE(&quot;,&quot;;[Data.R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C69]=&quot;&quot;;[.B67];CONCATENATE(&quot;,&quot;;[Data.C69]))" office:value-type="string" office:string-value=",PHYSICAL">
            <text:p>,PHYSICAL</text:p>
          </table:table-cell>
          <table:table-cell table:formula="of:=IF([Data.D69]=&quot;&quot;;[.C67];CONCATENATE(&quot;,&quot;;[Data.D69]))" office:value-type="string" office:string-value=",CHARL">
            <text:p>,CHARL</text:p>
          </table:table-cell>
          <table:table-cell table:formula="of:=CONCATENATE(&quot;,&quot;;[Data.E69])" office:value-type="string" office:string-value=",MINOR">
            <text:p>,MINOR</text:p>
          </table:table-cell>
          <table:table-cell table:formula="of:=CONCATENATE(&quot;,&quot;;[Data.F69])" office:value-type="string" office:string-value=",8">
            <text:p>,8</text:p>
          </table:table-cell>
          <table:table-cell table:formula="of:=IF([Data.G69]=&quot;&quot;;&quot;&quot;;CONCATENATE(&quot;,&quot;;[Data.G69]))" office:value-type="string" office:string-value=",RR=talent.rr.disarm.25">
            <text:p>,RR=talent.rr.disarm.25</text:p>
          </table:table-cell>
          <table:table-cell table:style-name="ce5" table:formula="of:=IF([Data.H69]=&quot;&quot;;&quot;&quot;;CONCATENATE(&quot;,&quot;;[Data.H69]))" office:value-type="string" office:string-value=",DESCR=talent.steelgrip">
            <text:p>,DESCR=talent.steelgrip</text:p>
          </table:table-cell>
          <table:table-cell table:style-name="ce5" table:formula="of:=IF([Data.I69]=&quot;&quot;;&quot;&quot;;CONCATENATE(&quot;,&quot;;[Data.I69]))">
            <text:p/>
          </table:table-cell>
          <table:table-cell table:style-name="ce5" table:formula="of:=IF([Data.J69]=&quot;&quot;;&quot;&quot;;CONCATENATE(&quot;,&quot;;[Data.J69]))">
            <text:p/>
          </table:table-cell>
          <table:table-cell table:style-name="ce5" table:formula="of:=IF([Data.K69]=&quot;&quot;;&quot;&quot;;CONCATENATE(&quot;,&quot;;[Data.K69]))">
            <text:p/>
          </table:table-cell>
          <table:table-cell table:style-name="ce5" table:formula="of:=IF([Data.L69]=&quot;&quot;;&quot;&quot;;CONCATENATE(&quot;,&quot;;[Data.L69]))">
            <text:p/>
          </table:table-cell>
          <table:table-cell table:style-name="ce5" table:formula="of:=IF([Data.M69]=&quot;&quot;;&quot;&quot;;CONCATENATE(&quot;,&quot;;[Data.M69]))">
            <text:p/>
          </table:table-cell>
          <table:table-cell table:style-name="ce5" table:formula="of:=IF([Data.N69]=&quot;&quot;;&quot;&quot;;CONCATENATE(&quot;,&quot;;[Data.N69]))">
            <text:p/>
          </table:table-cell>
          <table:table-cell table:style-name="ce5" table:formula="of:=IF([Data.O69]=&quot;&quot;;&quot;&quot;;CONCATENATE(&quot;,&quot;;[Data.O69]))">
            <text:p/>
          </table:table-cell>
          <table:table-cell table:style-name="ce5" table:formula="of:=IF([Data.P69]=&quot;&quot;;&quot;&quot;;CONCATENATE(&quot;,&quot;;[Data.P69]))">
            <text:p/>
          </table:table-cell>
          <table:table-cell table:style-name="ce5" table:formula="of:=IF([Data.Q69]=&quot;&quot;;&quot;&quot;;CONCATENATE(&quot;,&quot;;[Data.Q69]))">
            <text:p/>
          </table:table-cell>
          <table:table-cell table:style-name="ce5" table:formula="of:=IF([Data.R69]=&quot;&quot;;&quot;&quot;;CONCATENATE(&quot;,&quot;;[Data.R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C70]=&quot;&quot;;[.B68];CONCATENATE(&quot;,&quot;;[Data.C70]))" office:value-type="string" office:string-value=",PHYSICAL">
            <text:p>,PHYSICAL</text:p>
          </table:table-cell>
          <table:table-cell table:formula="of:=IF([Data.D70]=&quot;&quot;;[.C68];CONCATENATE(&quot;,&quot;;[Data.D70]))" office:value-type="string" office:string-value=",CHARL">
            <text:p>,CHARL</text:p>
          </table:table-cell>
          <table:table-cell table:formula="of:=CONCATENATE(&quot;,&quot;;[Data.E70])" office:value-type="string" office:string-value=",LESSER">
            <text:p>,LESSER</text:p>
          </table:table-cell>
          <table:table-cell table:formula="of:=CONCATENATE(&quot;,&quot;;[Data.F70])" office:value-type="string" office:string-value=",4">
            <text:p>,4</text:p>
          </table:table-cell>
          <table:table-cell table:formula="of:=IF([Data.G70]=&quot;&quot;;&quot;&quot;;CONCATENATE(&quot;,&quot;;[Data.G70]))" office:value-type="string" office:string-value=",S26=25">
            <text:p>,S26=25</text:p>
          </table:table-cell>
          <table:table-cell table:style-name="ce5" table:formula="of:=IF([Data.H70]=&quot;&quot;;&quot;&quot;;CONCATENATE(&quot;,&quot;;[Data.H70]))">
            <text:p/>
          </table:table-cell>
          <table:table-cell table:style-name="ce5" table:formula="of:=IF([Data.I70]=&quot;&quot;;&quot;&quot;;CONCATENATE(&quot;,&quot;;[Data.I70]))">
            <text:p/>
          </table:table-cell>
          <table:table-cell table:style-name="ce5" table:formula="of:=IF([Data.J70]=&quot;&quot;;&quot;&quot;;CONCATENATE(&quot;,&quot;;[Data.J70]))">
            <text:p/>
          </table:table-cell>
          <table:table-cell table:style-name="ce5" table:formula="of:=IF([Data.K70]=&quot;&quot;;&quot;&quot;;CONCATENATE(&quot;,&quot;;[Data.K70]))">
            <text:p/>
          </table:table-cell>
          <table:table-cell table:style-name="ce5" table:formula="of:=IF([Data.L70]=&quot;&quot;;&quot;&quot;;CONCATENATE(&quot;,&quot;;[Data.L70]))">
            <text:p/>
          </table:table-cell>
          <table:table-cell table:style-name="ce5" table:formula="of:=IF([Data.M70]=&quot;&quot;;&quot;&quot;;CONCATENATE(&quot;,&quot;;[Data.M70]))">
            <text:p/>
          </table:table-cell>
          <table:table-cell table:style-name="ce5" table:formula="of:=IF([Data.N70]=&quot;&quot;;&quot;&quot;;CONCATENATE(&quot;,&quot;;[Data.N70]))">
            <text:p/>
          </table:table-cell>
          <table:table-cell table:style-name="ce5" table:formula="of:=IF([Data.O70]=&quot;&quot;;&quot;&quot;;CONCATENATE(&quot;,&quot;;[Data.O70]))">
            <text:p/>
          </table:table-cell>
          <table:table-cell table:style-name="ce5" table:formula="of:=IF([Data.P70]=&quot;&quot;;&quot;&quot;;CONCATENATE(&quot;,&quot;;[Data.P70]))">
            <text:p/>
          </table:table-cell>
          <table:table-cell table:style-name="ce5" table:formula="of:=IF([Data.Q70]=&quot;&quot;;&quot;&quot;;CONCATENATE(&quot;,&quot;;[Data.Q70]))">
            <text:p/>
          </table:table-cell>
          <table:table-cell table:style-name="ce5" table:formula="of:=IF([Data.R70]=&quot;&quot;;&quot;&quot;;CONCATENATE(&quot;,&quot;;[Data.R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C71]=&quot;&quot;;[.B69];CONCATENATE(&quot;,&quot;;[Data.C71]))" office:value-type="string" office:string-value=",PHYSICAL">
            <text:p>,PHYSICAL</text:p>
          </table:table-cell>
          <table:table-cell table:formula="of:=IF([Data.D71]=&quot;&quot;;[.C69];CONCATENATE(&quot;,&quot;;[Data.D71]))" office:value-type="string" office:string-value=",CHARL">
            <text:p>,CHARL</text:p>
          </table:table-cell>
          <table:table-cell table:formula="of:=CONCATENATE(&quot;,&quot;;[Data.E71])" office:value-type="string" office:string-value=",GREATER">
            <text:p>,GREATER</text:p>
          </table:table-cell>
          <table:table-cell table:formula="of:=CONCATENATE(&quot;,&quot;;[Data.F71])" office:value-type="string" office:string-value=",25">
            <text:p>,25</text:p>
          </table:table-cell>
          <table:table-cell table:formula="of:=IF([Data.G71]=&quot;&quot;;&quot;&quot;;CONCATENATE(&quot;,&quot;;[Data.G71]))" office:value-type="string" office:string-value=",DESCR=talent.fly.25">
            <text:p>,DESCR=talent.fly.25</text:p>
          </table:table-cell>
          <table:table-cell table:style-name="ce5" table:formula="of:=IF([Data.H71]=&quot;&quot;;&quot;&quot;;CONCATENATE(&quot;,&quot;;[Data.H71]))">
            <text:p/>
          </table:table-cell>
          <table:table-cell table:style-name="ce5" table:formula="of:=IF([Data.I71]=&quot;&quot;;&quot;&quot;;CONCATENATE(&quot;,&quot;;[Data.I71]))">
            <text:p/>
          </table:table-cell>
          <table:table-cell table:style-name="ce5" table:formula="of:=IF([Data.J71]=&quot;&quot;;&quot;&quot;;CONCATENATE(&quot;,&quot;;[Data.J71]))">
            <text:p/>
          </table:table-cell>
          <table:table-cell table:style-name="ce5" table:formula="of:=IF([Data.K71]=&quot;&quot;;&quot;&quot;;CONCATENATE(&quot;,&quot;;[Data.K71]))">
            <text:p/>
          </table:table-cell>
          <table:table-cell table:style-name="ce5" table:formula="of:=IF([Data.L71]=&quot;&quot;;&quot;&quot;;CONCATENATE(&quot;,&quot;;[Data.L71]))">
            <text:p/>
          </table:table-cell>
          <table:table-cell table:style-name="ce5" table:formula="of:=IF([Data.M71]=&quot;&quot;;&quot;&quot;;CONCATENATE(&quot;,&quot;;[Data.M71]))">
            <text:p/>
          </table:table-cell>
          <table:table-cell table:style-name="ce5" table:formula="of:=IF([Data.N71]=&quot;&quot;;&quot;&quot;;CONCATENATE(&quot;,&quot;;[Data.N71]))">
            <text:p/>
          </table:table-cell>
          <table:table-cell table:style-name="ce5" table:formula="of:=IF([Data.O71]=&quot;&quot;;&quot;&quot;;CONCATENATE(&quot;,&quot;;[Data.O71]))">
            <text:p/>
          </table:table-cell>
          <table:table-cell table:style-name="ce5" table:formula="of:=IF([Data.P71]=&quot;&quot;;&quot;&quot;;CONCATENATE(&quot;,&quot;;[Data.P71]))">
            <text:p/>
          </table:table-cell>
          <table:table-cell table:style-name="ce5" table:formula="of:=IF([Data.Q71]=&quot;&quot;;&quot;&quot;;CONCATENATE(&quot;,&quot;;[Data.Q71]))">
            <text:p/>
          </table:table-cell>
          <table:table-cell table:style-name="ce5" table:formula="of:=IF([Data.R71]=&quot;&quot;;&quot;&quot;;CONCATENATE(&quot;,&quot;;[Data.R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C72]=&quot;&quot;;[.B70];CONCATENATE(&quot;,&quot;;[Data.C72]))" office:value-type="string" office:string-value=",PHYSICAL">
            <text:p>,PHYSICAL</text:p>
          </table:table-cell>
          <table:table-cell table:formula="of:=IF([Data.D72]=&quot;&quot;;[.C70];CONCATENATE(&quot;,&quot;;[Data.D72]))" office:value-type="string" office:string-value=",CHARL">
            <text:p>,CHARL</text:p>
          </table:table-cell>
          <table:table-cell table:formula="of:=CONCATENATE(&quot;,&quot;;[Data.E72])" office:value-type="string" office:string-value=",LESSER">
            <text:p>,LESSER</text:p>
          </table:table-cell>
          <table:table-cell table:formula="of:=CONCATENATE(&quot;,&quot;;[Data.F72])" office:value-type="string" office:string-value=",5">
            <text:p>,5</text:p>
          </table:table-cell>
          <table:table-cell table:formula="of:=IF([Data.G72]=&quot;&quot;;&quot;&quot;;CONCATENATE(&quot;,&quot;;[Data.G72]))" office:value-type="string" office:string-value=",DESCR=talent.neutral.odor">
            <text:p>,DESCR=talent.neutral.odor</text:p>
          </table:table-cell>
          <table:table-cell table:style-name="ce5" table:formula="of:=IF([Data.H72]=&quot;&quot;;&quot;&quot;;CONCATENATE(&quot;,&quot;;[Data.H72]))">
            <text:p/>
          </table:table-cell>
          <table:table-cell table:style-name="ce5" table:formula="of:=IF([Data.I72]=&quot;&quot;;&quot;&quot;;CONCATENATE(&quot;,&quot;;[Data.I72]))">
            <text:p/>
          </table:table-cell>
          <table:table-cell table:style-name="ce5" table:formula="of:=IF([Data.J72]=&quot;&quot;;&quot;&quot;;CONCATENATE(&quot;,&quot;;[Data.J72]))">
            <text:p/>
          </table:table-cell>
          <table:table-cell table:style-name="ce5" table:formula="of:=IF([Data.K72]=&quot;&quot;;&quot;&quot;;CONCATENATE(&quot;,&quot;;[Data.K72]))">
            <text:p/>
          </table:table-cell>
          <table:table-cell table:style-name="ce5" table:formula="of:=IF([Data.L72]=&quot;&quot;;&quot;&quot;;CONCATENATE(&quot;,&quot;;[Data.L72]))">
            <text:p/>
          </table:table-cell>
          <table:table-cell table:style-name="ce5" table:formula="of:=IF([Data.M72]=&quot;&quot;;&quot;&quot;;CONCATENATE(&quot;,&quot;;[Data.M72]))">
            <text:p/>
          </table:table-cell>
          <table:table-cell table:style-name="ce5" table:formula="of:=IF([Data.N72]=&quot;&quot;;&quot;&quot;;CONCATENATE(&quot;,&quot;;[Data.N72]))">
            <text:p/>
          </table:table-cell>
          <table:table-cell table:style-name="ce5" table:formula="of:=IF([Data.O72]=&quot;&quot;;&quot;&quot;;CONCATENATE(&quot;,&quot;;[Data.O72]))">
            <text:p/>
          </table:table-cell>
          <table:table-cell table:style-name="ce5" table:formula="of:=IF([Data.P72]=&quot;&quot;;&quot;&quot;;CONCATENATE(&quot;,&quot;;[Data.P72]))">
            <text:p/>
          </table:table-cell>
          <table:table-cell table:style-name="ce5" table:formula="of:=IF([Data.Q72]=&quot;&quot;;&quot;&quot;;CONCATENATE(&quot;,&quot;;[Data.Q72]))">
            <text:p/>
          </table:table-cell>
          <table:table-cell table:style-name="ce5" table:formula="of:=IF([Data.R72]=&quot;&quot;;&quot;&quot;;CONCATENATE(&quot;,&quot;;[Data.R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C73]=&quot;&quot;;[.B71];CONCATENATE(&quot;,&quot;;[Data.C73]))" office:value-type="string" office:string-value=",PHYSICAL">
            <text:p>,PHYSICAL</text:p>
          </table:table-cell>
          <table:table-cell table:formula="of:=IF([Data.D73]=&quot;&quot;;[.C71];CONCATENATE(&quot;,&quot;;[Data.D73]))" office:value-type="string" office:string-value=",CHARL">
            <text:p>,CHARL</text:p>
          </table:table-cell>
          <table:table-cell table:formula="of:=CONCATENATE(&quot;,&quot;;[Data.E73])" office:value-type="string" office:string-value=",MINOR">
            <text:p>,MINOR</text:p>
          </table:table-cell>
          <table:table-cell table:formula="of:=CONCATENATE(&quot;,&quot;;[Data.F73])" office:value-type="string" office:string-value=",10">
            <text:p>,10</text:p>
          </table:table-cell>
          <table:table-cell table:formula="of:=IF([Data.G73]=&quot;&quot;;&quot;&quot;;CONCATENATE(&quot;,&quot;;[Data.G73]))" office:value-type="string" office:string-value=",INI=1">
            <text:p>,INI=1</text:p>
          </table:table-cell>
          <table:table-cell table:style-name="ce5" table:formula="of:=IF([Data.H73]=&quot;&quot;;&quot;&quot;;CONCATENATE(&quot;,&quot;;[Data.H73]))" office:value-type="string" office:string-value=",C14=10">
            <text:p>,C14=10</text:p>
          </table:table-cell>
          <table:table-cell table:style-name="ce5" table:formula="of:=IF([Data.I73]=&quot;&quot;;&quot;&quot;;CONCATENATE(&quot;,&quot;;[Data.I73]))">
            <text:p/>
          </table:table-cell>
          <table:table-cell table:style-name="ce5" table:formula="of:=IF([Data.J73]=&quot;&quot;;&quot;&quot;;CONCATENATE(&quot;,&quot;;[Data.J73]))">
            <text:p/>
          </table:table-cell>
          <table:table-cell table:style-name="ce5" table:formula="of:=IF([Data.K73]=&quot;&quot;;&quot;&quot;;CONCATENATE(&quot;,&quot;;[Data.K73]))">
            <text:p/>
          </table:table-cell>
          <table:table-cell table:style-name="ce5" table:formula="of:=IF([Data.L73]=&quot;&quot;;&quot;&quot;;CONCATENATE(&quot;,&quot;;[Data.L73]))">
            <text:p/>
          </table:table-cell>
          <table:table-cell table:style-name="ce5" table:formula="of:=IF([Data.M73]=&quot;&quot;;&quot;&quot;;CONCATENATE(&quot;,&quot;;[Data.M73]))">
            <text:p/>
          </table:table-cell>
          <table:table-cell table:style-name="ce5" table:formula="of:=IF([Data.N73]=&quot;&quot;;&quot;&quot;;CONCATENATE(&quot;,&quot;;[Data.N73]))">
            <text:p/>
          </table:table-cell>
          <table:table-cell table:style-name="ce5" table:formula="of:=IF([Data.O73]=&quot;&quot;;&quot;&quot;;CONCATENATE(&quot;,&quot;;[Data.O73]))">
            <text:p/>
          </table:table-cell>
          <table:table-cell table:style-name="ce5" table:formula="of:=IF([Data.P73]=&quot;&quot;;&quot;&quot;;CONCATENATE(&quot;,&quot;;[Data.P73]))">
            <text:p/>
          </table:table-cell>
          <table:table-cell table:style-name="ce5" table:formula="of:=IF([Data.Q73]=&quot;&quot;;&quot;&quot;;CONCATENATE(&quot;,&quot;;[Data.Q73]))">
            <text:p/>
          </table:table-cell>
          <table:table-cell table:style-name="ce5" table:formula="of:=IF([Data.R73]=&quot;&quot;;&quot;&quot;;CONCATENATE(&quot;,&quot;;[Data.R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C74]=&quot;&quot;;[.B72];CONCATENATE(&quot;,&quot;;[Data.C74]))" office:value-type="string" office:string-value=",PHYSICAL">
            <text:p>,PHYSICAL</text:p>
          </table:table-cell>
          <table:table-cell table:formula="of:=IF([Data.D74]=&quot;&quot;;[.C72];CONCATENATE(&quot;,&quot;;[Data.D74]))" office:value-type="string" office:string-value=",CHARL">
            <text:p>,CHARL</text:p>
          </table:table-cell>
          <table:table-cell table:formula="of:=CONCATENATE(&quot;,&quot;;[Data.E74])" office:value-type="string" office:string-value=",MAJOR">
            <text:p>,MAJOR</text:p>
          </table:table-cell>
          <table:table-cell table:formula="of:=CONCATENATE(&quot;,&quot;;[Data.F74])" office:value-type="string" office:string-value=",15">
            <text:p>,15</text:p>
          </table:table-cell>
          <table:table-cell table:formula="of:=IF([Data.G74]=&quot;&quot;;&quot;&quot;;CONCATENATE(&quot;,&quot;;[Data.G74]))" office:value-type="string" office:string-value=",C33=20">
            <text:p>,C33=20</text:p>
          </table:table-cell>
          <table:table-cell table:style-name="ce5" table:formula="of:=IF([Data.H74]=&quot;&quot;;&quot;&quot;;CONCATENATE(&quot;,&quot;;[Data.H74]))" office:value-type="string" office:string-value=",C56=20">
            <text:p>,C56=20</text:p>
          </table:table-cell>
          <table:table-cell table:style-name="ce5" table:formula="of:=IF([Data.I74]=&quot;&quot;;&quot;&quot;;CONCATENATE(&quot;,&quot;;[Data.I74]))">
            <text:p/>
          </table:table-cell>
          <table:table-cell table:style-name="ce5" table:formula="of:=IF([Data.J74]=&quot;&quot;;&quot;&quot;;CONCATENATE(&quot;,&quot;;[Data.J74]))">
            <text:p/>
          </table:table-cell>
          <table:table-cell table:style-name="ce5" table:formula="of:=IF([Data.K74]=&quot;&quot;;&quot;&quot;;CONCATENATE(&quot;,&quot;;[Data.K74]))">
            <text:p/>
          </table:table-cell>
          <table:table-cell table:style-name="ce5" table:formula="of:=IF([Data.L74]=&quot;&quot;;&quot;&quot;;CONCATENATE(&quot;,&quot;;[Data.L74]))">
            <text:p/>
          </table:table-cell>
          <table:table-cell table:style-name="ce5" table:formula="of:=IF([Data.M74]=&quot;&quot;;&quot;&quot;;CONCATENATE(&quot;,&quot;;[Data.M74]))">
            <text:p/>
          </table:table-cell>
          <table:table-cell table:style-name="ce5" table:formula="of:=IF([Data.N74]=&quot;&quot;;&quot;&quot;;CONCATENATE(&quot;,&quot;;[Data.N74]))">
            <text:p/>
          </table:table-cell>
          <table:table-cell table:style-name="ce5" table:formula="of:=IF([Data.O74]=&quot;&quot;;&quot;&quot;;CONCATENATE(&quot;,&quot;;[Data.O74]))">
            <text:p/>
          </table:table-cell>
          <table:table-cell table:style-name="ce5" table:formula="of:=IF([Data.P74]=&quot;&quot;;&quot;&quot;;CONCATENATE(&quot;,&quot;;[Data.P74]))">
            <text:p/>
          </table:table-cell>
          <table:table-cell table:style-name="ce5" table:formula="of:=IF([Data.Q74]=&quot;&quot;;&quot;&quot;;CONCATENATE(&quot;,&quot;;[Data.Q74]))">
            <text:p/>
          </table:table-cell>
          <table:table-cell table:style-name="ce5" table:formula="of:=IF([Data.R74]=&quot;&quot;;&quot;&quot;;CONCATENATE(&quot;,&quot;;[Data.R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C75]=&quot;&quot;;[.B73];CONCATENATE(&quot;,&quot;;[Data.C75]))" office:value-type="string" office:string-value=",PHYSICAL">
            <text:p>,PHYSICAL</text:p>
          </table:table-cell>
          <table:table-cell table:formula="of:=IF([Data.D75]=&quot;&quot;;[.C73];CONCATENATE(&quot;,&quot;;[Data.D75]))" office:value-type="string" office:string-value=",CHARL">
            <text:p>,CHARL</text:p>
          </table:table-cell>
          <table:table-cell table:formula="of:=CONCATENATE(&quot;,&quot;;[Data.E75])" office:value-type="string" office:string-value=",MINOR">
            <text:p>,MINOR</text:p>
          </table:table-cell>
          <table:table-cell table:formula="of:=CONCATENATE(&quot;,&quot;;[Data.F75])" office:value-type="string" office:string-value=",10">
            <text:p>,10</text:p>
          </table:table-cell>
          <table:table-cell table:formula="of:=IF([Data.G75]=&quot;&quot;;&quot;&quot;;CONCATENATE(&quot;,&quot;;[Data.G75]))" office:value-type="string" office:string-value=",DESCR=talent.poison.sack">
            <text:p>,DESCR=talent.poison.sack</text:p>
          </table:table-cell>
          <table:table-cell table:style-name="ce5" table:formula="of:=IF([Data.H75]=&quot;&quot;;&quot;&quot;;CONCATENATE(&quot;,&quot;;[Data.H75]))">
            <text:p/>
          </table:table-cell>
          <table:table-cell table:style-name="ce5" table:formula="of:=IF([Data.I75]=&quot;&quot;;&quot;&quot;;CONCATENATE(&quot;,&quot;;[Data.I75]))">
            <text:p/>
          </table:table-cell>
          <table:table-cell table:style-name="ce5" table:formula="of:=IF([Data.J75]=&quot;&quot;;&quot;&quot;;CONCATENATE(&quot;,&quot;;[Data.J75]))">
            <text:p/>
          </table:table-cell>
          <table:table-cell table:style-name="ce5" table:formula="of:=IF([Data.K75]=&quot;&quot;;&quot;&quot;;CONCATENATE(&quot;,&quot;;[Data.K75]))">
            <text:p/>
          </table:table-cell>
          <table:table-cell table:style-name="ce5" table:formula="of:=IF([Data.L75]=&quot;&quot;;&quot;&quot;;CONCATENATE(&quot;,&quot;;[Data.L75]))">
            <text:p/>
          </table:table-cell>
          <table:table-cell table:style-name="ce5" table:formula="of:=IF([Data.M75]=&quot;&quot;;&quot;&quot;;CONCATENATE(&quot;,&quot;;[Data.M75]))">
            <text:p/>
          </table:table-cell>
          <table:table-cell table:style-name="ce5" table:formula="of:=IF([Data.N75]=&quot;&quot;;&quot;&quot;;CONCATENATE(&quot;,&quot;;[Data.N75]))">
            <text:p/>
          </table:table-cell>
          <table:table-cell table:style-name="ce5" table:formula="of:=IF([Data.O75]=&quot;&quot;;&quot;&quot;;CONCATENATE(&quot;,&quot;;[Data.O75]))">
            <text:p/>
          </table:table-cell>
          <table:table-cell table:style-name="ce5" table:formula="of:=IF([Data.P75]=&quot;&quot;;&quot;&quot;;CONCATENATE(&quot;,&quot;;[Data.P75]))">
            <text:p/>
          </table:table-cell>
          <table:table-cell table:style-name="ce5" table:formula="of:=IF([Data.Q75]=&quot;&quot;;&quot;&quot;;CONCATENATE(&quot;,&quot;;[Data.Q75]))">
            <text:p/>
          </table:table-cell>
          <table:table-cell table:style-name="ce5" table:formula="of:=IF([Data.R75]=&quot;&quot;;&quot;&quot;;CONCATENATE(&quot;,&quot;;[Data.R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C76]=&quot;&quot;;[.B74];CONCATENATE(&quot;,&quot;;[Data.C76]))" office:value-type="string" office:string-value=",PHYSICAL">
            <text:p>,PHYSICAL</text:p>
          </table:table-cell>
          <table:table-cell table:formula="of:=IF([Data.D76]=&quot;&quot;;[.C74];CONCATENATE(&quot;,&quot;;[Data.D76]))" office:value-type="string" office:string-value=",CHARL">
            <text:p>,CHARL</text:p>
          </table:table-cell>
          <table:table-cell table:formula="of:=CONCATENATE(&quot;,&quot;;[Data.E76])" office:value-type="string" office:string-value=",MAJOR">
            <text:p>,MAJOR</text:p>
          </table:table-cell>
          <table:table-cell table:formula="of:=CONCATENATE(&quot;,&quot;;[Data.F76])" office:value-type="string" office:string-value=",15">
            <text:p>,15</text:p>
          </table:table-cell>
          <table:table-cell table:formula="of:=IF([Data.G76]=&quot;&quot;;&quot;&quot;;CONCATENATE(&quot;,&quot;;[Data.G76]))" office:value-type="string" office:string-value=",DESCR=talent.gliding">
            <text:p>,DESCR=talent.gliding</text:p>
          </table:table-cell>
          <table:table-cell table:style-name="ce5" table:formula="of:=IF([Data.H76]=&quot;&quot;;&quot;&quot;;CONCATENATE(&quot;,&quot;;[Data.H76]))">
            <text:p/>
          </table:table-cell>
          <table:table-cell table:style-name="ce5" table:formula="of:=IF([Data.I76]=&quot;&quot;;&quot;&quot;;CONCATENATE(&quot;,&quot;;[Data.I76]))">
            <text:p/>
          </table:table-cell>
          <table:table-cell table:style-name="ce5" table:formula="of:=IF([Data.J76]=&quot;&quot;;&quot;&quot;;CONCATENATE(&quot;,&quot;;[Data.J76]))">
            <text:p/>
          </table:table-cell>
          <table:table-cell table:style-name="ce5" table:formula="of:=IF([Data.K76]=&quot;&quot;;&quot;&quot;;CONCATENATE(&quot;,&quot;;[Data.K76]))">
            <text:p/>
          </table:table-cell>
          <table:table-cell table:style-name="ce5" table:formula="of:=IF([Data.L76]=&quot;&quot;;&quot;&quot;;CONCATENATE(&quot;,&quot;;[Data.L76]))">
            <text:p/>
          </table:table-cell>
          <table:table-cell table:style-name="ce5" table:formula="of:=IF([Data.M76]=&quot;&quot;;&quot;&quot;;CONCATENATE(&quot;,&quot;;[Data.M76]))">
            <text:p/>
          </table:table-cell>
          <table:table-cell table:style-name="ce5" table:formula="of:=IF([Data.N76]=&quot;&quot;;&quot;&quot;;CONCATENATE(&quot;,&quot;;[Data.N76]))">
            <text:p/>
          </table:table-cell>
          <table:table-cell table:style-name="ce5" table:formula="of:=IF([Data.O76]=&quot;&quot;;&quot;&quot;;CONCATENATE(&quot;,&quot;;[Data.O76]))">
            <text:p/>
          </table:table-cell>
          <table:table-cell table:style-name="ce5" table:formula="of:=IF([Data.P76]=&quot;&quot;;&quot;&quot;;CONCATENATE(&quot;,&quot;;[Data.P76]))">
            <text:p/>
          </table:table-cell>
          <table:table-cell table:style-name="ce5" table:formula="of:=IF([Data.Q76]=&quot;&quot;;&quot;&quot;;CONCATENATE(&quot;,&quot;;[Data.Q76]))">
            <text:p/>
          </table:table-cell>
          <table:table-cell table:style-name="ce5" table:formula="of:=IF([Data.R76]=&quot;&quot;;&quot;&quot;;CONCATENATE(&quot;,&quot;;[Data.R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C77]=&quot;&quot;;[.B75];CONCATENATE(&quot;,&quot;;[Data.C77]))" office:value-type="string" office:string-value=",PHYSICAL">
            <text:p>,PHYSICAL</text:p>
          </table:table-cell>
          <table:table-cell table:formula="of:=IF([Data.D77]=&quot;&quot;;[.C75];CONCATENATE(&quot;,&quot;;[Data.D77]))" office:value-type="string" office:string-value=",CHARL">
            <text:p>,CHARL</text:p>
          </table:table-cell>
          <table:table-cell table:formula="of:=CONCATENATE(&quot;,&quot;;[Data.E77])" office:value-type="string" office:string-value=",MINOR">
            <text:p>,MINOR</text:p>
          </table:table-cell>
          <table:table-cell table:formula="of:=CONCATENATE(&quot;,&quot;;[Data.F77])" office:value-type="string" office:string-value=",8">
            <text:p>,8</text:p>
          </table:table-cell>
          <table:table-cell table:formula="of:=IF([Data.G77]=&quot;&quot;;&quot;&quot;;CONCATENATE(&quot;,&quot;;[Data.G77]))" office:value-type="string" office:string-value=",DESCR=talent.goldenthroat">
            <text:p>,DESCR=talent.goldenthroat</text:p>
          </table:table-cell>
          <table:table-cell table:style-name="ce5" table:formula="of:=IF([Data.H77]=&quot;&quot;;&quot;&quot;;CONCATENATE(&quot;,&quot;;[Data.H77]))">
            <text:p/>
          </table:table-cell>
          <table:table-cell table:style-name="ce5" table:formula="of:=IF([Data.I77]=&quot;&quot;;&quot;&quot;;CONCATENATE(&quot;,&quot;;[Data.I77]))">
            <text:p/>
          </table:table-cell>
          <table:table-cell table:style-name="ce5" table:formula="of:=IF([Data.J77]=&quot;&quot;;&quot;&quot;;CONCATENATE(&quot;,&quot;;[Data.J77]))">
            <text:p/>
          </table:table-cell>
          <table:table-cell table:style-name="ce5" table:formula="of:=IF([Data.K77]=&quot;&quot;;&quot;&quot;;CONCATENATE(&quot;,&quot;;[Data.K77]))">
            <text:p/>
          </table:table-cell>
          <table:table-cell table:style-name="ce5" table:formula="of:=IF([Data.L77]=&quot;&quot;;&quot;&quot;;CONCATENATE(&quot;,&quot;;[Data.L77]))">
            <text:p/>
          </table:table-cell>
          <table:table-cell table:style-name="ce5" table:formula="of:=IF([Data.M77]=&quot;&quot;;&quot;&quot;;CONCATENATE(&quot;,&quot;;[Data.M77]))">
            <text:p/>
          </table:table-cell>
          <table:table-cell table:style-name="ce5" table:formula="of:=IF([Data.N77]=&quot;&quot;;&quot;&quot;;CONCATENATE(&quot;,&quot;;[Data.N77]))">
            <text:p/>
          </table:table-cell>
          <table:table-cell table:style-name="ce5" table:formula="of:=IF([Data.O77]=&quot;&quot;;&quot;&quot;;CONCATENATE(&quot;,&quot;;[Data.O77]))">
            <text:p/>
          </table:table-cell>
          <table:table-cell table:style-name="ce5" table:formula="of:=IF([Data.P77]=&quot;&quot;;&quot;&quot;;CONCATENATE(&quot;,&quot;;[Data.P77]))">
            <text:p/>
          </table:table-cell>
          <table:table-cell table:style-name="ce5" table:formula="of:=IF([Data.Q77]=&quot;&quot;;&quot;&quot;;CONCATENATE(&quot;,&quot;;[Data.Q77]))">
            <text:p/>
          </table:table-cell>
          <table:table-cell table:style-name="ce5" table:formula="of:=IF([Data.R77]=&quot;&quot;;&quot;&quot;;CONCATENATE(&quot;,&quot;;[Data.R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C78]=&quot;&quot;;[.B76];CONCATENATE(&quot;,&quot;;[Data.C78]))" office:value-type="string" office:string-value=",PHYSICAL">
            <text:p>,PHYSICAL</text:p>
          </table:table-cell>
          <table:table-cell table:formula="of:=IF([Data.D78]=&quot;&quot;;[.C76];CONCATENATE(&quot;,&quot;;[Data.D78]))" office:value-type="string" office:string-value=",CHARL">
            <text:p>,CHARL</text:p>
          </table:table-cell>
          <table:table-cell table:formula="of:=CONCATENATE(&quot;,&quot;;[Data.E78])" office:value-type="string" office:string-value=",MINOR">
            <text:p>,MINOR</text:p>
          </table:table-cell>
          <table:table-cell table:formula="of:=CONCATENATE(&quot;,&quot;;[Data.F78])" office:value-type="string" office:string-value=",10">
            <text:p>,10</text:p>
          </table:table-cell>
          <table:table-cell table:formula="of:=IF([Data.G78]=&quot;&quot;;&quot;&quot;;CONCATENATE(&quot;,&quot;;[Data.G78]))" office:value-type="string" office:string-value=",DESCR=talent.acutesmell">
            <text:p>,DESCR=talent.acutesmell</text:p>
          </table:table-cell>
          <table:table-cell table:style-name="ce5" table:formula="of:=IF([Data.H78]=&quot;&quot;;&quot;&quot;;CONCATENATE(&quot;,&quot;;[Data.H78]))">
            <text:p/>
          </table:table-cell>
          <table:table-cell table:style-name="ce5" table:formula="of:=IF([Data.I78]=&quot;&quot;;&quot;&quot;;CONCATENATE(&quot;,&quot;;[Data.I78]))">
            <text:p/>
          </table:table-cell>
          <table:table-cell table:style-name="ce5" table:formula="of:=IF([Data.J78]=&quot;&quot;;&quot;&quot;;CONCATENATE(&quot;,&quot;;[Data.J78]))">
            <text:p/>
          </table:table-cell>
          <table:table-cell table:style-name="ce5" table:formula="of:=IF([Data.K78]=&quot;&quot;;&quot;&quot;;CONCATENATE(&quot;,&quot;;[Data.K78]))">
            <text:p/>
          </table:table-cell>
          <table:table-cell table:style-name="ce5" table:formula="of:=IF([Data.L78]=&quot;&quot;;&quot;&quot;;CONCATENATE(&quot;,&quot;;[Data.L78]))">
            <text:p/>
          </table:table-cell>
          <table:table-cell table:style-name="ce5" table:formula="of:=IF([Data.M78]=&quot;&quot;;&quot;&quot;;CONCATENATE(&quot;,&quot;;[Data.M78]))">
            <text:p/>
          </table:table-cell>
          <table:table-cell table:style-name="ce5" table:formula="of:=IF([Data.N78]=&quot;&quot;;&quot;&quot;;CONCATENATE(&quot;,&quot;;[Data.N78]))">
            <text:p/>
          </table:table-cell>
          <table:table-cell table:style-name="ce5" table:formula="of:=IF([Data.O78]=&quot;&quot;;&quot;&quot;;CONCATENATE(&quot;,&quot;;[Data.O78]))">
            <text:p/>
          </table:table-cell>
          <table:table-cell table:style-name="ce5" table:formula="of:=IF([Data.P78]=&quot;&quot;;&quot;&quot;;CONCATENATE(&quot;,&quot;;[Data.P78]))">
            <text:p/>
          </table:table-cell>
          <table:table-cell table:style-name="ce5" table:formula="of:=IF([Data.Q78]=&quot;&quot;;&quot;&quot;;CONCATENATE(&quot;,&quot;;[Data.Q78]))">
            <text:p/>
          </table:table-cell>
          <table:table-cell table:style-name="ce5" table:formula="of:=IF([Data.R78]=&quot;&quot;;&quot;&quot;;CONCATENATE(&quot;,&quot;;[Data.R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C79]=&quot;&quot;;[.B77];CONCATENATE(&quot;,&quot;;[Data.C79]))" office:value-type="string" office:string-value=",PHYSICAL">
            <text:p>,PHYSICAL</text:p>
          </table:table-cell>
          <table:table-cell table:formula="of:=IF([Data.D79]=&quot;&quot;;[.C77];CONCATENATE(&quot;,&quot;;[Data.D79]))" office:value-type="string" office:string-value=",CHARL">
            <text:p>,CHARL</text:p>
          </table:table-cell>
          <table:table-cell table:formula="of:=CONCATENATE(&quot;,&quot;;[Data.E79])" office:value-type="string" office:string-value=",GREATER">
            <text:p>,GREATER</text:p>
          </table:table-cell>
          <table:table-cell table:formula="of:=CONCATENATE(&quot;,&quot;;[Data.F79])" office:value-type="string" office:string-value=",15">
            <text:p>,15</text:p>
          </table:table-cell>
          <table:table-cell table:formula="of:=IF([Data.G79]=&quot;&quot;;&quot;&quot;;CONCATENATE(&quot;,&quot;;[Data.G79]))" office:value-type="string" office:string-value=",DESCR=talent.hammerhand">
            <text:p>,DESCR=talent.hammerhand</text:p>
          </table:table-cell>
          <table:table-cell table:style-name="ce5" table:formula="of:=IF([Data.H79]=&quot;&quot;;&quot;&quot;;CONCATENATE(&quot;,&quot;;[Data.H79]))">
            <text:p/>
          </table:table-cell>
          <table:table-cell table:style-name="ce5" table:formula="of:=IF([Data.I79]=&quot;&quot;;&quot;&quot;;CONCATENATE(&quot;,&quot;;[Data.I79]))">
            <text:p/>
          </table:table-cell>
          <table:table-cell table:style-name="ce5" table:formula="of:=IF([Data.J79]=&quot;&quot;;&quot;&quot;;CONCATENATE(&quot;,&quot;;[Data.J79]))">
            <text:p/>
          </table:table-cell>
          <table:table-cell table:style-name="ce5" table:formula="of:=IF([Data.K79]=&quot;&quot;;&quot;&quot;;CONCATENATE(&quot;,&quot;;[Data.K79]))">
            <text:p/>
          </table:table-cell>
          <table:table-cell table:style-name="ce5" table:formula="of:=IF([Data.L79]=&quot;&quot;;&quot;&quot;;CONCATENATE(&quot;,&quot;;[Data.L79]))">
            <text:p/>
          </table:table-cell>
          <table:table-cell table:style-name="ce5" table:formula="of:=IF([Data.M79]=&quot;&quot;;&quot;&quot;;CONCATENATE(&quot;,&quot;;[Data.M79]))">
            <text:p/>
          </table:table-cell>
          <table:table-cell table:style-name="ce5" table:formula="of:=IF([Data.N79]=&quot;&quot;;&quot;&quot;;CONCATENATE(&quot;,&quot;;[Data.N79]))">
            <text:p/>
          </table:table-cell>
          <table:table-cell table:style-name="ce5" table:formula="of:=IF([Data.O79]=&quot;&quot;;&quot;&quot;;CONCATENATE(&quot;,&quot;;[Data.O79]))">
            <text:p/>
          </table:table-cell>
          <table:table-cell table:style-name="ce5" table:formula="of:=IF([Data.P79]=&quot;&quot;;&quot;&quot;;CONCATENATE(&quot;,&quot;;[Data.P79]))">
            <text:p/>
          </table:table-cell>
          <table:table-cell table:style-name="ce5" table:formula="of:=IF([Data.Q79]=&quot;&quot;;&quot;&quot;;CONCATENATE(&quot;,&quot;;[Data.Q79]))">
            <text:p/>
          </table:table-cell>
          <table:table-cell table:style-name="ce5" table:formula="of:=IF([Data.R79]=&quot;&quot;;&quot;&quot;;CONCATENATE(&quot;,&quot;;[Data.R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C80]=&quot;&quot;;[.B78];CONCATENATE(&quot;,&quot;;[Data.C80]))" office:value-type="string" office:string-value=",PHYSICAL">
            <text:p>,PHYSICAL</text:p>
          </table:table-cell>
          <table:table-cell table:formula="of:=IF([Data.D80]=&quot;&quot;;[.C78];CONCATENATE(&quot;,&quot;;[Data.D80]))" office:value-type="string" office:string-value=",CHARL">
            <text:p>,CHARL</text:p>
          </table:table-cell>
          <table:table-cell table:formula="of:=CONCATENATE(&quot;,&quot;;[Data.E80])" office:value-type="string" office:string-value=",MAJOR">
            <text:p>,MAJOR</text:p>
          </table:table-cell>
          <table:table-cell table:formula="of:=CONCATENATE(&quot;,&quot;;[Data.F80])" office:value-type="string" office:string-value=",15">
            <text:p>,15</text:p>
          </table:table-cell>
          <table:table-cell table:formula="of:=IF([Data.G80]=&quot;&quot;;&quot;&quot;;CONCATENATE(&quot;,&quot;;[Data.G80]))" office:value-type="string" office:string-value=",DB=5">
            <text:p>,DB=5</text:p>
          </table:table-cell>
          <table:table-cell table:style-name="ce5" table:formula="of:=IF([Data.H80]=&quot;&quot;;&quot;&quot;;CONCATENATE(&quot;,&quot;;[Data.H80]))" office:value-type="string" office:string-value=",DESCR=talent.dense.2">
            <text:p>,DESCR=talent.dense.2</text:p>
          </table:table-cell>
          <table:table-cell table:style-name="ce5" table:formula="of:=IF([Data.I80]=&quot;&quot;;&quot;&quot;;CONCATENATE(&quot;,&quot;;[Data.I80]))" office:value-type="string" office:string-value=",C27=5">
            <text:p>,C27=5</text:p>
          </table:table-cell>
          <table:table-cell table:style-name="ce5" table:formula="of:=IF([Data.J80]=&quot;&quot;;&quot;&quot;;CONCATENATE(&quot;,&quot;;[Data.J80]))" office:value-type="string" office:string-value=",C28=5">
            <text:p>,C28=5</text:p>
          </table:table-cell>
          <table:table-cell table:style-name="ce5" table:formula="of:=IF([Data.K80]=&quot;&quot;;&quot;&quot;;CONCATENATE(&quot;,&quot;;[Data.K80]))" office:value-type="string" office:string-value=",C29=5">
            <text:p>,C29=5</text:p>
          </table:table-cell>
          <table:table-cell table:style-name="ce5" table:formula="of:=IF([Data.L80]=&quot;&quot;;&quot;&quot;;CONCATENATE(&quot;,&quot;;[Data.L80]))" office:value-type="string" office:string-value=",C30=5">
            <text:p>,C30=5</text:p>
          </table:table-cell>
          <table:table-cell table:style-name="ce5" table:formula="of:=IF([Data.M80]=&quot;&quot;;&quot;&quot;;CONCATENATE(&quot;,&quot;;[Data.M80]))" office:value-type="string" office:string-value=",C31=5">
            <text:p>,C31=5</text:p>
          </table:table-cell>
          <table:table-cell table:style-name="ce5" table:formula="of:=IF([Data.N80]=&quot;&quot;;&quot;&quot;;CONCATENATE(&quot;,&quot;;[Data.N80]))" office:value-type="string" office:string-value=",C32=5">
            <text:p>,C32=5</text:p>
          </table:table-cell>
          <table:table-cell table:style-name="ce5" table:formula="of:=IF([Data.O80]=&quot;&quot;;&quot;&quot;;CONCATENATE(&quot;,&quot;;[Data.O80]))" office:value-type="string" office:string-value=",C33=5">
            <text:p>,C33=5</text:p>
          </table:table-cell>
          <table:table-cell table:style-name="ce5" table:formula="of:=IF([Data.P80]=&quot;&quot;;&quot;&quot;;CONCATENATE(&quot;,&quot;;[Data.P80]))" office:value-type="string" office:string-value=",C34=5">
            <text:p>,C34=5</text:p>
          </table:table-cell>
          <table:table-cell table:style-name="ce5" table:formula="of:=IF([Data.Q80]=&quot;&quot;;&quot;&quot;;CONCATENATE(&quot;,&quot;;[Data.Q80]))" office:value-type="string" office:string-value=",C56=5">
            <text:p>,C56=5</text:p>
          </table:table-cell>
          <table:table-cell table:style-name="ce5" table:formula="of:=IF([Data.R80]=&quot;&quot;;&quot;&quot;;CONCATENATE(&quot;,&quot;;[Data.R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C81]=&quot;&quot;;[.B79];CONCATENATE(&quot;,&quot;;[Data.C81]))" office:value-type="string" office:string-value=",PHYSICAL">
            <text:p>,PHYSICAL</text:p>
          </table:table-cell>
          <table:table-cell table:formula="of:=IF([Data.D81]=&quot;&quot;;[.C79];CONCATENATE(&quot;,&quot;;[Data.D81]))" office:value-type="string" office:string-value=",CHARL">
            <text:p>,CHARL</text:p>
          </table:table-cell>
          <table:table-cell table:formula="of:=CONCATENATE(&quot;,&quot;;[Data.E81])" office:value-type="string" office:string-value=",GREATER">
            <text:p>,GREATER</text:p>
          </table:table-cell>
          <table:table-cell table:formula="of:=CONCATENATE(&quot;,&quot;;[Data.F81])" office:value-type="string" office:string-value=",25">
            <text:p>,25</text:p>
          </table:table-cell>
          <table:table-cell table:formula="of:=IF([Data.G81]=&quot;&quot;;&quot;&quot;;CONCATENATE(&quot;,&quot;;[Data.G81]))" office:value-type="string" office:string-value=",DB=10">
            <text:p>,DB=10</text:p>
          </table:table-cell>
          <table:table-cell table:style-name="ce5" table:formula="of:=IF([Data.H81]=&quot;&quot;;&quot;&quot;;CONCATENATE(&quot;,&quot;;[Data.H81]))" office:value-type="string" office:string-value=",DESCR=talent.dense.3">
            <text:p>,DESCR=talent.dense.3</text:p>
          </table:table-cell>
          <table:table-cell table:style-name="ce5" table:formula="of:=IF([Data.I81]=&quot;&quot;;&quot;&quot;;CONCATENATE(&quot;,&quot;;[Data.I81]))" office:value-type="string" office:string-value=",C27=5">
            <text:p>,C27=5</text:p>
          </table:table-cell>
          <table:table-cell table:style-name="ce5" table:formula="of:=IF([Data.J81]=&quot;&quot;;&quot;&quot;;CONCATENATE(&quot;,&quot;;[Data.J81]))" office:value-type="string" office:string-value=",C28=5">
            <text:p>,C28=5</text:p>
          </table:table-cell>
          <table:table-cell table:style-name="ce5" table:formula="of:=IF([Data.K81]=&quot;&quot;;&quot;&quot;;CONCATENATE(&quot;,&quot;;[Data.K81]))" office:value-type="string" office:string-value=",C29=5">
            <text:p>,C29=5</text:p>
          </table:table-cell>
          <table:table-cell table:style-name="ce5" table:formula="of:=IF([Data.L81]=&quot;&quot;;&quot;&quot;;CONCATENATE(&quot;,&quot;;[Data.L81]))" office:value-type="string" office:string-value=",C30=5">
            <text:p>,C30=5</text:p>
          </table:table-cell>
          <table:table-cell table:style-name="ce5" table:formula="of:=IF([Data.M81]=&quot;&quot;;&quot;&quot;;CONCATENATE(&quot;,&quot;;[Data.M81]))" office:value-type="string" office:string-value=",C31=5">
            <text:p>,C31=5</text:p>
          </table:table-cell>
          <table:table-cell table:style-name="ce5" table:formula="of:=IF([Data.N81]=&quot;&quot;;&quot;&quot;;CONCATENATE(&quot;,&quot;;[Data.N81]))" office:value-type="string" office:string-value=",C32=5">
            <text:p>,C32=5</text:p>
          </table:table-cell>
          <table:table-cell table:style-name="ce5" table:formula="of:=IF([Data.O81]=&quot;&quot;;&quot;&quot;;CONCATENATE(&quot;,&quot;;[Data.O81]))" office:value-type="string" office:string-value=",C33=5">
            <text:p>,C33=5</text:p>
          </table:table-cell>
          <table:table-cell table:style-name="ce5" table:formula="of:=IF([Data.P81]=&quot;&quot;;&quot;&quot;;CONCATENATE(&quot;,&quot;;[Data.P81]))" office:value-type="string" office:string-value=",C34=5">
            <text:p>,C34=5</text:p>
          </table:table-cell>
          <table:table-cell table:style-name="ce5" table:formula="of:=IF([Data.Q81]=&quot;&quot;;&quot;&quot;;CONCATENATE(&quot;,&quot;;[Data.Q81]))" office:value-type="string" office:string-value=",C56=5">
            <text:p>,C56=5</text:p>
          </table:table-cell>
          <table:table-cell table:style-name="ce5" table:formula="of:=IF([Data.R81]=&quot;&quot;;&quot;&quot;;CONCATENATE(&quot;,&quot;;[Data.R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C82]=&quot;&quot;;[.B80];CONCATENATE(&quot;,&quot;;[Data.C82]))" office:value-type="string" office:string-value=",PHYSICAL">
            <text:p>,PHYSICAL</text:p>
          </table:table-cell>
          <table:table-cell table:formula="of:=IF([Data.D82]=&quot;&quot;;[.C80];CONCATENATE(&quot;,&quot;;[Data.D82]))" office:value-type="string" office:string-value=",CHARL">
            <text:p>,CHARL</text:p>
          </table:table-cell>
          <table:table-cell table:formula="of:=CONCATENATE(&quot;,&quot;;[Data.E82])" office:value-type="string" office:string-value=",LESSER">
            <text:p>,LESSER</text:p>
          </table:table-cell>
          <table:table-cell table:formula="of:=CONCATENATE(&quot;,&quot;;[Data.F82])" office:value-type="string" office:string-value=",5">
            <text:p>,5</text:p>
          </table:table-cell>
          <table:table-cell table:formula="of:=IF([Data.G82]=&quot;&quot;;&quot;&quot;;CONCATENATE(&quot;,&quot;;[Data.G82]))" office:value-type="string" office:string-value=",DESCR=talent.painresistance.1">
            <text:p>,DESCR=talent.painresistance.1</text:p>
          </table:table-cell>
          <table:table-cell table:style-name="ce5" table:formula="of:=IF([Data.H82]=&quot;&quot;;&quot;&quot;;CONCATENATE(&quot;,&quot;;[Data.H82]))">
            <text:p/>
          </table:table-cell>
          <table:table-cell table:style-name="ce5" table:formula="of:=IF([Data.I82]=&quot;&quot;;&quot;&quot;;CONCATENATE(&quot;,&quot;;[Data.I82]))">
            <text:p/>
          </table:table-cell>
          <table:table-cell table:style-name="ce5" table:formula="of:=IF([Data.J82]=&quot;&quot;;&quot;&quot;;CONCATENATE(&quot;,&quot;;[Data.J82]))">
            <text:p/>
          </table:table-cell>
          <table:table-cell table:style-name="ce5" table:formula="of:=IF([Data.K82]=&quot;&quot;;&quot;&quot;;CONCATENATE(&quot;,&quot;;[Data.K82]))">
            <text:p/>
          </table:table-cell>
          <table:table-cell table:style-name="ce5" table:formula="of:=IF([Data.L82]=&quot;&quot;;&quot;&quot;;CONCATENATE(&quot;,&quot;;[Data.L82]))">
            <text:p/>
          </table:table-cell>
          <table:table-cell table:style-name="ce5" table:formula="of:=IF([Data.M82]=&quot;&quot;;&quot;&quot;;CONCATENATE(&quot;,&quot;;[Data.M82]))">
            <text:p/>
          </table:table-cell>
          <table:table-cell table:style-name="ce5" table:formula="of:=IF([Data.N82]=&quot;&quot;;&quot;&quot;;CONCATENATE(&quot;,&quot;;[Data.N82]))">
            <text:p/>
          </table:table-cell>
          <table:table-cell table:style-name="ce5" table:formula="of:=IF([Data.O82]=&quot;&quot;;&quot;&quot;;CONCATENATE(&quot;,&quot;;[Data.O82]))">
            <text:p/>
          </table:table-cell>
          <table:table-cell table:style-name="ce5" table:formula="of:=IF([Data.P82]=&quot;&quot;;&quot;&quot;;CONCATENATE(&quot;,&quot;;[Data.P82]))">
            <text:p/>
          </table:table-cell>
          <table:table-cell table:style-name="ce5" table:formula="of:=IF([Data.Q82]=&quot;&quot;;&quot;&quot;;CONCATENATE(&quot;,&quot;;[Data.Q82]))">
            <text:p/>
          </table:table-cell>
          <table:table-cell table:style-name="ce5" table:formula="of:=IF([Data.R82]=&quot;&quot;;&quot;&quot;;CONCATENATE(&quot;,&quot;;[Data.R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C83]=&quot;&quot;;[.B81];CONCATENATE(&quot;,&quot;;[Data.C83]))" office:value-type="string" office:string-value=",PHYSICAL">
            <text:p>,PHYSICAL</text:p>
          </table:table-cell>
          <table:table-cell table:formula="of:=IF([Data.D83]=&quot;&quot;;[.C81];CONCATENATE(&quot;,&quot;;[Data.D83]))" office:value-type="string" office:string-value=",CHARL">
            <text:p>,CHARL</text:p>
          </table:table-cell>
          <table:table-cell table:formula="of:=CONCATENATE(&quot;,&quot;;[Data.E83])" office:value-type="string" office:string-value=",MINOR">
            <text:p>,MINOR</text:p>
          </table:table-cell>
          <table:table-cell table:formula="of:=CONCATENATE(&quot;,&quot;;[Data.F83])" office:value-type="string" office:string-value=",10">
            <text:p>,10</text:p>
          </table:table-cell>
          <table:table-cell table:formula="of:=IF([Data.G83]=&quot;&quot;;&quot;&quot;;CONCATENATE(&quot;,&quot;;[Data.G83]))" office:value-type="string" office:string-value=",DESCR=talent.painresistance.2">
            <text:p>,DESCR=talent.painresistance.2</text:p>
          </table:table-cell>
          <table:table-cell table:style-name="ce5" table:formula="of:=IF([Data.H83]=&quot;&quot;;&quot;&quot;;CONCATENATE(&quot;,&quot;;[Data.H83]))">
            <text:p/>
          </table:table-cell>
          <table:table-cell table:style-name="ce5" table:formula="of:=IF([Data.I83]=&quot;&quot;;&quot;&quot;;CONCATENATE(&quot;,&quot;;[Data.I83]))">
            <text:p/>
          </table:table-cell>
          <table:table-cell table:style-name="ce5" table:formula="of:=IF([Data.J83]=&quot;&quot;;&quot;&quot;;CONCATENATE(&quot;,&quot;;[Data.J83]))">
            <text:p/>
          </table:table-cell>
          <table:table-cell table:style-name="ce5" table:formula="of:=IF([Data.K83]=&quot;&quot;;&quot;&quot;;CONCATENATE(&quot;,&quot;;[Data.K83]))">
            <text:p/>
          </table:table-cell>
          <table:table-cell table:style-name="ce5" table:formula="of:=IF([Data.L83]=&quot;&quot;;&quot;&quot;;CONCATENATE(&quot;,&quot;;[Data.L83]))">
            <text:p/>
          </table:table-cell>
          <table:table-cell table:style-name="ce5" table:formula="of:=IF([Data.M83]=&quot;&quot;;&quot;&quot;;CONCATENATE(&quot;,&quot;;[Data.M83]))">
            <text:p/>
          </table:table-cell>
          <table:table-cell table:style-name="ce5" table:formula="of:=IF([Data.N83]=&quot;&quot;;&quot;&quot;;CONCATENATE(&quot;,&quot;;[Data.N83]))">
            <text:p/>
          </table:table-cell>
          <table:table-cell table:style-name="ce5" table:formula="of:=IF([Data.O83]=&quot;&quot;;&quot;&quot;;CONCATENATE(&quot;,&quot;;[Data.O83]))">
            <text:p/>
          </table:table-cell>
          <table:table-cell table:style-name="ce5" table:formula="of:=IF([Data.P83]=&quot;&quot;;&quot;&quot;;CONCATENATE(&quot;,&quot;;[Data.P83]))">
            <text:p/>
          </table:table-cell>
          <table:table-cell table:style-name="ce5" table:formula="of:=IF([Data.Q83]=&quot;&quot;;&quot;&quot;;CONCATENATE(&quot;,&quot;;[Data.Q83]))">
            <text:p/>
          </table:table-cell>
          <table:table-cell table:style-name="ce5" table:formula="of:=IF([Data.R83]=&quot;&quot;;&quot;&quot;;CONCATENATE(&quot;,&quot;;[Data.R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C84]=&quot;&quot;;[.B82];CONCATENATE(&quot;,&quot;;[Data.C84]))" office:value-type="string" office:string-value=",PHYSICAL">
            <text:p>,PHYSICAL</text:p>
          </table:table-cell>
          <table:table-cell table:formula="of:=IF([Data.D84]=&quot;&quot;;[.C82];CONCATENATE(&quot;,&quot;;[Data.D84]))" office:value-type="string" office:string-value=",CHARL">
            <text:p>,CHARL</text:p>
          </table:table-cell>
          <table:table-cell table:formula="of:=CONCATENATE(&quot;,&quot;;[Data.E84])" office:value-type="string" office:string-value=",MAJOR">
            <text:p>,MAJOR</text:p>
          </table:table-cell>
          <table:table-cell table:formula="of:=CONCATENATE(&quot;,&quot;;[Data.F84])" office:value-type="string" office:string-value=",15">
            <text:p>,15</text:p>
          </table:table-cell>
          <table:table-cell table:formula="of:=IF([Data.G84]=&quot;&quot;;&quot;&quot;;CONCATENATE(&quot;,&quot;;[Data.G84]))" office:value-type="string" office:string-value=",DESCR=talent.painresistance.4">
            <text:p>,DESCR=talent.painresistance.4</text:p>
          </table:table-cell>
          <table:table-cell table:style-name="ce5" table:formula="of:=IF([Data.H84]=&quot;&quot;;&quot;&quot;;CONCATENATE(&quot;,&quot;;[Data.H84]))">
            <text:p/>
          </table:table-cell>
          <table:table-cell table:style-name="ce5" table:formula="of:=IF([Data.I84]=&quot;&quot;;&quot;&quot;;CONCATENATE(&quot;,&quot;;[Data.I84]))">
            <text:p/>
          </table:table-cell>
          <table:table-cell table:style-name="ce5" table:formula="of:=IF([Data.J84]=&quot;&quot;;&quot;&quot;;CONCATENATE(&quot;,&quot;;[Data.J84]))">
            <text:p/>
          </table:table-cell>
          <table:table-cell table:style-name="ce5" table:formula="of:=IF([Data.K84]=&quot;&quot;;&quot;&quot;;CONCATENATE(&quot;,&quot;;[Data.K84]))">
            <text:p/>
          </table:table-cell>
          <table:table-cell table:style-name="ce5" table:formula="of:=IF([Data.L84]=&quot;&quot;;&quot;&quot;;CONCATENATE(&quot;,&quot;;[Data.L84]))">
            <text:p/>
          </table:table-cell>
          <table:table-cell table:style-name="ce5" table:formula="of:=IF([Data.M84]=&quot;&quot;;&quot;&quot;;CONCATENATE(&quot;,&quot;;[Data.M84]))">
            <text:p/>
          </table:table-cell>
          <table:table-cell table:style-name="ce5" table:formula="of:=IF([Data.N84]=&quot;&quot;;&quot;&quot;;CONCATENATE(&quot;,&quot;;[Data.N84]))">
            <text:p/>
          </table:table-cell>
          <table:table-cell table:style-name="ce5" table:formula="of:=IF([Data.O84]=&quot;&quot;;&quot;&quot;;CONCATENATE(&quot;,&quot;;[Data.O84]))">
            <text:p/>
          </table:table-cell>
          <table:table-cell table:style-name="ce5" table:formula="of:=IF([Data.P84]=&quot;&quot;;&quot;&quot;;CONCATENATE(&quot;,&quot;;[Data.P84]))">
            <text:p/>
          </table:table-cell>
          <table:table-cell table:style-name="ce5" table:formula="of:=IF([Data.Q84]=&quot;&quot;;&quot;&quot;;CONCATENATE(&quot;,&quot;;[Data.Q84]))">
            <text:p/>
          </table:table-cell>
          <table:table-cell table:style-name="ce5" table:formula="of:=IF([Data.R84]=&quot;&quot;;&quot;&quot;;CONCATENATE(&quot;,&quot;;[Data.R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C85]=&quot;&quot;;[.B83];CONCATENATE(&quot;,&quot;;[Data.C85]))" office:value-type="string" office:string-value=",PHYSICAL">
            <text:p>,PHYSICAL</text:p>
          </table:table-cell>
          <table:table-cell table:formula="of:=IF([Data.D85]=&quot;&quot;;[.C83];CONCATENATE(&quot;,&quot;;[Data.D85]))" office:value-type="string" office:string-value=",CHARL">
            <text:p>,CHARL</text:p>
          </table:table-cell>
          <table:table-cell table:formula="of:=CONCATENATE(&quot;,&quot;;[Data.E85])" office:value-type="string" office:string-value=",GREATER">
            <text:p>,GREATER</text:p>
          </table:table-cell>
          <table:table-cell table:formula="of:=CONCATENATE(&quot;,&quot;;[Data.F85])" office:value-type="string" office:string-value=",20">
            <text:p>,20</text:p>
          </table:table-cell>
          <table:table-cell table:formula="of:=IF([Data.G85]=&quot;&quot;;&quot;&quot;;CONCATENATE(&quot;,&quot;;[Data.G85]))" office:value-type="string" office:string-value=",DESCR=talent.painresistance.6">
            <text:p>,DESCR=talent.painresistance.6</text:p>
          </table:table-cell>
          <table:table-cell table:style-name="ce5" table:formula="of:=IF([Data.H85]=&quot;&quot;;&quot;&quot;;CONCATENATE(&quot;,&quot;;[Data.H85]))">
            <text:p/>
          </table:table-cell>
          <table:table-cell table:style-name="ce5" table:formula="of:=IF([Data.I85]=&quot;&quot;;&quot;&quot;;CONCATENATE(&quot;,&quot;;[Data.I85]))">
            <text:p/>
          </table:table-cell>
          <table:table-cell table:style-name="ce5" table:formula="of:=IF([Data.J85]=&quot;&quot;;&quot;&quot;;CONCATENATE(&quot;,&quot;;[Data.J85]))">
            <text:p/>
          </table:table-cell>
          <table:table-cell table:style-name="ce5" table:formula="of:=IF([Data.K85]=&quot;&quot;;&quot;&quot;;CONCATENATE(&quot;,&quot;;[Data.K85]))">
            <text:p/>
          </table:table-cell>
          <table:table-cell table:style-name="ce5" table:formula="of:=IF([Data.L85]=&quot;&quot;;&quot;&quot;;CONCATENATE(&quot;,&quot;;[Data.L85]))">
            <text:p/>
          </table:table-cell>
          <table:table-cell table:style-name="ce5" table:formula="of:=IF([Data.M85]=&quot;&quot;;&quot;&quot;;CONCATENATE(&quot;,&quot;;[Data.M85]))">
            <text:p/>
          </table:table-cell>
          <table:table-cell table:style-name="ce5" table:formula="of:=IF([Data.N85]=&quot;&quot;;&quot;&quot;;CONCATENATE(&quot;,&quot;;[Data.N85]))">
            <text:p/>
          </table:table-cell>
          <table:table-cell table:style-name="ce5" table:formula="of:=IF([Data.O85]=&quot;&quot;;&quot;&quot;;CONCATENATE(&quot;,&quot;;[Data.O85]))">
            <text:p/>
          </table:table-cell>
          <table:table-cell table:style-name="ce5" table:formula="of:=IF([Data.P85]=&quot;&quot;;&quot;&quot;;CONCATENATE(&quot;,&quot;;[Data.P85]))">
            <text:p/>
          </table:table-cell>
          <table:table-cell table:style-name="ce5" table:formula="of:=IF([Data.Q85]=&quot;&quot;;&quot;&quot;;CONCATENATE(&quot;,&quot;;[Data.Q85]))">
            <text:p/>
          </table:table-cell>
          <table:table-cell table:style-name="ce5" table:formula="of:=IF([Data.R85]=&quot;&quot;;&quot;&quot;;CONCATENATE(&quot;,&quot;;[Data.R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C86]=&quot;&quot;;[.B84];CONCATENATE(&quot;,&quot;;[Data.C86]))" office:value-type="string" office:string-value=",PHYSICAL">
            <text:p>,PHYSICAL</text:p>
          </table:table-cell>
          <table:table-cell table:formula="of:=IF([Data.D86]=&quot;&quot;;[.C84];CONCATENATE(&quot;,&quot;;[Data.D86]))" office:value-type="string" office:string-value=",CHARL">
            <text:p>,CHARL</text:p>
          </table:table-cell>
          <table:table-cell table:formula="of:=CONCATENATE(&quot;,&quot;;[Data.E86])" office:value-type="string" office:string-value=",LESSER">
            <text:p>,LESSER</text:p>
          </table:table-cell>
          <table:table-cell table:formula="of:=CONCATENATE(&quot;,&quot;;[Data.F86])" office:value-type="string" office:string-value=",5">
            <text:p>,5</text:p>
          </table:table-cell>
          <table:table-cell table:formula="of:=IF([Data.G86]=&quot;&quot;;&quot;&quot;;CONCATENATE(&quot;,&quot;;[Data.G86]))" office:value-type="string" office:string-value=",DESCR=talent.infravision">
            <text:p>,DESCR=talent.infravision</text:p>
          </table:table-cell>
          <table:table-cell table:style-name="ce5" table:formula="of:=IF([Data.H86]=&quot;&quot;;&quot;&quot;;CONCATENATE(&quot;,&quot;;[Data.H86]))">
            <text:p/>
          </table:table-cell>
          <table:table-cell table:style-name="ce5" table:formula="of:=IF([Data.I86]=&quot;&quot;;&quot;&quot;;CONCATENATE(&quot;,&quot;;[Data.I86]))">
            <text:p/>
          </table:table-cell>
          <table:table-cell table:style-name="ce5" table:formula="of:=IF([Data.J86]=&quot;&quot;;&quot;&quot;;CONCATENATE(&quot;,&quot;;[Data.J86]))">
            <text:p/>
          </table:table-cell>
          <table:table-cell table:style-name="ce5" table:formula="of:=IF([Data.K86]=&quot;&quot;;&quot;&quot;;CONCATENATE(&quot;,&quot;;[Data.K86]))">
            <text:p/>
          </table:table-cell>
          <table:table-cell table:style-name="ce5" table:formula="of:=IF([Data.L86]=&quot;&quot;;&quot;&quot;;CONCATENATE(&quot;,&quot;;[Data.L86]))">
            <text:p/>
          </table:table-cell>
          <table:table-cell table:style-name="ce5" table:formula="of:=IF([Data.M86]=&quot;&quot;;&quot;&quot;;CONCATENATE(&quot;,&quot;;[Data.M86]))">
            <text:p/>
          </table:table-cell>
          <table:table-cell table:style-name="ce5" table:formula="of:=IF([Data.N86]=&quot;&quot;;&quot;&quot;;CONCATENATE(&quot;,&quot;;[Data.N86]))">
            <text:p/>
          </table:table-cell>
          <table:table-cell table:style-name="ce5" table:formula="of:=IF([Data.O86]=&quot;&quot;;&quot;&quot;;CONCATENATE(&quot;,&quot;;[Data.O86]))">
            <text:p/>
          </table:table-cell>
          <table:table-cell table:style-name="ce5" table:formula="of:=IF([Data.P86]=&quot;&quot;;&quot;&quot;;CONCATENATE(&quot;,&quot;;[Data.P86]))">
            <text:p/>
          </table:table-cell>
          <table:table-cell table:style-name="ce5" table:formula="of:=IF([Data.Q86]=&quot;&quot;;&quot;&quot;;CONCATENATE(&quot;,&quot;;[Data.Q86]))">
            <text:p/>
          </table:table-cell>
          <table:table-cell table:style-name="ce5" table:formula="of:=IF([Data.R86]=&quot;&quot;;&quot;&quot;;CONCATENATE(&quot;,&quot;;[Data.R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C87]=&quot;&quot;;[.B85];CONCATENATE(&quot;,&quot;;[Data.C87]))" office:value-type="string" office:string-value=",PHYSICAL">
            <text:p>,PHYSICAL</text:p>
          </table:table-cell>
          <table:table-cell table:formula="of:=IF([Data.D87]=&quot;&quot;;[.C85];CONCATENATE(&quot;,&quot;;[Data.D87]))" office:value-type="string" office:string-value=",CHARL">
            <text:p>,CHARL</text:p>
          </table:table-cell>
          <table:table-cell table:formula="of:=CONCATENATE(&quot;,&quot;;[Data.E87])" office:value-type="string" office:string-value=",MINOR">
            <text:p>,MINOR</text:p>
          </table:table-cell>
          <table:table-cell table:formula="of:=CONCATENATE(&quot;,&quot;;[Data.F87])" office:value-type="string" office:string-value=",7">
            <text:p>,7</text:p>
          </table:table-cell>
          <table:table-cell table:formula="of:=IF([Data.G87]=&quot;&quot;;&quot;&quot;;CONCATENATE(&quot;,&quot;;[Data.G87]))" office:value-type="string" office:string-value=",S156=50">
            <text:p>,S156=50</text:p>
          </table:table-cell>
          <table:table-cell table:style-name="ce5" table:formula="of:=IF([Data.H87]=&quot;&quot;;&quot;&quot;;CONCATENATE(&quot;,&quot;;[Data.H87]))" office:value-type="string" office:string-value=",S125=50">
            <text:p>,S125=50</text:p>
          </table:table-cell>
          <table:table-cell table:style-name="ce5" table:formula="of:=IF([Data.I87]=&quot;&quot;;&quot;&quot;;CONCATENATE(&quot;,&quot;;[Data.I87]))" office:value-type="string" office:string-value=",DESCR=talent.navigationgift">
            <text:p>,DESCR=talent.navigationgift</text:p>
          </table:table-cell>
          <table:table-cell table:style-name="ce5" table:formula="of:=IF([Data.J87]=&quot;&quot;;&quot;&quot;;CONCATENATE(&quot;,&quot;;[Data.J87]))">
            <text:p/>
          </table:table-cell>
          <table:table-cell table:style-name="ce5" table:formula="of:=IF([Data.K87]=&quot;&quot;;&quot;&quot;;CONCATENATE(&quot;,&quot;;[Data.K87]))">
            <text:p/>
          </table:table-cell>
          <table:table-cell table:style-name="ce5" table:formula="of:=IF([Data.L87]=&quot;&quot;;&quot;&quot;;CONCATENATE(&quot;,&quot;;[Data.L87]))">
            <text:p/>
          </table:table-cell>
          <table:table-cell table:style-name="ce5" table:formula="of:=IF([Data.M87]=&quot;&quot;;&quot;&quot;;CONCATENATE(&quot;,&quot;;[Data.M87]))">
            <text:p/>
          </table:table-cell>
          <table:table-cell table:style-name="ce5" table:formula="of:=IF([Data.N87]=&quot;&quot;;&quot;&quot;;CONCATENATE(&quot;,&quot;;[Data.N87]))">
            <text:p/>
          </table:table-cell>
          <table:table-cell table:style-name="ce5" table:formula="of:=IF([Data.O87]=&quot;&quot;;&quot;&quot;;CONCATENATE(&quot;,&quot;;[Data.O87]))">
            <text:p/>
          </table:table-cell>
          <table:table-cell table:style-name="ce5" table:formula="of:=IF([Data.P87]=&quot;&quot;;&quot;&quot;;CONCATENATE(&quot;,&quot;;[Data.P87]))">
            <text:p/>
          </table:table-cell>
          <table:table-cell table:style-name="ce5" table:formula="of:=IF([Data.Q87]=&quot;&quot;;&quot;&quot;;CONCATENATE(&quot;,&quot;;[Data.Q87]))">
            <text:p/>
          </table:table-cell>
          <table:table-cell table:style-name="ce5" table:formula="of:=IF([Data.R87]=&quot;&quot;;&quot;&quot;;CONCATENATE(&quot;,&quot;;[Data.R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C88]=&quot;&quot;;[.B86];CONCATENATE(&quot;,&quot;;[Data.C88]))" office:value-type="string" office:string-value=",PHYSICAL">
            <text:p>,PHYSICAL</text:p>
          </table:table-cell>
          <table:table-cell table:formula="of:=IF([Data.D88]=&quot;&quot;;[.C86];CONCATENATE(&quot;,&quot;;[Data.D88]))" office:value-type="string" office:string-value=",CHARL">
            <text:p>,CHARL</text:p>
          </table:table-cell>
          <table:table-cell table:formula="of:=CONCATENATE(&quot;,&quot;;[Data.E88])" office:value-type="string" office:string-value=",LESSER">
            <text:p>,LESSER</text:p>
          </table:table-cell>
          <table:table-cell table:formula="of:=CONCATENATE(&quot;,&quot;;[Data.F88])" office:value-type="string" office:string-value=",5">
            <text:p>,5</text:p>
          </table:table-cell>
          <table:table-cell table:formula="of:=IF([Data.G88]=&quot;&quot;;&quot;&quot;;CONCATENATE(&quot;,&quot;;[Data.G88]))" office:value-type="string" office:string-value=",RR=talent.rr.cold.10">
            <text:p>,RR=talent.rr.cold.10</text:p>
          </table:table-cell>
          <table:table-cell table:style-name="ce5" table:formula="of:=IF([Data.H88]=&quot;&quot;;&quot;&quot;;CONCATENATE(&quot;,&quot;;[Data.H88]))">
            <text:p/>
          </table:table-cell>
          <table:table-cell table:style-name="ce5" table:formula="of:=IF([Data.I88]=&quot;&quot;;&quot;&quot;;CONCATENATE(&quot;,&quot;;[Data.I88]))">
            <text:p/>
          </table:table-cell>
          <table:table-cell table:style-name="ce5" table:formula="of:=IF([Data.J88]=&quot;&quot;;&quot;&quot;;CONCATENATE(&quot;,&quot;;[Data.J88]))">
            <text:p/>
          </table:table-cell>
          <table:table-cell table:style-name="ce5" table:formula="of:=IF([Data.K88]=&quot;&quot;;&quot;&quot;;CONCATENATE(&quot;,&quot;;[Data.K88]))">
            <text:p/>
          </table:table-cell>
          <table:table-cell table:style-name="ce5" table:formula="of:=IF([Data.L88]=&quot;&quot;;&quot;&quot;;CONCATENATE(&quot;,&quot;;[Data.L88]))">
            <text:p/>
          </table:table-cell>
          <table:table-cell table:style-name="ce5" table:formula="of:=IF([Data.M88]=&quot;&quot;;&quot;&quot;;CONCATENATE(&quot;,&quot;;[Data.M88]))">
            <text:p/>
          </table:table-cell>
          <table:table-cell table:style-name="ce5" table:formula="of:=IF([Data.N88]=&quot;&quot;;&quot;&quot;;CONCATENATE(&quot;,&quot;;[Data.N88]))">
            <text:p/>
          </table:table-cell>
          <table:table-cell table:style-name="ce5" table:formula="of:=IF([Data.O88]=&quot;&quot;;&quot;&quot;;CONCATENATE(&quot;,&quot;;[Data.O88]))">
            <text:p/>
          </table:table-cell>
          <table:table-cell table:style-name="ce5" table:formula="of:=IF([Data.P88]=&quot;&quot;;&quot;&quot;;CONCATENATE(&quot;,&quot;;[Data.P88]))">
            <text:p/>
          </table:table-cell>
          <table:table-cell table:style-name="ce5" table:formula="of:=IF([Data.Q88]=&quot;&quot;;&quot;&quot;;CONCATENATE(&quot;,&quot;;[Data.Q88]))">
            <text:p/>
          </table:table-cell>
          <table:table-cell table:style-name="ce5" table:formula="of:=IF([Data.R88]=&quot;&quot;;&quot;&quot;;CONCATENATE(&quot;,&quot;;[Data.R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C89]=&quot;&quot;;[.B87];CONCATENATE(&quot;,&quot;;[Data.C89]))" office:value-type="string" office:string-value=",PHYSICAL">
            <text:p>,PHYSICAL</text:p>
          </table:table-cell>
          <table:table-cell table:formula="of:=IF([Data.D89]=&quot;&quot;;[.C87];CONCATENATE(&quot;,&quot;;[Data.D89]))" office:value-type="string" office:string-value=",CHARL">
            <text:p>,CHARL</text:p>
          </table:table-cell>
          <table:table-cell table:formula="of:=CONCATENATE(&quot;,&quot;;[Data.E89])" office:value-type="string" office:string-value=",MINOR">
            <text:p>,MINOR</text:p>
          </table:table-cell>
          <table:table-cell table:formula="of:=CONCATENATE(&quot;,&quot;;[Data.F89])" office:value-type="string" office:string-value=",10">
            <text:p>,10</text:p>
          </table:table-cell>
          <table:table-cell table:formula="of:=IF([Data.G89]=&quot;&quot;;&quot;&quot;;CONCATENATE(&quot;,&quot;;[Data.G89]))" office:value-type="string" office:string-value=",RR=talent.rr.cold.20">
            <text:p>,RR=talent.rr.cold.20</text:p>
          </table:table-cell>
          <table:table-cell table:style-name="ce5" table:formula="of:=IF([Data.H89]=&quot;&quot;;&quot;&quot;;CONCATENATE(&quot;,&quot;;[Data.H89]))">
            <text:p/>
          </table:table-cell>
          <table:table-cell table:style-name="ce5" table:formula="of:=IF([Data.I89]=&quot;&quot;;&quot;&quot;;CONCATENATE(&quot;,&quot;;[Data.I89]))">
            <text:p/>
          </table:table-cell>
          <table:table-cell table:style-name="ce5" table:formula="of:=IF([Data.J89]=&quot;&quot;;&quot;&quot;;CONCATENATE(&quot;,&quot;;[Data.J89]))">
            <text:p/>
          </table:table-cell>
          <table:table-cell table:style-name="ce5" table:formula="of:=IF([Data.K89]=&quot;&quot;;&quot;&quot;;CONCATENATE(&quot;,&quot;;[Data.K89]))">
            <text:p/>
          </table:table-cell>
          <table:table-cell table:style-name="ce5" table:formula="of:=IF([Data.L89]=&quot;&quot;;&quot;&quot;;CONCATENATE(&quot;,&quot;;[Data.L89]))">
            <text:p/>
          </table:table-cell>
          <table:table-cell table:style-name="ce5" table:formula="of:=IF([Data.M89]=&quot;&quot;;&quot;&quot;;CONCATENATE(&quot;,&quot;;[Data.M89]))">
            <text:p/>
          </table:table-cell>
          <table:table-cell table:style-name="ce5" table:formula="of:=IF([Data.N89]=&quot;&quot;;&quot;&quot;;CONCATENATE(&quot;,&quot;;[Data.N89]))">
            <text:p/>
          </table:table-cell>
          <table:table-cell table:style-name="ce5" table:formula="of:=IF([Data.O89]=&quot;&quot;;&quot;&quot;;CONCATENATE(&quot;,&quot;;[Data.O89]))">
            <text:p/>
          </table:table-cell>
          <table:table-cell table:style-name="ce5" table:formula="of:=IF([Data.P89]=&quot;&quot;;&quot;&quot;;CONCATENATE(&quot;,&quot;;[Data.P89]))">
            <text:p/>
          </table:table-cell>
          <table:table-cell table:style-name="ce5" table:formula="of:=IF([Data.Q89]=&quot;&quot;;&quot;&quot;;CONCATENATE(&quot;,&quot;;[Data.Q89]))">
            <text:p/>
          </table:table-cell>
          <table:table-cell table:style-name="ce5" table:formula="of:=IF([Data.R89]=&quot;&quot;;&quot;&quot;;CONCATENATE(&quot;,&quot;;[Data.R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C90]=&quot;&quot;;[.B88];CONCATENATE(&quot;,&quot;;[Data.C90]))" office:value-type="string" office:string-value=",PHYSICAL">
            <text:p>,PHYSICAL</text:p>
          </table:table-cell>
          <table:table-cell table:formula="of:=IF([Data.D90]=&quot;&quot;;[.C88];CONCATENATE(&quot;,&quot;;[Data.D90]))" office:value-type="string" office:string-value=",CHARL">
            <text:p>,CHARL</text:p>
          </table:table-cell>
          <table:table-cell table:formula="of:=CONCATENATE(&quot;,&quot;;[Data.E90])" office:value-type="string" office:string-value=",MAJOR">
            <text:p>,MAJOR</text:p>
          </table:table-cell>
          <table:table-cell table:formula="of:=CONCATENATE(&quot;,&quot;;[Data.F90])" office:value-type="string" office:string-value=",15">
            <text:p>,15</text:p>
          </table:table-cell>
          <table:table-cell table:formula="of:=IF([Data.G90]=&quot;&quot;;&quot;&quot;;CONCATENATE(&quot;,&quot;;[Data.G90]))" office:value-type="string" office:string-value=",RR=talent.rr.cold.30">
            <text:p>,RR=talent.rr.cold.30</text:p>
          </table:table-cell>
          <table:table-cell table:style-name="ce5" table:formula="of:=IF([Data.H90]=&quot;&quot;;&quot;&quot;;CONCATENATE(&quot;,&quot;;[Data.H90]))">
            <text:p/>
          </table:table-cell>
          <table:table-cell table:style-name="ce5" table:formula="of:=IF([Data.I90]=&quot;&quot;;&quot;&quot;;CONCATENATE(&quot;,&quot;;[Data.I90]))">
            <text:p/>
          </table:table-cell>
          <table:table-cell table:style-name="ce5" table:formula="of:=IF([Data.J90]=&quot;&quot;;&quot;&quot;;CONCATENATE(&quot;,&quot;;[Data.J90]))">
            <text:p/>
          </table:table-cell>
          <table:table-cell table:style-name="ce5" table:formula="of:=IF([Data.K90]=&quot;&quot;;&quot;&quot;;CONCATENATE(&quot;,&quot;;[Data.K90]))">
            <text:p/>
          </table:table-cell>
          <table:table-cell table:style-name="ce5" table:formula="of:=IF([Data.L90]=&quot;&quot;;&quot;&quot;;CONCATENATE(&quot;,&quot;;[Data.L90]))">
            <text:p/>
          </table:table-cell>
          <table:table-cell table:style-name="ce5" table:formula="of:=IF([Data.M90]=&quot;&quot;;&quot;&quot;;CONCATENATE(&quot;,&quot;;[Data.M90]))">
            <text:p/>
          </table:table-cell>
          <table:table-cell table:style-name="ce5" table:formula="of:=IF([Data.N90]=&quot;&quot;;&quot;&quot;;CONCATENATE(&quot;,&quot;;[Data.N90]))">
            <text:p/>
          </table:table-cell>
          <table:table-cell table:style-name="ce5" table:formula="of:=IF([Data.O90]=&quot;&quot;;&quot;&quot;;CONCATENATE(&quot;,&quot;;[Data.O90]))">
            <text:p/>
          </table:table-cell>
          <table:table-cell table:style-name="ce5" table:formula="of:=IF([Data.P90]=&quot;&quot;;&quot;&quot;;CONCATENATE(&quot;,&quot;;[Data.P90]))">
            <text:p/>
          </table:table-cell>
          <table:table-cell table:style-name="ce5" table:formula="of:=IF([Data.Q90]=&quot;&quot;;&quot;&quot;;CONCATENATE(&quot;,&quot;;[Data.Q90]))">
            <text:p/>
          </table:table-cell>
          <table:table-cell table:style-name="ce5" table:formula="of:=IF([Data.R90]=&quot;&quot;;&quot;&quot;;CONCATENATE(&quot;,&quot;;[Data.R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C91]=&quot;&quot;;[.B89];CONCATENATE(&quot;,&quot;;[Data.C91]))" office:value-type="string" office:string-value=",PHYSICAL">
            <text:p>,PHYSICAL</text:p>
          </table:table-cell>
          <table:table-cell table:formula="of:=IF([Data.D91]=&quot;&quot;;[.C89];CONCATENATE(&quot;,&quot;;[Data.D91]))" office:value-type="string" office:string-value=",CHARL">
            <text:p>,CHARL</text:p>
          </table:table-cell>
          <table:table-cell table:formula="of:=CONCATENATE(&quot;,&quot;;[Data.E91])" office:value-type="string" office:string-value=",GREATER">
            <text:p>,GREATER</text:p>
          </table:table-cell>
          <table:table-cell table:formula="of:=CONCATENATE(&quot;,&quot;;[Data.F91])" office:value-type="string" office:string-value=",20">
            <text:p>,20</text:p>
          </table:table-cell>
          <table:table-cell table:formula="of:=IF([Data.G91]=&quot;&quot;;&quot;&quot;;CONCATENATE(&quot;,&quot;;[Data.G91]))" office:value-type="string" office:string-value=",RR=talent.rr.cold.40">
            <text:p>,RR=talent.rr.cold.40</text:p>
          </table:table-cell>
          <table:table-cell table:style-name="ce5" table:formula="of:=IF([Data.H91]=&quot;&quot;;&quot;&quot;;CONCATENATE(&quot;,&quot;;[Data.H91]))">
            <text:p/>
          </table:table-cell>
          <table:table-cell table:style-name="ce5" table:formula="of:=IF([Data.I91]=&quot;&quot;;&quot;&quot;;CONCATENATE(&quot;,&quot;;[Data.I91]))">
            <text:p/>
          </table:table-cell>
          <table:table-cell table:style-name="ce5" table:formula="of:=IF([Data.J91]=&quot;&quot;;&quot;&quot;;CONCATENATE(&quot;,&quot;;[Data.J91]))">
            <text:p/>
          </table:table-cell>
          <table:table-cell table:style-name="ce5" table:formula="of:=IF([Data.K91]=&quot;&quot;;&quot;&quot;;CONCATENATE(&quot;,&quot;;[Data.K91]))">
            <text:p/>
          </table:table-cell>
          <table:table-cell table:style-name="ce5" table:formula="of:=IF([Data.L91]=&quot;&quot;;&quot;&quot;;CONCATENATE(&quot;,&quot;;[Data.L91]))">
            <text:p/>
          </table:table-cell>
          <table:table-cell table:style-name="ce5" table:formula="of:=IF([Data.M91]=&quot;&quot;;&quot;&quot;;CONCATENATE(&quot;,&quot;;[Data.M91]))">
            <text:p/>
          </table:table-cell>
          <table:table-cell table:style-name="ce5" table:formula="of:=IF([Data.N91]=&quot;&quot;;&quot;&quot;;CONCATENATE(&quot;,&quot;;[Data.N91]))">
            <text:p/>
          </table:table-cell>
          <table:table-cell table:style-name="ce5" table:formula="of:=IF([Data.O91]=&quot;&quot;;&quot;&quot;;CONCATENATE(&quot;,&quot;;[Data.O91]))">
            <text:p/>
          </table:table-cell>
          <table:table-cell table:style-name="ce5" table:formula="of:=IF([Data.P91]=&quot;&quot;;&quot;&quot;;CONCATENATE(&quot;,&quot;;[Data.P91]))">
            <text:p/>
          </table:table-cell>
          <table:table-cell table:style-name="ce5" table:formula="of:=IF([Data.Q91]=&quot;&quot;;&quot;&quot;;CONCATENATE(&quot;,&quot;;[Data.Q91]))">
            <text:p/>
          </table:table-cell>
          <table:table-cell table:style-name="ce5" table:formula="of:=IF([Data.R91]=&quot;&quot;;&quot;&quot;;CONCATENATE(&quot;,&quot;;[Data.R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C92]=&quot;&quot;;[.B90];CONCATENATE(&quot;,&quot;;[Data.C92]))" office:value-type="string" office:string-value=",PHYSICAL">
            <text:p>,PHYSICAL</text:p>
          </table:table-cell>
          <table:table-cell table:formula="of:=IF([Data.D92]=&quot;&quot;;[.C90];CONCATENATE(&quot;,&quot;;[Data.D92]))" office:value-type="string" office:string-value=",CHARL">
            <text:p>,CHARL</text:p>
          </table:table-cell>
          <table:table-cell table:formula="of:=CONCATENATE(&quot;,&quot;;[Data.E92])" office:value-type="string" office:string-value=",MINOR">
            <text:p>,MINOR</text:p>
          </table:table-cell>
          <table:table-cell table:formula="of:=CONCATENATE(&quot;,&quot;;[Data.F92])" office:value-type="string" office:string-value=",7">
            <text:p>,7</text:p>
          </table:table-cell>
          <table:table-cell table:formula="of:=IF([Data.G92]=&quot;&quot;;&quot;&quot;;CONCATENATE(&quot;,&quot;;[Data.G92]))" office:value-type="string" office:string-value=",DB=5">
            <text:p>,DB=5</text:p>
          </table:table-cell>
          <table:table-cell table:style-name="ce5" table:formula="of:=IF([Data.H92]=&quot;&quot;;&quot;&quot;;CONCATENATE(&quot;,&quot;;[Data.H92]))" office:value-type="string" office:string-value=",DESCR=talent.combatreflex">
            <text:p>,DESCR=talent.combatreflex</text:p>
          </table:table-cell>
          <table:table-cell table:style-name="ce5" table:formula="of:=IF([Data.I92]=&quot;&quot;;&quot;&quot;;CONCATENATE(&quot;,&quot;;[Data.I92]))" office:value-type="string" office:string-value=",C27=5">
            <text:p>,C27=5</text:p>
          </table:table-cell>
          <table:table-cell table:style-name="ce5" table:formula="of:=IF([Data.J92]=&quot;&quot;;&quot;&quot;;CONCATENATE(&quot;,&quot;;[Data.J92]))" office:value-type="string" office:string-value=",C28=5">
            <text:p>,C28=5</text:p>
          </table:table-cell>
          <table:table-cell table:style-name="ce5" table:formula="of:=IF([Data.K92]=&quot;&quot;;&quot;&quot;;CONCATENATE(&quot;,&quot;;[Data.K92]))" office:value-type="string" office:string-value=",C29=5">
            <text:p>,C29=5</text:p>
          </table:table-cell>
          <table:table-cell table:style-name="ce5" table:formula="of:=IF([Data.L92]=&quot;&quot;;&quot;&quot;;CONCATENATE(&quot;,&quot;;[Data.L92]))" office:value-type="string" office:string-value=",C30=5">
            <text:p>,C30=5</text:p>
          </table:table-cell>
          <table:table-cell table:style-name="ce5" table:formula="of:=IF([Data.M92]=&quot;&quot;;&quot;&quot;;CONCATENATE(&quot;,&quot;;[Data.M92]))" office:value-type="string" office:string-value=",C31=5">
            <text:p>,C31=5</text:p>
          </table:table-cell>
          <table:table-cell table:style-name="ce5" table:formula="of:=IF([Data.N92]=&quot;&quot;;&quot;&quot;;CONCATENATE(&quot;,&quot;;[Data.N92]))" office:value-type="string" office:string-value=",C32=5">
            <text:p>,C32=5</text:p>
          </table:table-cell>
          <table:table-cell table:style-name="ce5" table:formula="of:=IF([Data.O92]=&quot;&quot;;&quot;&quot;;CONCATENATE(&quot;,&quot;;[Data.O92]))" office:value-type="string" office:string-value=",C33=5">
            <text:p>,C33=5</text:p>
          </table:table-cell>
          <table:table-cell table:style-name="ce5" table:formula="of:=IF([Data.P92]=&quot;&quot;;&quot;&quot;;CONCATENATE(&quot;,&quot;;[Data.P92]))" office:value-type="string" office:string-value=",C34=5">
            <text:p>,C34=5</text:p>
          </table:table-cell>
          <table:table-cell table:style-name="ce5" table:formula="of:=IF([Data.Q92]=&quot;&quot;;&quot;&quot;;CONCATENATE(&quot;,&quot;;[Data.Q92]))" office:value-type="string" office:string-value=",C56=5">
            <text:p>,C56=5</text:p>
          </table:table-cell>
          <table:table-cell table:style-name="ce5" table:formula="of:=IF([Data.R92]=&quot;&quot;;&quot;&quot;;CONCATENATE(&quot;,&quot;;[Data.R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C93]=&quot;&quot;;[.B91];CONCATENATE(&quot;,&quot;;[Data.C93]))" office:value-type="string" office:string-value=",PHYSICAL">
            <text:p>,PHYSICAL</text:p>
          </table:table-cell>
          <table:table-cell table:formula="of:=IF([Data.D93]=&quot;&quot;;[.C91];CONCATENATE(&quot;,&quot;;[Data.D93]))" office:value-type="string" office:string-value=",CHARL">
            <text:p>,CHARL</text:p>
          </table:table-cell>
          <table:table-cell table:formula="of:=CONCATENATE(&quot;,&quot;;[Data.E93])" office:value-type="string" office:string-value=",MINOR">
            <text:p>,MINOR</text:p>
          </table:table-cell>
          <table:table-cell table:formula="of:=CONCATENATE(&quot;,&quot;;[Data.F93])" office:value-type="string" office:string-value=",7">
            <text:p>,7</text:p>
          </table:table-cell>
          <table:table-cell table:formula="of:=IF([Data.G93]=&quot;&quot;;&quot;&quot;;CONCATENATE(&quot;,&quot;;[Data.G93]))" office:value-type="string" office:string-value=",DESCR=talent.battlecry">
            <text:p>,DESCR=talent.battlecry</text:p>
          </table:table-cell>
          <table:table-cell table:style-name="ce5" table:formula="of:=IF([Data.H93]=&quot;&quot;;&quot;&quot;;CONCATENATE(&quot;,&quot;;[Data.H93]))">
            <text:p/>
          </table:table-cell>
          <table:table-cell table:style-name="ce5" table:formula="of:=IF([Data.I93]=&quot;&quot;;&quot;&quot;;CONCATENATE(&quot;,&quot;;[Data.I93]))">
            <text:p/>
          </table:table-cell>
          <table:table-cell table:style-name="ce5" table:formula="of:=IF([Data.J93]=&quot;&quot;;&quot;&quot;;CONCATENATE(&quot;,&quot;;[Data.J93]))">
            <text:p/>
          </table:table-cell>
          <table:table-cell table:style-name="ce5" table:formula="of:=IF([Data.K93]=&quot;&quot;;&quot;&quot;;CONCATENATE(&quot;,&quot;;[Data.K93]))">
            <text:p/>
          </table:table-cell>
          <table:table-cell table:style-name="ce5" table:formula="of:=IF([Data.L93]=&quot;&quot;;&quot;&quot;;CONCATENATE(&quot;,&quot;;[Data.L93]))">
            <text:p/>
          </table:table-cell>
          <table:table-cell table:style-name="ce5" table:formula="of:=IF([Data.M93]=&quot;&quot;;&quot;&quot;;CONCATENATE(&quot;,&quot;;[Data.M93]))">
            <text:p/>
          </table:table-cell>
          <table:table-cell table:style-name="ce5" table:formula="of:=IF([Data.N93]=&quot;&quot;;&quot;&quot;;CONCATENATE(&quot;,&quot;;[Data.N93]))">
            <text:p/>
          </table:table-cell>
          <table:table-cell table:style-name="ce5" table:formula="of:=IF([Data.O93]=&quot;&quot;;&quot;&quot;;CONCATENATE(&quot;,&quot;;[Data.O93]))">
            <text:p/>
          </table:table-cell>
          <table:table-cell table:style-name="ce5" table:formula="of:=IF([Data.P93]=&quot;&quot;;&quot;&quot;;CONCATENATE(&quot;,&quot;;[Data.P93]))">
            <text:p/>
          </table:table-cell>
          <table:table-cell table:style-name="ce5" table:formula="of:=IF([Data.Q93]=&quot;&quot;;&quot;&quot;;CONCATENATE(&quot;,&quot;;[Data.Q93]))">
            <text:p/>
          </table:table-cell>
          <table:table-cell table:style-name="ce5" table:formula="of:=IF([Data.R93]=&quot;&quot;;&quot;&quot;;CONCATENATE(&quot;,&quot;;[Data.R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C94]=&quot;&quot;;[.B92];CONCATENATE(&quot;,&quot;;[Data.C94]))" office:value-type="string" office:string-value=",PHYSICAL">
            <text:p>,PHYSICAL</text:p>
          </table:table-cell>
          <table:table-cell table:formula="of:=IF([Data.D94]=&quot;&quot;;[.C92];CONCATENATE(&quot;,&quot;;[Data.D94]))" office:value-type="string" office:string-value=",CHARL">
            <text:p>,CHARL</text:p>
          </table:table-cell>
          <table:table-cell table:formula="of:=CONCATENATE(&quot;,&quot;;[Data.E94])" office:value-type="string" office:string-value=",LESSER">
            <text:p>,LESSER</text:p>
          </table:table-cell>
          <table:table-cell table:formula="of:=CONCATENATE(&quot;,&quot;;[Data.F94])" office:value-type="string" office:string-value=",5">
            <text:p>,5</text:p>
          </table:table-cell>
          <table:table-cell table:formula="of:=IF([Data.G94]=&quot;&quot;;&quot;&quot;;CONCATENATE(&quot;,&quot;;[Data.G94]))" office:value-type="string" office:string-value=",DESCR=talent.lightsleeper">
            <text:p>,DESCR=talent.lightsleeper</text:p>
          </table:table-cell>
          <table:table-cell table:style-name="ce5" table:formula="of:=IF([Data.H94]=&quot;&quot;;&quot;&quot;;CONCATENATE(&quot;,&quot;;[Data.H94]))">
            <text:p/>
          </table:table-cell>
          <table:table-cell table:style-name="ce5" table:formula="of:=IF([Data.I94]=&quot;&quot;;&quot;&quot;;CONCATENATE(&quot;,&quot;;[Data.I94]))">
            <text:p/>
          </table:table-cell>
          <table:table-cell table:style-name="ce5" table:formula="of:=IF([Data.J94]=&quot;&quot;;&quot;&quot;;CONCATENATE(&quot;,&quot;;[Data.J94]))">
            <text:p/>
          </table:table-cell>
          <table:table-cell table:style-name="ce5" table:formula="of:=IF([Data.K94]=&quot;&quot;;&quot;&quot;;CONCATENATE(&quot;,&quot;;[Data.K94]))">
            <text:p/>
          </table:table-cell>
          <table:table-cell table:style-name="ce5" table:formula="of:=IF([Data.L94]=&quot;&quot;;&quot;&quot;;CONCATENATE(&quot;,&quot;;[Data.L94]))">
            <text:p/>
          </table:table-cell>
          <table:table-cell table:style-name="ce5" table:formula="of:=IF([Data.M94]=&quot;&quot;;&quot;&quot;;CONCATENATE(&quot;,&quot;;[Data.M94]))">
            <text:p/>
          </table:table-cell>
          <table:table-cell table:style-name="ce5" table:formula="of:=IF([Data.N94]=&quot;&quot;;&quot;&quot;;CONCATENATE(&quot;,&quot;;[Data.N94]))">
            <text:p/>
          </table:table-cell>
          <table:table-cell table:style-name="ce5" table:formula="of:=IF([Data.O94]=&quot;&quot;;&quot;&quot;;CONCATENATE(&quot;,&quot;;[Data.O94]))">
            <text:p/>
          </table:table-cell>
          <table:table-cell table:style-name="ce5" table:formula="of:=IF([Data.P94]=&quot;&quot;;&quot;&quot;;CONCATENATE(&quot;,&quot;;[Data.P94]))">
            <text:p/>
          </table:table-cell>
          <table:table-cell table:style-name="ce5" table:formula="of:=IF([Data.Q94]=&quot;&quot;;&quot;&quot;;CONCATENATE(&quot;,&quot;;[Data.Q94]))">
            <text:p/>
          </table:table-cell>
          <table:table-cell table:style-name="ce5" table:formula="of:=IF([Data.R94]=&quot;&quot;;&quot;&quot;;CONCATENATE(&quot;,&quot;;[Data.R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C95]=&quot;&quot;;[.B93];CONCATENATE(&quot;,&quot;;[Data.C95]))" office:value-type="string" office:string-value=",PHYSICAL">
            <text:p>,PHYSICAL</text:p>
          </table:table-cell>
          <table:table-cell table:formula="of:=IF([Data.D95]=&quot;&quot;;[.C93];CONCATENATE(&quot;,&quot;;[Data.D95]))" office:value-type="string" office:string-value=",CHARL">
            <text:p>,CHARL</text:p>
          </table:table-cell>
          <table:table-cell table:formula="of:=CONCATENATE(&quot;,&quot;;[Data.E95])" office:value-type="string" office:string-value=",GREATER">
            <text:p>,GREATER</text:p>
          </table:table-cell>
          <table:table-cell table:formula="of:=CONCATENATE(&quot;,&quot;;[Data.F95])" office:value-type="string" office:string-value=",15">
            <text:p>,15</text:p>
          </table:table-cell>
          <table:table-cell table:formula="of:=IF([Data.G95]=&quot;&quot;;&quot;&quot;;CONCATENATE(&quot;,&quot;;[Data.G95]))" office:value-type="string" office:string-value=",S91=20">
            <text:p>,S91=20</text:p>
          </table:table-cell>
          <table:table-cell table:style-name="ce5" table:formula="of:=IF([Data.H95]=&quot;&quot;;&quot;&quot;;CONCATENATE(&quot;,&quot;;[Data.H95]))" office:value-type="string" office:string-value=",DESCR=talent.quietstride">
            <text:p>,DESCR=talent.quietstride</text:p>
          </table:table-cell>
          <table:table-cell table:style-name="ce5" table:formula="of:=IF([Data.I95]=&quot;&quot;;&quot;&quot;;CONCATENATE(&quot;,&quot;;[Data.I95]))">
            <text:p/>
          </table:table-cell>
          <table:table-cell table:style-name="ce5" table:formula="of:=IF([Data.J95]=&quot;&quot;;&quot;&quot;;CONCATENATE(&quot;,&quot;;[Data.J95]))">
            <text:p/>
          </table:table-cell>
          <table:table-cell table:style-name="ce5" table:formula="of:=IF([Data.K95]=&quot;&quot;;&quot;&quot;;CONCATENATE(&quot;,&quot;;[Data.K95]))">
            <text:p/>
          </table:table-cell>
          <table:table-cell table:style-name="ce5" table:formula="of:=IF([Data.L95]=&quot;&quot;;&quot;&quot;;CONCATENATE(&quot;,&quot;;[Data.L95]))">
            <text:p/>
          </table:table-cell>
          <table:table-cell table:style-name="ce5" table:formula="of:=IF([Data.M95]=&quot;&quot;;&quot;&quot;;CONCATENATE(&quot;,&quot;;[Data.M95]))">
            <text:p/>
          </table:table-cell>
          <table:table-cell table:style-name="ce5" table:formula="of:=IF([Data.N95]=&quot;&quot;;&quot;&quot;;CONCATENATE(&quot;,&quot;;[Data.N95]))">
            <text:p/>
          </table:table-cell>
          <table:table-cell table:style-name="ce5" table:formula="of:=IF([Data.O95]=&quot;&quot;;&quot;&quot;;CONCATENATE(&quot;,&quot;;[Data.O95]))">
            <text:p/>
          </table:table-cell>
          <table:table-cell table:style-name="ce5" table:formula="of:=IF([Data.P95]=&quot;&quot;;&quot;&quot;;CONCATENATE(&quot;,&quot;;[Data.P95]))">
            <text:p/>
          </table:table-cell>
          <table:table-cell table:style-name="ce5" table:formula="of:=IF([Data.Q95]=&quot;&quot;;&quot;&quot;;CONCATENATE(&quot;,&quot;;[Data.Q95]))">
            <text:p/>
          </table:table-cell>
          <table:table-cell table:style-name="ce5" table:formula="of:=IF([Data.R95]=&quot;&quot;;&quot;&quot;;CONCATENATE(&quot;,&quot;;[Data.R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C96]=&quot;&quot;;[.B94];CONCATENATE(&quot;,&quot;;[Data.C96]))" office:value-type="string" office:string-value=",PHYSICAL">
            <text:p>,PHYSICAL</text:p>
          </table:table-cell>
          <table:table-cell table:formula="of:=IF([Data.D96]=&quot;&quot;;[.C94];CONCATENATE(&quot;,&quot;;[Data.D96]))" office:value-type="string" office:string-value=",CHARL">
            <text:p>,CHARL</text:p>
          </table:table-cell>
          <table:table-cell table:formula="of:=CONCATENATE(&quot;,&quot;;[Data.E96])" office:value-type="string" office:string-value=",MINOR">
            <text:p>,MINOR</text:p>
          </table:table-cell>
          <table:table-cell table:formula="of:=CONCATENATE(&quot;,&quot;;[Data.F96])" office:value-type="string" office:string-value=",10">
            <text:p>,10</text:p>
          </table:table-cell>
          <table:table-cell table:formula="of:=IF([Data.G96]=&quot;&quot;;&quot;&quot;;CONCATENATE(&quot;,&quot;;[Data.G96]))" office:value-type="string" office:string-value=",S421=15">
            <text:p>,S421=15</text:p>
          </table:table-cell>
          <table:table-cell table:style-name="ce5" table:formula="of:=IF([Data.H96]=&quot;&quot;;&quot;&quot;;CONCATENATE(&quot;,&quot;;[Data.H96]))" office:value-type="string" office:string-value=",SHIELDDB=10">
            <text:p>,SHIELDDB=10</text:p>
          </table:table-cell>
          <table:table-cell table:style-name="ce5" table:formula="of:=IF([Data.I96]=&quot;&quot;;&quot;&quot;;CONCATENATE(&quot;,&quot;;[Data.I96]))">
            <text:p/>
          </table:table-cell>
          <table:table-cell table:style-name="ce5" table:formula="of:=IF([Data.J96]=&quot;&quot;;&quot;&quot;;CONCATENATE(&quot;,&quot;;[Data.J96]))">
            <text:p/>
          </table:table-cell>
          <table:table-cell table:style-name="ce5" table:formula="of:=IF([Data.K96]=&quot;&quot;;&quot;&quot;;CONCATENATE(&quot;,&quot;;[Data.K96]))">
            <text:p/>
          </table:table-cell>
          <table:table-cell table:style-name="ce5" table:formula="of:=IF([Data.L96]=&quot;&quot;;&quot;&quot;;CONCATENATE(&quot;,&quot;;[Data.L96]))">
            <text:p/>
          </table:table-cell>
          <table:table-cell table:style-name="ce5" table:formula="of:=IF([Data.M96]=&quot;&quot;;&quot;&quot;;CONCATENATE(&quot;,&quot;;[Data.M96]))">
            <text:p/>
          </table:table-cell>
          <table:table-cell table:style-name="ce5" table:formula="of:=IF([Data.N96]=&quot;&quot;;&quot;&quot;;CONCATENATE(&quot;,&quot;;[Data.N96]))">
            <text:p/>
          </table:table-cell>
          <table:table-cell table:style-name="ce5" table:formula="of:=IF([Data.O96]=&quot;&quot;;&quot;&quot;;CONCATENATE(&quot;,&quot;;[Data.O96]))">
            <text:p/>
          </table:table-cell>
          <table:table-cell table:style-name="ce5" table:formula="of:=IF([Data.P96]=&quot;&quot;;&quot;&quot;;CONCATENATE(&quot;,&quot;;[Data.P96]))">
            <text:p/>
          </table:table-cell>
          <table:table-cell table:style-name="ce5" table:formula="of:=IF([Data.Q96]=&quot;&quot;;&quot;&quot;;CONCATENATE(&quot;,&quot;;[Data.Q96]))">
            <text:p/>
          </table:table-cell>
          <table:table-cell table:style-name="ce5" table:formula="of:=IF([Data.R96]=&quot;&quot;;&quot;&quot;;CONCATENATE(&quot;,&quot;;[Data.R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C97]=&quot;&quot;;[.B95];CONCATENATE(&quot;,&quot;;[Data.C97]))" office:value-type="string" office:string-value=",PHYSICAL">
            <text:p>,PHYSICAL</text:p>
          </table:table-cell>
          <table:table-cell table:formula="of:=IF([Data.D97]=&quot;&quot;;[.C95];CONCATENATE(&quot;,&quot;;[Data.D97]))" office:value-type="string" office:string-value=",CHARL">
            <text:p>,CHARL</text:p>
          </table:table-cell>
          <table:table-cell table:formula="of:=CONCATENATE(&quot;,&quot;;[Data.E97])" office:value-type="string" office:string-value=",GREATER">
            <text:p>,GREATER</text:p>
          </table:table-cell>
          <table:table-cell table:formula="of:=CONCATENATE(&quot;,&quot;;[Data.F97])" office:value-type="string" office:string-value=",18">
            <text:p>,18</text:p>
          </table:table-cell>
          <table:table-cell table:formula="of:=IF([Data.G97]=&quot;&quot;;&quot;&quot;;CONCATENATE(&quot;,&quot;;[Data.G97]))" office:value-type="string" office:string-value=",S30=25">
            <text:p>,S30=25</text:p>
          </table:table-cell>
          <table:table-cell table:style-name="ce5" table:formula="of:=IF([Data.H97]=&quot;&quot;;&quot;&quot;;CONCATENATE(&quot;,&quot;;[Data.H97]))" office:value-type="string" office:string-value=",DESCR=talent.commanding.demeanor">
            <text:p>,DESCR=talent.commanding.demeanor</text:p>
          </table:table-cell>
          <table:table-cell table:style-name="ce5" table:formula="of:=IF([Data.I97]=&quot;&quot;;&quot;&quot;;CONCATENATE(&quot;,&quot;;[Data.I97]))">
            <text:p/>
          </table:table-cell>
          <table:table-cell table:style-name="ce5" table:formula="of:=IF([Data.J97]=&quot;&quot;;&quot;&quot;;CONCATENATE(&quot;,&quot;;[Data.J97]))">
            <text:p/>
          </table:table-cell>
          <table:table-cell table:style-name="ce5" table:formula="of:=IF([Data.K97]=&quot;&quot;;&quot;&quot;;CONCATENATE(&quot;,&quot;;[Data.K97]))">
            <text:p/>
          </table:table-cell>
          <table:table-cell table:style-name="ce5" table:formula="of:=IF([Data.L97]=&quot;&quot;;&quot;&quot;;CONCATENATE(&quot;,&quot;;[Data.L97]))">
            <text:p/>
          </table:table-cell>
          <table:table-cell table:style-name="ce5" table:formula="of:=IF([Data.M97]=&quot;&quot;;&quot;&quot;;CONCATENATE(&quot;,&quot;;[Data.M97]))">
            <text:p/>
          </table:table-cell>
          <table:table-cell table:style-name="ce5" table:formula="of:=IF([Data.N97]=&quot;&quot;;&quot;&quot;;CONCATENATE(&quot;,&quot;;[Data.N97]))">
            <text:p/>
          </table:table-cell>
          <table:table-cell table:style-name="ce5" table:formula="of:=IF([Data.O97]=&quot;&quot;;&quot;&quot;;CONCATENATE(&quot;,&quot;;[Data.O97]))">
            <text:p/>
          </table:table-cell>
          <table:table-cell table:style-name="ce5" table:formula="of:=IF([Data.P97]=&quot;&quot;;&quot;&quot;;CONCATENATE(&quot;,&quot;;[Data.P97]))">
            <text:p/>
          </table:table-cell>
          <table:table-cell table:style-name="ce5" table:formula="of:=IF([Data.Q97]=&quot;&quot;;&quot;&quot;;CONCATENATE(&quot;,&quot;;[Data.Q97]))">
            <text:p/>
          </table:table-cell>
          <table:table-cell table:style-name="ce5" table:formula="of:=IF([Data.R97]=&quot;&quot;;&quot;&quot;;CONCATENATE(&quot;,&quot;;[Data.R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C98]=&quot;&quot;;[.B96];CONCATENATE(&quot;,&quot;;[Data.C98]))" office:value-type="string" office:string-value=",PHYSICAL">
            <text:p>,PHYSICAL</text:p>
          </table:table-cell>
          <table:table-cell table:formula="of:=IF([Data.D98]=&quot;&quot;;[.C96];CONCATENATE(&quot;,&quot;;[Data.D98]))" office:value-type="string" office:string-value=",CHARL">
            <text:p>,CHARL</text:p>
          </table:table-cell>
          <table:table-cell table:formula="of:=CONCATENATE(&quot;,&quot;;[Data.E98])" office:value-type="string" office:string-value=",LESSER">
            <text:p>,LESSER</text:p>
          </table:table-cell>
          <table:table-cell table:formula="of:=CONCATENATE(&quot;,&quot;;[Data.F98])" office:value-type="string" office:string-value=",5">
            <text:p>,5</text:p>
          </table:table-cell>
          <table:table-cell table:formula="of:=IF([Data.G98]=&quot;&quot;;&quot;&quot;;CONCATENATE(&quot;,&quot;;[Data.G98]))" office:value-type="string" office:string-value=",S69=25">
            <text:p>,S69=25</text:p>
          </table:table-cell>
          <table:table-cell table:style-name="ce5" table:formula="of:=IF([Data.H98]=&quot;&quot;;&quot;&quot;;CONCATENATE(&quot;,&quot;;[Data.H98]))" office:value-type="string" office:string-value=",S72=25">
            <text:p>,S72=25</text:p>
          </table:table-cell>
          <table:table-cell table:style-name="ce5" table:formula="of:=IF([Data.I98]=&quot;&quot;;&quot;&quot;;CONCATENATE(&quot;,&quot;;[Data.I98]))" office:value-type="string" office:string-value=",DESCR=talent.ear.for.music">
            <text:p>,DESCR=talent.ear.for.music</text:p>
          </table:table-cell>
          <table:table-cell table:style-name="ce5" table:formula="of:=IF([Data.J98]=&quot;&quot;;&quot;&quot;;CONCATENATE(&quot;,&quot;;[Data.J98]))">
            <text:p/>
          </table:table-cell>
          <table:table-cell table:style-name="ce5" table:formula="of:=IF([Data.K98]=&quot;&quot;;&quot;&quot;;CONCATENATE(&quot;,&quot;;[Data.K98]))">
            <text:p/>
          </table:table-cell>
          <table:table-cell table:style-name="ce5" table:formula="of:=IF([Data.L98]=&quot;&quot;;&quot;&quot;;CONCATENATE(&quot;,&quot;;[Data.L98]))">
            <text:p/>
          </table:table-cell>
          <table:table-cell table:style-name="ce5" table:formula="of:=IF([Data.M98]=&quot;&quot;;&quot;&quot;;CONCATENATE(&quot;,&quot;;[Data.M98]))">
            <text:p/>
          </table:table-cell>
          <table:table-cell table:style-name="ce5" table:formula="of:=IF([Data.N98]=&quot;&quot;;&quot;&quot;;CONCATENATE(&quot;,&quot;;[Data.N98]))">
            <text:p/>
          </table:table-cell>
          <table:table-cell table:style-name="ce5" table:formula="of:=IF([Data.O98]=&quot;&quot;;&quot;&quot;;CONCATENATE(&quot;,&quot;;[Data.O98]))">
            <text:p/>
          </table:table-cell>
          <table:table-cell table:style-name="ce5" table:formula="of:=IF([Data.P98]=&quot;&quot;;&quot;&quot;;CONCATENATE(&quot;,&quot;;[Data.P98]))">
            <text:p/>
          </table:table-cell>
          <table:table-cell table:style-name="ce5" table:formula="of:=IF([Data.Q98]=&quot;&quot;;&quot;&quot;;CONCATENATE(&quot;,&quot;;[Data.Q98]))">
            <text:p/>
          </table:table-cell>
          <table:table-cell table:style-name="ce5" table:formula="of:=IF([Data.R98]=&quot;&quot;;&quot;&quot;;CONCATENATE(&quot;,&quot;;[Data.R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C99]=&quot;&quot;;[.B97];CONCATENATE(&quot;,&quot;;[Data.C99]))" office:value-type="string" office:string-value=",PHYSICAL">
            <text:p>,PHYSICAL</text:p>
          </table:table-cell>
          <table:table-cell table:formula="of:=IF([Data.D99]=&quot;&quot;;[.C97];CONCATENATE(&quot;,&quot;;[Data.D99]))" office:value-type="string" office:string-value=",CHARL">
            <text:p>,CHARL</text:p>
          </table:table-cell>
          <table:table-cell table:formula="of:=CONCATENATE(&quot;,&quot;;[Data.E99])" office:value-type="string" office:string-value=",MINOR">
            <text:p>,MINOR</text:p>
          </table:table-cell>
          <table:table-cell table:formula="of:=CONCATENATE(&quot;,&quot;;[Data.F99])" office:value-type="string" office:string-value=",7">
            <text:p>,7</text:p>
          </table:table-cell>
          <table:table-cell table:formula="of:=IF([Data.G99]=&quot;&quot;;&quot;&quot;;CONCATENATE(&quot;,&quot;;[Data.G99]))" office:value-type="string" office:string-value=",DESCR=talent.reverberative.strength">
            <text:p>,DESCR=talent.reverberative.strength</text:p>
          </table:table-cell>
          <table:table-cell table:style-name="ce5" table:formula="of:=IF([Data.H99]=&quot;&quot;;&quot;&quot;;CONCATENATE(&quot;,&quot;;[Data.H99]))">
            <text:p/>
          </table:table-cell>
          <table:table-cell table:style-name="ce5" table:formula="of:=IF([Data.I99]=&quot;&quot;;&quot;&quot;;CONCATENATE(&quot;,&quot;;[Data.I99]))">
            <text:p/>
          </table:table-cell>
          <table:table-cell table:style-name="ce5" table:formula="of:=IF([Data.J99]=&quot;&quot;;&quot;&quot;;CONCATENATE(&quot;,&quot;;[Data.J99]))">
            <text:p/>
          </table:table-cell>
          <table:table-cell table:style-name="ce5" table:formula="of:=IF([Data.K99]=&quot;&quot;;&quot;&quot;;CONCATENATE(&quot;,&quot;;[Data.K99]))">
            <text:p/>
          </table:table-cell>
          <table:table-cell table:style-name="ce5" table:formula="of:=IF([Data.L99]=&quot;&quot;;&quot;&quot;;CONCATENATE(&quot;,&quot;;[Data.L99]))">
            <text:p/>
          </table:table-cell>
          <table:table-cell table:style-name="ce5" table:formula="of:=IF([Data.M99]=&quot;&quot;;&quot;&quot;;CONCATENATE(&quot;,&quot;;[Data.M99]))">
            <text:p/>
          </table:table-cell>
          <table:table-cell table:style-name="ce5" table:formula="of:=IF([Data.N99]=&quot;&quot;;&quot;&quot;;CONCATENATE(&quot;,&quot;;[Data.N99]))">
            <text:p/>
          </table:table-cell>
          <table:table-cell table:style-name="ce5" table:formula="of:=IF([Data.O99]=&quot;&quot;;&quot;&quot;;CONCATENATE(&quot;,&quot;;[Data.O99]))">
            <text:p/>
          </table:table-cell>
          <table:table-cell table:style-name="ce5" table:formula="of:=IF([Data.P99]=&quot;&quot;;&quot;&quot;;CONCATENATE(&quot;,&quot;;[Data.P99]))">
            <text:p/>
          </table:table-cell>
          <table:table-cell table:style-name="ce5" table:formula="of:=IF([Data.Q99]=&quot;&quot;;&quot;&quot;;CONCATENATE(&quot;,&quot;;[Data.Q99]))">
            <text:p/>
          </table:table-cell>
          <table:table-cell table:style-name="ce5" table:formula="of:=IF([Data.R99]=&quot;&quot;;&quot;&quot;;CONCATENATE(&quot;,&quot;;[Data.R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C100]=&quot;&quot;;[.B98];CONCATENATE(&quot;,&quot;;[Data.C100]))" office:value-type="string" office:string-value=",PHYSICAL">
            <text:p>,PHYSICAL</text:p>
          </table:table-cell>
          <table:table-cell table:formula="of:=IF([Data.D100]=&quot;&quot;;[.C98];CONCATENATE(&quot;,&quot;;[Data.D100]))" office:value-type="string" office:string-value=",CHARL">
            <text:p>,CHARL</text:p>
          </table:table-cell>
          <table:table-cell table:formula="of:=CONCATENATE(&quot;,&quot;;[Data.E100])" office:value-type="string" office:string-value=",MINOR">
            <text:p>,MINOR</text:p>
          </table:table-cell>
          <table:table-cell table:formula="of:=CONCATENATE(&quot;,&quot;;[Data.F100])" office:value-type="string" office:string-value=",7">
            <text:p>,7</text:p>
          </table:table-cell>
          <table:table-cell table:formula="of:=IF([Data.G100]=&quot;&quot;;&quot;&quot;;CONCATENATE(&quot;,&quot;;[Data.G100]))" office:value-type="string" office:string-value=",DESCR=talent.nightvision">
            <text:p>,DESCR=talent.nightvision</text:p>
          </table:table-cell>
          <table:table-cell table:style-name="ce5" table:formula="of:=IF([Data.H100]=&quot;&quot;;&quot;&quot;;CONCATENATE(&quot;,&quot;;[Data.H100]))">
            <text:p/>
          </table:table-cell>
          <table:table-cell table:style-name="ce5" table:formula="of:=IF([Data.I100]=&quot;&quot;;&quot;&quot;;CONCATENATE(&quot;,&quot;;[Data.I100]))">
            <text:p/>
          </table:table-cell>
          <table:table-cell table:style-name="ce5" table:formula="of:=IF([Data.J100]=&quot;&quot;;&quot;&quot;;CONCATENATE(&quot;,&quot;;[Data.J100]))">
            <text:p/>
          </table:table-cell>
          <table:table-cell table:style-name="ce5" table:formula="of:=IF([Data.K100]=&quot;&quot;;&quot;&quot;;CONCATENATE(&quot;,&quot;;[Data.K100]))">
            <text:p/>
          </table:table-cell>
          <table:table-cell table:style-name="ce5" table:formula="of:=IF([Data.L100]=&quot;&quot;;&quot;&quot;;CONCATENATE(&quot;,&quot;;[Data.L100]))">
            <text:p/>
          </table:table-cell>
          <table:table-cell table:style-name="ce5" table:formula="of:=IF([Data.M100]=&quot;&quot;;&quot;&quot;;CONCATENATE(&quot;,&quot;;[Data.M100]))">
            <text:p/>
          </table:table-cell>
          <table:table-cell table:style-name="ce5" table:formula="of:=IF([Data.N100]=&quot;&quot;;&quot;&quot;;CONCATENATE(&quot;,&quot;;[Data.N100]))">
            <text:p/>
          </table:table-cell>
          <table:table-cell table:style-name="ce5" table:formula="of:=IF([Data.O100]=&quot;&quot;;&quot;&quot;;CONCATENATE(&quot;,&quot;;[Data.O100]))">
            <text:p/>
          </table:table-cell>
          <table:table-cell table:style-name="ce5" table:formula="of:=IF([Data.P100]=&quot;&quot;;&quot;&quot;;CONCATENATE(&quot;,&quot;;[Data.P100]))">
            <text:p/>
          </table:table-cell>
          <table:table-cell table:style-name="ce5" table:formula="of:=IF([Data.Q100]=&quot;&quot;;&quot;&quot;;CONCATENATE(&quot;,&quot;;[Data.Q100]))">
            <text:p/>
          </table:table-cell>
          <table:table-cell table:style-name="ce5" table:formula="of:=IF([Data.R100]=&quot;&quot;;&quot;&quot;;CONCATENATE(&quot;,&quot;;[Data.R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C101]=&quot;&quot;;[.B99];CONCATENATE(&quot;,&quot;;[Data.C101]))" office:value-type="string" office:string-value=",PHYSICAL">
            <text:p>,PHYSICAL</text:p>
          </table:table-cell>
          <table:table-cell table:formula="of:=IF([Data.D101]=&quot;&quot;;[.C99];CONCATENATE(&quot;,&quot;;[Data.D101]))" office:value-type="string" office:string-value=",CHARL">
            <text:p>,CHARL</text:p>
          </table:table-cell>
          <table:table-cell table:formula="of:=CONCATENATE(&quot;,&quot;;[Data.E101])" office:value-type="string" office:string-value=",GREATER">
            <text:p>,GREATER</text:p>
          </table:table-cell>
          <table:table-cell table:formula="of:=CONCATENATE(&quot;,&quot;;[Data.F101])" office:value-type="string" office:string-value=",15">
            <text:p>,15</text:p>
          </table:table-cell>
          <table:table-cell table:formula="of:=IF([Data.G101]=&quot;&quot;;&quot;&quot;;CONCATENATE(&quot;,&quot;;[Data.G101]))" office:value-type="string" office:string-value=",DESCR=talent.naturalweapon">
            <text:p>,DESCR=talent.naturalweapon</text:p>
          </table:table-cell>
          <table:table-cell table:style-name="ce5" table:formula="of:=IF([Data.H101]=&quot;&quot;;&quot;&quot;;CONCATENATE(&quot;,&quot;;[Data.H101]))">
            <text:p/>
          </table:table-cell>
          <table:table-cell table:style-name="ce5" table:formula="of:=IF([Data.I101]=&quot;&quot;;&quot;&quot;;CONCATENATE(&quot;,&quot;;[Data.I101]))">
            <text:p/>
          </table:table-cell>
          <table:table-cell table:style-name="ce5" table:formula="of:=IF([Data.J101]=&quot;&quot;;&quot;&quot;;CONCATENATE(&quot;,&quot;;[Data.J101]))">
            <text:p/>
          </table:table-cell>
          <table:table-cell table:style-name="ce5" table:formula="of:=IF([Data.K101]=&quot;&quot;;&quot;&quot;;CONCATENATE(&quot;,&quot;;[Data.K101]))">
            <text:p/>
          </table:table-cell>
          <table:table-cell table:style-name="ce5" table:formula="of:=IF([Data.L101]=&quot;&quot;;&quot;&quot;;CONCATENATE(&quot;,&quot;;[Data.L101]))">
            <text:p/>
          </table:table-cell>
          <table:table-cell table:style-name="ce5" table:formula="of:=IF([Data.M101]=&quot;&quot;;&quot;&quot;;CONCATENATE(&quot;,&quot;;[Data.M101]))">
            <text:p/>
          </table:table-cell>
          <table:table-cell table:style-name="ce5" table:formula="of:=IF([Data.N101]=&quot;&quot;;&quot;&quot;;CONCATENATE(&quot;,&quot;;[Data.N101]))">
            <text:p/>
          </table:table-cell>
          <table:table-cell table:style-name="ce5" table:formula="of:=IF([Data.O101]=&quot;&quot;;&quot;&quot;;CONCATENATE(&quot;,&quot;;[Data.O101]))">
            <text:p/>
          </table:table-cell>
          <table:table-cell table:style-name="ce5" table:formula="of:=IF([Data.P101]=&quot;&quot;;&quot;&quot;;CONCATENATE(&quot;,&quot;;[Data.P101]))">
            <text:p/>
          </table:table-cell>
          <table:table-cell table:style-name="ce5" table:formula="of:=IF([Data.Q101]=&quot;&quot;;&quot;&quot;;CONCATENATE(&quot;,&quot;;[Data.Q101]))">
            <text:p/>
          </table:table-cell>
          <table:table-cell table:style-name="ce5" table:formula="of:=IF([Data.R101]=&quot;&quot;;&quot;&quot;;CONCATENATE(&quot;,&quot;;[Data.R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C102]=&quot;&quot;;[.B100];CONCATENATE(&quot;,&quot;;[Data.C102]))" office:value-type="string" office:string-value=",PHYSICAL">
            <text:p>,PHYSICAL</text:p>
          </table:table-cell>
          <table:table-cell table:formula="of:=IF([Data.D102]=&quot;&quot;;[.C100];CONCATENATE(&quot;,&quot;;[Data.D102]))" office:value-type="string" office:string-value=",CHARL">
            <text:p>,CHARL</text:p>
          </table:table-cell>
          <table:table-cell table:formula="of:=CONCATENATE(&quot;,&quot;;[Data.E102])" office:value-type="string" office:string-value=",MINOR">
            <text:p>,MINOR</text:p>
          </table:table-cell>
          <table:table-cell table:formula="of:=CONCATENATE(&quot;,&quot;;[Data.F102])" office:value-type="string" office:string-value=",7">
            <text:p>,7</text:p>
          </table:table-cell>
          <table:table-cell table:formula="of:=IF([Data.G102]=&quot;&quot;;&quot;&quot;;CONCATENATE(&quot;,&quot;;[Data.G102]))" office:value-type="string" office:string-value=",DESCR=talent.peripheralvision">
            <text:p>,DESCR=talent.peripheralvision</text:p>
          </table:table-cell>
          <table:table-cell table:style-name="ce5" table:formula="of:=IF([Data.H102]=&quot;&quot;;&quot;&quot;;CONCATENATE(&quot;,&quot;;[Data.H102]))">
            <text:p/>
          </table:table-cell>
          <table:table-cell table:style-name="ce5" table:formula="of:=IF([Data.I102]=&quot;&quot;;&quot;&quot;;CONCATENATE(&quot;,&quot;;[Data.I102]))">
            <text:p/>
          </table:table-cell>
          <table:table-cell table:style-name="ce5" table:formula="of:=IF([Data.J102]=&quot;&quot;;&quot;&quot;;CONCATENATE(&quot;,&quot;;[Data.J102]))">
            <text:p/>
          </table:table-cell>
          <table:table-cell table:style-name="ce5" table:formula="of:=IF([Data.K102]=&quot;&quot;;&quot;&quot;;CONCATENATE(&quot;,&quot;;[Data.K102]))">
            <text:p/>
          </table:table-cell>
          <table:table-cell table:style-name="ce5" table:formula="of:=IF([Data.L102]=&quot;&quot;;&quot;&quot;;CONCATENATE(&quot;,&quot;;[Data.L102]))">
            <text:p/>
          </table:table-cell>
          <table:table-cell table:style-name="ce5" table:formula="of:=IF([Data.M102]=&quot;&quot;;&quot;&quot;;CONCATENATE(&quot;,&quot;;[Data.M102]))">
            <text:p/>
          </table:table-cell>
          <table:table-cell table:style-name="ce5" table:formula="of:=IF([Data.N102]=&quot;&quot;;&quot;&quot;;CONCATENATE(&quot;,&quot;;[Data.N102]))">
            <text:p/>
          </table:table-cell>
          <table:table-cell table:style-name="ce5" table:formula="of:=IF([Data.O102]=&quot;&quot;;&quot;&quot;;CONCATENATE(&quot;,&quot;;[Data.O102]))">
            <text:p/>
          </table:table-cell>
          <table:table-cell table:style-name="ce5" table:formula="of:=IF([Data.P102]=&quot;&quot;;&quot;&quot;;CONCATENATE(&quot;,&quot;;[Data.P102]))">
            <text:p/>
          </table:table-cell>
          <table:table-cell table:style-name="ce5" table:formula="of:=IF([Data.Q102]=&quot;&quot;;&quot;&quot;;CONCATENATE(&quot;,&quot;;[Data.Q102]))">
            <text:p/>
          </table:table-cell>
          <table:table-cell table:style-name="ce5" table:formula="of:=IF([Data.R102]=&quot;&quot;;&quot;&quot;;CONCATENATE(&quot;,&quot;;[Data.R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C103]=&quot;&quot;;[.B101];CONCATENATE(&quot;,&quot;;[Data.C103]))" office:value-type="string" office:string-value=",PHYSICAL">
            <text:p>,PHYSICAL</text:p>
          </table:table-cell>
          <table:table-cell table:formula="of:=IF([Data.D103]=&quot;&quot;;[.C101];CONCATENATE(&quot;,&quot;;[Data.D103]))" office:value-type="string" office:string-value=",CHARL">
            <text:p>,CHARL</text:p>
          </table:table-cell>
          <table:table-cell table:formula="of:=CONCATENATE(&quot;,&quot;;[Data.E103])" office:value-type="string" office:string-value=",MINOR">
            <text:p>,MINOR</text:p>
          </table:table-cell>
          <table:table-cell table:formula="of:=CONCATENATE(&quot;,&quot;;[Data.F103])" office:value-type="string" office:string-value=",8">
            <text:p>,8</text:p>
          </table:table-cell>
          <table:table-cell table:formula="of:=IF([Data.G103]=&quot;&quot;;&quot;&quot;;CONCATENATE(&quot;,&quot;;[Data.G103]))" office:value-type="string" office:string-value=",DESCR=talent.regeneration.1">
            <text:p>,DESCR=talent.regeneration.1</text:p>
          </table:table-cell>
          <table:table-cell table:style-name="ce5" table:formula="of:=IF([Data.H103]=&quot;&quot;;&quot;&quot;;CONCATENATE(&quot;,&quot;;[Data.H103]))">
            <text:p/>
          </table:table-cell>
          <table:table-cell table:style-name="ce5" table:formula="of:=IF([Data.I103]=&quot;&quot;;&quot;&quot;;CONCATENATE(&quot;,&quot;;[Data.I103]))">
            <text:p/>
          </table:table-cell>
          <table:table-cell table:style-name="ce5" table:formula="of:=IF([Data.J103]=&quot;&quot;;&quot;&quot;;CONCATENATE(&quot;,&quot;;[Data.J103]))">
            <text:p/>
          </table:table-cell>
          <table:table-cell table:style-name="ce5" table:formula="of:=IF([Data.K103]=&quot;&quot;;&quot;&quot;;CONCATENATE(&quot;,&quot;;[Data.K103]))">
            <text:p/>
          </table:table-cell>
          <table:table-cell table:style-name="ce5" table:formula="of:=IF([Data.L103]=&quot;&quot;;&quot;&quot;;CONCATENATE(&quot;,&quot;;[Data.L103]))">
            <text:p/>
          </table:table-cell>
          <table:table-cell table:style-name="ce5" table:formula="of:=IF([Data.M103]=&quot;&quot;;&quot;&quot;;CONCATENATE(&quot;,&quot;;[Data.M103]))">
            <text:p/>
          </table:table-cell>
          <table:table-cell table:style-name="ce5" table:formula="of:=IF([Data.N103]=&quot;&quot;;&quot;&quot;;CONCATENATE(&quot;,&quot;;[Data.N103]))">
            <text:p/>
          </table:table-cell>
          <table:table-cell table:style-name="ce5" table:formula="of:=IF([Data.O103]=&quot;&quot;;&quot;&quot;;CONCATENATE(&quot;,&quot;;[Data.O103]))">
            <text:p/>
          </table:table-cell>
          <table:table-cell table:style-name="ce5" table:formula="of:=IF([Data.P103]=&quot;&quot;;&quot;&quot;;CONCATENATE(&quot;,&quot;;[Data.P103]))">
            <text:p/>
          </table:table-cell>
          <table:table-cell table:style-name="ce5" table:formula="of:=IF([Data.Q103]=&quot;&quot;;&quot;&quot;;CONCATENATE(&quot;,&quot;;[Data.Q103]))">
            <text:p/>
          </table:table-cell>
          <table:table-cell table:style-name="ce5" table:formula="of:=IF([Data.R103]=&quot;&quot;;&quot;&quot;;CONCATENATE(&quot;,&quot;;[Data.R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C104]=&quot;&quot;;[.B102];CONCATENATE(&quot;,&quot;;[Data.C104]))" office:value-type="string" office:string-value=",PHYSICAL">
            <text:p>,PHYSICAL</text:p>
          </table:table-cell>
          <table:table-cell table:formula="of:=IF([Data.D104]=&quot;&quot;;[.C102];CONCATENATE(&quot;,&quot;;[Data.D104]))" office:value-type="string" office:string-value=",CHARL">
            <text:p>,CHARL</text:p>
          </table:table-cell>
          <table:table-cell table:formula="of:=CONCATENATE(&quot;,&quot;;[Data.E104])" office:value-type="string" office:string-value=",MAJOR">
            <text:p>,MAJOR</text:p>
          </table:table-cell>
          <table:table-cell table:formula="of:=CONCATENATE(&quot;,&quot;;[Data.F104])" office:value-type="string" office:string-value=",15">
            <text:p>,15</text:p>
          </table:table-cell>
          <table:table-cell table:formula="of:=IF([Data.G104]=&quot;&quot;;&quot;&quot;;CONCATENATE(&quot;,&quot;;[Data.G104]))" office:value-type="string" office:string-value=",DESCR=talent.regeneration.2">
            <text:p>,DESCR=talent.regeneration.2</text:p>
          </table:table-cell>
          <table:table-cell table:style-name="ce5" table:formula="of:=IF([Data.H104]=&quot;&quot;;&quot;&quot;;CONCATENATE(&quot;,&quot;;[Data.H104]))">
            <text:p/>
          </table:table-cell>
          <table:table-cell table:style-name="ce5" table:formula="of:=IF([Data.I104]=&quot;&quot;;&quot;&quot;;CONCATENATE(&quot;,&quot;;[Data.I104]))">
            <text:p/>
          </table:table-cell>
          <table:table-cell table:style-name="ce5" table:formula="of:=IF([Data.J104]=&quot;&quot;;&quot;&quot;;CONCATENATE(&quot;,&quot;;[Data.J104]))">
            <text:p/>
          </table:table-cell>
          <table:table-cell table:style-name="ce5" table:formula="of:=IF([Data.K104]=&quot;&quot;;&quot;&quot;;CONCATENATE(&quot;,&quot;;[Data.K104]))">
            <text:p/>
          </table:table-cell>
          <table:table-cell table:style-name="ce5" table:formula="of:=IF([Data.L104]=&quot;&quot;;&quot;&quot;;CONCATENATE(&quot;,&quot;;[Data.L104]))">
            <text:p/>
          </table:table-cell>
          <table:table-cell table:style-name="ce5" table:formula="of:=IF([Data.M104]=&quot;&quot;;&quot;&quot;;CONCATENATE(&quot;,&quot;;[Data.M104]))">
            <text:p/>
          </table:table-cell>
          <table:table-cell table:style-name="ce5" table:formula="of:=IF([Data.N104]=&quot;&quot;;&quot;&quot;;CONCATENATE(&quot;,&quot;;[Data.N104]))">
            <text:p/>
          </table:table-cell>
          <table:table-cell table:style-name="ce5" table:formula="of:=IF([Data.O104]=&quot;&quot;;&quot;&quot;;CONCATENATE(&quot;,&quot;;[Data.O104]))">
            <text:p/>
          </table:table-cell>
          <table:table-cell table:style-name="ce5" table:formula="of:=IF([Data.P104]=&quot;&quot;;&quot;&quot;;CONCATENATE(&quot;,&quot;;[Data.P104]))">
            <text:p/>
          </table:table-cell>
          <table:table-cell table:style-name="ce5" table:formula="of:=IF([Data.Q104]=&quot;&quot;;&quot;&quot;;CONCATENATE(&quot;,&quot;;[Data.Q104]))">
            <text:p/>
          </table:table-cell>
          <table:table-cell table:style-name="ce5" table:formula="of:=IF([Data.R104]=&quot;&quot;;&quot;&quot;;CONCATENATE(&quot;,&quot;;[Data.R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C105]=&quot;&quot;;[.B103];CONCATENATE(&quot;,&quot;;[Data.C105]))" office:value-type="string" office:string-value=",PHYSICAL">
            <text:p>,PHYSICAL</text:p>
          </table:table-cell>
          <table:table-cell table:formula="of:=IF([Data.D105]=&quot;&quot;;[.C103];CONCATENATE(&quot;,&quot;;[Data.D105]))" office:value-type="string" office:string-value=",CHARL">
            <text:p>,CHARL</text:p>
          </table:table-cell>
          <table:table-cell table:formula="of:=CONCATENATE(&quot;,&quot;;[Data.E105])" office:value-type="string" office:string-value=",GREATER">
            <text:p>,GREATER</text:p>
          </table:table-cell>
          <table:table-cell table:formula="of:=CONCATENATE(&quot;,&quot;;[Data.F105])" office:value-type="string" office:string-value=",25">
            <text:p>,25</text:p>
          </table:table-cell>
          <table:table-cell table:formula="of:=IF([Data.G105]=&quot;&quot;;&quot;&quot;;CONCATENATE(&quot;,&quot;;[Data.G105]))" office:value-type="string" office:string-value=",DESCR=talent.regeneration.3">
            <text:p>,DESCR=talent.regeneration.3</text:p>
          </table:table-cell>
          <table:table-cell table:style-name="ce5" table:formula="of:=IF([Data.H105]=&quot;&quot;;&quot;&quot;;CONCATENATE(&quot;,&quot;;[Data.H105]))">
            <text:p/>
          </table:table-cell>
          <table:table-cell table:style-name="ce5" table:formula="of:=IF([Data.I105]=&quot;&quot;;&quot;&quot;;CONCATENATE(&quot;,&quot;;[Data.I105]))">
            <text:p/>
          </table:table-cell>
          <table:table-cell table:style-name="ce5" table:formula="of:=IF([Data.J105]=&quot;&quot;;&quot;&quot;;CONCATENATE(&quot;,&quot;;[Data.J105]))">
            <text:p/>
          </table:table-cell>
          <table:table-cell table:style-name="ce5" table:formula="of:=IF([Data.K105]=&quot;&quot;;&quot;&quot;;CONCATENATE(&quot;,&quot;;[Data.K105]))">
            <text:p/>
          </table:table-cell>
          <table:table-cell table:style-name="ce5" table:formula="of:=IF([Data.L105]=&quot;&quot;;&quot;&quot;;CONCATENATE(&quot;,&quot;;[Data.L105]))">
            <text:p/>
          </table:table-cell>
          <table:table-cell table:style-name="ce5" table:formula="of:=IF([Data.M105]=&quot;&quot;;&quot;&quot;;CONCATENATE(&quot;,&quot;;[Data.M105]))">
            <text:p/>
          </table:table-cell>
          <table:table-cell table:style-name="ce5" table:formula="of:=IF([Data.N105]=&quot;&quot;;&quot;&quot;;CONCATENATE(&quot;,&quot;;[Data.N105]))">
            <text:p/>
          </table:table-cell>
          <table:table-cell table:style-name="ce5" table:formula="of:=IF([Data.O105]=&quot;&quot;;&quot;&quot;;CONCATENATE(&quot;,&quot;;[Data.O105]))">
            <text:p/>
          </table:table-cell>
          <table:table-cell table:style-name="ce5" table:formula="of:=IF([Data.P105]=&quot;&quot;;&quot;&quot;;CONCATENATE(&quot;,&quot;;[Data.P105]))">
            <text:p/>
          </table:table-cell>
          <table:table-cell table:style-name="ce5" table:formula="of:=IF([Data.Q105]=&quot;&quot;;&quot;&quot;;CONCATENATE(&quot;,&quot;;[Data.Q105]))">
            <text:p/>
          </table:table-cell>
          <table:table-cell table:style-name="ce5" table:formula="of:=IF([Data.R105]=&quot;&quot;;&quot;&quot;;CONCATENATE(&quot;,&quot;;[Data.R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C106]=&quot;&quot;;[.B104];CONCATENATE(&quot;,&quot;;[Data.C106]))" office:value-type="string" office:string-value=",PHYSICAL">
            <text:p>,PHYSICAL</text:p>
          </table:table-cell>
          <table:table-cell table:formula="of:=IF([Data.D106]=&quot;&quot;;[.C104];CONCATENATE(&quot;,&quot;;[Data.D106]))" office:value-type="string" office:string-value=",CHARL">
            <text:p>,CHARL</text:p>
          </table:table-cell>
          <table:table-cell table:formula="of:=CONCATENATE(&quot;,&quot;;[Data.E106])" office:value-type="string" office:string-value=",LESSER">
            <text:p>,LESSER</text:p>
          </table:table-cell>
          <table:table-cell table:formula="of:=CONCATENATE(&quot;,&quot;;[Data.F106])" office:value-type="string" office:string-value=",5">
            <text:p>,5</text:p>
          </table:table-cell>
          <table:table-cell table:formula="of:=IF([Data.G106]=&quot;&quot;;&quot;&quot;;CONCATENATE(&quot;,&quot;;[Data.G106]))" office:value-type="string" office:string-value=",RR=talent.rr.heat.10">
            <text:p>,RR=talent.rr.heat.10</text:p>
          </table:table-cell>
          <table:table-cell table:style-name="ce5" table:formula="of:=IF([Data.H106]=&quot;&quot;;&quot;&quot;;CONCATENATE(&quot;,&quot;;[Data.H106]))">
            <text:p/>
          </table:table-cell>
          <table:table-cell table:style-name="ce5" table:formula="of:=IF([Data.I106]=&quot;&quot;;&quot;&quot;;CONCATENATE(&quot;,&quot;;[Data.I106]))">
            <text:p/>
          </table:table-cell>
          <table:table-cell table:style-name="ce5" table:formula="of:=IF([Data.J106]=&quot;&quot;;&quot;&quot;;CONCATENATE(&quot;,&quot;;[Data.J106]))">
            <text:p/>
          </table:table-cell>
          <table:table-cell table:style-name="ce5" table:formula="of:=IF([Data.K106]=&quot;&quot;;&quot;&quot;;CONCATENATE(&quot;,&quot;;[Data.K106]))">
            <text:p/>
          </table:table-cell>
          <table:table-cell table:style-name="ce5" table:formula="of:=IF([Data.L106]=&quot;&quot;;&quot;&quot;;CONCATENATE(&quot;,&quot;;[Data.L106]))">
            <text:p/>
          </table:table-cell>
          <table:table-cell table:style-name="ce5" table:formula="of:=IF([Data.M106]=&quot;&quot;;&quot;&quot;;CONCATENATE(&quot;,&quot;;[Data.M106]))">
            <text:p/>
          </table:table-cell>
          <table:table-cell table:style-name="ce5" table:formula="of:=IF([Data.N106]=&quot;&quot;;&quot;&quot;;CONCATENATE(&quot;,&quot;;[Data.N106]))">
            <text:p/>
          </table:table-cell>
          <table:table-cell table:style-name="ce5" table:formula="of:=IF([Data.O106]=&quot;&quot;;&quot;&quot;;CONCATENATE(&quot;,&quot;;[Data.O106]))">
            <text:p/>
          </table:table-cell>
          <table:table-cell table:style-name="ce5" table:formula="of:=IF([Data.P106]=&quot;&quot;;&quot;&quot;;CONCATENATE(&quot;,&quot;;[Data.P106]))">
            <text:p/>
          </table:table-cell>
          <table:table-cell table:style-name="ce5" table:formula="of:=IF([Data.Q106]=&quot;&quot;;&quot;&quot;;CONCATENATE(&quot;,&quot;;[Data.Q106]))">
            <text:p/>
          </table:table-cell>
          <table:table-cell table:style-name="ce5" table:formula="of:=IF([Data.R106]=&quot;&quot;;&quot;&quot;;CONCATENATE(&quot;,&quot;;[Data.R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C107]=&quot;&quot;;[.B105];CONCATENATE(&quot;,&quot;;[Data.C107]))" office:value-type="string" office:string-value=",PHYSICAL">
            <text:p>,PHYSICAL</text:p>
          </table:table-cell>
          <table:table-cell table:formula="of:=IF([Data.D107]=&quot;&quot;;[.C105];CONCATENATE(&quot;,&quot;;[Data.D107]))" office:value-type="string" office:string-value=",CHARL">
            <text:p>,CHARL</text:p>
          </table:table-cell>
          <table:table-cell table:formula="of:=CONCATENATE(&quot;,&quot;;[Data.E107])" office:value-type="string" office:string-value=",MINOR">
            <text:p>,MINOR</text:p>
          </table:table-cell>
          <table:table-cell table:formula="of:=CONCATENATE(&quot;,&quot;;[Data.F107])" office:value-type="string" office:string-value=",10">
            <text:p>,10</text:p>
          </table:table-cell>
          <table:table-cell table:formula="of:=IF([Data.G107]=&quot;&quot;;&quot;&quot;;CONCATENATE(&quot;,&quot;;[Data.G107]))" office:value-type="string" office:string-value=",RR=talent.rr.heat.20">
            <text:p>,RR=talent.rr.heat.20</text:p>
          </table:table-cell>
          <table:table-cell table:style-name="ce5" table:formula="of:=IF([Data.H107]=&quot;&quot;;&quot;&quot;;CONCATENATE(&quot;,&quot;;[Data.H107]))">
            <text:p/>
          </table:table-cell>
          <table:table-cell table:style-name="ce5" table:formula="of:=IF([Data.I107]=&quot;&quot;;&quot;&quot;;CONCATENATE(&quot;,&quot;;[Data.I107]))">
            <text:p/>
          </table:table-cell>
          <table:table-cell table:style-name="ce5" table:formula="of:=IF([Data.J107]=&quot;&quot;;&quot;&quot;;CONCATENATE(&quot;,&quot;;[Data.J107]))">
            <text:p/>
          </table:table-cell>
          <table:table-cell table:style-name="ce5" table:formula="of:=IF([Data.K107]=&quot;&quot;;&quot;&quot;;CONCATENATE(&quot;,&quot;;[Data.K107]))">
            <text:p/>
          </table:table-cell>
          <table:table-cell table:style-name="ce5" table:formula="of:=IF([Data.L107]=&quot;&quot;;&quot;&quot;;CONCATENATE(&quot;,&quot;;[Data.L107]))">
            <text:p/>
          </table:table-cell>
          <table:table-cell table:style-name="ce5" table:formula="of:=IF([Data.M107]=&quot;&quot;;&quot;&quot;;CONCATENATE(&quot;,&quot;;[Data.M107]))">
            <text:p/>
          </table:table-cell>
          <table:table-cell table:style-name="ce5" table:formula="of:=IF([Data.N107]=&quot;&quot;;&quot;&quot;;CONCATENATE(&quot;,&quot;;[Data.N107]))">
            <text:p/>
          </table:table-cell>
          <table:table-cell table:style-name="ce5" table:formula="of:=IF([Data.O107]=&quot;&quot;;&quot;&quot;;CONCATENATE(&quot;,&quot;;[Data.O107]))">
            <text:p/>
          </table:table-cell>
          <table:table-cell table:style-name="ce5" table:formula="of:=IF([Data.P107]=&quot;&quot;;&quot;&quot;;CONCATENATE(&quot;,&quot;;[Data.P107]))">
            <text:p/>
          </table:table-cell>
          <table:table-cell table:style-name="ce5" table:formula="of:=IF([Data.Q107]=&quot;&quot;;&quot;&quot;;CONCATENATE(&quot;,&quot;;[Data.Q107]))">
            <text:p/>
          </table:table-cell>
          <table:table-cell table:style-name="ce5" table:formula="of:=IF([Data.R107]=&quot;&quot;;&quot;&quot;;CONCATENATE(&quot;,&quot;;[Data.R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C108]=&quot;&quot;;[.B106];CONCATENATE(&quot;,&quot;;[Data.C108]))" office:value-type="string" office:string-value=",PHYSICAL">
            <text:p>,PHYSICAL</text:p>
          </table:table-cell>
          <table:table-cell table:formula="of:=IF([Data.D108]=&quot;&quot;;[.C106];CONCATENATE(&quot;,&quot;;[Data.D108]))" office:value-type="string" office:string-value=",CHARL">
            <text:p>,CHARL</text:p>
          </table:table-cell>
          <table:table-cell table:formula="of:=CONCATENATE(&quot;,&quot;;[Data.E108])" office:value-type="string" office:string-value=",MAJOR">
            <text:p>,MAJOR</text:p>
          </table:table-cell>
          <table:table-cell table:formula="of:=CONCATENATE(&quot;,&quot;;[Data.F108])" office:value-type="string" office:string-value=",15">
            <text:p>,15</text:p>
          </table:table-cell>
          <table:table-cell table:formula="of:=IF([Data.G108]=&quot;&quot;;&quot;&quot;;CONCATENATE(&quot;,&quot;;[Data.G108]))" office:value-type="string" office:string-value=",RR=talent.rr.heat.30">
            <text:p>,RR=talent.rr.heat.30</text:p>
          </table:table-cell>
          <table:table-cell table:style-name="ce5" table:formula="of:=IF([Data.H108]=&quot;&quot;;&quot;&quot;;CONCATENATE(&quot;,&quot;;[Data.H108]))">
            <text:p/>
          </table:table-cell>
          <table:table-cell table:style-name="ce5" table:formula="of:=IF([Data.I108]=&quot;&quot;;&quot;&quot;;CONCATENATE(&quot;,&quot;;[Data.I108]))">
            <text:p/>
          </table:table-cell>
          <table:table-cell table:style-name="ce5" table:formula="of:=IF([Data.J108]=&quot;&quot;;&quot;&quot;;CONCATENATE(&quot;,&quot;;[Data.J108]))">
            <text:p/>
          </table:table-cell>
          <table:table-cell table:style-name="ce5" table:formula="of:=IF([Data.K108]=&quot;&quot;;&quot;&quot;;CONCATENATE(&quot;,&quot;;[Data.K108]))">
            <text:p/>
          </table:table-cell>
          <table:table-cell table:style-name="ce5" table:formula="of:=IF([Data.L108]=&quot;&quot;;&quot;&quot;;CONCATENATE(&quot;,&quot;;[Data.L108]))">
            <text:p/>
          </table:table-cell>
          <table:table-cell table:style-name="ce5" table:formula="of:=IF([Data.M108]=&quot;&quot;;&quot;&quot;;CONCATENATE(&quot;,&quot;;[Data.M108]))">
            <text:p/>
          </table:table-cell>
          <table:table-cell table:style-name="ce5" table:formula="of:=IF([Data.N108]=&quot;&quot;;&quot;&quot;;CONCATENATE(&quot;,&quot;;[Data.N108]))">
            <text:p/>
          </table:table-cell>
          <table:table-cell table:style-name="ce5" table:formula="of:=IF([Data.O108]=&quot;&quot;;&quot;&quot;;CONCATENATE(&quot;,&quot;;[Data.O108]))">
            <text:p/>
          </table:table-cell>
          <table:table-cell table:style-name="ce5" table:formula="of:=IF([Data.P108]=&quot;&quot;;&quot;&quot;;CONCATENATE(&quot;,&quot;;[Data.P108]))">
            <text:p/>
          </table:table-cell>
          <table:table-cell table:style-name="ce5" table:formula="of:=IF([Data.Q108]=&quot;&quot;;&quot;&quot;;CONCATENATE(&quot;,&quot;;[Data.Q108]))">
            <text:p/>
          </table:table-cell>
          <table:table-cell table:style-name="ce5" table:formula="of:=IF([Data.R108]=&quot;&quot;;&quot;&quot;;CONCATENATE(&quot;,&quot;;[Data.R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C109]=&quot;&quot;;[.B107];CONCATENATE(&quot;,&quot;;[Data.C109]))" office:value-type="string" office:string-value=",PHYSICAL">
            <text:p>,PHYSICAL</text:p>
          </table:table-cell>
          <table:table-cell table:formula="of:=IF([Data.D109]=&quot;&quot;;[.C107];CONCATENATE(&quot;,&quot;;[Data.D109]))" office:value-type="string" office:string-value=",CHARL">
            <text:p>,CHARL</text:p>
          </table:table-cell>
          <table:table-cell table:formula="of:=CONCATENATE(&quot;,&quot;;[Data.E109])" office:value-type="string" office:string-value=",GREATER">
            <text:p>,GREATER</text:p>
          </table:table-cell>
          <table:table-cell table:formula="of:=CONCATENATE(&quot;,&quot;;[Data.F109])" office:value-type="string" office:string-value=",20">
            <text:p>,20</text:p>
          </table:table-cell>
          <table:table-cell table:formula="of:=IF([Data.G109]=&quot;&quot;;&quot;&quot;;CONCATENATE(&quot;,&quot;;[Data.G109]))" office:value-type="string" office:string-value=",RR=talent.rr.heat.40">
            <text:p>,RR=talent.rr.heat.40</text:p>
          </table:table-cell>
          <table:table-cell table:style-name="ce5" table:formula="of:=IF([Data.H109]=&quot;&quot;;&quot;&quot;;CONCATENATE(&quot;,&quot;;[Data.H109]))">
            <text:p/>
          </table:table-cell>
          <table:table-cell table:style-name="ce5" table:formula="of:=IF([Data.I109]=&quot;&quot;;&quot;&quot;;CONCATENATE(&quot;,&quot;;[Data.I109]))">
            <text:p/>
          </table:table-cell>
          <table:table-cell table:style-name="ce5" table:formula="of:=IF([Data.J109]=&quot;&quot;;&quot;&quot;;CONCATENATE(&quot;,&quot;;[Data.J109]))">
            <text:p/>
          </table:table-cell>
          <table:table-cell table:style-name="ce5" table:formula="of:=IF([Data.K109]=&quot;&quot;;&quot;&quot;;CONCATENATE(&quot;,&quot;;[Data.K109]))">
            <text:p/>
          </table:table-cell>
          <table:table-cell table:style-name="ce5" table:formula="of:=IF([Data.L109]=&quot;&quot;;&quot;&quot;;CONCATENATE(&quot;,&quot;;[Data.L109]))">
            <text:p/>
          </table:table-cell>
          <table:table-cell table:style-name="ce5" table:formula="of:=IF([Data.M109]=&quot;&quot;;&quot;&quot;;CONCATENATE(&quot;,&quot;;[Data.M109]))">
            <text:p/>
          </table:table-cell>
          <table:table-cell table:style-name="ce5" table:formula="of:=IF([Data.N109]=&quot;&quot;;&quot;&quot;;CONCATENATE(&quot;,&quot;;[Data.N109]))">
            <text:p/>
          </table:table-cell>
          <table:table-cell table:style-name="ce5" table:formula="of:=IF([Data.O109]=&quot;&quot;;&quot;&quot;;CONCATENATE(&quot;,&quot;;[Data.O109]))">
            <text:p/>
          </table:table-cell>
          <table:table-cell table:style-name="ce5" table:formula="of:=IF([Data.P109]=&quot;&quot;;&quot;&quot;;CONCATENATE(&quot;,&quot;;[Data.P109]))">
            <text:p/>
          </table:table-cell>
          <table:table-cell table:style-name="ce5" table:formula="of:=IF([Data.Q109]=&quot;&quot;;&quot;&quot;;CONCATENATE(&quot;,&quot;;[Data.Q109]))">
            <text:p/>
          </table:table-cell>
          <table:table-cell table:style-name="ce5" table:formula="of:=IF([Data.R109]=&quot;&quot;;&quot;&quot;;CONCATENATE(&quot;,&quot;;[Data.R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C110]=&quot;&quot;;[.B108];CONCATENATE(&quot;,&quot;;[Data.C110]))" office:value-type="string" office:string-value=",PHYSICAL">
            <text:p>,PHYSICAL</text:p>
          </table:table-cell>
          <table:table-cell table:formula="of:=IF([Data.D110]=&quot;&quot;;[.C108];CONCATENATE(&quot;,&quot;;[Data.D110]))" office:value-type="string" office:string-value=",CHARL">
            <text:p>,CHARL</text:p>
          </table:table-cell>
          <table:table-cell table:formula="of:=CONCATENATE(&quot;,&quot;;[Data.E110])" office:value-type="string" office:string-value=",MINOR">
            <text:p>,MINOR</text:p>
          </table:table-cell>
          <table:table-cell table:formula="of:=CONCATENATE(&quot;,&quot;;[Data.F110])" office:value-type="string" office:string-value=",10">
            <text:p>,10</text:p>
          </table:table-cell>
          <table:table-cell table:formula="of:=IF([Data.G110]=&quot;&quot;;&quot;&quot;;CONCATENATE(&quot;,&quot;;[Data.G110]))" office:value-type="string" office:string-value=",DESCR=talent.giantism.1">
            <text:p>,DESCR=talent.giantism.1</text:p>
          </table:table-cell>
          <table:table-cell table:style-name="ce5" table:formula="of:=IF([Data.H110]=&quot;&quot;;&quot;&quot;;CONCATENATE(&quot;,&quot;;[Data.H110]))" office:value-type="string" office:string-value=",STRENGTH=2">
            <text:p>,STRENGTH=2</text:p>
          </table:table-cell>
          <table:table-cell table:style-name="ce5" table:formula="of:=IF([Data.I110]=&quot;&quot;;&quot;&quot;;CONCATENATE(&quot;,&quot;;[Data.I110]))" office:value-type="string" office:string-value=",QUICKNESS=-2">
            <text:p>,QUICKNESS=-2</text:p>
          </table:table-cell>
          <table:table-cell table:style-name="ce5" table:formula="of:=IF([Data.J110]=&quot;&quot;;&quot;&quot;;CONCATENATE(&quot;,&quot;;[Data.J110]))">
            <text:p/>
          </table:table-cell>
          <table:table-cell table:style-name="ce5" table:formula="of:=IF([Data.K110]=&quot;&quot;;&quot;&quot;;CONCATENATE(&quot;,&quot;;[Data.K110]))">
            <text:p/>
          </table:table-cell>
          <table:table-cell table:style-name="ce5" table:formula="of:=IF([Data.L110]=&quot;&quot;;&quot;&quot;;CONCATENATE(&quot;,&quot;;[Data.L110]))">
            <text:p/>
          </table:table-cell>
          <table:table-cell table:style-name="ce5" table:formula="of:=IF([Data.M110]=&quot;&quot;;&quot;&quot;;CONCATENATE(&quot;,&quot;;[Data.M110]))">
            <text:p/>
          </table:table-cell>
          <table:table-cell table:style-name="ce5" table:formula="of:=IF([Data.N110]=&quot;&quot;;&quot;&quot;;CONCATENATE(&quot;,&quot;;[Data.N110]))">
            <text:p/>
          </table:table-cell>
          <table:table-cell table:style-name="ce5" table:formula="of:=IF([Data.O110]=&quot;&quot;;&quot;&quot;;CONCATENATE(&quot;,&quot;;[Data.O110]))">
            <text:p/>
          </table:table-cell>
          <table:table-cell table:style-name="ce5" table:formula="of:=IF([Data.P110]=&quot;&quot;;&quot;&quot;;CONCATENATE(&quot;,&quot;;[Data.P110]))">
            <text:p/>
          </table:table-cell>
          <table:table-cell table:style-name="ce5" table:formula="of:=IF([Data.Q110]=&quot;&quot;;&quot;&quot;;CONCATENATE(&quot;,&quot;;[Data.Q110]))">
            <text:p/>
          </table:table-cell>
          <table:table-cell table:style-name="ce5" table:formula="of:=IF([Data.R110]=&quot;&quot;;&quot;&quot;;CONCATENATE(&quot;,&quot;;[Data.R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C111]=&quot;&quot;;[.B109];CONCATENATE(&quot;,&quot;;[Data.C111]))" office:value-type="string" office:string-value=",PHYSICAL">
            <text:p>,PHYSICAL</text:p>
          </table:table-cell>
          <table:table-cell table:formula="of:=IF([Data.D111]=&quot;&quot;;[.C109];CONCATENATE(&quot;,&quot;;[Data.D111]))" office:value-type="string" office:string-value=",CHARL">
            <text:p>,CHARL</text:p>
          </table:table-cell>
          <table:table-cell table:formula="of:=CONCATENATE(&quot;,&quot;;[Data.E111])" office:value-type="string" office:string-value=",MAJOR">
            <text:p>,MAJOR</text:p>
          </table:table-cell>
          <table:table-cell table:formula="of:=CONCATENATE(&quot;,&quot;;[Data.F111])" office:value-type="string" office:string-value=",15">
            <text:p>,15</text:p>
          </table:table-cell>
          <table:table-cell table:formula="of:=IF([Data.G111]=&quot;&quot;;&quot;&quot;;CONCATENATE(&quot;,&quot;;[Data.G111]))" office:value-type="string" office:string-value=",DESCR=talent.giantism.2">
            <text:p>,DESCR=talent.giantism.2</text:p>
          </table:table-cell>
          <table:table-cell table:style-name="ce5" table:formula="of:=IF([Data.H111]=&quot;&quot;;&quot;&quot;;CONCATENATE(&quot;,&quot;;[Data.H111]))" office:value-type="string" office:string-value=",STRENGTH=4">
            <text:p>,STRENGTH=4</text:p>
          </table:table-cell>
          <table:table-cell table:style-name="ce5" table:formula="of:=IF([Data.I111]=&quot;&quot;;&quot;&quot;;CONCATENATE(&quot;,&quot;;[Data.I111]))" office:value-type="string" office:string-value=",QUICKNESS=-4">
            <text:p>,QUICKNESS=-4</text:p>
          </table:table-cell>
          <table:table-cell table:style-name="ce5" table:formula="of:=IF([Data.J111]=&quot;&quot;;&quot;&quot;;CONCATENATE(&quot;,&quot;;[Data.J111]))">
            <text:p/>
          </table:table-cell>
          <table:table-cell table:style-name="ce5" table:formula="of:=IF([Data.K111]=&quot;&quot;;&quot;&quot;;CONCATENATE(&quot;,&quot;;[Data.K111]))">
            <text:p/>
          </table:table-cell>
          <table:table-cell table:style-name="ce5" table:formula="of:=IF([Data.L111]=&quot;&quot;;&quot;&quot;;CONCATENATE(&quot;,&quot;;[Data.L111]))">
            <text:p/>
          </table:table-cell>
          <table:table-cell table:style-name="ce5" table:formula="of:=IF([Data.M111]=&quot;&quot;;&quot;&quot;;CONCATENATE(&quot;,&quot;;[Data.M111]))">
            <text:p/>
          </table:table-cell>
          <table:table-cell table:style-name="ce5" table:formula="of:=IF([Data.N111]=&quot;&quot;;&quot;&quot;;CONCATENATE(&quot;,&quot;;[Data.N111]))">
            <text:p/>
          </table:table-cell>
          <table:table-cell table:style-name="ce5" table:formula="of:=IF([Data.O111]=&quot;&quot;;&quot;&quot;;CONCATENATE(&quot;,&quot;;[Data.O111]))">
            <text:p/>
          </table:table-cell>
          <table:table-cell table:style-name="ce5" table:formula="of:=IF([Data.P111]=&quot;&quot;;&quot;&quot;;CONCATENATE(&quot;,&quot;;[Data.P111]))">
            <text:p/>
          </table:table-cell>
          <table:table-cell table:style-name="ce5" table:formula="of:=IF([Data.Q111]=&quot;&quot;;&quot;&quot;;CONCATENATE(&quot;,&quot;;[Data.Q111]))">
            <text:p/>
          </table:table-cell>
          <table:table-cell table:style-name="ce5" table:formula="of:=IF([Data.R111]=&quot;&quot;;&quot;&quot;;CONCATENATE(&quot;,&quot;;[Data.R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C112]=&quot;&quot;;[.B110];CONCATENATE(&quot;,&quot;;[Data.C112]))" office:value-type="string" office:string-value=",PHYSICAL">
            <text:p>,PHYSICAL</text:p>
          </table:table-cell>
          <table:table-cell table:formula="of:=IF([Data.D112]=&quot;&quot;;[.C110];CONCATENATE(&quot;,&quot;;[Data.D112]))" office:value-type="string" office:string-value=",CHARL">
            <text:p>,CHARL</text:p>
          </table:table-cell>
          <table:table-cell table:formula="of:=CONCATENATE(&quot;,&quot;;[Data.E112])" office:value-type="string" office:string-value=",GREATER">
            <text:p>,GREATER</text:p>
          </table:table-cell>
          <table:table-cell table:formula="of:=CONCATENATE(&quot;,&quot;;[Data.F112])" office:value-type="string" office:string-value=",25">
            <text:p>,25</text:p>
          </table:table-cell>
          <table:table-cell table:formula="of:=IF([Data.G112]=&quot;&quot;;&quot;&quot;;CONCATENATE(&quot;,&quot;;[Data.G112]))" office:value-type="string" office:string-value=",DESCR=talent.giantism.3">
            <text:p>,DESCR=talent.giantism.3</text:p>
          </table:table-cell>
          <table:table-cell table:style-name="ce5" table:formula="of:=IF([Data.H112]=&quot;&quot;;&quot;&quot;;CONCATENATE(&quot;,&quot;;[Data.H112]))" office:value-type="string" office:string-value=",STRENGTH=6">
            <text:p>,STRENGTH=6</text:p>
          </table:table-cell>
          <table:table-cell table:style-name="ce5" table:formula="of:=IF([Data.I112]=&quot;&quot;;&quot;&quot;;CONCATENATE(&quot;,&quot;;[Data.I112]))" office:value-type="string" office:string-value=",QUICKNESS=-6">
            <text:p>,QUICKNESS=-6</text:p>
          </table:table-cell>
          <table:table-cell table:style-name="ce5" table:formula="of:=IF([Data.J112]=&quot;&quot;;&quot;&quot;;CONCATENATE(&quot;,&quot;;[Data.J112]))">
            <text:p/>
          </table:table-cell>
          <table:table-cell table:style-name="ce5" table:formula="of:=IF([Data.K112]=&quot;&quot;;&quot;&quot;;CONCATENATE(&quot;,&quot;;[Data.K112]))">
            <text:p/>
          </table:table-cell>
          <table:table-cell table:style-name="ce5" table:formula="of:=IF([Data.L112]=&quot;&quot;;&quot;&quot;;CONCATENATE(&quot;,&quot;;[Data.L112]))">
            <text:p/>
          </table:table-cell>
          <table:table-cell table:style-name="ce5" table:formula="of:=IF([Data.M112]=&quot;&quot;;&quot;&quot;;CONCATENATE(&quot;,&quot;;[Data.M112]))">
            <text:p/>
          </table:table-cell>
          <table:table-cell table:style-name="ce5" table:formula="of:=IF([Data.N112]=&quot;&quot;;&quot;&quot;;CONCATENATE(&quot;,&quot;;[Data.N112]))">
            <text:p/>
          </table:table-cell>
          <table:table-cell table:style-name="ce5" table:formula="of:=IF([Data.O112]=&quot;&quot;;&quot;&quot;;CONCATENATE(&quot;,&quot;;[Data.O112]))">
            <text:p/>
          </table:table-cell>
          <table:table-cell table:style-name="ce5" table:formula="of:=IF([Data.P112]=&quot;&quot;;&quot;&quot;;CONCATENATE(&quot;,&quot;;[Data.P112]))">
            <text:p/>
          </table:table-cell>
          <table:table-cell table:style-name="ce5" table:formula="of:=IF([Data.Q112]=&quot;&quot;;&quot;&quot;;CONCATENATE(&quot;,&quot;;[Data.Q112]))">
            <text:p/>
          </table:table-cell>
          <table:table-cell table:style-name="ce5" table:formula="of:=IF([Data.R112]=&quot;&quot;;&quot;&quot;;CONCATENATE(&quot;,&quot;;[Data.R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C113]=&quot;&quot;;[.B111];CONCATENATE(&quot;,&quot;;[Data.C113]))" office:value-type="string" office:string-value=",PHYSICAL">
            <text:p>,PHYSICAL</text:p>
          </table:table-cell>
          <table:table-cell table:formula="of:=IF([Data.D113]=&quot;&quot;;[.C111];CONCATENATE(&quot;,&quot;;[Data.D113]))" office:value-type="string" office:string-value=",CHARL">
            <text:p>,CHARL</text:p>
          </table:table-cell>
          <table:table-cell table:formula="of:=CONCATENATE(&quot;,&quot;;[Data.E113])" office:value-type="string" office:string-value=",MINOR">
            <text:p>,MINOR</text:p>
          </table:table-cell>
          <table:table-cell table:formula="of:=CONCATENATE(&quot;,&quot;;[Data.F113])" office:value-type="string" office:string-value=",10">
            <text:p>,10</text:p>
          </table:table-cell>
          <table:table-cell table:formula="of:=IF([Data.G113]=&quot;&quot;;&quot;&quot;;CONCATENATE(&quot;,&quot;;[Data.G113]))" office:value-type="string" office:string-value=",DESCR=talent.nimbleskeleton">
            <text:p>,DESCR=talent.nimbleskeleton</text:p>
          </table:table-cell>
          <table:table-cell table:style-name="ce5" table:formula="of:=IF([Data.H113]=&quot;&quot;;&quot;&quot;;CONCATENATE(&quot;,&quot;;[Data.H113]))">
            <text:p/>
          </table:table-cell>
          <table:table-cell table:style-name="ce5" table:formula="of:=IF([Data.I113]=&quot;&quot;;&quot;&quot;;CONCATENATE(&quot;,&quot;;[Data.I113]))">
            <text:p/>
          </table:table-cell>
          <table:table-cell table:style-name="ce5" table:formula="of:=IF([Data.J113]=&quot;&quot;;&quot;&quot;;CONCATENATE(&quot;,&quot;;[Data.J113]))">
            <text:p/>
          </table:table-cell>
          <table:table-cell table:style-name="ce5" table:formula="of:=IF([Data.K113]=&quot;&quot;;&quot;&quot;;CONCATENATE(&quot;,&quot;;[Data.K113]))">
            <text:p/>
          </table:table-cell>
          <table:table-cell table:style-name="ce5" table:formula="of:=IF([Data.L113]=&quot;&quot;;&quot;&quot;;CONCATENATE(&quot;,&quot;;[Data.L113]))">
            <text:p/>
          </table:table-cell>
          <table:table-cell table:style-name="ce5" table:formula="of:=IF([Data.M113]=&quot;&quot;;&quot;&quot;;CONCATENATE(&quot;,&quot;;[Data.M113]))">
            <text:p/>
          </table:table-cell>
          <table:table-cell table:style-name="ce5" table:formula="of:=IF([Data.N113]=&quot;&quot;;&quot;&quot;;CONCATENATE(&quot;,&quot;;[Data.N113]))">
            <text:p/>
          </table:table-cell>
          <table:table-cell table:style-name="ce5" table:formula="of:=IF([Data.O113]=&quot;&quot;;&quot;&quot;;CONCATENATE(&quot;,&quot;;[Data.O113]))">
            <text:p/>
          </table:table-cell>
          <table:table-cell table:style-name="ce5" table:formula="of:=IF([Data.P113]=&quot;&quot;;&quot;&quot;;CONCATENATE(&quot;,&quot;;[Data.P113]))">
            <text:p/>
          </table:table-cell>
          <table:table-cell table:style-name="ce5" table:formula="of:=IF([Data.Q113]=&quot;&quot;;&quot;&quot;;CONCATENATE(&quot;,&quot;;[Data.Q113]))">
            <text:p/>
          </table:table-cell>
          <table:table-cell table:style-name="ce5" table:formula="of:=IF([Data.R113]=&quot;&quot;;&quot;&quot;;CONCATENATE(&quot;,&quot;;[Data.R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C114]=&quot;&quot;;[.B112];CONCATENATE(&quot;,&quot;;[Data.C114]))" office:value-type="string" office:string-value=",PHYSICAL">
            <text:p>,PHYSICAL</text:p>
          </table:table-cell>
          <table:table-cell table:formula="of:=IF([Data.D114]=&quot;&quot;;[.C112];CONCATENATE(&quot;,&quot;;[Data.D114]))" office:value-type="string" office:string-value=",CHARL">
            <text:p>,CHARL</text:p>
          </table:table-cell>
          <table:table-cell table:formula="of:=CONCATENATE(&quot;,&quot;;[Data.E114])" office:value-type="string" office:string-value=",GREATER">
            <text:p>,GREATER</text:p>
          </table:table-cell>
          <table:table-cell table:formula="of:=CONCATENATE(&quot;,&quot;;[Data.F114])" office:value-type="string" office:string-value=",12">
            <text:p>,12</text:p>
          </table:table-cell>
          <table:table-cell table:formula="of:=IF([Data.G114]=&quot;&quot;;&quot;&quot;;CONCATENATE(&quot;,&quot;;[Data.G114]))" office:value-type="string" office:string-value=",TOLERANCE=1.5">
            <text:p>,TOLERANCE=1.5</text:p>
          </table:table-cell>
          <table:table-cell table:style-name="ce5" table:formula="of:=IF([Data.H114]=&quot;&quot;;&quot;&quot;;CONCATENATE(&quot;,&quot;;[Data.H114]))">
            <text:p/>
          </table:table-cell>
          <table:table-cell table:style-name="ce5" table:formula="of:=IF([Data.I114]=&quot;&quot;;&quot;&quot;;CONCATENATE(&quot;,&quot;;[Data.I114]))">
            <text:p/>
          </table:table-cell>
          <table:table-cell table:style-name="ce5" table:formula="of:=IF([Data.J114]=&quot;&quot;;&quot;&quot;;CONCATENATE(&quot;,&quot;;[Data.J114]))">
            <text:p/>
          </table:table-cell>
          <table:table-cell table:style-name="ce5" table:formula="of:=IF([Data.K114]=&quot;&quot;;&quot;&quot;;CONCATENATE(&quot;,&quot;;[Data.K114]))">
            <text:p/>
          </table:table-cell>
          <table:table-cell table:style-name="ce5" table:formula="of:=IF([Data.L114]=&quot;&quot;;&quot;&quot;;CONCATENATE(&quot;,&quot;;[Data.L114]))">
            <text:p/>
          </table:table-cell>
          <table:table-cell table:style-name="ce5" table:formula="of:=IF([Data.M114]=&quot;&quot;;&quot;&quot;;CONCATENATE(&quot;,&quot;;[Data.M114]))">
            <text:p/>
          </table:table-cell>
          <table:table-cell table:style-name="ce5" table:formula="of:=IF([Data.N114]=&quot;&quot;;&quot;&quot;;CONCATENATE(&quot;,&quot;;[Data.N114]))">
            <text:p/>
          </table:table-cell>
          <table:table-cell table:style-name="ce5" table:formula="of:=IF([Data.O114]=&quot;&quot;;&quot;&quot;;CONCATENATE(&quot;,&quot;;[Data.O114]))">
            <text:p/>
          </table:table-cell>
          <table:table-cell table:style-name="ce5" table:formula="of:=IF([Data.P114]=&quot;&quot;;&quot;&quot;;CONCATENATE(&quot;,&quot;;[Data.P114]))">
            <text:p/>
          </table:table-cell>
          <table:table-cell table:style-name="ce5" table:formula="of:=IF([Data.Q114]=&quot;&quot;;&quot;&quot;;CONCATENATE(&quot;,&quot;;[Data.Q114]))">
            <text:p/>
          </table:table-cell>
          <table:table-cell table:style-name="ce5" table:formula="of:=IF([Data.R114]=&quot;&quot;;&quot;&quot;;CONCATENATE(&quot;,&quot;;[Data.R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C115]=&quot;&quot;;[.B113];CONCATENATE(&quot;,&quot;;[Data.C115]))" office:value-type="string" office:string-value=",PHYSICAL">
            <text:p>,PHYSICAL</text:p>
          </table:table-cell>
          <table:table-cell table:formula="of:=IF([Data.D115]=&quot;&quot;;[.C113];CONCATENATE(&quot;,&quot;;[Data.D115]))" office:value-type="string" office:string-value=",CHARL">
            <text:p>,CHARL</text:p>
          </table:table-cell>
          <table:table-cell table:formula="of:=CONCATENATE(&quot;,&quot;;[Data.E115])" office:value-type="string" office:string-value=",LESSER">
            <text:p>,LESSER</text:p>
          </table:table-cell>
          <table:table-cell table:formula="of:=CONCATENATE(&quot;,&quot;;[Data.F115])" office:value-type="string" office:string-value=",3">
            <text:p>,3</text:p>
          </table:table-cell>
          <table:table-cell table:formula="of:=IF([Data.G115]=&quot;&quot;;&quot;&quot;;CONCATENATE(&quot;,&quot;;[Data.G115]))" office:value-type="string" office:string-value=",RECOVERYMULTIPLIER=0.5">
            <text:p>,RECOVERYMULTIPLIER=0.5</text:p>
          </table:table-cell>
          <table:table-cell table:style-name="ce5" table:formula="of:=IF([Data.H115]=&quot;&quot;;&quot;&quot;;CONCATENATE(&quot;,&quot;;[Data.H115]))">
            <text:p/>
          </table:table-cell>
          <table:table-cell table:style-name="ce5" table:formula="of:=IF([Data.I115]=&quot;&quot;;&quot;&quot;;CONCATENATE(&quot;,&quot;;[Data.I115]))">
            <text:p/>
          </table:table-cell>
          <table:table-cell table:style-name="ce5" table:formula="of:=IF([Data.J115]=&quot;&quot;;&quot;&quot;;CONCATENATE(&quot;,&quot;;[Data.J115]))">
            <text:p/>
          </table:table-cell>
          <table:table-cell table:style-name="ce5" table:formula="of:=IF([Data.K115]=&quot;&quot;;&quot;&quot;;CONCATENATE(&quot;,&quot;;[Data.K115]))">
            <text:p/>
          </table:table-cell>
          <table:table-cell table:style-name="ce5" table:formula="of:=IF([Data.L115]=&quot;&quot;;&quot;&quot;;CONCATENATE(&quot;,&quot;;[Data.L115]))">
            <text:p/>
          </table:table-cell>
          <table:table-cell table:style-name="ce5" table:formula="of:=IF([Data.M115]=&quot;&quot;;&quot;&quot;;CONCATENATE(&quot;,&quot;;[Data.M115]))">
            <text:p/>
          </table:table-cell>
          <table:table-cell table:style-name="ce5" table:formula="of:=IF([Data.N115]=&quot;&quot;;&quot;&quot;;CONCATENATE(&quot;,&quot;;[Data.N115]))">
            <text:p/>
          </table:table-cell>
          <table:table-cell table:style-name="ce5" table:formula="of:=IF([Data.O115]=&quot;&quot;;&quot;&quot;;CONCATENATE(&quot;,&quot;;[Data.O115]))">
            <text:p/>
          </table:table-cell>
          <table:table-cell table:style-name="ce5" table:formula="of:=IF([Data.P115]=&quot;&quot;;&quot;&quot;;CONCATENATE(&quot;,&quot;;[Data.P115]))">
            <text:p/>
          </table:table-cell>
          <table:table-cell table:style-name="ce5" table:formula="of:=IF([Data.Q115]=&quot;&quot;;&quot;&quot;;CONCATENATE(&quot;,&quot;;[Data.Q115]))">
            <text:p/>
          </table:table-cell>
          <table:table-cell table:style-name="ce5" table:formula="of:=IF([Data.R115]=&quot;&quot;;&quot;&quot;;CONCATENATE(&quot;,&quot;;[Data.R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C116]=&quot;&quot;;[.B114];CONCATENATE(&quot;,&quot;;[Data.C116]))" office:value-type="string" office:string-value=",PHYSICAL">
            <text:p>,PHYSICAL</text:p>
          </table:table-cell>
          <table:table-cell table:formula="of:=IF([Data.D116]=&quot;&quot;;[.C114];CONCATENATE(&quot;,&quot;;[Data.D116]))" office:value-type="string" office:string-value=",CHARL">
            <text:p>,CHARL</text:p>
          </table:table-cell>
          <table:table-cell table:formula="of:=CONCATENATE(&quot;,&quot;;[Data.E116])" office:value-type="string" office:string-value=",MINOR">
            <text:p>,MINOR</text:p>
          </table:table-cell>
          <table:table-cell table:formula="of:=CONCATENATE(&quot;,&quot;;[Data.F116])" office:value-type="string" office:string-value=",7">
            <text:p>,7</text:p>
          </table:table-cell>
          <table:table-cell table:formula="of:=IF([Data.G116]=&quot;&quot;;&quot;&quot;;CONCATENATE(&quot;,&quot;;[Data.G116]))" office:value-type="string" office:string-value=",DESCR=talent.highrangevoice">
            <text:p>,DESCR=talent.highrangevoice</text:p>
          </table:table-cell>
          <table:table-cell table:style-name="ce5" table:formula="of:=IF([Data.H116]=&quot;&quot;;&quot;&quot;;CONCATENATE(&quot;,&quot;;[Data.H116]))">
            <text:p/>
          </table:table-cell>
          <table:table-cell table:style-name="ce5" table:formula="of:=IF([Data.I116]=&quot;&quot;;&quot;&quot;;CONCATENATE(&quot;,&quot;;[Data.I116]))">
            <text:p/>
          </table:table-cell>
          <table:table-cell table:style-name="ce5" table:formula="of:=IF([Data.J116]=&quot;&quot;;&quot;&quot;;CONCATENATE(&quot;,&quot;;[Data.J116]))">
            <text:p/>
          </table:table-cell>
          <table:table-cell table:style-name="ce5" table:formula="of:=IF([Data.K116]=&quot;&quot;;&quot;&quot;;CONCATENATE(&quot;,&quot;;[Data.K116]))">
            <text:p/>
          </table:table-cell>
          <table:table-cell table:style-name="ce5" table:formula="of:=IF([Data.L116]=&quot;&quot;;&quot;&quot;;CONCATENATE(&quot;,&quot;;[Data.L116]))">
            <text:p/>
          </table:table-cell>
          <table:table-cell table:style-name="ce5" table:formula="of:=IF([Data.M116]=&quot;&quot;;&quot;&quot;;CONCATENATE(&quot;,&quot;;[Data.M116]))">
            <text:p/>
          </table:table-cell>
          <table:table-cell table:style-name="ce5" table:formula="of:=IF([Data.N116]=&quot;&quot;;&quot;&quot;;CONCATENATE(&quot;,&quot;;[Data.N116]))">
            <text:p/>
          </table:table-cell>
          <table:table-cell table:style-name="ce5" table:formula="of:=IF([Data.O116]=&quot;&quot;;&quot;&quot;;CONCATENATE(&quot;,&quot;;[Data.O116]))">
            <text:p/>
          </table:table-cell>
          <table:table-cell table:style-name="ce5" table:formula="of:=IF([Data.P116]=&quot;&quot;;&quot;&quot;;CONCATENATE(&quot;,&quot;;[Data.P116]))">
            <text:p/>
          </table:table-cell>
          <table:table-cell table:style-name="ce5" table:formula="of:=IF([Data.Q116]=&quot;&quot;;&quot;&quot;;CONCATENATE(&quot;,&quot;;[Data.Q116]))">
            <text:p/>
          </table:table-cell>
          <table:table-cell table:style-name="ce5" table:formula="of:=IF([Data.R116]=&quot;&quot;;&quot;&quot;;CONCATENATE(&quot;,&quot;;[Data.R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C117]=&quot;&quot;;[.B115];CONCATENATE(&quot;,&quot;;[Data.C117]))" office:value-type="string" office:string-value=",PHYSICAL">
            <text:p>,PHYSICAL</text:p>
          </table:table-cell>
          <table:table-cell table:formula="of:=IF([Data.D117]=&quot;&quot;;[.C115];CONCATENATE(&quot;,&quot;;[Data.D117]))" office:value-type="string" office:string-value=",CHARL">
            <text:p>,CHARL</text:p>
          </table:table-cell>
          <table:table-cell table:formula="of:=CONCATENATE(&quot;,&quot;;[Data.E117])" office:value-type="string" office:string-value=",MAJOR">
            <text:p>,MAJOR</text:p>
          </table:table-cell>
          <table:table-cell table:formula="of:=CONCATENATE(&quot;,&quot;;[Data.F117])" office:value-type="string" office:string-value=",15">
            <text:p>,15</text:p>
          </table:table-cell>
          <table:table-cell table:formula="of:=IF([Data.G117]=&quot;&quot;;&quot;&quot;;CONCATENATE(&quot;,&quot;;[Data.G117]))" office:value-type="string" office:string-value=",DESCR=talent.sturdybuild">
            <text:p>,DESCR=talent.sturdybuild</text:p>
          </table:table-cell>
          <table:table-cell table:style-name="ce5" table:formula="of:=IF([Data.H117]=&quot;&quot;;&quot;&quot;;CONCATENATE(&quot;,&quot;;[Data.H117]))">
            <text:p/>
          </table:table-cell>
          <table:table-cell table:style-name="ce5" table:formula="of:=IF([Data.I117]=&quot;&quot;;&quot;&quot;;CONCATENATE(&quot;,&quot;;[Data.I117]))">
            <text:p/>
          </table:table-cell>
          <table:table-cell table:style-name="ce5" table:formula="of:=IF([Data.J117]=&quot;&quot;;&quot;&quot;;CONCATENATE(&quot;,&quot;;[Data.J117]))">
            <text:p/>
          </table:table-cell>
          <table:table-cell table:style-name="ce5" table:formula="of:=IF([Data.K117]=&quot;&quot;;&quot;&quot;;CONCATENATE(&quot;,&quot;;[Data.K117]))">
            <text:p/>
          </table:table-cell>
          <table:table-cell table:style-name="ce5" table:formula="of:=IF([Data.L117]=&quot;&quot;;&quot;&quot;;CONCATENATE(&quot;,&quot;;[Data.L117]))">
            <text:p/>
          </table:table-cell>
          <table:table-cell table:style-name="ce5" table:formula="of:=IF([Data.M117]=&quot;&quot;;&quot;&quot;;CONCATENATE(&quot;,&quot;;[Data.M117]))">
            <text:p/>
          </table:table-cell>
          <table:table-cell table:style-name="ce5" table:formula="of:=IF([Data.N117]=&quot;&quot;;&quot;&quot;;CONCATENATE(&quot;,&quot;;[Data.N117]))">
            <text:p/>
          </table:table-cell>
          <table:table-cell table:style-name="ce5" table:formula="of:=IF([Data.O117]=&quot;&quot;;&quot;&quot;;CONCATENATE(&quot;,&quot;;[Data.O117]))">
            <text:p/>
          </table:table-cell>
          <table:table-cell table:style-name="ce5" table:formula="of:=IF([Data.P117]=&quot;&quot;;&quot;&quot;;CONCATENATE(&quot;,&quot;;[Data.P117]))">
            <text:p/>
          </table:table-cell>
          <table:table-cell table:style-name="ce5" table:formula="of:=IF([Data.Q117]=&quot;&quot;;&quot;&quot;;CONCATENATE(&quot;,&quot;;[Data.Q117]))">
            <text:p/>
          </table:table-cell>
          <table:table-cell table:style-name="ce5" table:formula="of:=IF([Data.R117]=&quot;&quot;;&quot;&quot;;CONCATENATE(&quot;,&quot;;[Data.R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C118]=&quot;&quot;;[.B116];CONCATENATE(&quot;,&quot;;[Data.C118]))" office:value-type="string" office:string-value=",PHYSICAL">
            <text:p>,PHYSICAL</text:p>
          </table:table-cell>
          <table:table-cell table:formula="of:=IF([Data.D118]=&quot;&quot;;[.C116];CONCATENATE(&quot;,&quot;;[Data.D118]))" office:value-type="string" office:string-value=",CHARL">
            <text:p>,CHARL</text:p>
          </table:table-cell>
          <table:table-cell table:formula="of:=CONCATENATE(&quot;,&quot;;[Data.E118])" office:value-type="string" office:string-value=",LESSER">
            <text:p>,LESSER</text:p>
          </table:table-cell>
          <table:table-cell table:formula="of:=CONCATENATE(&quot;,&quot;;[Data.F118])" office:value-type="string" office:string-value=",5">
            <text:p>,5</text:p>
          </table:table-cell>
          <table:table-cell table:formula="of:=IF([Data.G118]=&quot;&quot;;&quot;&quot;;CONCATENATE(&quot;,&quot;;[Data.G118]))" office:value-type="string" office:string-value=",DESCR=talent.stronglungs">
            <text:p>,DESCR=talent.stronglungs</text:p>
          </table:table-cell>
          <table:table-cell table:style-name="ce5" table:formula="of:=IF([Data.H118]=&quot;&quot;;&quot;&quot;;CONCATENATE(&quot;,&quot;;[Data.H118]))">
            <text:p/>
          </table:table-cell>
          <table:table-cell table:style-name="ce5" table:formula="of:=IF([Data.I118]=&quot;&quot;;&quot;&quot;;CONCATENATE(&quot;,&quot;;[Data.I118]))">
            <text:p/>
          </table:table-cell>
          <table:table-cell table:style-name="ce5" table:formula="of:=IF([Data.J118]=&quot;&quot;;&quot;&quot;;CONCATENATE(&quot;,&quot;;[Data.J118]))">
            <text:p/>
          </table:table-cell>
          <table:table-cell table:style-name="ce5" table:formula="of:=IF([Data.K118]=&quot;&quot;;&quot;&quot;;CONCATENATE(&quot;,&quot;;[Data.K118]))">
            <text:p/>
          </table:table-cell>
          <table:table-cell table:style-name="ce5" table:formula="of:=IF([Data.L118]=&quot;&quot;;&quot;&quot;;CONCATENATE(&quot;,&quot;;[Data.L118]))">
            <text:p/>
          </table:table-cell>
          <table:table-cell table:style-name="ce5" table:formula="of:=IF([Data.M118]=&quot;&quot;;&quot;&quot;;CONCATENATE(&quot;,&quot;;[Data.M118]))">
            <text:p/>
          </table:table-cell>
          <table:table-cell table:style-name="ce5" table:formula="of:=IF([Data.N118]=&quot;&quot;;&quot;&quot;;CONCATENATE(&quot;,&quot;;[Data.N118]))">
            <text:p/>
          </table:table-cell>
          <table:table-cell table:style-name="ce5" table:formula="of:=IF([Data.O118]=&quot;&quot;;&quot;&quot;;CONCATENATE(&quot;,&quot;;[Data.O118]))">
            <text:p/>
          </table:table-cell>
          <table:table-cell table:style-name="ce5" table:formula="of:=IF([Data.P118]=&quot;&quot;;&quot;&quot;;CONCATENATE(&quot;,&quot;;[Data.P118]))">
            <text:p/>
          </table:table-cell>
          <table:table-cell table:style-name="ce5" table:formula="of:=IF([Data.Q118]=&quot;&quot;;&quot;&quot;;CONCATENATE(&quot;,&quot;;[Data.Q118]))">
            <text:p/>
          </table:table-cell>
          <table:table-cell table:style-name="ce5" table:formula="of:=IF([Data.R118]=&quot;&quot;;&quot;&quot;;CONCATENATE(&quot;,&quot;;[Data.R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C119]=&quot;&quot;;[.B117];CONCATENATE(&quot;,&quot;;[Data.C119]))" office:value-type="string" office:string-value=",PHYSICAL">
            <text:p>,PHYSICAL</text:p>
          </table:table-cell>
          <table:table-cell table:formula="of:=IF([Data.D119]=&quot;&quot;;[.C117];CONCATENATE(&quot;,&quot;;[Data.D119]))" office:value-type="string" office:string-value=",CHARL">
            <text:p>,CHARL</text:p>
          </table:table-cell>
          <table:table-cell table:formula="of:=CONCATENATE(&quot;,&quot;;[Data.E119])" office:value-type="string" office:string-value=",LESSER">
            <text:p>,LESSER</text:p>
          </table:table-cell>
          <table:table-cell table:formula="of:=CONCATENATE(&quot;,&quot;;[Data.F119])" office:value-type="string" office:string-value=",5">
            <text:p>,5</text:p>
          </table:table-cell>
          <table:table-cell table:formula="of:=IF([Data.G119]=&quot;&quot;;&quot;&quot;;CONCATENATE(&quot;,&quot;;[Data.G119]))" office:value-type="string" office:string-value=",DESCR=talent.greatarm">
            <text:p>,DESCR=talent.greatarm</text:p>
          </table:table-cell>
          <table:table-cell table:style-name="ce5" table:formula="of:=IF([Data.H119]=&quot;&quot;;&quot;&quot;;CONCATENATE(&quot;,&quot;;[Data.H119]))">
            <text:p/>
          </table:table-cell>
          <table:table-cell table:style-name="ce5" table:formula="of:=IF([Data.I119]=&quot;&quot;;&quot;&quot;;CONCATENATE(&quot;,&quot;;[Data.I119]))">
            <text:p/>
          </table:table-cell>
          <table:table-cell table:style-name="ce5" table:formula="of:=IF([Data.J119]=&quot;&quot;;&quot;&quot;;CONCATENATE(&quot;,&quot;;[Data.J119]))">
            <text:p/>
          </table:table-cell>
          <table:table-cell table:style-name="ce5" table:formula="of:=IF([Data.K119]=&quot;&quot;;&quot;&quot;;CONCATENATE(&quot;,&quot;;[Data.K119]))">
            <text:p/>
          </table:table-cell>
          <table:table-cell table:style-name="ce5" table:formula="of:=IF([Data.L119]=&quot;&quot;;&quot;&quot;;CONCATENATE(&quot;,&quot;;[Data.L119]))">
            <text:p/>
          </table:table-cell>
          <table:table-cell table:style-name="ce5" table:formula="of:=IF([Data.M119]=&quot;&quot;;&quot;&quot;;CONCATENATE(&quot;,&quot;;[Data.M119]))">
            <text:p/>
          </table:table-cell>
          <table:table-cell table:style-name="ce5" table:formula="of:=IF([Data.N119]=&quot;&quot;;&quot;&quot;;CONCATENATE(&quot;,&quot;;[Data.N119]))">
            <text:p/>
          </table:table-cell>
          <table:table-cell table:style-name="ce5" table:formula="of:=IF([Data.O119]=&quot;&quot;;&quot;&quot;;CONCATENATE(&quot;,&quot;;[Data.O119]))">
            <text:p/>
          </table:table-cell>
          <table:table-cell table:style-name="ce5" table:formula="of:=IF([Data.P119]=&quot;&quot;;&quot;&quot;;CONCATENATE(&quot;,&quot;;[Data.P119]))">
            <text:p/>
          </table:table-cell>
          <table:table-cell table:style-name="ce5" table:formula="of:=IF([Data.Q119]=&quot;&quot;;&quot;&quot;;CONCATENATE(&quot;,&quot;;[Data.Q119]))">
            <text:p/>
          </table:table-cell>
          <table:table-cell table:style-name="ce5" table:formula="of:=IF([Data.R119]=&quot;&quot;;&quot;&quot;;CONCATENATE(&quot;,&quot;;[Data.R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C120]=&quot;&quot;;[.B118];CONCATENATE(&quot;,&quot;;[Data.C120]))" office:value-type="string" office:string-value=",PHYSICAL">
            <text:p>,PHYSICAL</text:p>
          </table:table-cell>
          <table:table-cell table:formula="of:=IF([Data.D120]=&quot;&quot;;[.C118];CONCATENATE(&quot;,&quot;;[Data.D120]))" office:value-type="string" office:string-value=",CHARL">
            <text:p>,CHARL</text:p>
          </table:table-cell>
          <table:table-cell table:formula="of:=CONCATENATE(&quot;,&quot;;[Data.E120])" office:value-type="string" office:string-value=",LESSER">
            <text:p>,LESSER</text:p>
          </table:table-cell>
          <table:table-cell table:formula="of:=CONCATENATE(&quot;,&quot;;[Data.F120])" office:value-type="string" office:string-value=",10">
            <text:p>,10</text:p>
          </table:table-cell>
          <table:table-cell table:formula="of:=IF([Data.G120]=&quot;&quot;;&quot;&quot;;CONCATENATE(&quot;,&quot;;[Data.G120]))" office:value-type="string" office:string-value=",EXHAUSTION=100">
            <text:p>,EXHAUSTION=100</text:p>
          </table:table-cell>
          <table:table-cell table:style-name="ce5" table:formula="of:=IF([Data.H120]=&quot;&quot;;&quot;&quot;;CONCATENATE(&quot;,&quot;;[Data.H120]))">
            <text:p/>
          </table:table-cell>
          <table:table-cell table:style-name="ce5" table:formula="of:=IF([Data.I120]=&quot;&quot;;&quot;&quot;;CONCATENATE(&quot;,&quot;;[Data.I120]))">
            <text:p/>
          </table:table-cell>
          <table:table-cell table:style-name="ce5" table:formula="of:=IF([Data.J120]=&quot;&quot;;&quot;&quot;;CONCATENATE(&quot;,&quot;;[Data.J120]))">
            <text:p/>
          </table:table-cell>
          <table:table-cell table:style-name="ce5" table:formula="of:=IF([Data.K120]=&quot;&quot;;&quot;&quot;;CONCATENATE(&quot;,&quot;;[Data.K120]))">
            <text:p/>
          </table:table-cell>
          <table:table-cell table:style-name="ce5" table:formula="of:=IF([Data.L120]=&quot;&quot;;&quot;&quot;;CONCATENATE(&quot;,&quot;;[Data.L120]))">
            <text:p/>
          </table:table-cell>
          <table:table-cell table:style-name="ce5" table:formula="of:=IF([Data.M120]=&quot;&quot;;&quot;&quot;;CONCATENATE(&quot;,&quot;;[Data.M120]))">
            <text:p/>
          </table:table-cell>
          <table:table-cell table:style-name="ce5" table:formula="of:=IF([Data.N120]=&quot;&quot;;&quot;&quot;;CONCATENATE(&quot;,&quot;;[Data.N120]))">
            <text:p/>
          </table:table-cell>
          <table:table-cell table:style-name="ce5" table:formula="of:=IF([Data.O120]=&quot;&quot;;&quot;&quot;;CONCATENATE(&quot;,&quot;;[Data.O120]))">
            <text:p/>
          </table:table-cell>
          <table:table-cell table:style-name="ce5" table:formula="of:=IF([Data.P120]=&quot;&quot;;&quot;&quot;;CONCATENATE(&quot;,&quot;;[Data.P120]))">
            <text:p/>
          </table:table-cell>
          <table:table-cell table:style-name="ce5" table:formula="of:=IF([Data.Q120]=&quot;&quot;;&quot;&quot;;CONCATENATE(&quot;,&quot;;[Data.Q120]))">
            <text:p/>
          </table:table-cell>
          <table:table-cell table:style-name="ce5" table:formula="of:=IF([Data.R120]=&quot;&quot;;&quot;&quot;;CONCATENATE(&quot;,&quot;;[Data.R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C121]=&quot;&quot;;[.B119];CONCATENATE(&quot;,&quot;;[Data.C121]))" office:value-type="string" office:string-value=",PHYSICAL">
            <text:p>,PHYSICAL</text:p>
          </table:table-cell>
          <table:table-cell table:formula="of:=IF([Data.D121]=&quot;&quot;;[.C119];CONCATENATE(&quot;,&quot;;[Data.D121]))" office:value-type="string" office:string-value=",CHARL">
            <text:p>,CHARL</text:p>
          </table:table-cell>
          <table:table-cell table:formula="of:=CONCATENATE(&quot;,&quot;;[Data.E121])" office:value-type="string" office:string-value=",LESSER">
            <text:p>,LESSER</text:p>
          </table:table-cell>
          <table:table-cell table:formula="of:=CONCATENATE(&quot;,&quot;;[Data.F121])" office:value-type="string" office:string-value=",8">
            <text:p>,8</text:p>
          </table:table-cell>
          <table:table-cell table:formula="of:=IF([Data.G121]=&quot;&quot;;&quot;&quot;;CONCATENATE(&quot;,&quot;;[Data.G121]))" office:value-type="string" office:string-value=",S91=25">
            <text:p>,S91=25</text:p>
          </table:table-cell>
          <table:table-cell table:style-name="ce5" table:formula="of:=IF([Data.H121]=&quot;&quot;;&quot;&quot;;CONCATENATE(&quot;,&quot;;[Data.H121]))" office:value-type="string" office:string-value=",S93=25">
            <text:p>,S93=25</text:p>
          </table:table-cell>
          <table:table-cell table:style-name="ce5" table:formula="of:=IF([Data.I121]=&quot;&quot;;&quot;&quot;;CONCATENATE(&quot;,&quot;;[Data.I121]))">
            <text:p/>
          </table:table-cell>
          <table:table-cell table:style-name="ce5" table:formula="of:=IF([Data.J121]=&quot;&quot;;&quot;&quot;;CONCATENATE(&quot;,&quot;;[Data.J121]))">
            <text:p/>
          </table:table-cell>
          <table:table-cell table:style-name="ce5" table:formula="of:=IF([Data.K121]=&quot;&quot;;&quot;&quot;;CONCATENATE(&quot;,&quot;;[Data.K121]))">
            <text:p/>
          </table:table-cell>
          <table:table-cell table:style-name="ce5" table:formula="of:=IF([Data.L121]=&quot;&quot;;&quot;&quot;;CONCATENATE(&quot;,&quot;;[Data.L121]))">
            <text:p/>
          </table:table-cell>
          <table:table-cell table:style-name="ce5" table:formula="of:=IF([Data.M121]=&quot;&quot;;&quot;&quot;;CONCATENATE(&quot;,&quot;;[Data.M121]))">
            <text:p/>
          </table:table-cell>
          <table:table-cell table:style-name="ce5" table:formula="of:=IF([Data.N121]=&quot;&quot;;&quot;&quot;;CONCATENATE(&quot;,&quot;;[Data.N121]))">
            <text:p/>
          </table:table-cell>
          <table:table-cell table:style-name="ce5" table:formula="of:=IF([Data.O121]=&quot;&quot;;&quot;&quot;;CONCATENATE(&quot;,&quot;;[Data.O121]))">
            <text:p/>
          </table:table-cell>
          <table:table-cell table:style-name="ce5" table:formula="of:=IF([Data.P121]=&quot;&quot;;&quot;&quot;;CONCATENATE(&quot;,&quot;;[Data.P121]))">
            <text:p/>
          </table:table-cell>
          <table:table-cell table:style-name="ce5" table:formula="of:=IF([Data.Q121]=&quot;&quot;;&quot;&quot;;CONCATENATE(&quot;,&quot;;[Data.Q121]))">
            <text:p/>
          </table:table-cell>
          <table:table-cell table:style-name="ce5" table:formula="of:=IF([Data.R121]=&quot;&quot;;&quot;&quot;;CONCATENATE(&quot;,&quot;;[Data.R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C122]=&quot;&quot;;[.B120];CONCATENATE(&quot;,&quot;;[Data.C122]))" office:value-type="string" office:string-value=",PHYSICAL">
            <text:p>,PHYSICAL</text:p>
          </table:table-cell>
          <table:table-cell table:formula="of:=IF([Data.D122]=&quot;&quot;;[.C120];CONCATENATE(&quot;,&quot;;[Data.D122]))" office:value-type="string" office:string-value=",CHARL">
            <text:p>,CHARL</text:p>
          </table:table-cell>
          <table:table-cell table:formula="of:=CONCATENATE(&quot;,&quot;;[Data.E122])" office:value-type="string" office:string-value=",LESSER">
            <text:p>,LESSER</text:p>
          </table:table-cell>
          <table:table-cell table:formula="of:=CONCATENATE(&quot;,&quot;;[Data.F122])" office:value-type="string" office:string-value=",6">
            <text:p>,6</text:p>
          </table:table-cell>
          <table:table-cell table:formula="of:=IF([Data.G122]=&quot;&quot;;&quot;&quot;;CONCATENATE(&quot;,&quot;;[Data.G122]))" office:value-type="string" office:string-value=",DESCR=talent.subconscious.preparation">
            <text:p>,DESCR=talent.subconscious.preparation</text:p>
          </table:table-cell>
          <table:table-cell table:style-name="ce5" table:formula="of:=IF([Data.H122]=&quot;&quot;;&quot;&quot;;CONCATENATE(&quot;,&quot;;[Data.H122]))">
            <text:p/>
          </table:table-cell>
          <table:table-cell table:style-name="ce5" table:formula="of:=IF([Data.I122]=&quot;&quot;;&quot;&quot;;CONCATENATE(&quot;,&quot;;[Data.I122]))">
            <text:p/>
          </table:table-cell>
          <table:table-cell table:style-name="ce5" table:formula="of:=IF([Data.J122]=&quot;&quot;;&quot;&quot;;CONCATENATE(&quot;,&quot;;[Data.J122]))">
            <text:p/>
          </table:table-cell>
          <table:table-cell table:style-name="ce5" table:formula="of:=IF([Data.K122]=&quot;&quot;;&quot;&quot;;CONCATENATE(&quot;,&quot;;[Data.K122]))">
            <text:p/>
          </table:table-cell>
          <table:table-cell table:style-name="ce5" table:formula="of:=IF([Data.L122]=&quot;&quot;;&quot;&quot;;CONCATENATE(&quot;,&quot;;[Data.L122]))">
            <text:p/>
          </table:table-cell>
          <table:table-cell table:style-name="ce5" table:formula="of:=IF([Data.M122]=&quot;&quot;;&quot;&quot;;CONCATENATE(&quot;,&quot;;[Data.M122]))">
            <text:p/>
          </table:table-cell>
          <table:table-cell table:style-name="ce5" table:formula="of:=IF([Data.N122]=&quot;&quot;;&quot;&quot;;CONCATENATE(&quot;,&quot;;[Data.N122]))">
            <text:p/>
          </table:table-cell>
          <table:table-cell table:style-name="ce5" table:formula="of:=IF([Data.O122]=&quot;&quot;;&quot;&quot;;CONCATENATE(&quot;,&quot;;[Data.O122]))">
            <text:p/>
          </table:table-cell>
          <table:table-cell table:style-name="ce5" table:formula="of:=IF([Data.P122]=&quot;&quot;;&quot;&quot;;CONCATENATE(&quot;,&quot;;[Data.P122]))">
            <text:p/>
          </table:table-cell>
          <table:table-cell table:style-name="ce5" table:formula="of:=IF([Data.Q122]=&quot;&quot;;&quot;&quot;;CONCATENATE(&quot;,&quot;;[Data.Q122]))">
            <text:p/>
          </table:table-cell>
          <table:table-cell table:style-name="ce5" table:formula="of:=IF([Data.R122]=&quot;&quot;;&quot;&quot;;CONCATENATE(&quot;,&quot;;[Data.R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C123]=&quot;&quot;;[.B121];CONCATENATE(&quot;,&quot;;[Data.C123]))" office:value-type="string" office:string-value=",PHYSICAL">
            <text:p>,PHYSICAL</text:p>
          </table:table-cell>
          <table:table-cell table:formula="of:=IF([Data.D123]=&quot;&quot;;[.C121];CONCATENATE(&quot;,&quot;;[Data.D123]))" office:value-type="string" office:string-value=",CHARL">
            <text:p>,CHARL</text:p>
          </table:table-cell>
          <table:table-cell table:formula="of:=CONCATENATE(&quot;,&quot;;[Data.E123])" office:value-type="string" office:string-value=",GREATER">
            <text:p>,GREATER</text:p>
          </table:table-cell>
          <table:table-cell table:formula="of:=CONCATENATE(&quot;,&quot;;[Data.F123])" office:value-type="string" office:string-value=",15">
            <text:p>,15</text:p>
          </table:table-cell>
          <table:table-cell table:formula="of:=IF([Data.G123]=&quot;&quot;;&quot;&quot;;CONCATENATE(&quot;,&quot;;[Data.G123]))" office:value-type="string" office:string-value=",DESCR=talent.resilient">
            <text:p>,DESCR=talent.resilient</text:p>
          </table:table-cell>
          <table:table-cell table:style-name="ce5" table:formula="of:=IF([Data.H123]=&quot;&quot;;&quot;&quot;;CONCATENATE(&quot;,&quot;;[Data.H123]))">
            <text:p/>
          </table:table-cell>
          <table:table-cell table:style-name="ce5" table:formula="of:=IF([Data.I123]=&quot;&quot;;&quot;&quot;;CONCATENATE(&quot;,&quot;;[Data.I123]))">
            <text:p/>
          </table:table-cell>
          <table:table-cell table:style-name="ce5" table:formula="of:=IF([Data.J123]=&quot;&quot;;&quot;&quot;;CONCATENATE(&quot;,&quot;;[Data.J123]))">
            <text:p/>
          </table:table-cell>
          <table:table-cell table:style-name="ce5" table:formula="of:=IF([Data.K123]=&quot;&quot;;&quot;&quot;;CONCATENATE(&quot;,&quot;;[Data.K123]))">
            <text:p/>
          </table:table-cell>
          <table:table-cell table:style-name="ce5" table:formula="of:=IF([Data.L123]=&quot;&quot;;&quot;&quot;;CONCATENATE(&quot;,&quot;;[Data.L123]))">
            <text:p/>
          </table:table-cell>
          <table:table-cell table:style-name="ce5" table:formula="of:=IF([Data.M123]=&quot;&quot;;&quot;&quot;;CONCATENATE(&quot;,&quot;;[Data.M123]))">
            <text:p/>
          </table:table-cell>
          <table:table-cell table:style-name="ce5" table:formula="of:=IF([Data.N123]=&quot;&quot;;&quot;&quot;;CONCATENATE(&quot;,&quot;;[Data.N123]))">
            <text:p/>
          </table:table-cell>
          <table:table-cell table:style-name="ce5" table:formula="of:=IF([Data.O123]=&quot;&quot;;&quot;&quot;;CONCATENATE(&quot;,&quot;;[Data.O123]))">
            <text:p/>
          </table:table-cell>
          <table:table-cell table:style-name="ce5" table:formula="of:=IF([Data.P123]=&quot;&quot;;&quot;&quot;;CONCATENATE(&quot;,&quot;;[Data.P123]))">
            <text:p/>
          </table:table-cell>
          <table:table-cell table:style-name="ce5" table:formula="of:=IF([Data.Q123]=&quot;&quot;;&quot;&quot;;CONCATENATE(&quot;,&quot;;[Data.Q123]))">
            <text:p/>
          </table:table-cell>
          <table:table-cell table:style-name="ce5" table:formula="of:=IF([Data.R123]=&quot;&quot;;&quot;&quot;;CONCATENATE(&quot;,&quot;;[Data.R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C124]=&quot;&quot;;[.B122];CONCATENATE(&quot;,&quot;;[Data.C124]))" office:value-type="string" office:string-value=",PHYSICAL">
            <text:p>,PHYSICAL</text:p>
          </table:table-cell>
          <table:table-cell table:formula="of:=IF([Data.D124]=&quot;&quot;;[.C122];CONCATENATE(&quot;,&quot;;[Data.D124]))" office:value-type="string" office:string-value=",CHARL">
            <text:p>,CHARL</text:p>
          </table:table-cell>
          <table:table-cell table:formula="of:=CONCATENATE(&quot;,&quot;;[Data.E124])" office:value-type="string" office:string-value=",MINOR">
            <text:p>,MINOR</text:p>
          </table:table-cell>
          <table:table-cell table:formula="of:=CONCATENATE(&quot;,&quot;;[Data.F124])" office:value-type="string" office:string-value=",10">
            <text:p>,10</text:p>
          </table:table-cell>
          <table:table-cell table:formula="of:=IF([Data.G124]=&quot;&quot;;&quot;&quot;;CONCATENATE(&quot;,&quot;;[Data.G124]))" office:value-type="string" office:string-value=",DESCR=talent.toughskin.3">
            <text:p>,DESCR=talent.toughskin.3</text:p>
          </table:table-cell>
          <table:table-cell table:style-name="ce5" table:formula="of:=IF([Data.H124]=&quot;&quot;;&quot;&quot;;CONCATENATE(&quot;,&quot;;[Data.H124]))">
            <text:p/>
          </table:table-cell>
          <table:table-cell table:style-name="ce5" table:formula="of:=IF([Data.I124]=&quot;&quot;;&quot;&quot;;CONCATENATE(&quot;,&quot;;[Data.I124]))">
            <text:p/>
          </table:table-cell>
          <table:table-cell table:style-name="ce5" table:formula="of:=IF([Data.J124]=&quot;&quot;;&quot;&quot;;CONCATENATE(&quot;,&quot;;[Data.J124]))">
            <text:p/>
          </table:table-cell>
          <table:table-cell table:style-name="ce5" table:formula="of:=IF([Data.K124]=&quot;&quot;;&quot;&quot;;CONCATENATE(&quot;,&quot;;[Data.K124]))">
            <text:p/>
          </table:table-cell>
          <table:table-cell table:style-name="ce5" table:formula="of:=IF([Data.L124]=&quot;&quot;;&quot;&quot;;CONCATENATE(&quot;,&quot;;[Data.L124]))">
            <text:p/>
          </table:table-cell>
          <table:table-cell table:style-name="ce5" table:formula="of:=IF([Data.M124]=&quot;&quot;;&quot;&quot;;CONCATENATE(&quot;,&quot;;[Data.M124]))">
            <text:p/>
          </table:table-cell>
          <table:table-cell table:style-name="ce5" table:formula="of:=IF([Data.N124]=&quot;&quot;;&quot;&quot;;CONCATENATE(&quot;,&quot;;[Data.N124]))">
            <text:p/>
          </table:table-cell>
          <table:table-cell table:style-name="ce5" table:formula="of:=IF([Data.O124]=&quot;&quot;;&quot;&quot;;CONCATENATE(&quot;,&quot;;[Data.O124]))">
            <text:p/>
          </table:table-cell>
          <table:table-cell table:style-name="ce5" table:formula="of:=IF([Data.P124]=&quot;&quot;;&quot;&quot;;CONCATENATE(&quot;,&quot;;[Data.P124]))">
            <text:p/>
          </table:table-cell>
          <table:table-cell table:style-name="ce5" table:formula="of:=IF([Data.Q124]=&quot;&quot;;&quot;&quot;;CONCATENATE(&quot;,&quot;;[Data.Q124]))">
            <text:p/>
          </table:table-cell>
          <table:table-cell table:style-name="ce5" table:formula="of:=IF([Data.R124]=&quot;&quot;;&quot;&quot;;CONCATENATE(&quot;,&quot;;[Data.R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C125]=&quot;&quot;;[.B123];CONCATENATE(&quot;,&quot;;[Data.C125]))" office:value-type="string" office:string-value=",PHYSICAL">
            <text:p>,PHYSICAL</text:p>
          </table:table-cell>
          <table:table-cell table:formula="of:=IF([Data.D125]=&quot;&quot;;[.C123];CONCATENATE(&quot;,&quot;;[Data.D125]))" office:value-type="string" office:string-value=",CHARL">
            <text:p>,CHARL</text:p>
          </table:table-cell>
          <table:table-cell table:formula="of:=CONCATENATE(&quot;,&quot;;[Data.E125])" office:value-type="string" office:string-value=",MAJOR">
            <text:p>,MAJOR</text:p>
          </table:table-cell>
          <table:table-cell table:formula="of:=CONCATENATE(&quot;,&quot;;[Data.F125])" office:value-type="string" office:string-value=",15">
            <text:p>,15</text:p>
          </table:table-cell>
          <table:table-cell table:formula="of:=IF([Data.G125]=&quot;&quot;;&quot;&quot;;CONCATENATE(&quot;,&quot;;[Data.G125]))" office:value-type="string" office:string-value=",DESCR=talent.toughskin.4">
            <text:p>,DESCR=talent.toughskin.4</text:p>
          </table:table-cell>
          <table:table-cell table:style-name="ce5" table:formula="of:=IF([Data.H125]=&quot;&quot;;&quot;&quot;;CONCATENATE(&quot;,&quot;;[Data.H125]))">
            <text:p/>
          </table:table-cell>
          <table:table-cell table:style-name="ce5" table:formula="of:=IF([Data.I125]=&quot;&quot;;&quot;&quot;;CONCATENATE(&quot;,&quot;;[Data.I125]))">
            <text:p/>
          </table:table-cell>
          <table:table-cell table:style-name="ce5" table:formula="of:=IF([Data.J125]=&quot;&quot;;&quot;&quot;;CONCATENATE(&quot;,&quot;;[Data.J125]))">
            <text:p/>
          </table:table-cell>
          <table:table-cell table:style-name="ce5" table:formula="of:=IF([Data.K125]=&quot;&quot;;&quot;&quot;;CONCATENATE(&quot;,&quot;;[Data.K125]))">
            <text:p/>
          </table:table-cell>
          <table:table-cell table:style-name="ce5" table:formula="of:=IF([Data.L125]=&quot;&quot;;&quot;&quot;;CONCATENATE(&quot;,&quot;;[Data.L125]))">
            <text:p/>
          </table:table-cell>
          <table:table-cell table:style-name="ce5" table:formula="of:=IF([Data.M125]=&quot;&quot;;&quot;&quot;;CONCATENATE(&quot;,&quot;;[Data.M125]))">
            <text:p/>
          </table:table-cell>
          <table:table-cell table:style-name="ce5" table:formula="of:=IF([Data.N125]=&quot;&quot;;&quot;&quot;;CONCATENATE(&quot;,&quot;;[Data.N125]))">
            <text:p/>
          </table:table-cell>
          <table:table-cell table:style-name="ce5" table:formula="of:=IF([Data.O125]=&quot;&quot;;&quot;&quot;;CONCATENATE(&quot;,&quot;;[Data.O125]))">
            <text:p/>
          </table:table-cell>
          <table:table-cell table:style-name="ce5" table:formula="of:=IF([Data.P125]=&quot;&quot;;&quot;&quot;;CONCATENATE(&quot;,&quot;;[Data.P125]))">
            <text:p/>
          </table:table-cell>
          <table:table-cell table:style-name="ce5" table:formula="of:=IF([Data.Q125]=&quot;&quot;;&quot;&quot;;CONCATENATE(&quot;,&quot;;[Data.Q125]))">
            <text:p/>
          </table:table-cell>
          <table:table-cell table:style-name="ce5" table:formula="of:=IF([Data.R125]=&quot;&quot;;&quot;&quot;;CONCATENATE(&quot;,&quot;;[Data.R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C126]=&quot;&quot;;[.B124];CONCATENATE(&quot;,&quot;;[Data.C126]))" office:value-type="string" office:string-value=",PHYSICAL">
            <text:p>,PHYSICAL</text:p>
          </table:table-cell>
          <table:table-cell table:formula="of:=IF([Data.D126]=&quot;&quot;;[.C124];CONCATENATE(&quot;,&quot;;[Data.D126]))" office:value-type="string" office:string-value=",CHARL">
            <text:p>,CHARL</text:p>
          </table:table-cell>
          <table:table-cell table:formula="of:=CONCATENATE(&quot;,&quot;;[Data.E126])" office:value-type="string" office:string-value=",GREATER">
            <text:p>,GREATER</text:p>
          </table:table-cell>
          <table:table-cell table:formula="of:=CONCATENATE(&quot;,&quot;;[Data.F126])" office:value-type="string" office:string-value=",30">
            <text:p>,30</text:p>
          </table:table-cell>
          <table:table-cell table:formula="of:=IF([Data.G126]=&quot;&quot;;&quot;&quot;;CONCATENATE(&quot;,&quot;;[Data.G126]))" office:value-type="string" office:string-value=",DESCR=talent.toughskin.11">
            <text:p>,DESCR=talent.toughskin.11</text:p>
          </table:table-cell>
          <table:table-cell table:style-name="ce5" table:formula="of:=IF([Data.H126]=&quot;&quot;;&quot;&quot;;CONCATENATE(&quot;,&quot;;[Data.H126]))">
            <text:p/>
          </table:table-cell>
          <table:table-cell table:style-name="ce5" table:formula="of:=IF([Data.I126]=&quot;&quot;;&quot;&quot;;CONCATENATE(&quot;,&quot;;[Data.I126]))">
            <text:p/>
          </table:table-cell>
          <table:table-cell table:style-name="ce5" table:formula="of:=IF([Data.J126]=&quot;&quot;;&quot;&quot;;CONCATENATE(&quot;,&quot;;[Data.J126]))">
            <text:p/>
          </table:table-cell>
          <table:table-cell table:style-name="ce5" table:formula="of:=IF([Data.K126]=&quot;&quot;;&quot;&quot;;CONCATENATE(&quot;,&quot;;[Data.K126]))">
            <text:p/>
          </table:table-cell>
          <table:table-cell table:style-name="ce5" table:formula="of:=IF([Data.L126]=&quot;&quot;;&quot;&quot;;CONCATENATE(&quot;,&quot;;[Data.L126]))">
            <text:p/>
          </table:table-cell>
          <table:table-cell table:style-name="ce5" table:formula="of:=IF([Data.M126]=&quot;&quot;;&quot;&quot;;CONCATENATE(&quot;,&quot;;[Data.M126]))">
            <text:p/>
          </table:table-cell>
          <table:table-cell table:style-name="ce5" table:formula="of:=IF([Data.N126]=&quot;&quot;;&quot;&quot;;CONCATENATE(&quot;,&quot;;[Data.N126]))">
            <text:p/>
          </table:table-cell>
          <table:table-cell table:style-name="ce5" table:formula="of:=IF([Data.O126]=&quot;&quot;;&quot;&quot;;CONCATENATE(&quot;,&quot;;[Data.O126]))">
            <text:p/>
          </table:table-cell>
          <table:table-cell table:style-name="ce5" table:formula="of:=IF([Data.P126]=&quot;&quot;;&quot;&quot;;CONCATENATE(&quot;,&quot;;[Data.P126]))">
            <text:p/>
          </table:table-cell>
          <table:table-cell table:style-name="ce5" table:formula="of:=IF([Data.Q126]=&quot;&quot;;&quot;&quot;;CONCATENATE(&quot;,&quot;;[Data.Q126]))">
            <text:p/>
          </table:table-cell>
          <table:table-cell table:style-name="ce5" table:formula="of:=IF([Data.R126]=&quot;&quot;;&quot;&quot;;CONCATENATE(&quot;,&quot;;[Data.R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C127]=&quot;&quot;;[.B125];CONCATENATE(&quot;,&quot;;[Data.C127]))" office:value-type="string" office:string-value=",PHYSICAL">
            <text:p>,PHYSICAL</text:p>
          </table:table-cell>
          <table:table-cell table:formula="of:=IF([Data.D127]=&quot;&quot;;[.C125];CONCATENATE(&quot;,&quot;;[Data.D127]))" office:value-type="string" office:string-value=",CHARL">
            <text:p>,CHARL</text:p>
          </table:table-cell>
          <table:table-cell table:formula="of:=CONCATENATE(&quot;,&quot;;[Data.E127])" office:value-type="string" office:string-value=",MINOR">
            <text:p>,MINOR</text:p>
          </table:table-cell>
          <table:table-cell table:formula="of:=CONCATENATE(&quot;,&quot;;[Data.F127])" office:value-type="string" office:string-value=",7">
            <text:p>,7</text:p>
          </table:table-cell>
          <table:table-cell table:formula="of:=IF([Data.G127]=&quot;&quot;;&quot;&quot;;CONCATENATE(&quot;,&quot;;[Data.G127]))" office:value-type="string" office:string-value=",DESCR=talent.deadeye">
            <text:p>,DESCR=talent.deadeye</text:p>
          </table:table-cell>
          <table:table-cell table:style-name="ce5" table:formula="of:=IF([Data.H127]=&quot;&quot;;&quot;&quot;;CONCATENATE(&quot;,&quot;;[Data.H127]))">
            <text:p/>
          </table:table-cell>
          <table:table-cell table:style-name="ce5" table:formula="of:=IF([Data.I127]=&quot;&quot;;&quot;&quot;;CONCATENATE(&quot;,&quot;;[Data.I127]))">
            <text:p/>
          </table:table-cell>
          <table:table-cell table:style-name="ce5" table:formula="of:=IF([Data.J127]=&quot;&quot;;&quot;&quot;;CONCATENATE(&quot;,&quot;;[Data.J127]))">
            <text:p/>
          </table:table-cell>
          <table:table-cell table:style-name="ce5" table:formula="of:=IF([Data.K127]=&quot;&quot;;&quot;&quot;;CONCATENATE(&quot;,&quot;;[Data.K127]))">
            <text:p/>
          </table:table-cell>
          <table:table-cell table:style-name="ce5" table:formula="of:=IF([Data.L127]=&quot;&quot;;&quot;&quot;;CONCATENATE(&quot;,&quot;;[Data.L127]))">
            <text:p/>
          </table:table-cell>
          <table:table-cell table:style-name="ce5" table:formula="of:=IF([Data.M127]=&quot;&quot;;&quot;&quot;;CONCATENATE(&quot;,&quot;;[Data.M127]))">
            <text:p/>
          </table:table-cell>
          <table:table-cell table:style-name="ce5" table:formula="of:=IF([Data.N127]=&quot;&quot;;&quot;&quot;;CONCATENATE(&quot;,&quot;;[Data.N127]))">
            <text:p/>
          </table:table-cell>
          <table:table-cell table:style-name="ce5" table:formula="of:=IF([Data.O127]=&quot;&quot;;&quot;&quot;;CONCATENATE(&quot;,&quot;;[Data.O127]))">
            <text:p/>
          </table:table-cell>
          <table:table-cell table:style-name="ce5" table:formula="of:=IF([Data.P127]=&quot;&quot;;&quot;&quot;;CONCATENATE(&quot;,&quot;;[Data.P127]))">
            <text:p/>
          </table:table-cell>
          <table:table-cell table:style-name="ce5" table:formula="of:=IF([Data.Q127]=&quot;&quot;;&quot;&quot;;CONCATENATE(&quot;,&quot;;[Data.Q127]))">
            <text:p/>
          </table:table-cell>
          <table:table-cell table:style-name="ce5" table:formula="of:=IF([Data.R127]=&quot;&quot;;&quot;&quot;;CONCATENATE(&quot;,&quot;;[Data.R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C128]=&quot;&quot;;[.B126];CONCATENATE(&quot;,&quot;;[Data.C128]))" office:value-type="string" office:string-value=",PHYSICAL">
            <text:p>,PHYSICAL</text:p>
          </table:table-cell>
          <table:table-cell table:formula="of:=IF([Data.D128]=&quot;&quot;;[.C126];CONCATENATE(&quot;,&quot;;[Data.D128]))" office:value-type="string" office:string-value=",CHARL">
            <text:p>,CHARL</text:p>
          </table:table-cell>
          <table:table-cell table:formula="of:=CONCATENATE(&quot;,&quot;;[Data.E128])" office:value-type="string" office:string-value=",MINOR">
            <text:p>,MINOR</text:p>
          </table:table-cell>
          <table:table-cell table:formula="of:=CONCATENATE(&quot;,&quot;;[Data.F128])" office:value-type="string" office:string-value=",10">
            <text:p>,10</text:p>
          </table:table-cell>
          <table:table-cell table:formula="of:=IF([Data.G128]=&quot;&quot;;&quot;&quot;;CONCATENATE(&quot;,&quot;;[Data.G128]))" office:value-type="string" office:string-value=",DESCR=talent.extralimb.1">
            <text:p>,DESCR=talent.extralimb.1</text:p>
          </table:table-cell>
          <table:table-cell table:style-name="ce5" table:formula="of:=IF([Data.H128]=&quot;&quot;;&quot;&quot;;CONCATENATE(&quot;,&quot;;[Data.H128]))">
            <text:p/>
          </table:table-cell>
          <table:table-cell table:style-name="ce5" table:formula="of:=IF([Data.I128]=&quot;&quot;;&quot;&quot;;CONCATENATE(&quot;,&quot;;[Data.I128]))">
            <text:p/>
          </table:table-cell>
          <table:table-cell table:style-name="ce5" table:formula="of:=IF([Data.J128]=&quot;&quot;;&quot;&quot;;CONCATENATE(&quot;,&quot;;[Data.J128]))">
            <text:p/>
          </table:table-cell>
          <table:table-cell table:style-name="ce5" table:formula="of:=IF([Data.K128]=&quot;&quot;;&quot;&quot;;CONCATENATE(&quot;,&quot;;[Data.K128]))">
            <text:p/>
          </table:table-cell>
          <table:table-cell table:style-name="ce5" table:formula="of:=IF([Data.L128]=&quot;&quot;;&quot;&quot;;CONCATENATE(&quot;,&quot;;[Data.L128]))">
            <text:p/>
          </table:table-cell>
          <table:table-cell table:style-name="ce5" table:formula="of:=IF([Data.M128]=&quot;&quot;;&quot;&quot;;CONCATENATE(&quot;,&quot;;[Data.M128]))">
            <text:p/>
          </table:table-cell>
          <table:table-cell table:style-name="ce5" table:formula="of:=IF([Data.N128]=&quot;&quot;;&quot;&quot;;CONCATENATE(&quot;,&quot;;[Data.N128]))">
            <text:p/>
          </table:table-cell>
          <table:table-cell table:style-name="ce5" table:formula="of:=IF([Data.O128]=&quot;&quot;;&quot;&quot;;CONCATENATE(&quot;,&quot;;[Data.O128]))">
            <text:p/>
          </table:table-cell>
          <table:table-cell table:style-name="ce5" table:formula="of:=IF([Data.P128]=&quot;&quot;;&quot;&quot;;CONCATENATE(&quot;,&quot;;[Data.P128]))">
            <text:p/>
          </table:table-cell>
          <table:table-cell table:style-name="ce5" table:formula="of:=IF([Data.Q128]=&quot;&quot;;&quot;&quot;;CONCATENATE(&quot;,&quot;;[Data.Q128]))">
            <text:p/>
          </table:table-cell>
          <table:table-cell table:style-name="ce5" table:formula="of:=IF([Data.R128]=&quot;&quot;;&quot;&quot;;CONCATENATE(&quot;,&quot;;[Data.R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C129]=&quot;&quot;;[.B127];CONCATENATE(&quot;,&quot;;[Data.C129]))" office:value-type="string" office:string-value=",PHYSICAL">
            <text:p>,PHYSICAL</text:p>
          </table:table-cell>
          <table:table-cell table:formula="of:=IF([Data.D129]=&quot;&quot;;[.C127];CONCATENATE(&quot;,&quot;;[Data.D129]))" office:value-type="string" office:string-value=",CHARL">
            <text:p>,CHARL</text:p>
          </table:table-cell>
          <table:table-cell table:formula="of:=CONCATENATE(&quot;,&quot;;[Data.E129])" office:value-type="string" office:string-value=",MAJOR">
            <text:p>,MAJOR</text:p>
          </table:table-cell>
          <table:table-cell table:formula="of:=CONCATENATE(&quot;,&quot;;[Data.F129])" office:value-type="string" office:string-value=",15">
            <text:p>,15</text:p>
          </table:table-cell>
          <table:table-cell table:formula="of:=IF([Data.G129]=&quot;&quot;;&quot;&quot;;CONCATENATE(&quot;,&quot;;[Data.G129]))" office:value-type="string" office:string-value=",DESCR=talent.extralimb.2">
            <text:p>,DESCR=talent.extralimb.2</text:p>
          </table:table-cell>
          <table:table-cell table:style-name="ce5" table:formula="of:=IF([Data.H129]=&quot;&quot;;&quot;&quot;;CONCATENATE(&quot;,&quot;;[Data.H129]))">
            <text:p/>
          </table:table-cell>
          <table:table-cell table:style-name="ce5" table:formula="of:=IF([Data.I129]=&quot;&quot;;&quot;&quot;;CONCATENATE(&quot;,&quot;;[Data.I129]))">
            <text:p/>
          </table:table-cell>
          <table:table-cell table:style-name="ce5" table:formula="of:=IF([Data.J129]=&quot;&quot;;&quot;&quot;;CONCATENATE(&quot;,&quot;;[Data.J129]))">
            <text:p/>
          </table:table-cell>
          <table:table-cell table:style-name="ce5" table:formula="of:=IF([Data.K129]=&quot;&quot;;&quot;&quot;;CONCATENATE(&quot;,&quot;;[Data.K129]))">
            <text:p/>
          </table:table-cell>
          <table:table-cell table:style-name="ce5" table:formula="of:=IF([Data.L129]=&quot;&quot;;&quot;&quot;;CONCATENATE(&quot;,&quot;;[Data.L129]))">
            <text:p/>
          </table:table-cell>
          <table:table-cell table:style-name="ce5" table:formula="of:=IF([Data.M129]=&quot;&quot;;&quot;&quot;;CONCATENATE(&quot;,&quot;;[Data.M129]))">
            <text:p/>
          </table:table-cell>
          <table:table-cell table:style-name="ce5" table:formula="of:=IF([Data.N129]=&quot;&quot;;&quot;&quot;;CONCATENATE(&quot;,&quot;;[Data.N129]))">
            <text:p/>
          </table:table-cell>
          <table:table-cell table:style-name="ce5" table:formula="of:=IF([Data.O129]=&quot;&quot;;&quot;&quot;;CONCATENATE(&quot;,&quot;;[Data.O129]))">
            <text:p/>
          </table:table-cell>
          <table:table-cell table:style-name="ce5" table:formula="of:=IF([Data.P129]=&quot;&quot;;&quot;&quot;;CONCATENATE(&quot;,&quot;;[Data.P129]))">
            <text:p/>
          </table:table-cell>
          <table:table-cell table:style-name="ce5" table:formula="of:=IF([Data.Q129]=&quot;&quot;;&quot;&quot;;CONCATENATE(&quot;,&quot;;[Data.Q129]))">
            <text:p/>
          </table:table-cell>
          <table:table-cell table:style-name="ce5" table:formula="of:=IF([Data.R129]=&quot;&quot;;&quot;&quot;;CONCATENATE(&quot;,&quot;;[Data.R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C130]=&quot;&quot;;[.B128];CONCATENATE(&quot;,&quot;;[Data.C130]))" office:value-type="string" office:string-value=",PHYSICAL">
            <text:p>,PHYSICAL</text:p>
          </table:table-cell>
          <table:table-cell table:formula="of:=IF([Data.D130]=&quot;&quot;;[.C128];CONCATENATE(&quot;,&quot;;[Data.D130]))" office:value-type="string" office:string-value=",CHARL">
            <text:p>,CHARL</text:p>
          </table:table-cell>
          <table:table-cell table:formula="of:=CONCATENATE(&quot;,&quot;;[Data.E130])" office:value-type="string" office:string-value=",GREATER">
            <text:p>,GREATER</text:p>
          </table:table-cell>
          <table:table-cell table:formula="of:=CONCATENATE(&quot;,&quot;;[Data.F130])" office:value-type="string" office:string-value=",20">
            <text:p>,20</text:p>
          </table:table-cell>
          <table:table-cell table:formula="of:=IF([Data.G130]=&quot;&quot;;&quot;&quot;;CONCATENATE(&quot;,&quot;;[Data.G130]))" office:value-type="string" office:string-value=",DESCR=talent.extralimb.3">
            <text:p>,DESCR=talent.extralimb.3</text:p>
          </table:table-cell>
          <table:table-cell table:style-name="ce5" table:formula="of:=IF([Data.H130]=&quot;&quot;;&quot;&quot;;CONCATENATE(&quot;,&quot;;[Data.H130]))">
            <text:p/>
          </table:table-cell>
          <table:table-cell table:style-name="ce5" table:formula="of:=IF([Data.I130]=&quot;&quot;;&quot;&quot;;CONCATENATE(&quot;,&quot;;[Data.I130]))">
            <text:p/>
          </table:table-cell>
          <table:table-cell table:style-name="ce5" table:formula="of:=IF([Data.J130]=&quot;&quot;;&quot;&quot;;CONCATENATE(&quot;,&quot;;[Data.J130]))">
            <text:p/>
          </table:table-cell>
          <table:table-cell table:style-name="ce5" table:formula="of:=IF([Data.K130]=&quot;&quot;;&quot;&quot;;CONCATENATE(&quot;,&quot;;[Data.K130]))">
            <text:p/>
          </table:table-cell>
          <table:table-cell table:style-name="ce5" table:formula="of:=IF([Data.L130]=&quot;&quot;;&quot;&quot;;CONCATENATE(&quot;,&quot;;[Data.L130]))">
            <text:p/>
          </table:table-cell>
          <table:table-cell table:style-name="ce5" table:formula="of:=IF([Data.M130]=&quot;&quot;;&quot;&quot;;CONCATENATE(&quot;,&quot;;[Data.M130]))">
            <text:p/>
          </table:table-cell>
          <table:table-cell table:style-name="ce5" table:formula="of:=IF([Data.N130]=&quot;&quot;;&quot;&quot;;CONCATENATE(&quot;,&quot;;[Data.N130]))">
            <text:p/>
          </table:table-cell>
          <table:table-cell table:style-name="ce5" table:formula="of:=IF([Data.O130]=&quot;&quot;;&quot;&quot;;CONCATENATE(&quot;,&quot;;[Data.O130]))">
            <text:p/>
          </table:table-cell>
          <table:table-cell table:style-name="ce5" table:formula="of:=IF([Data.P130]=&quot;&quot;;&quot;&quot;;CONCATENATE(&quot;,&quot;;[Data.P130]))">
            <text:p/>
          </table:table-cell>
          <table:table-cell table:style-name="ce5" table:formula="of:=IF([Data.Q130]=&quot;&quot;;&quot;&quot;;CONCATENATE(&quot;,&quot;;[Data.Q130]))">
            <text:p/>
          </table:table-cell>
          <table:table-cell table:style-name="ce5" table:formula="of:=IF([Data.R130]=&quot;&quot;;&quot;&quot;;CONCATENATE(&quot;,&quot;;[Data.R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C131]=&quot;&quot;;[.B129];CONCATENATE(&quot;,&quot;;[Data.C131]))" office:value-type="string" office:string-value=",PHYSICAL">
            <text:p>,PHYSICAL</text:p>
          </table:table-cell>
          <table:table-cell table:formula="of:=IF([Data.D131]=&quot;&quot;;[.C129];CONCATENATE(&quot;,&quot;;[Data.D131]))" office:value-type="string" office:string-value=",CHARL">
            <text:p>,CHARL</text:p>
          </table:table-cell>
          <table:table-cell table:formula="of:=CONCATENATE(&quot;,&quot;;[Data.E131])" office:value-type="string" office:string-value=",LESSER">
            <text:p>,LESSER</text:p>
          </table:table-cell>
          <table:table-cell table:formula="of:=CONCATENATE(&quot;,&quot;;[Data.F131])" office:value-type="string" office:string-value=",5">
            <text:p>,5</text:p>
          </table:table-cell>
          <table:table-cell table:formula="of:=IF([Data.G131]=&quot;&quot;;&quot;&quot;;CONCATENATE(&quot;,&quot;;[Data.G131]))" office:value-type="string" office:string-value=",DESCR=talent.dwarfism.1">
            <text:p>,DESCR=talent.dwarfism.1</text:p>
          </table:table-cell>
          <table:table-cell table:style-name="ce5" table:formula="of:=IF([Data.H131]=&quot;&quot;;&quot;&quot;;CONCATENATE(&quot;,&quot;;[Data.H131]))" office:value-type="string" office:string-value=",STRENGTH=-3">
            <text:p>,STRENGTH=-3</text:p>
          </table:table-cell>
          <table:table-cell table:style-name="ce5" table:formula="of:=IF([Data.I131]=&quot;&quot;;&quot;&quot;;CONCATENATE(&quot;,&quot;;[Data.I131]))" office:value-type="string" office:string-value=",QUICKNESS=3">
            <text:p>,QUICKNESS=3</text:p>
          </table:table-cell>
          <table:table-cell table:style-name="ce5" table:formula="of:=IF([Data.J131]=&quot;&quot;;&quot;&quot;;CONCATENATE(&quot;,&quot;;[Data.J131]))">
            <text:p/>
          </table:table-cell>
          <table:table-cell table:style-name="ce5" table:formula="of:=IF([Data.K131]=&quot;&quot;;&quot;&quot;;CONCATENATE(&quot;,&quot;;[Data.K131]))">
            <text:p/>
          </table:table-cell>
          <table:table-cell table:style-name="ce5" table:formula="of:=IF([Data.L131]=&quot;&quot;;&quot;&quot;;CONCATENATE(&quot;,&quot;;[Data.L131]))">
            <text:p/>
          </table:table-cell>
          <table:table-cell table:style-name="ce5" table:formula="of:=IF([Data.M131]=&quot;&quot;;&quot;&quot;;CONCATENATE(&quot;,&quot;;[Data.M131]))">
            <text:p/>
          </table:table-cell>
          <table:table-cell table:style-name="ce5" table:formula="of:=IF([Data.N131]=&quot;&quot;;&quot;&quot;;CONCATENATE(&quot;,&quot;;[Data.N131]))">
            <text:p/>
          </table:table-cell>
          <table:table-cell table:style-name="ce5" table:formula="of:=IF([Data.O131]=&quot;&quot;;&quot;&quot;;CONCATENATE(&quot;,&quot;;[Data.O131]))">
            <text:p/>
          </table:table-cell>
          <table:table-cell table:style-name="ce5" table:formula="of:=IF([Data.P131]=&quot;&quot;;&quot;&quot;;CONCATENATE(&quot;,&quot;;[Data.P131]))">
            <text:p/>
          </table:table-cell>
          <table:table-cell table:style-name="ce5" table:formula="of:=IF([Data.Q131]=&quot;&quot;;&quot;&quot;;CONCATENATE(&quot;,&quot;;[Data.Q131]))">
            <text:p/>
          </table:table-cell>
          <table:table-cell table:style-name="ce5" table:formula="of:=IF([Data.R131]=&quot;&quot;;&quot;&quot;;CONCATENATE(&quot;,&quot;;[Data.R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C132]=&quot;&quot;;[.B130];CONCATENATE(&quot;,&quot;;[Data.C132]))" office:value-type="string" office:string-value=",PHYSICAL">
            <text:p>,PHYSICAL</text:p>
          </table:table-cell>
          <table:table-cell table:formula="of:=IF([Data.D132]=&quot;&quot;;[.C130];CONCATENATE(&quot;,&quot;;[Data.D132]))" office:value-type="string" office:string-value=",CHARL">
            <text:p>,CHARL</text:p>
          </table:table-cell>
          <table:table-cell table:formula="of:=CONCATENATE(&quot;,&quot;;[Data.E132])" office:value-type="string" office:string-value=",MINOR">
            <text:p>,MINOR</text:p>
          </table:table-cell>
          <table:table-cell table:formula="of:=CONCATENATE(&quot;,&quot;;[Data.F132])" office:value-type="string" office:string-value=",10">
            <text:p>,10</text:p>
          </table:table-cell>
          <table:table-cell table:formula="of:=IF([Data.G132]=&quot;&quot;;&quot;&quot;;CONCATENATE(&quot;,&quot;;[Data.G132]))" office:value-type="string" office:string-value=",DESCR=talent.dwarfism.2">
            <text:p>,DESCR=talent.dwarfism.2</text:p>
          </table:table-cell>
          <table:table-cell table:style-name="ce5" table:formula="of:=IF([Data.H132]=&quot;&quot;;&quot;&quot;;CONCATENATE(&quot;,&quot;;[Data.H132]))" office:value-type="string" office:string-value=",STRENGTH=-6">
            <text:p>,STRENGTH=-6</text:p>
          </table:table-cell>
          <table:table-cell table:style-name="ce5" table:formula="of:=IF([Data.I132]=&quot;&quot;;&quot;&quot;;CONCATENATE(&quot;,&quot;;[Data.I132]))" office:value-type="string" office:string-value=",QUICKNESS=6">
            <text:p>,QUICKNESS=6</text:p>
          </table:table-cell>
          <table:table-cell table:style-name="ce5" table:formula="of:=IF([Data.J132]=&quot;&quot;;&quot;&quot;;CONCATENATE(&quot;,&quot;;[Data.J132]))">
            <text:p/>
          </table:table-cell>
          <table:table-cell table:style-name="ce5" table:formula="of:=IF([Data.K132]=&quot;&quot;;&quot;&quot;;CONCATENATE(&quot;,&quot;;[Data.K132]))">
            <text:p/>
          </table:table-cell>
          <table:table-cell table:style-name="ce5" table:formula="of:=IF([Data.L132]=&quot;&quot;;&quot;&quot;;CONCATENATE(&quot;,&quot;;[Data.L132]))">
            <text:p/>
          </table:table-cell>
          <table:table-cell table:style-name="ce5" table:formula="of:=IF([Data.M132]=&quot;&quot;;&quot;&quot;;CONCATENATE(&quot;,&quot;;[Data.M132]))">
            <text:p/>
          </table:table-cell>
          <table:table-cell table:style-name="ce5" table:formula="of:=IF([Data.N132]=&quot;&quot;;&quot;&quot;;CONCATENATE(&quot;,&quot;;[Data.N132]))">
            <text:p/>
          </table:table-cell>
          <table:table-cell table:style-name="ce5" table:formula="of:=IF([Data.O132]=&quot;&quot;;&quot;&quot;;CONCATENATE(&quot;,&quot;;[Data.O132]))">
            <text:p/>
          </table:table-cell>
          <table:table-cell table:style-name="ce5" table:formula="of:=IF([Data.P132]=&quot;&quot;;&quot;&quot;;CONCATENATE(&quot;,&quot;;[Data.P132]))">
            <text:p/>
          </table:table-cell>
          <table:table-cell table:style-name="ce5" table:formula="of:=IF([Data.Q132]=&quot;&quot;;&quot;&quot;;CONCATENATE(&quot;,&quot;;[Data.Q132]))">
            <text:p/>
          </table:table-cell>
          <table:table-cell table:style-name="ce5" table:formula="of:=IF([Data.R132]=&quot;&quot;;&quot;&quot;;CONCATENATE(&quot;,&quot;;[Data.R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C133]=&quot;&quot;;[.B131];CONCATENATE(&quot;,&quot;;[Data.C133]))" office:value-type="string" office:string-value=",PHYSICAL">
            <text:p>,PHYSICAL</text:p>
          </table:table-cell>
          <table:table-cell table:formula="of:=IF([Data.D133]=&quot;&quot;;[.C131];CONCATENATE(&quot;,&quot;;[Data.D133]))" office:value-type="string" office:string-value=",CHARL">
            <text:p>,CHARL</text:p>
          </table:table-cell>
          <table:table-cell table:formula="of:=CONCATENATE(&quot;,&quot;;[Data.E133])" office:value-type="string" office:string-value=",MAJOR">
            <text:p>,MAJOR</text:p>
          </table:table-cell>
          <table:table-cell table:formula="of:=CONCATENATE(&quot;,&quot;;[Data.F133])" office:value-type="string" office:string-value=",15">
            <text:p>,15</text:p>
          </table:table-cell>
          <table:table-cell table:formula="of:=IF([Data.G133]=&quot;&quot;;&quot;&quot;;CONCATENATE(&quot;,&quot;;[Data.G133]))" office:value-type="string" office:string-value=",DESCR=talent.dwarfism.3">
            <text:p>,DESCR=talent.dwarfism.3</text:p>
          </table:table-cell>
          <table:table-cell table:style-name="ce5" table:formula="of:=IF([Data.H133]=&quot;&quot;;&quot;&quot;;CONCATENATE(&quot;,&quot;;[Data.H133]))" office:value-type="string" office:string-value=",STRENGTH=-9">
            <text:p>,STRENGTH=-9</text:p>
          </table:table-cell>
          <table:table-cell table:style-name="ce5" table:formula="of:=IF([Data.I133]=&quot;&quot;;&quot;&quot;;CONCATENATE(&quot;,&quot;;[Data.I133]))" office:value-type="string" office:string-value=",QUICKNESS=9">
            <text:p>,QUICKNESS=9</text:p>
          </table:table-cell>
          <table:table-cell table:style-name="ce5" table:formula="of:=IF([Data.J133]=&quot;&quot;;&quot;&quot;;CONCATENATE(&quot;,&quot;;[Data.J133]))">
            <text:p/>
          </table:table-cell>
          <table:table-cell table:style-name="ce5" table:formula="of:=IF([Data.K133]=&quot;&quot;;&quot;&quot;;CONCATENATE(&quot;,&quot;;[Data.K133]))">
            <text:p/>
          </table:table-cell>
          <table:table-cell table:style-name="ce5" table:formula="of:=IF([Data.L133]=&quot;&quot;;&quot;&quot;;CONCATENATE(&quot;,&quot;;[Data.L133]))">
            <text:p/>
          </table:table-cell>
          <table:table-cell table:style-name="ce5" table:formula="of:=IF([Data.M133]=&quot;&quot;;&quot;&quot;;CONCATENATE(&quot;,&quot;;[Data.M133]))">
            <text:p/>
          </table:table-cell>
          <table:table-cell table:style-name="ce5" table:formula="of:=IF([Data.N133]=&quot;&quot;;&quot;&quot;;CONCATENATE(&quot;,&quot;;[Data.N133]))">
            <text:p/>
          </table:table-cell>
          <table:table-cell table:style-name="ce5" table:formula="of:=IF([Data.O133]=&quot;&quot;;&quot;&quot;;CONCATENATE(&quot;,&quot;;[Data.O133]))">
            <text:p/>
          </table:table-cell>
          <table:table-cell table:style-name="ce5" table:formula="of:=IF([Data.P133]=&quot;&quot;;&quot;&quot;;CONCATENATE(&quot;,&quot;;[Data.P133]))">
            <text:p/>
          </table:table-cell>
          <table:table-cell table:style-name="ce5" table:formula="of:=IF([Data.Q133]=&quot;&quot;;&quot;&quot;;CONCATENATE(&quot;,&quot;;[Data.Q133]))">
            <text:p/>
          </table:table-cell>
          <table:table-cell table:style-name="ce5" table:formula="of:=IF([Data.R133]=&quot;&quot;;&quot;&quot;;CONCATENATE(&quot;,&quot;;[Data.R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0">
            <text:p>90</text:p>
          </table:table-cell>
          <table:table-cell table:formula="of:=IF([Data.C134]=&quot;&quot;;[.B132];CONCATENATE(&quot;,&quot;;[Data.C134]))" office:value-type="string" office:string-value=",PHYSICAL">
            <text:p>,PHYSICAL</text:p>
          </table:table-cell>
          <table:table-cell table:formula="of:=IF([Data.D134]=&quot;&quot;;[.C132];CONCATENATE(&quot;,&quot;;[Data.D134]))" office:value-type="string" office:string-value=",CHARL">
            <text:p>,CHARL</text:p>
          </table:table-cell>
          <table:table-cell table:formula="of:=CONCATENATE(&quot;,&quot;;[Data.E134])" office:value-type="string" office:string-value=",">
            <text:p>,</text:p>
          </table:table-cell>
          <table:table-cell table:formula="of:=CONCATENATE(&quot;,&quot;;[Data.F134])" office:value-type="string" office:string-value=",">
            <text:p>,</text:p>
          </table:table-cell>
          <table:table-cell table:formula="of:=IF([Data.G134]=&quot;&quot;;&quot;&quot;;CONCATENATE(&quot;,&quot;;[Data.G134]))">
            <text:p/>
          </table:table-cell>
          <table:table-cell table:style-name="ce5" table:formula="of:=IF([Data.H134]=&quot;&quot;;&quot;&quot;;CONCATENATE(&quot;,&quot;;[Data.H134]))">
            <text:p/>
          </table:table-cell>
          <table:table-cell table:style-name="ce5" table:formula="of:=IF([Data.I134]=&quot;&quot;;&quot;&quot;;CONCATENATE(&quot;,&quot;;[Data.I134]))">
            <text:p/>
          </table:table-cell>
          <table:table-cell table:style-name="ce5" table:formula="of:=IF([Data.J134]=&quot;&quot;;&quot;&quot;;CONCATENATE(&quot;,&quot;;[Data.J134]))">
            <text:p/>
          </table:table-cell>
          <table:table-cell table:style-name="ce5" table:formula="of:=IF([Data.K134]=&quot;&quot;;&quot;&quot;;CONCATENATE(&quot;,&quot;;[Data.K134]))">
            <text:p/>
          </table:table-cell>
          <table:table-cell table:style-name="ce5" table:formula="of:=IF([Data.L134]=&quot;&quot;;&quot;&quot;;CONCATENATE(&quot;,&quot;;[Data.L134]))">
            <text:p/>
          </table:table-cell>
          <table:table-cell table:style-name="ce5" table:formula="of:=IF([Data.M134]=&quot;&quot;;&quot;&quot;;CONCATENATE(&quot;,&quot;;[Data.M134]))">
            <text:p/>
          </table:table-cell>
          <table:table-cell table:style-name="ce5" table:formula="of:=IF([Data.N134]=&quot;&quot;;&quot;&quot;;CONCATENATE(&quot;,&quot;;[Data.N134]))">
            <text:p/>
          </table:table-cell>
          <table:table-cell table:style-name="ce5" table:formula="of:=IF([Data.O134]=&quot;&quot;;&quot;&quot;;CONCATENATE(&quot;,&quot;;[Data.O134]))">
            <text:p/>
          </table:table-cell>
          <table:table-cell table:style-name="ce5" table:formula="of:=IF([Data.P134]=&quot;&quot;;&quot;&quot;;CONCATENATE(&quot;,&quot;;[Data.P134]))">
            <text:p/>
          </table:table-cell>
          <table:table-cell table:style-name="ce5" table:formula="of:=IF([Data.Q134]=&quot;&quot;;&quot;&quot;;CONCATENATE(&quot;,&quot;;[Data.Q134]))">
            <text:p/>
          </table:table-cell>
          <table:table-cell table:style-name="ce5" table:formula="of:=IF([Data.R134]=&quot;&quot;;&quot;&quot;;CONCATENATE(&quot;,&quot;;[Data.R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0">
            <text:p>90</text:p>
          </table:table-cell>
          <table:table-cell table:formula="of:=IF([Data.C135]=&quot;&quot;;[.B133];CONCATENATE(&quot;,&quot;;[Data.C135]))" office:value-type="string" office:string-value=",PHYSICAL">
            <text:p>,PHYSICAL</text:p>
          </table:table-cell>
          <table:table-cell table:formula="of:=IF([Data.D135]=&quot;&quot;;[.C133];CONCATENATE(&quot;,&quot;;[Data.D135]))" office:value-type="string" office:string-value=",CHARL">
            <text:p>,CHARL</text:p>
          </table:table-cell>
          <table:table-cell table:formula="of:=CONCATENATE(&quot;,&quot;;[Data.E135])" office:value-type="string" office:string-value=",">
            <text:p>,</text:p>
          </table:table-cell>
          <table:table-cell table:formula="of:=CONCATENATE(&quot;,&quot;;[Data.F135])" office:value-type="string" office:string-value=",">
            <text:p>,</text:p>
          </table:table-cell>
          <table:table-cell table:formula="of:=IF([Data.G135]=&quot;&quot;;&quot;&quot;;CONCATENATE(&quot;,&quot;;[Data.G135]))">
            <text:p/>
          </table:table-cell>
          <table:table-cell table:style-name="ce5" table:formula="of:=IF([Data.H135]=&quot;&quot;;&quot;&quot;;CONCATENATE(&quot;,&quot;;[Data.H135]))">
            <text:p/>
          </table:table-cell>
          <table:table-cell table:style-name="ce5" table:formula="of:=IF([Data.I135]=&quot;&quot;;&quot;&quot;;CONCATENATE(&quot;,&quot;;[Data.I135]))">
            <text:p/>
          </table:table-cell>
          <table:table-cell table:style-name="ce5" table:formula="of:=IF([Data.J135]=&quot;&quot;;&quot;&quot;;CONCATENATE(&quot;,&quot;;[Data.J135]))">
            <text:p/>
          </table:table-cell>
          <table:table-cell table:style-name="ce5" table:formula="of:=IF([Data.K135]=&quot;&quot;;&quot;&quot;;CONCATENATE(&quot;,&quot;;[Data.K135]))">
            <text:p/>
          </table:table-cell>
          <table:table-cell table:style-name="ce5" table:formula="of:=IF([Data.L135]=&quot;&quot;;&quot;&quot;;CONCATENATE(&quot;,&quot;;[Data.L135]))">
            <text:p/>
          </table:table-cell>
          <table:table-cell table:style-name="ce5" table:formula="of:=IF([Data.M135]=&quot;&quot;;&quot;&quot;;CONCATENATE(&quot;,&quot;;[Data.M135]))">
            <text:p/>
          </table:table-cell>
          <table:table-cell table:style-name="ce5" table:formula="of:=IF([Data.N135]=&quot;&quot;;&quot;&quot;;CONCATENATE(&quot;,&quot;;[Data.N135]))">
            <text:p/>
          </table:table-cell>
          <table:table-cell table:style-name="ce5" table:formula="of:=IF([Data.O135]=&quot;&quot;;&quot;&quot;;CONCATENATE(&quot;,&quot;;[Data.O135]))">
            <text:p/>
          </table:table-cell>
          <table:table-cell table:style-name="ce5" table:formula="of:=IF([Data.P135]=&quot;&quot;;&quot;&quot;;CONCATENATE(&quot;,&quot;;[Data.P135]))">
            <text:p/>
          </table:table-cell>
          <table:table-cell table:style-name="ce5" table:formula="of:=IF([Data.Q135]=&quot;&quot;;&quot;&quot;;CONCATENATE(&quot;,&quot;;[Data.Q135]))">
            <text:p/>
          </table:table-cell>
          <table:table-cell table:style-name="ce5" table:formula="of:=IF([Data.R135]=&quot;&quot;;&quot;&quot;;CONCATENATE(&quot;,&quot;;[Data.R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0">
            <text:p>90</text:p>
          </table:table-cell>
          <table:table-cell table:formula="of:=IF([Data.C136]=&quot;&quot;;[.B134];CONCATENATE(&quot;,&quot;;[Data.C136]))" office:value-type="string" office:string-value=",PHYSICAL">
            <text:p>,PHYSICAL</text:p>
          </table:table-cell>
          <table:table-cell table:formula="of:=IF([Data.D136]=&quot;&quot;;[.C134];CONCATENATE(&quot;,&quot;;[Data.D136]))" office:value-type="string" office:string-value=",CHARL">
            <text:p>,CHARL</text:p>
          </table:table-cell>
          <table:table-cell table:formula="of:=CONCATENATE(&quot;,&quot;;[Data.E136])" office:value-type="string" office:string-value=",">
            <text:p>,</text:p>
          </table:table-cell>
          <table:table-cell table:formula="of:=CONCATENATE(&quot;,&quot;;[Data.F136])" office:value-type="string" office:string-value=",">
            <text:p>,</text:p>
          </table:table-cell>
          <table:table-cell table:formula="of:=IF([Data.G136]=&quot;&quot;;&quot;&quot;;CONCATENATE(&quot;,&quot;;[Data.G136]))">
            <text:p/>
          </table:table-cell>
          <table:table-cell table:style-name="ce5" table:formula="of:=IF([Data.H136]=&quot;&quot;;&quot;&quot;;CONCATENATE(&quot;,&quot;;[Data.H136]))">
            <text:p/>
          </table:table-cell>
          <table:table-cell table:style-name="ce5" table:formula="of:=IF([Data.I136]=&quot;&quot;;&quot;&quot;;CONCATENATE(&quot;,&quot;;[Data.I136]))">
            <text:p/>
          </table:table-cell>
          <table:table-cell table:style-name="ce5" table:formula="of:=IF([Data.J136]=&quot;&quot;;&quot;&quot;;CONCATENATE(&quot;,&quot;;[Data.J136]))">
            <text:p/>
          </table:table-cell>
          <table:table-cell table:style-name="ce5" table:formula="of:=IF([Data.K136]=&quot;&quot;;&quot;&quot;;CONCATENATE(&quot;,&quot;;[Data.K136]))">
            <text:p/>
          </table:table-cell>
          <table:table-cell table:style-name="ce5" table:formula="of:=IF([Data.L136]=&quot;&quot;;&quot;&quot;;CONCATENATE(&quot;,&quot;;[Data.L136]))">
            <text:p/>
          </table:table-cell>
          <table:table-cell table:style-name="ce5" table:formula="of:=IF([Data.M136]=&quot;&quot;;&quot;&quot;;CONCATENATE(&quot;,&quot;;[Data.M136]))">
            <text:p/>
          </table:table-cell>
          <table:table-cell table:style-name="ce5" table:formula="of:=IF([Data.N136]=&quot;&quot;;&quot;&quot;;CONCATENATE(&quot;,&quot;;[Data.N136]))">
            <text:p/>
          </table:table-cell>
          <table:table-cell table:style-name="ce5" table:formula="of:=IF([Data.O136]=&quot;&quot;;&quot;&quot;;CONCATENATE(&quot;,&quot;;[Data.O136]))">
            <text:p/>
          </table:table-cell>
          <table:table-cell table:style-name="ce5" table:formula="of:=IF([Data.P136]=&quot;&quot;;&quot;&quot;;CONCATENATE(&quot;,&quot;;[Data.P136]))">
            <text:p/>
          </table:table-cell>
          <table:table-cell table:style-name="ce5" table:formula="of:=IF([Data.Q136]=&quot;&quot;;&quot;&quot;;CONCATENATE(&quot;,&quot;;[Data.Q136]))">
            <text:p/>
          </table:table-cell>
          <table:table-cell table:style-name="ce5" table:formula="of:=IF([Data.R136]=&quot;&quot;;&quot;&quot;;CONCATENATE(&quot;,&quot;;[Data.R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0">
            <text:p>90</text:p>
          </table:table-cell>
          <table:table-cell table:formula="of:=IF([Data.C137]=&quot;&quot;;[.B135];CONCATENATE(&quot;,&quot;;[Data.C137]))" office:value-type="string" office:string-value=",PHYSICAL">
            <text:p>,PHYSICAL</text:p>
          </table:table-cell>
          <table:table-cell table:formula="of:=IF([Data.D137]=&quot;&quot;;[.C135];CONCATENATE(&quot;,&quot;;[Data.D137]))" office:value-type="string" office:string-value=",CHARL">
            <text:p>,CHARL</text:p>
          </table:table-cell>
          <table:table-cell table:formula="of:=CONCATENATE(&quot;,&quot;;[Data.E137])" office:value-type="string" office:string-value=",">
            <text:p>,</text:p>
          </table:table-cell>
          <table:table-cell table:formula="of:=CONCATENATE(&quot;,&quot;;[Data.F137])" office:value-type="string" office:string-value=",">
            <text:p>,</text:p>
          </table:table-cell>
          <table:table-cell table:formula="of:=IF([Data.G137]=&quot;&quot;;&quot;&quot;;CONCATENATE(&quot;,&quot;;[Data.G137]))">
            <text:p/>
          </table:table-cell>
          <table:table-cell table:style-name="ce5" table:formula="of:=IF([Data.H137]=&quot;&quot;;&quot;&quot;;CONCATENATE(&quot;,&quot;;[Data.H137]))">
            <text:p/>
          </table:table-cell>
          <table:table-cell table:style-name="ce5" table:formula="of:=IF([Data.I137]=&quot;&quot;;&quot;&quot;;CONCATENATE(&quot;,&quot;;[Data.I137]))">
            <text:p/>
          </table:table-cell>
          <table:table-cell table:style-name="ce5" table:formula="of:=IF([Data.J137]=&quot;&quot;;&quot;&quot;;CONCATENATE(&quot;,&quot;;[Data.J137]))">
            <text:p/>
          </table:table-cell>
          <table:table-cell table:style-name="ce5" table:formula="of:=IF([Data.K137]=&quot;&quot;;&quot;&quot;;CONCATENATE(&quot;,&quot;;[Data.K137]))">
            <text:p/>
          </table:table-cell>
          <table:table-cell table:style-name="ce5" table:formula="of:=IF([Data.L137]=&quot;&quot;;&quot;&quot;;CONCATENATE(&quot;,&quot;;[Data.L137]))">
            <text:p/>
          </table:table-cell>
          <table:table-cell table:style-name="ce5" table:formula="of:=IF([Data.M137]=&quot;&quot;;&quot;&quot;;CONCATENATE(&quot;,&quot;;[Data.M137]))">
            <text:p/>
          </table:table-cell>
          <table:table-cell table:style-name="ce5" table:formula="of:=IF([Data.N137]=&quot;&quot;;&quot;&quot;;CONCATENATE(&quot;,&quot;;[Data.N137]))">
            <text:p/>
          </table:table-cell>
          <table:table-cell table:style-name="ce5" table:formula="of:=IF([Data.O137]=&quot;&quot;;&quot;&quot;;CONCATENATE(&quot;,&quot;;[Data.O137]))">
            <text:p/>
          </table:table-cell>
          <table:table-cell table:style-name="ce5" table:formula="of:=IF([Data.P137]=&quot;&quot;;&quot;&quot;;CONCATENATE(&quot;,&quot;;[Data.P137]))">
            <text:p/>
          </table:table-cell>
          <table:table-cell table:style-name="ce5" table:formula="of:=IF([Data.Q137]=&quot;&quot;;&quot;&quot;;CONCATENATE(&quot;,&quot;;[Data.Q137]))">
            <text:p/>
          </table:table-cell>
          <table:table-cell table:style-name="ce5" table:formula="of:=IF([Data.R137]=&quot;&quot;;&quot;&quot;;CONCATENATE(&quot;,&quot;;[Data.R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0">
            <text:p>90</text:p>
          </table:table-cell>
          <table:table-cell table:formula="of:=IF([Data.C138]=&quot;&quot;;[.B136];CONCATENATE(&quot;,&quot;;[Data.C138]))" office:value-type="string" office:string-value=",PHYSICAL">
            <text:p>,PHYSICAL</text:p>
          </table:table-cell>
          <table:table-cell table:formula="of:=IF([Data.D138]=&quot;&quot;;[.C136];CONCATENATE(&quot;,&quot;;[Data.D138]))" office:value-type="string" office:string-value=",CHARL">
            <text:p>,CHARL</text:p>
          </table:table-cell>
          <table:table-cell table:formula="of:=CONCATENATE(&quot;,&quot;;[Data.E138])" office:value-type="string" office:string-value=",">
            <text:p>,</text:p>
          </table:table-cell>
          <table:table-cell table:formula="of:=CONCATENATE(&quot;,&quot;;[Data.F138])" office:value-type="string" office:string-value=",">
            <text:p>,</text:p>
          </table:table-cell>
          <table:table-cell table:formula="of:=IF([Data.G138]=&quot;&quot;;&quot;&quot;;CONCATENATE(&quot;,&quot;;[Data.G138]))">
            <text:p/>
          </table:table-cell>
          <table:table-cell table:style-name="ce5" table:formula="of:=IF([Data.H138]=&quot;&quot;;&quot;&quot;;CONCATENATE(&quot;,&quot;;[Data.H138]))">
            <text:p/>
          </table:table-cell>
          <table:table-cell table:style-name="ce5" table:formula="of:=IF([Data.I138]=&quot;&quot;;&quot;&quot;;CONCATENATE(&quot;,&quot;;[Data.I138]))">
            <text:p/>
          </table:table-cell>
          <table:table-cell table:style-name="ce5" table:formula="of:=IF([Data.J138]=&quot;&quot;;&quot;&quot;;CONCATENATE(&quot;,&quot;;[Data.J138]))">
            <text:p/>
          </table:table-cell>
          <table:table-cell table:style-name="ce5" table:formula="of:=IF([Data.K138]=&quot;&quot;;&quot;&quot;;CONCATENATE(&quot;,&quot;;[Data.K138]))">
            <text:p/>
          </table:table-cell>
          <table:table-cell table:style-name="ce5" table:formula="of:=IF([Data.L138]=&quot;&quot;;&quot;&quot;;CONCATENATE(&quot;,&quot;;[Data.L138]))">
            <text:p/>
          </table:table-cell>
          <table:table-cell table:style-name="ce5" table:formula="of:=IF([Data.M138]=&quot;&quot;;&quot;&quot;;CONCATENATE(&quot;,&quot;;[Data.M138]))">
            <text:p/>
          </table:table-cell>
          <table:table-cell table:style-name="ce5" table:formula="of:=IF([Data.N138]=&quot;&quot;;&quot;&quot;;CONCATENATE(&quot;,&quot;;[Data.N138]))">
            <text:p/>
          </table:table-cell>
          <table:table-cell table:style-name="ce5" table:formula="of:=IF([Data.O138]=&quot;&quot;;&quot;&quot;;CONCATENATE(&quot;,&quot;;[Data.O138]))">
            <text:p/>
          </table:table-cell>
          <table:table-cell table:style-name="ce5" table:formula="of:=IF([Data.P138]=&quot;&quot;;&quot;&quot;;CONCATENATE(&quot;,&quot;;[Data.P138]))">
            <text:p/>
          </table:table-cell>
          <table:table-cell table:style-name="ce5" table:formula="of:=IF([Data.Q138]=&quot;&quot;;&quot;&quot;;CONCATENATE(&quot;,&quot;;[Data.Q138]))">
            <text:p/>
          </table:table-cell>
          <table:table-cell table:style-name="ce5" table:formula="of:=IF([Data.R138]=&quot;&quot;;&quot;&quot;;CONCATENATE(&quot;,&quot;;[Data.R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0">
            <text:p>90</text:p>
          </table:table-cell>
          <table:table-cell table:formula="of:=IF([Data.C139]=&quot;&quot;;[.B137];CONCATENATE(&quot;,&quot;;[Data.C139]))" office:value-type="string" office:string-value=",PHYSICAL">
            <text:p>,PHYSICAL</text:p>
          </table:table-cell>
          <table:table-cell table:formula="of:=IF([Data.D139]=&quot;&quot;;[.C137];CONCATENATE(&quot;,&quot;;[Data.D139]))" office:value-type="string" office:string-value=",CHARL">
            <text:p>,CHARL</text:p>
          </table:table-cell>
          <table:table-cell table:formula="of:=CONCATENATE(&quot;,&quot;;[Data.E139])" office:value-type="string" office:string-value=",">
            <text:p>,</text:p>
          </table:table-cell>
          <table:table-cell table:formula="of:=CONCATENATE(&quot;,&quot;;[Data.F139])" office:value-type="string" office:string-value=",">
            <text:p>,</text:p>
          </table:table-cell>
          <table:table-cell table:formula="of:=IF([Data.G139]=&quot;&quot;;&quot;&quot;;CONCATENATE(&quot;,&quot;;[Data.G139]))">
            <text:p/>
          </table:table-cell>
          <table:table-cell table:style-name="ce5" table:formula="of:=IF([Data.H139]=&quot;&quot;;&quot;&quot;;CONCATENATE(&quot;,&quot;;[Data.H139]))">
            <text:p/>
          </table:table-cell>
          <table:table-cell table:style-name="ce5" table:formula="of:=IF([Data.I139]=&quot;&quot;;&quot;&quot;;CONCATENATE(&quot;,&quot;;[Data.I139]))">
            <text:p/>
          </table:table-cell>
          <table:table-cell table:style-name="ce5" table:formula="of:=IF([Data.J139]=&quot;&quot;;&quot;&quot;;CONCATENATE(&quot;,&quot;;[Data.J139]))">
            <text:p/>
          </table:table-cell>
          <table:table-cell table:style-name="ce5" table:formula="of:=IF([Data.K139]=&quot;&quot;;&quot;&quot;;CONCATENATE(&quot;,&quot;;[Data.K139]))">
            <text:p/>
          </table:table-cell>
          <table:table-cell table:style-name="ce5" table:formula="of:=IF([Data.L139]=&quot;&quot;;&quot;&quot;;CONCATENATE(&quot;,&quot;;[Data.L139]))">
            <text:p/>
          </table:table-cell>
          <table:table-cell table:style-name="ce5" table:formula="of:=IF([Data.M139]=&quot;&quot;;&quot;&quot;;CONCATENATE(&quot;,&quot;;[Data.M139]))">
            <text:p/>
          </table:table-cell>
          <table:table-cell table:style-name="ce5" table:formula="of:=IF([Data.N139]=&quot;&quot;;&quot;&quot;;CONCATENATE(&quot;,&quot;;[Data.N139]))">
            <text:p/>
          </table:table-cell>
          <table:table-cell table:style-name="ce5" table:formula="of:=IF([Data.O139]=&quot;&quot;;&quot;&quot;;CONCATENATE(&quot;,&quot;;[Data.O139]))">
            <text:p/>
          </table:table-cell>
          <table:table-cell table:style-name="ce5" table:formula="of:=IF([Data.P139]=&quot;&quot;;&quot;&quot;;CONCATENATE(&quot;,&quot;;[Data.P139]))">
            <text:p/>
          </table:table-cell>
          <table:table-cell table:style-name="ce5" table:formula="of:=IF([Data.Q139]=&quot;&quot;;&quot;&quot;;CONCATENATE(&quot;,&quot;;[Data.Q139]))">
            <text:p/>
          </table:table-cell>
          <table:table-cell table:style-name="ce5" table:formula="of:=IF([Data.R139]=&quot;&quot;;&quot;&quot;;CONCATENATE(&quot;,&quot;;[Data.R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0">
            <text:p>90</text:p>
          </table:table-cell>
          <table:table-cell table:formula="of:=IF([Data.C140]=&quot;&quot;;[.B138];CONCATENATE(&quot;,&quot;;[Data.C140]))" office:value-type="string" office:string-value=",PHYSICAL">
            <text:p>,PHYSICAL</text:p>
          </table:table-cell>
          <table:table-cell table:formula="of:=IF([Data.D140]=&quot;&quot;;[.C138];CONCATENATE(&quot;,&quot;;[Data.D140]))" office:value-type="string" office:string-value=",CHARL">
            <text:p>,CHARL</text:p>
          </table:table-cell>
          <table:table-cell table:formula="of:=CONCATENATE(&quot;,&quot;;[Data.E140])" office:value-type="string" office:string-value=",">
            <text:p>,</text:p>
          </table:table-cell>
          <table:table-cell table:formula="of:=CONCATENATE(&quot;,&quot;;[Data.F140])" office:value-type="string" office:string-value=",">
            <text:p>,</text:p>
          </table:table-cell>
          <table:table-cell table:formula="of:=IF([Data.G140]=&quot;&quot;;&quot;&quot;;CONCATENATE(&quot;,&quot;;[Data.G140]))">
            <text:p/>
          </table:table-cell>
          <table:table-cell table:style-name="ce5" table:formula="of:=IF([Data.H140]=&quot;&quot;;&quot;&quot;;CONCATENATE(&quot;,&quot;;[Data.H140]))">
            <text:p/>
          </table:table-cell>
          <table:table-cell table:style-name="ce5" table:formula="of:=IF([Data.I140]=&quot;&quot;;&quot;&quot;;CONCATENATE(&quot;,&quot;;[Data.I140]))">
            <text:p/>
          </table:table-cell>
          <table:table-cell table:style-name="ce5" table:formula="of:=IF([Data.J140]=&quot;&quot;;&quot;&quot;;CONCATENATE(&quot;,&quot;;[Data.J140]))">
            <text:p/>
          </table:table-cell>
          <table:table-cell table:style-name="ce5" table:formula="of:=IF([Data.K140]=&quot;&quot;;&quot;&quot;;CONCATENATE(&quot;,&quot;;[Data.K140]))">
            <text:p/>
          </table:table-cell>
          <table:table-cell table:style-name="ce5" table:formula="of:=IF([Data.L140]=&quot;&quot;;&quot;&quot;;CONCATENATE(&quot;,&quot;;[Data.L140]))">
            <text:p/>
          </table:table-cell>
          <table:table-cell table:style-name="ce5" table:formula="of:=IF([Data.M140]=&quot;&quot;;&quot;&quot;;CONCATENATE(&quot;,&quot;;[Data.M140]))">
            <text:p/>
          </table:table-cell>
          <table:table-cell table:style-name="ce5" table:formula="of:=IF([Data.N140]=&quot;&quot;;&quot;&quot;;CONCATENATE(&quot;,&quot;;[Data.N140]))">
            <text:p/>
          </table:table-cell>
          <table:table-cell table:style-name="ce5" table:formula="of:=IF([Data.O140]=&quot;&quot;;&quot;&quot;;CONCATENATE(&quot;,&quot;;[Data.O140]))">
            <text:p/>
          </table:table-cell>
          <table:table-cell table:style-name="ce5" table:formula="of:=IF([Data.P140]=&quot;&quot;;&quot;&quot;;CONCATENATE(&quot;,&quot;;[Data.P140]))">
            <text:p/>
          </table:table-cell>
          <table:table-cell table:style-name="ce5" table:formula="of:=IF([Data.Q140]=&quot;&quot;;&quot;&quot;;CONCATENATE(&quot;,&quot;;[Data.Q140]))">
            <text:p/>
          </table:table-cell>
          <table:table-cell table:style-name="ce5" table:formula="of:=IF([Data.R140]=&quot;&quot;;&quot;&quot;;CONCATENATE(&quot;,&quot;;[Data.R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0">
            <text:p>90</text:p>
          </table:table-cell>
          <table:table-cell table:formula="of:=IF([Data.C141]=&quot;&quot;;[.B139];CONCATENATE(&quot;,&quot;;[Data.C141]))" office:value-type="string" office:string-value=",PHYSICAL">
            <text:p>,PHYSICAL</text:p>
          </table:table-cell>
          <table:table-cell table:formula="of:=IF([Data.D141]=&quot;&quot;;[.C139];CONCATENATE(&quot;,&quot;;[Data.D141]))" office:value-type="string" office:string-value=",CHARL">
            <text:p>,CHARL</text:p>
          </table:table-cell>
          <table:table-cell table:formula="of:=CONCATENATE(&quot;,&quot;;[Data.E141])" office:value-type="string" office:string-value=",">
            <text:p>,</text:p>
          </table:table-cell>
          <table:table-cell table:formula="of:=CONCATENATE(&quot;,&quot;;[Data.F141])" office:value-type="string" office:string-value=",">
            <text:p>,</text:p>
          </table:table-cell>
          <table:table-cell table:formula="of:=IF([Data.G141]=&quot;&quot;;&quot;&quot;;CONCATENATE(&quot;,&quot;;[Data.G141]))">
            <text:p/>
          </table:table-cell>
          <table:table-cell table:style-name="ce5" table:formula="of:=IF([Data.H141]=&quot;&quot;;&quot;&quot;;CONCATENATE(&quot;,&quot;;[Data.H141]))">
            <text:p/>
          </table:table-cell>
          <table:table-cell table:style-name="ce5" table:formula="of:=IF([Data.I141]=&quot;&quot;;&quot;&quot;;CONCATENATE(&quot;,&quot;;[Data.I141]))">
            <text:p/>
          </table:table-cell>
          <table:table-cell table:style-name="ce5" table:formula="of:=IF([Data.J141]=&quot;&quot;;&quot;&quot;;CONCATENATE(&quot;,&quot;;[Data.J141]))">
            <text:p/>
          </table:table-cell>
          <table:table-cell table:style-name="ce5" table:formula="of:=IF([Data.K141]=&quot;&quot;;&quot;&quot;;CONCATENATE(&quot;,&quot;;[Data.K141]))">
            <text:p/>
          </table:table-cell>
          <table:table-cell table:style-name="ce5" table:formula="of:=IF([Data.L141]=&quot;&quot;;&quot;&quot;;CONCATENATE(&quot;,&quot;;[Data.L141]))">
            <text:p/>
          </table:table-cell>
          <table:table-cell table:style-name="ce5" table:formula="of:=IF([Data.M141]=&quot;&quot;;&quot;&quot;;CONCATENATE(&quot;,&quot;;[Data.M141]))">
            <text:p/>
          </table:table-cell>
          <table:table-cell table:style-name="ce5" table:formula="of:=IF([Data.N141]=&quot;&quot;;&quot;&quot;;CONCATENATE(&quot;,&quot;;[Data.N141]))">
            <text:p/>
          </table:table-cell>
          <table:table-cell table:style-name="ce5" table:formula="of:=IF([Data.O141]=&quot;&quot;;&quot;&quot;;CONCATENATE(&quot;,&quot;;[Data.O141]))">
            <text:p/>
          </table:table-cell>
          <table:table-cell table:style-name="ce5" table:formula="of:=IF([Data.P141]=&quot;&quot;;&quot;&quot;;CONCATENATE(&quot;,&quot;;[Data.P141]))">
            <text:p/>
          </table:table-cell>
          <table:table-cell table:style-name="ce5" table:formula="of:=IF([Data.Q141]=&quot;&quot;;&quot;&quot;;CONCATENATE(&quot;,&quot;;[Data.Q141]))">
            <text:p/>
          </table:table-cell>
          <table:table-cell table:style-name="ce5" table:formula="of:=IF([Data.R141]=&quot;&quot;;&quot;&quot;;CONCATENATE(&quot;,&quot;;[Data.R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0">
            <text:p>90</text:p>
          </table:table-cell>
          <table:table-cell table:formula="of:=IF([Data.C142]=&quot;&quot;;[.B140];CONCATENATE(&quot;,&quot;;[Data.C142]))" office:value-type="string" office:string-value=",PHYSICAL">
            <text:p>,PHYSICAL</text:p>
          </table:table-cell>
          <table:table-cell table:formula="of:=IF([Data.D142]=&quot;&quot;;[.C140];CONCATENATE(&quot;,&quot;;[Data.D142]))" office:value-type="string" office:string-value=",CHARL">
            <text:p>,CHARL</text:p>
          </table:table-cell>
          <table:table-cell table:formula="of:=CONCATENATE(&quot;,&quot;;[Data.E142])" office:value-type="string" office:string-value=",">
            <text:p>,</text:p>
          </table:table-cell>
          <table:table-cell table:formula="of:=CONCATENATE(&quot;,&quot;;[Data.F142])" office:value-type="string" office:string-value=",">
            <text:p>,</text:p>
          </table:table-cell>
          <table:table-cell table:formula="of:=IF([Data.G142]=&quot;&quot;;&quot;&quot;;CONCATENATE(&quot;,&quot;;[Data.G142]))">
            <text:p/>
          </table:table-cell>
          <table:table-cell table:style-name="ce5" table:formula="of:=IF([Data.H142]=&quot;&quot;;&quot;&quot;;CONCATENATE(&quot;,&quot;;[Data.H142]))">
            <text:p/>
          </table:table-cell>
          <table:table-cell table:style-name="ce5" table:formula="of:=IF([Data.I142]=&quot;&quot;;&quot;&quot;;CONCATENATE(&quot;,&quot;;[Data.I142]))">
            <text:p/>
          </table:table-cell>
          <table:table-cell table:style-name="ce5" table:formula="of:=IF([Data.J142]=&quot;&quot;;&quot;&quot;;CONCATENATE(&quot;,&quot;;[Data.J142]))">
            <text:p/>
          </table:table-cell>
          <table:table-cell table:style-name="ce5" table:formula="of:=IF([Data.K142]=&quot;&quot;;&quot;&quot;;CONCATENATE(&quot;,&quot;;[Data.K142]))">
            <text:p/>
          </table:table-cell>
          <table:table-cell table:style-name="ce5" table:formula="of:=IF([Data.L142]=&quot;&quot;;&quot;&quot;;CONCATENATE(&quot;,&quot;;[Data.L142]))">
            <text:p/>
          </table:table-cell>
          <table:table-cell table:style-name="ce5" table:formula="of:=IF([Data.M142]=&quot;&quot;;&quot;&quot;;CONCATENATE(&quot;,&quot;;[Data.M142]))">
            <text:p/>
          </table:table-cell>
          <table:table-cell table:style-name="ce5" table:formula="of:=IF([Data.N142]=&quot;&quot;;&quot;&quot;;CONCATENATE(&quot;,&quot;;[Data.N142]))">
            <text:p/>
          </table:table-cell>
          <table:table-cell table:style-name="ce5" table:formula="of:=IF([Data.O142]=&quot;&quot;;&quot;&quot;;CONCATENATE(&quot;,&quot;;[Data.O142]))">
            <text:p/>
          </table:table-cell>
          <table:table-cell table:style-name="ce5" table:formula="of:=IF([Data.P142]=&quot;&quot;;&quot;&quot;;CONCATENATE(&quot;,&quot;;[Data.P142]))">
            <text:p/>
          </table:table-cell>
          <table:table-cell table:style-name="ce5" table:formula="of:=IF([Data.Q142]=&quot;&quot;;&quot;&quot;;CONCATENATE(&quot;,&quot;;[Data.Q142]))">
            <text:p/>
          </table:table-cell>
          <table:table-cell table:style-name="ce5" table:formula="of:=IF([Data.R142]=&quot;&quot;;&quot;&quot;;CONCATENATE(&quot;,&quot;;[Data.R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0">
            <text:p>90</text:p>
          </table:table-cell>
          <table:table-cell table:formula="of:=IF([Data.C143]=&quot;&quot;;[.B141];CONCATENATE(&quot;,&quot;;[Data.C143]))" office:value-type="string" office:string-value=",PHYSICAL">
            <text:p>,PHYSICAL</text:p>
          </table:table-cell>
          <table:table-cell table:formula="of:=IF([Data.D143]=&quot;&quot;;[.C141];CONCATENATE(&quot;,&quot;;[Data.D143]))" office:value-type="string" office:string-value=",CHARL">
            <text:p>,CHARL</text:p>
          </table:table-cell>
          <table:table-cell table:formula="of:=CONCATENATE(&quot;,&quot;;[Data.E143])" office:value-type="string" office:string-value=",">
            <text:p>,</text:p>
          </table:table-cell>
          <table:table-cell table:formula="of:=CONCATENATE(&quot;,&quot;;[Data.F143])" office:value-type="string" office:string-value=",">
            <text:p>,</text:p>
          </table:table-cell>
          <table:table-cell table:formula="of:=IF([Data.G143]=&quot;&quot;;&quot;&quot;;CONCATENATE(&quot;,&quot;;[Data.G143]))">
            <text:p/>
          </table:table-cell>
          <table:table-cell table:style-name="ce5" table:formula="of:=IF([Data.H143]=&quot;&quot;;&quot;&quot;;CONCATENATE(&quot;,&quot;;[Data.H143]))">
            <text:p/>
          </table:table-cell>
          <table:table-cell table:style-name="ce5" table:formula="of:=IF([Data.I143]=&quot;&quot;;&quot;&quot;;CONCATENATE(&quot;,&quot;;[Data.I143]))">
            <text:p/>
          </table:table-cell>
          <table:table-cell table:style-name="ce5" table:formula="of:=IF([Data.J143]=&quot;&quot;;&quot;&quot;;CONCATENATE(&quot;,&quot;;[Data.J143]))">
            <text:p/>
          </table:table-cell>
          <table:table-cell table:style-name="ce5" table:formula="of:=IF([Data.K143]=&quot;&quot;;&quot;&quot;;CONCATENATE(&quot;,&quot;;[Data.K143]))">
            <text:p/>
          </table:table-cell>
          <table:table-cell table:style-name="ce5" table:formula="of:=IF([Data.L143]=&quot;&quot;;&quot;&quot;;CONCATENATE(&quot;,&quot;;[Data.L143]))">
            <text:p/>
          </table:table-cell>
          <table:table-cell table:style-name="ce5" table:formula="of:=IF([Data.M143]=&quot;&quot;;&quot;&quot;;CONCATENATE(&quot;,&quot;;[Data.M143]))">
            <text:p/>
          </table:table-cell>
          <table:table-cell table:style-name="ce5" table:formula="of:=IF([Data.N143]=&quot;&quot;;&quot;&quot;;CONCATENATE(&quot;,&quot;;[Data.N143]))">
            <text:p/>
          </table:table-cell>
          <table:table-cell table:style-name="ce5" table:formula="of:=IF([Data.O143]=&quot;&quot;;&quot;&quot;;CONCATENATE(&quot;,&quot;;[Data.O143]))">
            <text:p/>
          </table:table-cell>
          <table:table-cell table:style-name="ce5" table:formula="of:=IF([Data.P143]=&quot;&quot;;&quot;&quot;;CONCATENATE(&quot;,&quot;;[Data.P143]))">
            <text:p/>
          </table:table-cell>
          <table:table-cell table:style-name="ce5" table:formula="of:=IF([Data.Q143]=&quot;&quot;;&quot;&quot;;CONCATENATE(&quot;,&quot;;[Data.Q143]))">
            <text:p/>
          </table:table-cell>
          <table:table-cell table:style-name="ce5" table:formula="of:=IF([Data.R143]=&quot;&quot;;&quot;&quot;;CONCATENATE(&quot;,&quot;;[Data.R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0">
            <text:p>90</text:p>
          </table:table-cell>
          <table:table-cell table:formula="of:=IF([Data.C144]=&quot;&quot;;[.B142];CONCATENATE(&quot;,&quot;;[Data.C144]))" office:value-type="string" office:string-value=",PHYSICAL">
            <text:p>,PHYSICAL</text:p>
          </table:table-cell>
          <table:table-cell table:formula="of:=IF([Data.D144]=&quot;&quot;;[.C142];CONCATENATE(&quot;,&quot;;[Data.D144]))" office:value-type="string" office:string-value=",CHARL">
            <text:p>,CHARL</text:p>
          </table:table-cell>
          <table:table-cell table:formula="of:=CONCATENATE(&quot;,&quot;;[Data.E144])" office:value-type="string" office:string-value=",">
            <text:p>,</text:p>
          </table:table-cell>
          <table:table-cell table:formula="of:=CONCATENATE(&quot;,&quot;;[Data.F144])" office:value-type="string" office:string-value=",">
            <text:p>,</text:p>
          </table:table-cell>
          <table:table-cell table:formula="of:=IF([Data.G144]=&quot;&quot;;&quot;&quot;;CONCATENATE(&quot;,&quot;;[Data.G144]))">
            <text:p/>
          </table:table-cell>
          <table:table-cell table:style-name="ce5" table:formula="of:=IF([Data.H144]=&quot;&quot;;&quot;&quot;;CONCATENATE(&quot;,&quot;;[Data.H144]))">
            <text:p/>
          </table:table-cell>
          <table:table-cell table:style-name="ce5" table:formula="of:=IF([Data.I144]=&quot;&quot;;&quot;&quot;;CONCATENATE(&quot;,&quot;;[Data.I144]))">
            <text:p/>
          </table:table-cell>
          <table:table-cell table:style-name="ce5" table:formula="of:=IF([Data.J144]=&quot;&quot;;&quot;&quot;;CONCATENATE(&quot;,&quot;;[Data.J144]))">
            <text:p/>
          </table:table-cell>
          <table:table-cell table:style-name="ce5" table:formula="of:=IF([Data.K144]=&quot;&quot;;&quot;&quot;;CONCATENATE(&quot;,&quot;;[Data.K144]))">
            <text:p/>
          </table:table-cell>
          <table:table-cell table:style-name="ce5" table:formula="of:=IF([Data.L144]=&quot;&quot;;&quot;&quot;;CONCATENATE(&quot;,&quot;;[Data.L144]))">
            <text:p/>
          </table:table-cell>
          <table:table-cell table:style-name="ce5" table:formula="of:=IF([Data.M144]=&quot;&quot;;&quot;&quot;;CONCATENATE(&quot;,&quot;;[Data.M144]))">
            <text:p/>
          </table:table-cell>
          <table:table-cell table:style-name="ce5" table:formula="of:=IF([Data.N144]=&quot;&quot;;&quot;&quot;;CONCATENATE(&quot;,&quot;;[Data.N144]))">
            <text:p/>
          </table:table-cell>
          <table:table-cell table:style-name="ce5" table:formula="of:=IF([Data.O144]=&quot;&quot;;&quot;&quot;;CONCATENATE(&quot;,&quot;;[Data.O144]))">
            <text:p/>
          </table:table-cell>
          <table:table-cell table:style-name="ce5" table:formula="of:=IF([Data.P144]=&quot;&quot;;&quot;&quot;;CONCATENATE(&quot;,&quot;;[Data.P144]))">
            <text:p/>
          </table:table-cell>
          <table:table-cell table:style-name="ce5" table:formula="of:=IF([Data.Q144]=&quot;&quot;;&quot;&quot;;CONCATENATE(&quot;,&quot;;[Data.Q144]))">
            <text:p/>
          </table:table-cell>
          <table:table-cell table:style-name="ce5" table:formula="of:=IF([Data.R144]=&quot;&quot;;&quot;&quot;;CONCATENATE(&quot;,&quot;;[Data.R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0">
            <text:p>90</text:p>
          </table:table-cell>
          <table:table-cell table:formula="of:=IF([Data.C145]=&quot;&quot;;[.B143];CONCATENATE(&quot;,&quot;;[Data.C145]))" office:value-type="string" office:string-value=",PHYSICAL">
            <text:p>,PHYSICAL</text:p>
          </table:table-cell>
          <table:table-cell table:formula="of:=IF([Data.D145]=&quot;&quot;;[.C143];CONCATENATE(&quot;,&quot;;[Data.D145]))" office:value-type="string" office:string-value=",CHARL">
            <text:p>,CHARL</text:p>
          </table:table-cell>
          <table:table-cell table:formula="of:=CONCATENATE(&quot;,&quot;;[Data.E145])" office:value-type="string" office:string-value=",">
            <text:p>,</text:p>
          </table:table-cell>
          <table:table-cell table:formula="of:=CONCATENATE(&quot;,&quot;;[Data.F145])" office:value-type="string" office:string-value=",">
            <text:p>,</text:p>
          </table:table-cell>
          <table:table-cell table:formula="of:=IF([Data.G145]=&quot;&quot;;&quot;&quot;;CONCATENATE(&quot;,&quot;;[Data.G145]))">
            <text:p/>
          </table:table-cell>
          <table:table-cell table:style-name="ce5" table:formula="of:=IF([Data.H145]=&quot;&quot;;&quot;&quot;;CONCATENATE(&quot;,&quot;;[Data.H145]))">
            <text:p/>
          </table:table-cell>
          <table:table-cell table:style-name="ce5" table:formula="of:=IF([Data.I145]=&quot;&quot;;&quot;&quot;;CONCATENATE(&quot;,&quot;;[Data.I145]))">
            <text:p/>
          </table:table-cell>
          <table:table-cell table:style-name="ce5" table:formula="of:=IF([Data.J145]=&quot;&quot;;&quot;&quot;;CONCATENATE(&quot;,&quot;;[Data.J145]))">
            <text:p/>
          </table:table-cell>
          <table:table-cell table:style-name="ce5" table:formula="of:=IF([Data.K145]=&quot;&quot;;&quot;&quot;;CONCATENATE(&quot;,&quot;;[Data.K145]))">
            <text:p/>
          </table:table-cell>
          <table:table-cell table:style-name="ce5" table:formula="of:=IF([Data.L145]=&quot;&quot;;&quot;&quot;;CONCATENATE(&quot;,&quot;;[Data.L145]))">
            <text:p/>
          </table:table-cell>
          <table:table-cell table:style-name="ce5" table:formula="of:=IF([Data.M145]=&quot;&quot;;&quot;&quot;;CONCATENATE(&quot;,&quot;;[Data.M145]))">
            <text:p/>
          </table:table-cell>
          <table:table-cell table:style-name="ce5" table:formula="of:=IF([Data.N145]=&quot;&quot;;&quot;&quot;;CONCATENATE(&quot;,&quot;;[Data.N145]))">
            <text:p/>
          </table:table-cell>
          <table:table-cell table:style-name="ce5" table:formula="of:=IF([Data.O145]=&quot;&quot;;&quot;&quot;;CONCATENATE(&quot;,&quot;;[Data.O145]))">
            <text:p/>
          </table:table-cell>
          <table:table-cell table:style-name="ce5" table:formula="of:=IF([Data.P145]=&quot;&quot;;&quot;&quot;;CONCATENATE(&quot;,&quot;;[Data.P145]))">
            <text:p/>
          </table:table-cell>
          <table:table-cell table:style-name="ce5" table:formula="of:=IF([Data.Q145]=&quot;&quot;;&quot;&quot;;CONCATENATE(&quot;,&quot;;[Data.Q145]))">
            <text:p/>
          </table:table-cell>
          <table:table-cell table:style-name="ce5" table:formula="of:=IF([Data.R145]=&quot;&quot;;&quot;&quot;;CONCATENATE(&quot;,&quot;;[Data.R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0">
            <text:p>90</text:p>
          </table:table-cell>
          <table:table-cell table:formula="of:=IF([Data.C146]=&quot;&quot;;[.B144];CONCATENATE(&quot;,&quot;;[Data.C146]))" office:value-type="string" office:string-value=",PHYSICAL">
            <text:p>,PHYSICAL</text:p>
          </table:table-cell>
          <table:table-cell table:formula="of:=IF([Data.D146]=&quot;&quot;;[.C144];CONCATENATE(&quot;,&quot;;[Data.D146]))" office:value-type="string" office:string-value=",CHARL">
            <text:p>,CHARL</text:p>
          </table:table-cell>
          <table:table-cell table:formula="of:=CONCATENATE(&quot;,&quot;;[Data.E146])" office:value-type="string" office:string-value=",">
            <text:p>,</text:p>
          </table:table-cell>
          <table:table-cell table:formula="of:=CONCATENATE(&quot;,&quot;;[Data.F146])" office:value-type="string" office:string-value=",">
            <text:p>,</text:p>
          </table:table-cell>
          <table:table-cell table:formula="of:=IF([Data.G146]=&quot;&quot;;&quot;&quot;;CONCATENATE(&quot;,&quot;;[Data.G146]))">
            <text:p/>
          </table:table-cell>
          <table:table-cell table:style-name="ce5" table:formula="of:=IF([Data.H146]=&quot;&quot;;&quot;&quot;;CONCATENATE(&quot;,&quot;;[Data.H146]))">
            <text:p/>
          </table:table-cell>
          <table:table-cell table:style-name="ce5" table:formula="of:=IF([Data.I146]=&quot;&quot;;&quot;&quot;;CONCATENATE(&quot;,&quot;;[Data.I146]))">
            <text:p/>
          </table:table-cell>
          <table:table-cell table:style-name="ce5" table:formula="of:=IF([Data.J146]=&quot;&quot;;&quot;&quot;;CONCATENATE(&quot;,&quot;;[Data.J146]))">
            <text:p/>
          </table:table-cell>
          <table:table-cell table:style-name="ce5" table:formula="of:=IF([Data.K146]=&quot;&quot;;&quot;&quot;;CONCATENATE(&quot;,&quot;;[Data.K146]))">
            <text:p/>
          </table:table-cell>
          <table:table-cell table:style-name="ce5" table:formula="of:=IF([Data.L146]=&quot;&quot;;&quot;&quot;;CONCATENATE(&quot;,&quot;;[Data.L146]))">
            <text:p/>
          </table:table-cell>
          <table:table-cell table:style-name="ce5" table:formula="of:=IF([Data.M146]=&quot;&quot;;&quot;&quot;;CONCATENATE(&quot;,&quot;;[Data.M146]))">
            <text:p/>
          </table:table-cell>
          <table:table-cell table:style-name="ce5" table:formula="of:=IF([Data.N146]=&quot;&quot;;&quot;&quot;;CONCATENATE(&quot;,&quot;;[Data.N146]))">
            <text:p/>
          </table:table-cell>
          <table:table-cell table:style-name="ce5" table:formula="of:=IF([Data.O146]=&quot;&quot;;&quot;&quot;;CONCATENATE(&quot;,&quot;;[Data.O146]))">
            <text:p/>
          </table:table-cell>
          <table:table-cell table:style-name="ce5" table:formula="of:=IF([Data.P146]=&quot;&quot;;&quot;&quot;;CONCATENATE(&quot;,&quot;;[Data.P146]))">
            <text:p/>
          </table:table-cell>
          <table:table-cell table:style-name="ce5" table:formula="of:=IF([Data.Q146]=&quot;&quot;;&quot;&quot;;CONCATENATE(&quot;,&quot;;[Data.Q146]))">
            <text:p/>
          </table:table-cell>
          <table:table-cell table:style-name="ce5" table:formula="of:=IF([Data.R146]=&quot;&quot;;&quot;&quot;;CONCATENATE(&quot;,&quot;;[Data.R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90">
            <text:p>90</text:p>
          </table:table-cell>
          <table:table-cell table:formula="of:=IF([Data.C147]=&quot;&quot;;[.B145];CONCATENATE(&quot;,&quot;;[Data.C147]))" office:value-type="string" office:string-value=",PHYSICAL">
            <text:p>,PHYSICAL</text:p>
          </table:table-cell>
          <table:table-cell table:formula="of:=IF([Data.D147]=&quot;&quot;;[.C145];CONCATENATE(&quot;,&quot;;[Data.D147]))" office:value-type="string" office:string-value=",CHARL">
            <text:p>,CHARL</text:p>
          </table:table-cell>
          <table:table-cell table:formula="of:=CONCATENATE(&quot;,&quot;;[Data.E147])" office:value-type="string" office:string-value=",">
            <text:p>,</text:p>
          </table:table-cell>
          <table:table-cell table:formula="of:=CONCATENATE(&quot;,&quot;;[Data.F147])" office:value-type="string" office:string-value=",">
            <text:p>,</text:p>
          </table:table-cell>
          <table:table-cell table:formula="of:=IF([Data.G147]=&quot;&quot;;&quot;&quot;;CONCATENATE(&quot;,&quot;;[Data.G147]))">
            <text:p/>
          </table:table-cell>
          <table:table-cell table:style-name="ce5" table:formula="of:=IF([Data.H147]=&quot;&quot;;&quot;&quot;;CONCATENATE(&quot;,&quot;;[Data.H147]))">
            <text:p/>
          </table:table-cell>
          <table:table-cell table:style-name="ce5" table:formula="of:=IF([Data.I147]=&quot;&quot;;&quot;&quot;;CONCATENATE(&quot;,&quot;;[Data.I147]))">
            <text:p/>
          </table:table-cell>
          <table:table-cell table:style-name="ce5" table:formula="of:=IF([Data.J147]=&quot;&quot;;&quot;&quot;;CONCATENATE(&quot;,&quot;;[Data.J147]))">
            <text:p/>
          </table:table-cell>
          <table:table-cell table:style-name="ce5" table:formula="of:=IF([Data.K147]=&quot;&quot;;&quot;&quot;;CONCATENATE(&quot;,&quot;;[Data.K147]))">
            <text:p/>
          </table:table-cell>
          <table:table-cell table:style-name="ce5" table:formula="of:=IF([Data.L147]=&quot;&quot;;&quot;&quot;;CONCATENATE(&quot;,&quot;;[Data.L147]))">
            <text:p/>
          </table:table-cell>
          <table:table-cell table:style-name="ce5" table:formula="of:=IF([Data.M147]=&quot;&quot;;&quot;&quot;;CONCATENATE(&quot;,&quot;;[Data.M147]))">
            <text:p/>
          </table:table-cell>
          <table:table-cell table:style-name="ce5" table:formula="of:=IF([Data.N147]=&quot;&quot;;&quot;&quot;;CONCATENATE(&quot;,&quot;;[Data.N147]))">
            <text:p/>
          </table:table-cell>
          <table:table-cell table:style-name="ce5" table:formula="of:=IF([Data.O147]=&quot;&quot;;&quot;&quot;;CONCATENATE(&quot;,&quot;;[Data.O147]))">
            <text:p/>
          </table:table-cell>
          <table:table-cell table:style-name="ce5" table:formula="of:=IF([Data.P147]=&quot;&quot;;&quot;&quot;;CONCATENATE(&quot;,&quot;;[Data.P147]))">
            <text:p/>
          </table:table-cell>
          <table:table-cell table:style-name="ce5" table:formula="of:=IF([Data.Q147]=&quot;&quot;;&quot;&quot;;CONCATENATE(&quot;,&quot;;[Data.Q147]))">
            <text:p/>
          </table:table-cell>
          <table:table-cell table:style-name="ce5" table:formula="of:=IF([Data.R147]=&quot;&quot;;&quot;&quot;;CONCATENATE(&quot;,&quot;;[Data.R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90">
            <text:p>90</text:p>
          </table:table-cell>
          <table:table-cell table:formula="of:=IF([Data.C148]=&quot;&quot;;[.B146];CONCATENATE(&quot;,&quot;;[Data.C148]))" office:value-type="string" office:string-value=",PHYSICAL">
            <text:p>,PHYSICAL</text:p>
          </table:table-cell>
          <table:table-cell table:formula="of:=IF([Data.D148]=&quot;&quot;;[.C146];CONCATENATE(&quot;,&quot;;[Data.D148]))" office:value-type="string" office:string-value=",CHARL">
            <text:p>,CHARL</text:p>
          </table:table-cell>
          <table:table-cell table:formula="of:=CONCATENATE(&quot;,&quot;;[Data.E148])" office:value-type="string" office:string-value=",">
            <text:p>,</text:p>
          </table:table-cell>
          <table:table-cell table:formula="of:=CONCATENATE(&quot;,&quot;;[Data.F148])" office:value-type="string" office:string-value=",">
            <text:p>,</text:p>
          </table:table-cell>
          <table:table-cell table:formula="of:=IF([Data.G148]=&quot;&quot;;&quot;&quot;;CONCATENATE(&quot;,&quot;;[Data.G148]))">
            <text:p/>
          </table:table-cell>
          <table:table-cell table:style-name="ce5" table:formula="of:=IF([Data.H148]=&quot;&quot;;&quot;&quot;;CONCATENATE(&quot;,&quot;;[Data.H148]))">
            <text:p/>
          </table:table-cell>
          <table:table-cell table:style-name="ce5" table:formula="of:=IF([Data.I148]=&quot;&quot;;&quot;&quot;;CONCATENATE(&quot;,&quot;;[Data.I148]))">
            <text:p/>
          </table:table-cell>
          <table:table-cell table:style-name="ce5" table:formula="of:=IF([Data.J148]=&quot;&quot;;&quot;&quot;;CONCATENATE(&quot;,&quot;;[Data.J148]))">
            <text:p/>
          </table:table-cell>
          <table:table-cell table:style-name="ce5" table:formula="of:=IF([Data.K148]=&quot;&quot;;&quot;&quot;;CONCATENATE(&quot;,&quot;;[Data.K148]))">
            <text:p/>
          </table:table-cell>
          <table:table-cell table:style-name="ce5" table:formula="of:=IF([Data.L148]=&quot;&quot;;&quot;&quot;;CONCATENATE(&quot;,&quot;;[Data.L148]))">
            <text:p/>
          </table:table-cell>
          <table:table-cell table:style-name="ce5" table:formula="of:=IF([Data.M148]=&quot;&quot;;&quot;&quot;;CONCATENATE(&quot;,&quot;;[Data.M148]))">
            <text:p/>
          </table:table-cell>
          <table:table-cell table:style-name="ce5" table:formula="of:=IF([Data.N148]=&quot;&quot;;&quot;&quot;;CONCATENATE(&quot;,&quot;;[Data.N148]))">
            <text:p/>
          </table:table-cell>
          <table:table-cell table:style-name="ce5" table:formula="of:=IF([Data.O148]=&quot;&quot;;&quot;&quot;;CONCATENATE(&quot;,&quot;;[Data.O148]))">
            <text:p/>
          </table:table-cell>
          <table:table-cell table:style-name="ce5" table:formula="of:=IF([Data.P148]=&quot;&quot;;&quot;&quot;;CONCATENATE(&quot;,&quot;;[Data.P148]))">
            <text:p/>
          </table:table-cell>
          <table:table-cell table:style-name="ce5" table:formula="of:=IF([Data.Q148]=&quot;&quot;;&quot;&quot;;CONCATENATE(&quot;,&quot;;[Data.Q148]))">
            <text:p/>
          </table:table-cell>
          <table:table-cell table:style-name="ce5" table:formula="of:=IF([Data.R148]=&quot;&quot;;&quot;&quot;;CONCATENATE(&quot;,&quot;;[Data.R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90">
            <text:p>90</text:p>
          </table:table-cell>
          <table:table-cell table:formula="of:=IF([Data.C149]=&quot;&quot;;[.B147];CONCATENATE(&quot;,&quot;;[Data.C149]))" office:value-type="string" office:string-value=",PHYSICAL">
            <text:p>,PHYSICAL</text:p>
          </table:table-cell>
          <table:table-cell table:formula="of:=IF([Data.D149]=&quot;&quot;;[.C147];CONCATENATE(&quot;,&quot;;[Data.D149]))" office:value-type="string" office:string-value=",CHARL">
            <text:p>,CHARL</text:p>
          </table:table-cell>
          <table:table-cell table:formula="of:=CONCATENATE(&quot;,&quot;;[Data.E149])" office:value-type="string" office:string-value=",">
            <text:p>,</text:p>
          </table:table-cell>
          <table:table-cell table:formula="of:=CONCATENATE(&quot;,&quot;;[Data.F149])" office:value-type="string" office:string-value=",">
            <text:p>,</text:p>
          </table:table-cell>
          <table:table-cell table:formula="of:=IF([Data.G149]=&quot;&quot;;&quot;&quot;;CONCATENATE(&quot;,&quot;;[Data.G149]))">
            <text:p/>
          </table:table-cell>
          <table:table-cell table:style-name="ce5" table:formula="of:=IF([Data.H149]=&quot;&quot;;&quot;&quot;;CONCATENATE(&quot;,&quot;;[Data.H149]))">
            <text:p/>
          </table:table-cell>
          <table:table-cell table:style-name="ce5" table:formula="of:=IF([Data.I149]=&quot;&quot;;&quot;&quot;;CONCATENATE(&quot;,&quot;;[Data.I149]))">
            <text:p/>
          </table:table-cell>
          <table:table-cell table:style-name="ce5" table:formula="of:=IF([Data.J149]=&quot;&quot;;&quot;&quot;;CONCATENATE(&quot;,&quot;;[Data.J149]))">
            <text:p/>
          </table:table-cell>
          <table:table-cell table:style-name="ce5" table:formula="of:=IF([Data.K149]=&quot;&quot;;&quot;&quot;;CONCATENATE(&quot;,&quot;;[Data.K149]))">
            <text:p/>
          </table:table-cell>
          <table:table-cell table:style-name="ce5" table:formula="of:=IF([Data.L149]=&quot;&quot;;&quot;&quot;;CONCATENATE(&quot;,&quot;;[Data.L149]))">
            <text:p/>
          </table:table-cell>
          <table:table-cell table:style-name="ce5" table:formula="of:=IF([Data.M149]=&quot;&quot;;&quot;&quot;;CONCATENATE(&quot;,&quot;;[Data.M149]))">
            <text:p/>
          </table:table-cell>
          <table:table-cell table:style-name="ce5" table:formula="of:=IF([Data.N149]=&quot;&quot;;&quot;&quot;;CONCATENATE(&quot;,&quot;;[Data.N149]))">
            <text:p/>
          </table:table-cell>
          <table:table-cell table:style-name="ce5" table:formula="of:=IF([Data.O149]=&quot;&quot;;&quot;&quot;;CONCATENATE(&quot;,&quot;;[Data.O149]))">
            <text:p/>
          </table:table-cell>
          <table:table-cell table:style-name="ce5" table:formula="of:=IF([Data.P149]=&quot;&quot;;&quot;&quot;;CONCATENATE(&quot;,&quot;;[Data.P149]))">
            <text:p/>
          </table:table-cell>
          <table:table-cell table:style-name="ce5" table:formula="of:=IF([Data.Q149]=&quot;&quot;;&quot;&quot;;CONCATENATE(&quot;,&quot;;[Data.Q149]))">
            <text:p/>
          </table:table-cell>
          <table:table-cell table:style-name="ce5" table:formula="of:=IF([Data.R149]=&quot;&quot;;&quot;&quot;;CONCATENATE(&quot;,&quot;;[Data.R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90">
            <text:p>90</text:p>
          </table:table-cell>
          <table:table-cell table:formula="of:=IF([Data.C150]=&quot;&quot;;[.B148];CONCATENATE(&quot;,&quot;;[Data.C150]))" office:value-type="string" office:string-value=",PHYSICAL">
            <text:p>,PHYSICAL</text:p>
          </table:table-cell>
          <table:table-cell table:formula="of:=IF([Data.D150]=&quot;&quot;;[.C148];CONCATENATE(&quot;,&quot;;[Data.D150]))" office:value-type="string" office:string-value=",CHARL">
            <text:p>,CHARL</text:p>
          </table:table-cell>
          <table:table-cell table:formula="of:=CONCATENATE(&quot;,&quot;;[Data.E150])" office:value-type="string" office:string-value=",">
            <text:p>,</text:p>
          </table:table-cell>
          <table:table-cell table:formula="of:=CONCATENATE(&quot;,&quot;;[Data.F150])" office:value-type="string" office:string-value=",">
            <text:p>,</text:p>
          </table:table-cell>
          <table:table-cell table:formula="of:=IF([Data.G150]=&quot;&quot;;&quot;&quot;;CONCATENATE(&quot;,&quot;;[Data.G150]))">
            <text:p/>
          </table:table-cell>
          <table:table-cell table:style-name="ce5" table:formula="of:=IF([Data.H150]=&quot;&quot;;&quot;&quot;;CONCATENATE(&quot;,&quot;;[Data.H150]))">
            <text:p/>
          </table:table-cell>
          <table:table-cell table:style-name="ce5" table:formula="of:=IF([Data.I150]=&quot;&quot;;&quot;&quot;;CONCATENATE(&quot;,&quot;;[Data.I150]))">
            <text:p/>
          </table:table-cell>
          <table:table-cell table:style-name="ce5" table:formula="of:=IF([Data.J150]=&quot;&quot;;&quot;&quot;;CONCATENATE(&quot;,&quot;;[Data.J150]))">
            <text:p/>
          </table:table-cell>
          <table:table-cell table:style-name="ce5" table:formula="of:=IF([Data.K150]=&quot;&quot;;&quot;&quot;;CONCATENATE(&quot;,&quot;;[Data.K150]))">
            <text:p/>
          </table:table-cell>
          <table:table-cell table:style-name="ce5" table:formula="of:=IF([Data.L150]=&quot;&quot;;&quot;&quot;;CONCATENATE(&quot;,&quot;;[Data.L150]))">
            <text:p/>
          </table:table-cell>
          <table:table-cell table:style-name="ce5" table:formula="of:=IF([Data.M150]=&quot;&quot;;&quot;&quot;;CONCATENATE(&quot;,&quot;;[Data.M150]))">
            <text:p/>
          </table:table-cell>
          <table:table-cell table:style-name="ce5" table:formula="of:=IF([Data.N150]=&quot;&quot;;&quot;&quot;;CONCATENATE(&quot;,&quot;;[Data.N150]))">
            <text:p/>
          </table:table-cell>
          <table:table-cell table:style-name="ce5" table:formula="of:=IF([Data.O150]=&quot;&quot;;&quot;&quot;;CONCATENATE(&quot;,&quot;;[Data.O150]))">
            <text:p/>
          </table:table-cell>
          <table:table-cell table:style-name="ce5" table:formula="of:=IF([Data.P150]=&quot;&quot;;&quot;&quot;;CONCATENATE(&quot;,&quot;;[Data.P150]))">
            <text:p/>
          </table:table-cell>
          <table:table-cell table:style-name="ce5" table:formula="of:=IF([Data.Q150]=&quot;&quot;;&quot;&quot;;CONCATENATE(&quot;,&quot;;[Data.Q150]))">
            <text:p/>
          </table:table-cell>
          <table:table-cell table:style-name="ce5" table:formula="of:=IF([Data.R150]=&quot;&quot;;&quot;&quot;;CONCATENATE(&quot;,&quot;;[Data.R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90">
            <text:p>90</text:p>
          </table:table-cell>
          <table:table-cell table:formula="of:=IF([Data.C151]=&quot;&quot;;[.B149];CONCATENATE(&quot;,&quot;;[Data.C151]))" office:value-type="string" office:string-value=",PHYSICAL">
            <text:p>,PHYSICAL</text:p>
          </table:table-cell>
          <table:table-cell table:formula="of:=IF([Data.D151]=&quot;&quot;;[.C149];CONCATENATE(&quot;,&quot;;[Data.D151]))" office:value-type="string" office:string-value=",CHARL">
            <text:p>,CHARL</text:p>
          </table:table-cell>
          <table:table-cell table:formula="of:=CONCATENATE(&quot;,&quot;;[Data.E151])" office:value-type="string" office:string-value=",">
            <text:p>,</text:p>
          </table:table-cell>
          <table:table-cell table:formula="of:=CONCATENATE(&quot;,&quot;;[Data.F151])" office:value-type="string" office:string-value=",">
            <text:p>,</text:p>
          </table:table-cell>
          <table:table-cell table:formula="of:=IF([Data.G151]=&quot;&quot;;&quot;&quot;;CONCATENATE(&quot;,&quot;;[Data.G151]))">
            <text:p/>
          </table:table-cell>
          <table:table-cell table:style-name="ce5" table:formula="of:=IF([Data.H151]=&quot;&quot;;&quot;&quot;;CONCATENATE(&quot;,&quot;;[Data.H151]))">
            <text:p/>
          </table:table-cell>
          <table:table-cell table:style-name="ce5" table:formula="of:=IF([Data.I151]=&quot;&quot;;&quot;&quot;;CONCATENATE(&quot;,&quot;;[Data.I151]))">
            <text:p/>
          </table:table-cell>
          <table:table-cell table:style-name="ce5" table:formula="of:=IF([Data.J151]=&quot;&quot;;&quot;&quot;;CONCATENATE(&quot;,&quot;;[Data.J151]))">
            <text:p/>
          </table:table-cell>
          <table:table-cell table:style-name="ce5" table:formula="of:=IF([Data.K151]=&quot;&quot;;&quot;&quot;;CONCATENATE(&quot;,&quot;;[Data.K151]))">
            <text:p/>
          </table:table-cell>
          <table:table-cell table:style-name="ce5" table:formula="of:=IF([Data.L151]=&quot;&quot;;&quot;&quot;;CONCATENATE(&quot;,&quot;;[Data.L151]))">
            <text:p/>
          </table:table-cell>
          <table:table-cell table:style-name="ce5" table:formula="of:=IF([Data.M151]=&quot;&quot;;&quot;&quot;;CONCATENATE(&quot;,&quot;;[Data.M151]))">
            <text:p/>
          </table:table-cell>
          <table:table-cell table:style-name="ce5" table:formula="of:=IF([Data.N151]=&quot;&quot;;&quot;&quot;;CONCATENATE(&quot;,&quot;;[Data.N151]))">
            <text:p/>
          </table:table-cell>
          <table:table-cell table:style-name="ce5" table:formula="of:=IF([Data.O151]=&quot;&quot;;&quot;&quot;;CONCATENATE(&quot;,&quot;;[Data.O151]))">
            <text:p/>
          </table:table-cell>
          <table:table-cell table:style-name="ce5" table:formula="of:=IF([Data.P151]=&quot;&quot;;&quot;&quot;;CONCATENATE(&quot;,&quot;;[Data.P151]))">
            <text:p/>
          </table:table-cell>
          <table:table-cell table:style-name="ce5" table:formula="of:=IF([Data.Q151]=&quot;&quot;;&quot;&quot;;CONCATENATE(&quot;,&quot;;[Data.Q151]))">
            <text:p/>
          </table:table-cell>
          <table:table-cell table:style-name="ce5" table:formula="of:=IF([Data.R151]=&quot;&quot;;&quot;&quot;;CONCATENATE(&quot;,&quot;;[Data.R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90">
            <text:p>90</text:p>
          </table:table-cell>
          <table:table-cell table:formula="of:=IF([Data.C152]=&quot;&quot;;[.B150];CONCATENATE(&quot;,&quot;;[Data.C152]))" office:value-type="string" office:string-value=",PHYSICAL">
            <text:p>,PHYSICAL</text:p>
          </table:table-cell>
          <table:table-cell table:formula="of:=IF([Data.D152]=&quot;&quot;;[.C150];CONCATENATE(&quot;,&quot;;[Data.D152]))" office:value-type="string" office:string-value=",CHARL">
            <text:p>,CHARL</text:p>
          </table:table-cell>
          <table:table-cell table:formula="of:=CONCATENATE(&quot;,&quot;;[Data.E152])" office:value-type="string" office:string-value=",">
            <text:p>,</text:p>
          </table:table-cell>
          <table:table-cell table:formula="of:=CONCATENATE(&quot;,&quot;;[Data.F152])" office:value-type="string" office:string-value=",">
            <text:p>,</text:p>
          </table:table-cell>
          <table:table-cell table:formula="of:=IF([Data.G152]=&quot;&quot;;&quot;&quot;;CONCATENATE(&quot;,&quot;;[Data.G152]))">
            <text:p/>
          </table:table-cell>
          <table:table-cell table:style-name="ce5" table:formula="of:=IF([Data.H152]=&quot;&quot;;&quot;&quot;;CONCATENATE(&quot;,&quot;;[Data.H152]))">
            <text:p/>
          </table:table-cell>
          <table:table-cell table:style-name="ce5" table:formula="of:=IF([Data.I152]=&quot;&quot;;&quot;&quot;;CONCATENATE(&quot;,&quot;;[Data.I152]))">
            <text:p/>
          </table:table-cell>
          <table:table-cell table:style-name="ce5" table:formula="of:=IF([Data.J152]=&quot;&quot;;&quot;&quot;;CONCATENATE(&quot;,&quot;;[Data.J152]))">
            <text:p/>
          </table:table-cell>
          <table:table-cell table:style-name="ce5" table:formula="of:=IF([Data.K152]=&quot;&quot;;&quot;&quot;;CONCATENATE(&quot;,&quot;;[Data.K152]))">
            <text:p/>
          </table:table-cell>
          <table:table-cell table:style-name="ce5" table:formula="of:=IF([Data.L152]=&quot;&quot;;&quot;&quot;;CONCATENATE(&quot;,&quot;;[Data.L152]))">
            <text:p/>
          </table:table-cell>
          <table:table-cell table:style-name="ce5" table:formula="of:=IF([Data.M152]=&quot;&quot;;&quot;&quot;;CONCATENATE(&quot;,&quot;;[Data.M152]))">
            <text:p/>
          </table:table-cell>
          <table:table-cell table:style-name="ce5" table:formula="of:=IF([Data.N152]=&quot;&quot;;&quot;&quot;;CONCATENATE(&quot;,&quot;;[Data.N152]))">
            <text:p/>
          </table:table-cell>
          <table:table-cell table:style-name="ce5" table:formula="of:=IF([Data.O152]=&quot;&quot;;&quot;&quot;;CONCATENATE(&quot;,&quot;;[Data.O152]))">
            <text:p/>
          </table:table-cell>
          <table:table-cell table:style-name="ce5" table:formula="of:=IF([Data.P152]=&quot;&quot;;&quot;&quot;;CONCATENATE(&quot;,&quot;;[Data.P152]))">
            <text:p/>
          </table:table-cell>
          <table:table-cell table:style-name="ce5" table:formula="of:=IF([Data.Q152]=&quot;&quot;;&quot;&quot;;CONCATENATE(&quot;,&quot;;[Data.Q152]))">
            <text:p/>
          </table:table-cell>
          <table:table-cell table:style-name="ce5" table:formula="of:=IF([Data.R152]=&quot;&quot;;&quot;&quot;;CONCATENATE(&quot;,&quot;;[Data.R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90">
            <text:p>90</text:p>
          </table:table-cell>
          <table:table-cell table:formula="of:=IF([Data.C153]=&quot;&quot;;[.B151];CONCATENATE(&quot;,&quot;;[Data.C153]))" office:value-type="string" office:string-value=",PHYSICAL">
            <text:p>,PHYSICAL</text:p>
          </table:table-cell>
          <table:table-cell table:formula="of:=IF([Data.D153]=&quot;&quot;;[.C151];CONCATENATE(&quot;,&quot;;[Data.D153]))" office:value-type="string" office:string-value=",CHARL">
            <text:p>,CHARL</text:p>
          </table:table-cell>
          <table:table-cell table:formula="of:=CONCATENATE(&quot;,&quot;;[Data.E153])" office:value-type="string" office:string-value=",">
            <text:p>,</text:p>
          </table:table-cell>
          <table:table-cell table:formula="of:=CONCATENATE(&quot;,&quot;;[Data.F153])" office:value-type="string" office:string-value=",">
            <text:p>,</text:p>
          </table:table-cell>
          <table:table-cell table:formula="of:=IF([Data.G153]=&quot;&quot;;&quot;&quot;;CONCATENATE(&quot;,&quot;;[Data.G153]))">
            <text:p/>
          </table:table-cell>
          <table:table-cell table:style-name="ce5" table:formula="of:=IF([Data.H153]=&quot;&quot;;&quot;&quot;;CONCATENATE(&quot;,&quot;;[Data.H153]))">
            <text:p/>
          </table:table-cell>
          <table:table-cell table:style-name="ce5" table:formula="of:=IF([Data.I153]=&quot;&quot;;&quot;&quot;;CONCATENATE(&quot;,&quot;;[Data.I153]))">
            <text:p/>
          </table:table-cell>
          <table:table-cell table:style-name="ce5" table:formula="of:=IF([Data.J153]=&quot;&quot;;&quot;&quot;;CONCATENATE(&quot;,&quot;;[Data.J153]))">
            <text:p/>
          </table:table-cell>
          <table:table-cell table:style-name="ce5" table:formula="of:=IF([Data.K153]=&quot;&quot;;&quot;&quot;;CONCATENATE(&quot;,&quot;;[Data.K153]))">
            <text:p/>
          </table:table-cell>
          <table:table-cell table:style-name="ce5" table:formula="of:=IF([Data.L153]=&quot;&quot;;&quot;&quot;;CONCATENATE(&quot;,&quot;;[Data.L153]))">
            <text:p/>
          </table:table-cell>
          <table:table-cell table:style-name="ce5" table:formula="of:=IF([Data.M153]=&quot;&quot;;&quot;&quot;;CONCATENATE(&quot;,&quot;;[Data.M153]))">
            <text:p/>
          </table:table-cell>
          <table:table-cell table:style-name="ce5" table:formula="of:=IF([Data.N153]=&quot;&quot;;&quot;&quot;;CONCATENATE(&quot;,&quot;;[Data.N153]))">
            <text:p/>
          </table:table-cell>
          <table:table-cell table:style-name="ce5" table:formula="of:=IF([Data.O153]=&quot;&quot;;&quot;&quot;;CONCATENATE(&quot;,&quot;;[Data.O153]))">
            <text:p/>
          </table:table-cell>
          <table:table-cell table:style-name="ce5" table:formula="of:=IF([Data.P153]=&quot;&quot;;&quot;&quot;;CONCATENATE(&quot;,&quot;;[Data.P153]))">
            <text:p/>
          </table:table-cell>
          <table:table-cell table:style-name="ce5" table:formula="of:=IF([Data.Q153]=&quot;&quot;;&quot;&quot;;CONCATENATE(&quot;,&quot;;[Data.Q153]))">
            <text:p/>
          </table:table-cell>
          <table:table-cell table:style-name="ce5" table:formula="of:=IF([Data.R153]=&quot;&quot;;&quot;&quot;;CONCATENATE(&quot;,&quot;;[Data.R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90">
            <text:p>90</text:p>
          </table:table-cell>
          <table:table-cell table:formula="of:=IF([Data.C154]=&quot;&quot;;[.B152];CONCATENATE(&quot;,&quot;;[Data.C154]))" office:value-type="string" office:string-value=",PHYSICAL">
            <text:p>,PHYSICAL</text:p>
          </table:table-cell>
          <table:table-cell table:formula="of:=IF([Data.D154]=&quot;&quot;;[.C152];CONCATENATE(&quot;,&quot;;[Data.D154]))" office:value-type="string" office:string-value=",CHARL">
            <text:p>,CHARL</text:p>
          </table:table-cell>
          <table:table-cell table:formula="of:=CONCATENATE(&quot;,&quot;;[Data.E154])" office:value-type="string" office:string-value=",">
            <text:p>,</text:p>
          </table:table-cell>
          <table:table-cell table:formula="of:=CONCATENATE(&quot;,&quot;;[Data.F154])" office:value-type="string" office:string-value=",">
            <text:p>,</text:p>
          </table:table-cell>
          <table:table-cell table:formula="of:=IF([Data.G154]=&quot;&quot;;&quot;&quot;;CONCATENATE(&quot;,&quot;;[Data.G154]))">
            <text:p/>
          </table:table-cell>
          <table:table-cell table:style-name="ce5" table:formula="of:=IF([Data.H154]=&quot;&quot;;&quot;&quot;;CONCATENATE(&quot;,&quot;;[Data.H154]))">
            <text:p/>
          </table:table-cell>
          <table:table-cell table:style-name="ce5" table:formula="of:=IF([Data.I154]=&quot;&quot;;&quot;&quot;;CONCATENATE(&quot;,&quot;;[Data.I154]))">
            <text:p/>
          </table:table-cell>
          <table:table-cell table:style-name="ce5" table:formula="of:=IF([Data.J154]=&quot;&quot;;&quot;&quot;;CONCATENATE(&quot;,&quot;;[Data.J154]))">
            <text:p/>
          </table:table-cell>
          <table:table-cell table:style-name="ce5" table:formula="of:=IF([Data.K154]=&quot;&quot;;&quot;&quot;;CONCATENATE(&quot;,&quot;;[Data.K154]))">
            <text:p/>
          </table:table-cell>
          <table:table-cell table:style-name="ce5" table:formula="of:=IF([Data.L154]=&quot;&quot;;&quot;&quot;;CONCATENATE(&quot;,&quot;;[Data.L154]))">
            <text:p/>
          </table:table-cell>
          <table:table-cell table:style-name="ce5" table:formula="of:=IF([Data.M154]=&quot;&quot;;&quot;&quot;;CONCATENATE(&quot;,&quot;;[Data.M154]))">
            <text:p/>
          </table:table-cell>
          <table:table-cell table:style-name="ce5" table:formula="of:=IF([Data.N154]=&quot;&quot;;&quot;&quot;;CONCATENATE(&quot;,&quot;;[Data.N154]))">
            <text:p/>
          </table:table-cell>
          <table:table-cell table:style-name="ce5" table:formula="of:=IF([Data.O154]=&quot;&quot;;&quot;&quot;;CONCATENATE(&quot;,&quot;;[Data.O154]))">
            <text:p/>
          </table:table-cell>
          <table:table-cell table:style-name="ce5" table:formula="of:=IF([Data.P154]=&quot;&quot;;&quot;&quot;;CONCATENATE(&quot;,&quot;;[Data.P154]))">
            <text:p/>
          </table:table-cell>
          <table:table-cell table:style-name="ce5" table:formula="of:=IF([Data.Q154]=&quot;&quot;;&quot;&quot;;CONCATENATE(&quot;,&quot;;[Data.Q154]))">
            <text:p/>
          </table:table-cell>
          <table:table-cell table:style-name="ce5" table:formula="of:=IF([Data.R154]=&quot;&quot;;&quot;&quot;;CONCATENATE(&quot;,&quot;;[Data.R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90">
            <text:p>90</text:p>
          </table:table-cell>
          <table:table-cell table:formula="of:=IF([Data.C155]=&quot;&quot;;[.B153];CONCATENATE(&quot;,&quot;;[Data.C155]))" office:value-type="string" office:string-value=",PHYSICAL">
            <text:p>,PHYSICAL</text:p>
          </table:table-cell>
          <table:table-cell table:formula="of:=IF([Data.D155]=&quot;&quot;;[.C153];CONCATENATE(&quot;,&quot;;[Data.D155]))" office:value-type="string" office:string-value=",CHARL">
            <text:p>,CHARL</text:p>
          </table:table-cell>
          <table:table-cell table:formula="of:=CONCATENATE(&quot;,&quot;;[Data.E155])" office:value-type="string" office:string-value=",">
            <text:p>,</text:p>
          </table:table-cell>
          <table:table-cell table:formula="of:=CONCATENATE(&quot;,&quot;;[Data.F155])" office:value-type="string" office:string-value=",">
            <text:p>,</text:p>
          </table:table-cell>
          <table:table-cell table:formula="of:=IF([Data.G155]=&quot;&quot;;&quot;&quot;;CONCATENATE(&quot;,&quot;;[Data.G155]))">
            <text:p/>
          </table:table-cell>
          <table:table-cell table:style-name="ce5" table:formula="of:=IF([Data.H155]=&quot;&quot;;&quot;&quot;;CONCATENATE(&quot;,&quot;;[Data.H155]))">
            <text:p/>
          </table:table-cell>
          <table:table-cell table:style-name="ce5" table:formula="of:=IF([Data.I155]=&quot;&quot;;&quot;&quot;;CONCATENATE(&quot;,&quot;;[Data.I155]))">
            <text:p/>
          </table:table-cell>
          <table:table-cell table:style-name="ce5" table:formula="of:=IF([Data.J155]=&quot;&quot;;&quot;&quot;;CONCATENATE(&quot;,&quot;;[Data.J155]))">
            <text:p/>
          </table:table-cell>
          <table:table-cell table:style-name="ce5" table:formula="of:=IF([Data.K155]=&quot;&quot;;&quot;&quot;;CONCATENATE(&quot;,&quot;;[Data.K155]))">
            <text:p/>
          </table:table-cell>
          <table:table-cell table:style-name="ce5" table:formula="of:=IF([Data.L155]=&quot;&quot;;&quot;&quot;;CONCATENATE(&quot;,&quot;;[Data.L155]))">
            <text:p/>
          </table:table-cell>
          <table:table-cell table:style-name="ce5" table:formula="of:=IF([Data.M155]=&quot;&quot;;&quot;&quot;;CONCATENATE(&quot;,&quot;;[Data.M155]))">
            <text:p/>
          </table:table-cell>
          <table:table-cell table:style-name="ce5" table:formula="of:=IF([Data.N155]=&quot;&quot;;&quot;&quot;;CONCATENATE(&quot;,&quot;;[Data.N155]))">
            <text:p/>
          </table:table-cell>
          <table:table-cell table:style-name="ce5" table:formula="of:=IF([Data.O155]=&quot;&quot;;&quot;&quot;;CONCATENATE(&quot;,&quot;;[Data.O155]))">
            <text:p/>
          </table:table-cell>
          <table:table-cell table:style-name="ce5" table:formula="of:=IF([Data.P155]=&quot;&quot;;&quot;&quot;;CONCATENATE(&quot;,&quot;;[Data.P155]))">
            <text:p/>
          </table:table-cell>
          <table:table-cell table:style-name="ce5" table:formula="of:=IF([Data.Q155]=&quot;&quot;;&quot;&quot;;CONCATENATE(&quot;,&quot;;[Data.Q155]))">
            <text:p/>
          </table:table-cell>
          <table:table-cell table:style-name="ce5" table:formula="of:=IF([Data.R155]=&quot;&quot;;&quot;&quot;;CONCATENATE(&quot;,&quot;;[Data.R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90">
            <text:p>90</text:p>
          </table:table-cell>
          <table:table-cell table:formula="of:=IF([Data.C156]=&quot;&quot;;[.B154];CONCATENATE(&quot;,&quot;;[Data.C156]))" office:value-type="string" office:string-value=",PHYSICAL">
            <text:p>,PHYSICAL</text:p>
          </table:table-cell>
          <table:table-cell table:formula="of:=IF([Data.D156]=&quot;&quot;;[.C154];CONCATENATE(&quot;,&quot;;[Data.D156]))" office:value-type="string" office:string-value=",CHARL">
            <text:p>,CHARL</text:p>
          </table:table-cell>
          <table:table-cell table:formula="of:=CONCATENATE(&quot;,&quot;;[Data.E156])" office:value-type="string" office:string-value=",">
            <text:p>,</text:p>
          </table:table-cell>
          <table:table-cell table:formula="of:=CONCATENATE(&quot;,&quot;;[Data.F156])" office:value-type="string" office:string-value=",">
            <text:p>,</text:p>
          </table:table-cell>
          <table:table-cell table:formula="of:=IF([Data.G156]=&quot;&quot;;&quot;&quot;;CONCATENATE(&quot;,&quot;;[Data.G156]))">
            <text:p/>
          </table:table-cell>
          <table:table-cell table:style-name="ce5" table:formula="of:=IF([Data.H156]=&quot;&quot;;&quot;&quot;;CONCATENATE(&quot;,&quot;;[Data.H156]))">
            <text:p/>
          </table:table-cell>
          <table:table-cell table:style-name="ce5" table:formula="of:=IF([Data.I156]=&quot;&quot;;&quot;&quot;;CONCATENATE(&quot;,&quot;;[Data.I156]))">
            <text:p/>
          </table:table-cell>
          <table:table-cell table:style-name="ce5" table:formula="of:=IF([Data.J156]=&quot;&quot;;&quot;&quot;;CONCATENATE(&quot;,&quot;;[Data.J156]))">
            <text:p/>
          </table:table-cell>
          <table:table-cell table:style-name="ce5" table:formula="of:=IF([Data.K156]=&quot;&quot;;&quot;&quot;;CONCATENATE(&quot;,&quot;;[Data.K156]))">
            <text:p/>
          </table:table-cell>
          <table:table-cell table:style-name="ce5" table:formula="of:=IF([Data.L156]=&quot;&quot;;&quot;&quot;;CONCATENATE(&quot;,&quot;;[Data.L156]))">
            <text:p/>
          </table:table-cell>
          <table:table-cell table:style-name="ce5" table:formula="of:=IF([Data.M156]=&quot;&quot;;&quot;&quot;;CONCATENATE(&quot;,&quot;;[Data.M156]))">
            <text:p/>
          </table:table-cell>
          <table:table-cell table:style-name="ce5" table:formula="of:=IF([Data.N156]=&quot;&quot;;&quot;&quot;;CONCATENATE(&quot;,&quot;;[Data.N156]))">
            <text:p/>
          </table:table-cell>
          <table:table-cell table:style-name="ce5" table:formula="of:=IF([Data.O156]=&quot;&quot;;&quot;&quot;;CONCATENATE(&quot;,&quot;;[Data.O156]))">
            <text:p/>
          </table:table-cell>
          <table:table-cell table:style-name="ce5" table:formula="of:=IF([Data.P156]=&quot;&quot;;&quot;&quot;;CONCATENATE(&quot;,&quot;;[Data.P156]))">
            <text:p/>
          </table:table-cell>
          <table:table-cell table:style-name="ce5" table:formula="of:=IF([Data.Q156]=&quot;&quot;;&quot;&quot;;CONCATENATE(&quot;,&quot;;[Data.Q156]))">
            <text:p/>
          </table:table-cell>
          <table:table-cell table:style-name="ce5" table:formula="of:=IF([Data.R156]=&quot;&quot;;&quot;&quot;;CONCATENATE(&quot;,&quot;;[Data.R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90">
            <text:p>90</text:p>
          </table:table-cell>
          <table:table-cell table:formula="of:=IF([Data.C157]=&quot;&quot;;[.B155];CONCATENATE(&quot;,&quot;;[Data.C157]))" office:value-type="string" office:string-value=",PHYSICAL">
            <text:p>,PHYSICAL</text:p>
          </table:table-cell>
          <table:table-cell table:formula="of:=IF([Data.D157]=&quot;&quot;;[.C155];CONCATENATE(&quot;,&quot;;[Data.D157]))" office:value-type="string" office:string-value=",CHARL">
            <text:p>,CHARL</text:p>
          </table:table-cell>
          <table:table-cell table:formula="of:=CONCATENATE(&quot;,&quot;;[Data.E157])" office:value-type="string" office:string-value=",">
            <text:p>,</text:p>
          </table:table-cell>
          <table:table-cell table:formula="of:=CONCATENATE(&quot;,&quot;;[Data.F157])" office:value-type="string" office:string-value=",">
            <text:p>,</text:p>
          </table:table-cell>
          <table:table-cell table:formula="of:=IF([Data.G157]=&quot;&quot;;&quot;&quot;;CONCATENATE(&quot;,&quot;;[Data.G157]))">
            <text:p/>
          </table:table-cell>
          <table:table-cell table:style-name="ce5" table:formula="of:=IF([Data.H157]=&quot;&quot;;&quot;&quot;;CONCATENATE(&quot;,&quot;;[Data.H157]))">
            <text:p/>
          </table:table-cell>
          <table:table-cell table:style-name="ce5" table:formula="of:=IF([Data.I157]=&quot;&quot;;&quot;&quot;;CONCATENATE(&quot;,&quot;;[Data.I157]))">
            <text:p/>
          </table:table-cell>
          <table:table-cell table:style-name="ce5" table:formula="of:=IF([Data.J157]=&quot;&quot;;&quot;&quot;;CONCATENATE(&quot;,&quot;;[Data.J157]))">
            <text:p/>
          </table:table-cell>
          <table:table-cell table:style-name="ce5" table:formula="of:=IF([Data.K157]=&quot;&quot;;&quot;&quot;;CONCATENATE(&quot;,&quot;;[Data.K157]))">
            <text:p/>
          </table:table-cell>
          <table:table-cell table:style-name="ce5" table:formula="of:=IF([Data.L157]=&quot;&quot;;&quot;&quot;;CONCATENATE(&quot;,&quot;;[Data.L157]))">
            <text:p/>
          </table:table-cell>
          <table:table-cell table:style-name="ce5" table:formula="of:=IF([Data.M157]=&quot;&quot;;&quot;&quot;;CONCATENATE(&quot;,&quot;;[Data.M157]))">
            <text:p/>
          </table:table-cell>
          <table:table-cell table:style-name="ce5" table:formula="of:=IF([Data.N157]=&quot;&quot;;&quot;&quot;;CONCATENATE(&quot;,&quot;;[Data.N157]))">
            <text:p/>
          </table:table-cell>
          <table:table-cell table:style-name="ce5" table:formula="of:=IF([Data.O157]=&quot;&quot;;&quot;&quot;;CONCATENATE(&quot;,&quot;;[Data.O157]))">
            <text:p/>
          </table:table-cell>
          <table:table-cell table:style-name="ce5" table:formula="of:=IF([Data.P157]=&quot;&quot;;&quot;&quot;;CONCATENATE(&quot;,&quot;;[Data.P157]))">
            <text:p/>
          </table:table-cell>
          <table:table-cell table:style-name="ce5" table:formula="of:=IF([Data.Q157]=&quot;&quot;;&quot;&quot;;CONCATENATE(&quot;,&quot;;[Data.Q157]))">
            <text:p/>
          </table:table-cell>
          <table:table-cell table:style-name="ce5" table:formula="of:=IF([Data.R157]=&quot;&quot;;&quot;&quot;;CONCATENATE(&quot;,&quot;;[Data.R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90">
            <text:p>90</text:p>
          </table:table-cell>
          <table:table-cell table:formula="of:=IF([Data.C158]=&quot;&quot;;[.B156];CONCATENATE(&quot;,&quot;;[Data.C158]))" office:value-type="string" office:string-value=",PHYSICAL">
            <text:p>,PHYSICAL</text:p>
          </table:table-cell>
          <table:table-cell table:formula="of:=IF([Data.D158]=&quot;&quot;;[.C156];CONCATENATE(&quot;,&quot;;[Data.D158]))" office:value-type="string" office:string-value=",CHARL">
            <text:p>,CHARL</text:p>
          </table:table-cell>
          <table:table-cell table:formula="of:=CONCATENATE(&quot;,&quot;;[Data.E158])" office:value-type="string" office:string-value=",">
            <text:p>,</text:p>
          </table:table-cell>
          <table:table-cell table:formula="of:=CONCATENATE(&quot;,&quot;;[Data.F158])" office:value-type="string" office:string-value=",">
            <text:p>,</text:p>
          </table:table-cell>
          <table:table-cell table:formula="of:=IF([Data.G158]=&quot;&quot;;&quot;&quot;;CONCATENATE(&quot;,&quot;;[Data.G158]))">
            <text:p/>
          </table:table-cell>
          <table:table-cell table:style-name="ce5" table:formula="of:=IF([Data.H158]=&quot;&quot;;&quot;&quot;;CONCATENATE(&quot;,&quot;;[Data.H158]))">
            <text:p/>
          </table:table-cell>
          <table:table-cell table:style-name="ce5" table:formula="of:=IF([Data.I158]=&quot;&quot;;&quot;&quot;;CONCATENATE(&quot;,&quot;;[Data.I158]))">
            <text:p/>
          </table:table-cell>
          <table:table-cell table:style-name="ce5" table:formula="of:=IF([Data.J158]=&quot;&quot;;&quot;&quot;;CONCATENATE(&quot;,&quot;;[Data.J158]))">
            <text:p/>
          </table:table-cell>
          <table:table-cell table:style-name="ce5" table:formula="of:=IF([Data.K158]=&quot;&quot;;&quot;&quot;;CONCATENATE(&quot;,&quot;;[Data.K158]))">
            <text:p/>
          </table:table-cell>
          <table:table-cell table:style-name="ce5" table:formula="of:=IF([Data.L158]=&quot;&quot;;&quot;&quot;;CONCATENATE(&quot;,&quot;;[Data.L158]))">
            <text:p/>
          </table:table-cell>
          <table:table-cell table:style-name="ce5" table:formula="of:=IF([Data.M158]=&quot;&quot;;&quot;&quot;;CONCATENATE(&quot;,&quot;;[Data.M158]))">
            <text:p/>
          </table:table-cell>
          <table:table-cell table:style-name="ce5" table:formula="of:=IF([Data.N158]=&quot;&quot;;&quot;&quot;;CONCATENATE(&quot;,&quot;;[Data.N158]))">
            <text:p/>
          </table:table-cell>
          <table:table-cell table:style-name="ce5" table:formula="of:=IF([Data.O158]=&quot;&quot;;&quot;&quot;;CONCATENATE(&quot;,&quot;;[Data.O158]))">
            <text:p/>
          </table:table-cell>
          <table:table-cell table:style-name="ce5" table:formula="of:=IF([Data.P158]=&quot;&quot;;&quot;&quot;;CONCATENATE(&quot;,&quot;;[Data.P158]))">
            <text:p/>
          </table:table-cell>
          <table:table-cell table:style-name="ce5" table:formula="of:=IF([Data.Q158]=&quot;&quot;;&quot;&quot;;CONCATENATE(&quot;,&quot;;[Data.Q158]))">
            <text:p/>
          </table:table-cell>
          <table:table-cell table:style-name="ce5" table:formula="of:=IF([Data.R158]=&quot;&quot;;&quot;&quot;;CONCATENATE(&quot;,&quot;;[Data.R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90">
            <text:p>90</text:p>
          </table:table-cell>
          <table:table-cell table:formula="of:=IF([Data.C159]=&quot;&quot;;[.B157];CONCATENATE(&quot;,&quot;;[Data.C159]))" office:value-type="string" office:string-value=",PHYSICAL">
            <text:p>,PHYSICAL</text:p>
          </table:table-cell>
          <table:table-cell table:formula="of:=IF([Data.D159]=&quot;&quot;;[.C157];CONCATENATE(&quot;,&quot;;[Data.D159]))" office:value-type="string" office:string-value=",CHARL">
            <text:p>,CHARL</text:p>
          </table:table-cell>
          <table:table-cell table:formula="of:=CONCATENATE(&quot;,&quot;;[Data.E159])" office:value-type="string" office:string-value=",">
            <text:p>,</text:p>
          </table:table-cell>
          <table:table-cell table:formula="of:=CONCATENATE(&quot;,&quot;;[Data.F159])" office:value-type="string" office:string-value=",">
            <text:p>,</text:p>
          </table:table-cell>
          <table:table-cell table:formula="of:=IF([Data.G159]=&quot;&quot;;&quot;&quot;;CONCATENATE(&quot;,&quot;;[Data.G159]))">
            <text:p/>
          </table:table-cell>
          <table:table-cell table:style-name="ce5" table:formula="of:=IF([Data.H159]=&quot;&quot;;&quot;&quot;;CONCATENATE(&quot;,&quot;;[Data.H159]))">
            <text:p/>
          </table:table-cell>
          <table:table-cell table:style-name="ce5" table:formula="of:=IF([Data.I159]=&quot;&quot;;&quot;&quot;;CONCATENATE(&quot;,&quot;;[Data.I159]))">
            <text:p/>
          </table:table-cell>
          <table:table-cell table:style-name="ce5" table:formula="of:=IF([Data.J159]=&quot;&quot;;&quot;&quot;;CONCATENATE(&quot;,&quot;;[Data.J159]))">
            <text:p/>
          </table:table-cell>
          <table:table-cell table:style-name="ce5" table:formula="of:=IF([Data.K159]=&quot;&quot;;&quot;&quot;;CONCATENATE(&quot;,&quot;;[Data.K159]))">
            <text:p/>
          </table:table-cell>
          <table:table-cell table:style-name="ce5" table:formula="of:=IF([Data.L159]=&quot;&quot;;&quot;&quot;;CONCATENATE(&quot;,&quot;;[Data.L159]))">
            <text:p/>
          </table:table-cell>
          <table:table-cell table:style-name="ce5" table:formula="of:=IF([Data.M159]=&quot;&quot;;&quot;&quot;;CONCATENATE(&quot;,&quot;;[Data.M159]))">
            <text:p/>
          </table:table-cell>
          <table:table-cell table:style-name="ce5" table:formula="of:=IF([Data.N159]=&quot;&quot;;&quot;&quot;;CONCATENATE(&quot;,&quot;;[Data.N159]))">
            <text:p/>
          </table:table-cell>
          <table:table-cell table:style-name="ce5" table:formula="of:=IF([Data.O159]=&quot;&quot;;&quot;&quot;;CONCATENATE(&quot;,&quot;;[Data.O159]))">
            <text:p/>
          </table:table-cell>
          <table:table-cell table:style-name="ce5" table:formula="of:=IF([Data.P159]=&quot;&quot;;&quot;&quot;;CONCATENATE(&quot;,&quot;;[Data.P159]))">
            <text:p/>
          </table:table-cell>
          <table:table-cell table:style-name="ce5" table:formula="of:=IF([Data.Q159]=&quot;&quot;;&quot;&quot;;CONCATENATE(&quot;,&quot;;[Data.Q159]))">
            <text:p/>
          </table:table-cell>
          <table:table-cell table:style-name="ce5" table:formula="of:=IF([Data.R159]=&quot;&quot;;&quot;&quot;;CONCATENATE(&quot;,&quot;;[Data.R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90">
            <text:p>90</text:p>
          </table:table-cell>
          <table:table-cell table:formula="of:=IF([Data.C160]=&quot;&quot;;[.B158];CONCATENATE(&quot;,&quot;;[Data.C160]))" office:value-type="string" office:string-value=",PHYSICAL">
            <text:p>,PHYSICAL</text:p>
          </table:table-cell>
          <table:table-cell table:formula="of:=IF([Data.D160]=&quot;&quot;;[.C158];CONCATENATE(&quot;,&quot;;[Data.D160]))" office:value-type="string" office:string-value=",CHARL">
            <text:p>,CHARL</text:p>
          </table:table-cell>
          <table:table-cell table:formula="of:=CONCATENATE(&quot;,&quot;;[Data.E160])" office:value-type="string" office:string-value=",">
            <text:p>,</text:p>
          </table:table-cell>
          <table:table-cell table:formula="of:=CONCATENATE(&quot;,&quot;;[Data.F160])" office:value-type="string" office:string-value=",">
            <text:p>,</text:p>
          </table:table-cell>
          <table:table-cell table:formula="of:=IF([Data.G160]=&quot;&quot;;&quot;&quot;;CONCATENATE(&quot;,&quot;;[Data.G160]))">
            <text:p/>
          </table:table-cell>
          <table:table-cell table:style-name="ce5" table:formula="of:=IF([Data.H160]=&quot;&quot;;&quot;&quot;;CONCATENATE(&quot;,&quot;;[Data.H160]))">
            <text:p/>
          </table:table-cell>
          <table:table-cell table:style-name="ce5" table:formula="of:=IF([Data.I160]=&quot;&quot;;&quot;&quot;;CONCATENATE(&quot;,&quot;;[Data.I160]))">
            <text:p/>
          </table:table-cell>
          <table:table-cell table:style-name="ce5" table:formula="of:=IF([Data.J160]=&quot;&quot;;&quot;&quot;;CONCATENATE(&quot;,&quot;;[Data.J160]))">
            <text:p/>
          </table:table-cell>
          <table:table-cell table:style-name="ce5" table:formula="of:=IF([Data.K160]=&quot;&quot;;&quot;&quot;;CONCATENATE(&quot;,&quot;;[Data.K160]))">
            <text:p/>
          </table:table-cell>
          <table:table-cell table:style-name="ce5" table:formula="of:=IF([Data.L160]=&quot;&quot;;&quot;&quot;;CONCATENATE(&quot;,&quot;;[Data.L160]))">
            <text:p/>
          </table:table-cell>
          <table:table-cell table:style-name="ce5" table:formula="of:=IF([Data.M160]=&quot;&quot;;&quot;&quot;;CONCATENATE(&quot;,&quot;;[Data.M160]))">
            <text:p/>
          </table:table-cell>
          <table:table-cell table:style-name="ce5" table:formula="of:=IF([Data.N160]=&quot;&quot;;&quot;&quot;;CONCATENATE(&quot;,&quot;;[Data.N160]))">
            <text:p/>
          </table:table-cell>
          <table:table-cell table:style-name="ce5" table:formula="of:=IF([Data.O160]=&quot;&quot;;&quot;&quot;;CONCATENATE(&quot;,&quot;;[Data.O160]))">
            <text:p/>
          </table:table-cell>
          <table:table-cell table:style-name="ce5" table:formula="of:=IF([Data.P160]=&quot;&quot;;&quot;&quot;;CONCATENATE(&quot;,&quot;;[Data.P160]))">
            <text:p/>
          </table:table-cell>
          <table:table-cell table:style-name="ce5" table:formula="of:=IF([Data.Q160]=&quot;&quot;;&quot;&quot;;CONCATENATE(&quot;,&quot;;[Data.Q160]))">
            <text:p/>
          </table:table-cell>
          <table:table-cell table:style-name="ce5" table:formula="of:=IF([Data.R160]=&quot;&quot;;&quot;&quot;;CONCATENATE(&quot;,&quot;;[Data.R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90">
            <text:p>90</text:p>
          </table:table-cell>
          <table:table-cell table:formula="of:=IF([Data.C161]=&quot;&quot;;[.B159];CONCATENATE(&quot;,&quot;;[Data.C161]))" office:value-type="string" office:string-value=",PHYSICAL">
            <text:p>,PHYSICAL</text:p>
          </table:table-cell>
          <table:table-cell table:formula="of:=IF([Data.D161]=&quot;&quot;;[.C159];CONCATENATE(&quot;,&quot;;[Data.D161]))" office:value-type="string" office:string-value=",CHARL">
            <text:p>,CHARL</text:p>
          </table:table-cell>
          <table:table-cell table:formula="of:=CONCATENATE(&quot;,&quot;;[Data.E161])" office:value-type="string" office:string-value=",">
            <text:p>,</text:p>
          </table:table-cell>
          <table:table-cell table:formula="of:=CONCATENATE(&quot;,&quot;;[Data.F161])" office:value-type="string" office:string-value=",">
            <text:p>,</text:p>
          </table:table-cell>
          <table:table-cell table:formula="of:=IF([Data.G161]=&quot;&quot;;&quot;&quot;;CONCATENATE(&quot;,&quot;;[Data.G161]))">
            <text:p/>
          </table:table-cell>
          <table:table-cell table:style-name="ce5" table:formula="of:=IF([Data.H161]=&quot;&quot;;&quot;&quot;;CONCATENATE(&quot;,&quot;;[Data.H161]))">
            <text:p/>
          </table:table-cell>
          <table:table-cell table:style-name="ce5" table:formula="of:=IF([Data.I161]=&quot;&quot;;&quot;&quot;;CONCATENATE(&quot;,&quot;;[Data.I161]))">
            <text:p/>
          </table:table-cell>
          <table:table-cell table:style-name="ce5" table:formula="of:=IF([Data.J161]=&quot;&quot;;&quot;&quot;;CONCATENATE(&quot;,&quot;;[Data.J161]))">
            <text:p/>
          </table:table-cell>
          <table:table-cell table:style-name="ce5" table:formula="of:=IF([Data.K161]=&quot;&quot;;&quot;&quot;;CONCATENATE(&quot;,&quot;;[Data.K161]))">
            <text:p/>
          </table:table-cell>
          <table:table-cell table:style-name="ce5" table:formula="of:=IF([Data.L161]=&quot;&quot;;&quot;&quot;;CONCATENATE(&quot;,&quot;;[Data.L161]))">
            <text:p/>
          </table:table-cell>
          <table:table-cell table:style-name="ce5" table:formula="of:=IF([Data.M161]=&quot;&quot;;&quot;&quot;;CONCATENATE(&quot;,&quot;;[Data.M161]))">
            <text:p/>
          </table:table-cell>
          <table:table-cell table:style-name="ce5" table:formula="of:=IF([Data.N161]=&quot;&quot;;&quot;&quot;;CONCATENATE(&quot;,&quot;;[Data.N161]))">
            <text:p/>
          </table:table-cell>
          <table:table-cell table:style-name="ce5" table:formula="of:=IF([Data.O161]=&quot;&quot;;&quot;&quot;;CONCATENATE(&quot;,&quot;;[Data.O161]))">
            <text:p/>
          </table:table-cell>
          <table:table-cell table:style-name="ce5" table:formula="of:=IF([Data.P161]=&quot;&quot;;&quot;&quot;;CONCATENATE(&quot;,&quot;;[Data.P161]))">
            <text:p/>
          </table:table-cell>
          <table:table-cell table:style-name="ce5" table:formula="of:=IF([Data.Q161]=&quot;&quot;;&quot;&quot;;CONCATENATE(&quot;,&quot;;[Data.Q161]))">
            <text:p/>
          </table:table-cell>
          <table:table-cell table:style-name="ce5" table:formula="of:=IF([Data.R161]=&quot;&quot;;&quot;&quot;;CONCATENATE(&quot;,&quot;;[Data.R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90">
            <text:p>90</text:p>
          </table:table-cell>
          <table:table-cell table:formula="of:=IF([Data.C162]=&quot;&quot;;[.B160];CONCATENATE(&quot;,&quot;;[Data.C162]))" office:value-type="string" office:string-value=",PHYSICAL">
            <text:p>,PHYSICAL</text:p>
          </table:table-cell>
          <table:table-cell table:formula="of:=IF([Data.D162]=&quot;&quot;;[.C160];CONCATENATE(&quot;,&quot;;[Data.D162]))" office:value-type="string" office:string-value=",CHARL">
            <text:p>,CHARL</text:p>
          </table:table-cell>
          <table:table-cell table:formula="of:=CONCATENATE(&quot;,&quot;;[Data.E162])" office:value-type="string" office:string-value=",">
            <text:p>,</text:p>
          </table:table-cell>
          <table:table-cell table:formula="of:=CONCATENATE(&quot;,&quot;;[Data.F162])" office:value-type="string" office:string-value=",">
            <text:p>,</text:p>
          </table:table-cell>
          <table:table-cell table:formula="of:=IF([Data.G162]=&quot;&quot;;&quot;&quot;;CONCATENATE(&quot;,&quot;;[Data.G162]))">
            <text:p/>
          </table:table-cell>
          <table:table-cell table:style-name="ce5" table:formula="of:=IF([Data.H162]=&quot;&quot;;&quot;&quot;;CONCATENATE(&quot;,&quot;;[Data.H162]))">
            <text:p/>
          </table:table-cell>
          <table:table-cell table:style-name="ce5" table:formula="of:=IF([Data.I162]=&quot;&quot;;&quot;&quot;;CONCATENATE(&quot;,&quot;;[Data.I162]))">
            <text:p/>
          </table:table-cell>
          <table:table-cell table:style-name="ce5" table:formula="of:=IF([Data.J162]=&quot;&quot;;&quot;&quot;;CONCATENATE(&quot;,&quot;;[Data.J162]))">
            <text:p/>
          </table:table-cell>
          <table:table-cell table:style-name="ce5" table:formula="of:=IF([Data.K162]=&quot;&quot;;&quot;&quot;;CONCATENATE(&quot;,&quot;;[Data.K162]))">
            <text:p/>
          </table:table-cell>
          <table:table-cell table:style-name="ce5" table:formula="of:=IF([Data.L162]=&quot;&quot;;&quot;&quot;;CONCATENATE(&quot;,&quot;;[Data.L162]))">
            <text:p/>
          </table:table-cell>
          <table:table-cell table:style-name="ce5" table:formula="of:=IF([Data.M162]=&quot;&quot;;&quot;&quot;;CONCATENATE(&quot;,&quot;;[Data.M162]))">
            <text:p/>
          </table:table-cell>
          <table:table-cell table:style-name="ce5" table:formula="of:=IF([Data.N162]=&quot;&quot;;&quot;&quot;;CONCATENATE(&quot;,&quot;;[Data.N162]))">
            <text:p/>
          </table:table-cell>
          <table:table-cell table:style-name="ce5" table:formula="of:=IF([Data.O162]=&quot;&quot;;&quot;&quot;;CONCATENATE(&quot;,&quot;;[Data.O162]))">
            <text:p/>
          </table:table-cell>
          <table:table-cell table:style-name="ce5" table:formula="of:=IF([Data.P162]=&quot;&quot;;&quot;&quot;;CONCATENATE(&quot;,&quot;;[Data.P162]))">
            <text:p/>
          </table:table-cell>
          <table:table-cell table:style-name="ce5" table:formula="of:=IF([Data.Q162]=&quot;&quot;;&quot;&quot;;CONCATENATE(&quot;,&quot;;[Data.Q162]))">
            <text:p/>
          </table:table-cell>
          <table:table-cell table:style-name="ce5" table:formula="of:=IF([Data.R162]=&quot;&quot;;&quot;&quot;;CONCATENATE(&quot;,&quot;;[Data.R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90">
            <text:p>90</text:p>
          </table:table-cell>
          <table:table-cell table:formula="of:=IF([Data.C163]=&quot;&quot;;[.B161];CONCATENATE(&quot;,&quot;;[Data.C163]))" office:value-type="string" office:string-value=",PHYSICAL">
            <text:p>,PHYSICAL</text:p>
          </table:table-cell>
          <table:table-cell table:formula="of:=IF([Data.D163]=&quot;&quot;;[.C161];CONCATENATE(&quot;,&quot;;[Data.D163]))" office:value-type="string" office:string-value=",CHARL">
            <text:p>,CHARL</text:p>
          </table:table-cell>
          <table:table-cell table:formula="of:=CONCATENATE(&quot;,&quot;;[Data.E163])" office:value-type="string" office:string-value=",">
            <text:p>,</text:p>
          </table:table-cell>
          <table:table-cell table:formula="of:=CONCATENATE(&quot;,&quot;;[Data.F163])" office:value-type="string" office:string-value=",">
            <text:p>,</text:p>
          </table:table-cell>
          <table:table-cell table:formula="of:=IF([Data.G163]=&quot;&quot;;&quot;&quot;;CONCATENATE(&quot;,&quot;;[Data.G163]))">
            <text:p/>
          </table:table-cell>
          <table:table-cell table:style-name="ce5" table:formula="of:=IF([Data.H163]=&quot;&quot;;&quot;&quot;;CONCATENATE(&quot;,&quot;;[Data.H163]))">
            <text:p/>
          </table:table-cell>
          <table:table-cell table:style-name="ce5" table:formula="of:=IF([Data.I163]=&quot;&quot;;&quot;&quot;;CONCATENATE(&quot;,&quot;;[Data.I163]))">
            <text:p/>
          </table:table-cell>
          <table:table-cell table:style-name="ce5" table:formula="of:=IF([Data.J163]=&quot;&quot;;&quot;&quot;;CONCATENATE(&quot;,&quot;;[Data.J163]))">
            <text:p/>
          </table:table-cell>
          <table:table-cell table:style-name="ce5" table:formula="of:=IF([Data.K163]=&quot;&quot;;&quot;&quot;;CONCATENATE(&quot;,&quot;;[Data.K163]))">
            <text:p/>
          </table:table-cell>
          <table:table-cell table:style-name="ce5" table:formula="of:=IF([Data.L163]=&quot;&quot;;&quot;&quot;;CONCATENATE(&quot;,&quot;;[Data.L163]))">
            <text:p/>
          </table:table-cell>
          <table:table-cell table:style-name="ce5" table:formula="of:=IF([Data.M163]=&quot;&quot;;&quot;&quot;;CONCATENATE(&quot;,&quot;;[Data.M163]))">
            <text:p/>
          </table:table-cell>
          <table:table-cell table:style-name="ce5" table:formula="of:=IF([Data.N163]=&quot;&quot;;&quot;&quot;;CONCATENATE(&quot;,&quot;;[Data.N163]))">
            <text:p/>
          </table:table-cell>
          <table:table-cell table:style-name="ce5" table:formula="of:=IF([Data.O163]=&quot;&quot;;&quot;&quot;;CONCATENATE(&quot;,&quot;;[Data.O163]))">
            <text:p/>
          </table:table-cell>
          <table:table-cell table:style-name="ce5" table:formula="of:=IF([Data.P163]=&quot;&quot;;&quot;&quot;;CONCATENATE(&quot;,&quot;;[Data.P163]))">
            <text:p/>
          </table:table-cell>
          <table:table-cell table:style-name="ce5" table:formula="of:=IF([Data.Q163]=&quot;&quot;;&quot;&quot;;CONCATENATE(&quot;,&quot;;[Data.Q163]))">
            <text:p/>
          </table:table-cell>
          <table:table-cell table:style-name="ce5" table:formula="of:=IF([Data.R163]=&quot;&quot;;&quot;&quot;;CONCATENATE(&quot;,&quot;;[Data.R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90">
            <text:p>90</text:p>
          </table:table-cell>
          <table:table-cell table:formula="of:=IF([Data.C164]=&quot;&quot;;[.B162];CONCATENATE(&quot;,&quot;;[Data.C164]))" office:value-type="string" office:string-value=",PHYSICAL">
            <text:p>,PHYSICAL</text:p>
          </table:table-cell>
          <table:table-cell table:formula="of:=IF([Data.D164]=&quot;&quot;;[.C162];CONCATENATE(&quot;,&quot;;[Data.D164]))" office:value-type="string" office:string-value=",CHARL">
            <text:p>,CHARL</text:p>
          </table:table-cell>
          <table:table-cell table:formula="of:=CONCATENATE(&quot;,&quot;;[Data.E164])" office:value-type="string" office:string-value=",">
            <text:p>,</text:p>
          </table:table-cell>
          <table:table-cell table:formula="of:=CONCATENATE(&quot;,&quot;;[Data.F164])" office:value-type="string" office:string-value=",">
            <text:p>,</text:p>
          </table:table-cell>
          <table:table-cell table:formula="of:=IF([Data.G164]=&quot;&quot;;&quot;&quot;;CONCATENATE(&quot;,&quot;;[Data.G164]))">
            <text:p/>
          </table:table-cell>
          <table:table-cell table:style-name="ce5" table:formula="of:=IF([Data.H164]=&quot;&quot;;&quot;&quot;;CONCATENATE(&quot;,&quot;;[Data.H164]))">
            <text:p/>
          </table:table-cell>
          <table:table-cell table:style-name="ce5" table:formula="of:=IF([Data.I164]=&quot;&quot;;&quot;&quot;;CONCATENATE(&quot;,&quot;;[Data.I164]))">
            <text:p/>
          </table:table-cell>
          <table:table-cell table:style-name="ce5" table:formula="of:=IF([Data.J164]=&quot;&quot;;&quot;&quot;;CONCATENATE(&quot;,&quot;;[Data.J164]))">
            <text:p/>
          </table:table-cell>
          <table:table-cell table:style-name="ce5" table:formula="of:=IF([Data.K164]=&quot;&quot;;&quot;&quot;;CONCATENATE(&quot;,&quot;;[Data.K164]))">
            <text:p/>
          </table:table-cell>
          <table:table-cell table:style-name="ce5" table:formula="of:=IF([Data.L164]=&quot;&quot;;&quot;&quot;;CONCATENATE(&quot;,&quot;;[Data.L164]))">
            <text:p/>
          </table:table-cell>
          <table:table-cell table:style-name="ce5" table:formula="of:=IF([Data.M164]=&quot;&quot;;&quot;&quot;;CONCATENATE(&quot;,&quot;;[Data.M164]))">
            <text:p/>
          </table:table-cell>
          <table:table-cell table:style-name="ce5" table:formula="of:=IF([Data.N164]=&quot;&quot;;&quot;&quot;;CONCATENATE(&quot;,&quot;;[Data.N164]))">
            <text:p/>
          </table:table-cell>
          <table:table-cell table:style-name="ce5" table:formula="of:=IF([Data.O164]=&quot;&quot;;&quot;&quot;;CONCATENATE(&quot;,&quot;;[Data.O164]))">
            <text:p/>
          </table:table-cell>
          <table:table-cell table:style-name="ce5" table:formula="of:=IF([Data.P164]=&quot;&quot;;&quot;&quot;;CONCATENATE(&quot;,&quot;;[Data.P164]))">
            <text:p/>
          </table:table-cell>
          <table:table-cell table:style-name="ce5" table:formula="of:=IF([Data.Q164]=&quot;&quot;;&quot;&quot;;CONCATENATE(&quot;,&quot;;[Data.Q164]))">
            <text:p/>
          </table:table-cell>
          <table:table-cell table:style-name="ce5" table:formula="of:=IF([Data.R164]=&quot;&quot;;&quot;&quot;;CONCATENATE(&quot;,&quot;;[Data.R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90">
            <text:p>90</text:p>
          </table:table-cell>
          <table:table-cell table:formula="of:=IF([Data.C165]=&quot;&quot;;[.B163];CONCATENATE(&quot;,&quot;;[Data.C165]))" office:value-type="string" office:string-value=",PHYSICAL">
            <text:p>,PHYSICAL</text:p>
          </table:table-cell>
          <table:table-cell table:formula="of:=IF([Data.D165]=&quot;&quot;;[.C163];CONCATENATE(&quot;,&quot;;[Data.D165]))" office:value-type="string" office:string-value=",CHARL">
            <text:p>,CHARL</text:p>
          </table:table-cell>
          <table:table-cell table:formula="of:=CONCATENATE(&quot;,&quot;;[Data.E165])" office:value-type="string" office:string-value=",">
            <text:p>,</text:p>
          </table:table-cell>
          <table:table-cell table:formula="of:=CONCATENATE(&quot;,&quot;;[Data.F165])" office:value-type="string" office:string-value=",">
            <text:p>,</text:p>
          </table:table-cell>
          <table:table-cell table:formula="of:=IF([Data.G165]=&quot;&quot;;&quot;&quot;;CONCATENATE(&quot;,&quot;;[Data.G165]))">
            <text:p/>
          </table:table-cell>
          <table:table-cell table:style-name="ce5" table:formula="of:=IF([Data.H165]=&quot;&quot;;&quot;&quot;;CONCATENATE(&quot;,&quot;;[Data.H165]))">
            <text:p/>
          </table:table-cell>
          <table:table-cell table:style-name="ce5" table:formula="of:=IF([Data.I165]=&quot;&quot;;&quot;&quot;;CONCATENATE(&quot;,&quot;;[Data.I165]))">
            <text:p/>
          </table:table-cell>
          <table:table-cell table:style-name="ce5" table:formula="of:=IF([Data.J165]=&quot;&quot;;&quot;&quot;;CONCATENATE(&quot;,&quot;;[Data.J165]))">
            <text:p/>
          </table:table-cell>
          <table:table-cell table:style-name="ce5" table:formula="of:=IF([Data.K165]=&quot;&quot;;&quot;&quot;;CONCATENATE(&quot;,&quot;;[Data.K165]))">
            <text:p/>
          </table:table-cell>
          <table:table-cell table:style-name="ce5" table:formula="of:=IF([Data.L165]=&quot;&quot;;&quot;&quot;;CONCATENATE(&quot;,&quot;;[Data.L165]))">
            <text:p/>
          </table:table-cell>
          <table:table-cell table:style-name="ce5" table:formula="of:=IF([Data.M165]=&quot;&quot;;&quot;&quot;;CONCATENATE(&quot;,&quot;;[Data.M165]))">
            <text:p/>
          </table:table-cell>
          <table:table-cell table:style-name="ce5" table:formula="of:=IF([Data.N165]=&quot;&quot;;&quot;&quot;;CONCATENATE(&quot;,&quot;;[Data.N165]))">
            <text:p/>
          </table:table-cell>
          <table:table-cell table:style-name="ce5" table:formula="of:=IF([Data.O165]=&quot;&quot;;&quot;&quot;;CONCATENATE(&quot;,&quot;;[Data.O165]))">
            <text:p/>
          </table:table-cell>
          <table:table-cell table:style-name="ce5" table:formula="of:=IF([Data.P165]=&quot;&quot;;&quot;&quot;;CONCATENATE(&quot;,&quot;;[Data.P165]))">
            <text:p/>
          </table:table-cell>
          <table:table-cell table:style-name="ce5" table:formula="of:=IF([Data.Q165]=&quot;&quot;;&quot;&quot;;CONCATENATE(&quot;,&quot;;[Data.Q165]))">
            <text:p/>
          </table:table-cell>
          <table:table-cell table:style-name="ce5" table:formula="of:=IF([Data.R165]=&quot;&quot;;&quot;&quot;;CONCATENATE(&quot;,&quot;;[Data.R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90">
            <text:p>90</text:p>
          </table:table-cell>
          <table:table-cell table:formula="of:=IF([Data.C166]=&quot;&quot;;[.B164];CONCATENATE(&quot;,&quot;;[Data.C166]))" office:value-type="string" office:string-value=",PHYSICAL">
            <text:p>,PHYSICAL</text:p>
          </table:table-cell>
          <table:table-cell table:formula="of:=IF([Data.D166]=&quot;&quot;;[.C164];CONCATENATE(&quot;,&quot;;[Data.D166]))" office:value-type="string" office:string-value=",CHARL">
            <text:p>,CHARL</text:p>
          </table:table-cell>
          <table:table-cell table:formula="of:=CONCATENATE(&quot;,&quot;;[Data.E166])" office:value-type="string" office:string-value=",">
            <text:p>,</text:p>
          </table:table-cell>
          <table:table-cell table:formula="of:=CONCATENATE(&quot;,&quot;;[Data.F166])" office:value-type="string" office:string-value=",">
            <text:p>,</text:p>
          </table:table-cell>
          <table:table-cell table:formula="of:=IF([Data.G166]=&quot;&quot;;&quot;&quot;;CONCATENATE(&quot;,&quot;;[Data.G166]))">
            <text:p/>
          </table:table-cell>
          <table:table-cell table:style-name="ce5" table:formula="of:=IF([Data.H166]=&quot;&quot;;&quot;&quot;;CONCATENATE(&quot;,&quot;;[Data.H166]))">
            <text:p/>
          </table:table-cell>
          <table:table-cell table:style-name="ce5" table:formula="of:=IF([Data.I166]=&quot;&quot;;&quot;&quot;;CONCATENATE(&quot;,&quot;;[Data.I166]))">
            <text:p/>
          </table:table-cell>
          <table:table-cell table:style-name="ce5" table:formula="of:=IF([Data.J166]=&quot;&quot;;&quot;&quot;;CONCATENATE(&quot;,&quot;;[Data.J166]))">
            <text:p/>
          </table:table-cell>
          <table:table-cell table:style-name="ce5" table:formula="of:=IF([Data.K166]=&quot;&quot;;&quot;&quot;;CONCATENATE(&quot;,&quot;;[Data.K166]))">
            <text:p/>
          </table:table-cell>
          <table:table-cell table:style-name="ce5" table:formula="of:=IF([Data.L166]=&quot;&quot;;&quot;&quot;;CONCATENATE(&quot;,&quot;;[Data.L166]))">
            <text:p/>
          </table:table-cell>
          <table:table-cell table:style-name="ce5" table:formula="of:=IF([Data.M166]=&quot;&quot;;&quot;&quot;;CONCATENATE(&quot;,&quot;;[Data.M166]))">
            <text:p/>
          </table:table-cell>
          <table:table-cell table:style-name="ce5" table:formula="of:=IF([Data.N166]=&quot;&quot;;&quot;&quot;;CONCATENATE(&quot;,&quot;;[Data.N166]))">
            <text:p/>
          </table:table-cell>
          <table:table-cell table:style-name="ce5" table:formula="of:=IF([Data.O166]=&quot;&quot;;&quot;&quot;;CONCATENATE(&quot;,&quot;;[Data.O166]))">
            <text:p/>
          </table:table-cell>
          <table:table-cell table:style-name="ce5" table:formula="of:=IF([Data.P166]=&quot;&quot;;&quot;&quot;;CONCATENATE(&quot;,&quot;;[Data.P166]))">
            <text:p/>
          </table:table-cell>
          <table:table-cell table:style-name="ce5" table:formula="of:=IF([Data.Q166]=&quot;&quot;;&quot;&quot;;CONCATENATE(&quot;,&quot;;[Data.Q166]))">
            <text:p/>
          </table:table-cell>
          <table:table-cell table:style-name="ce5" table:formula="of:=IF([Data.R166]=&quot;&quot;;&quot;&quot;;CONCATENATE(&quot;,&quot;;[Data.R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90">
            <text:p>90</text:p>
          </table:table-cell>
          <table:table-cell table:formula="of:=IF([Data.C167]=&quot;&quot;;[.B165];CONCATENATE(&quot;,&quot;;[Data.C167]))" office:value-type="string" office:string-value=",PHYSICAL">
            <text:p>,PHYSICAL</text:p>
          </table:table-cell>
          <table:table-cell table:formula="of:=IF([Data.D167]=&quot;&quot;;[.C165];CONCATENATE(&quot;,&quot;;[Data.D167]))" office:value-type="string" office:string-value=",CHARL">
            <text:p>,CHARL</text:p>
          </table:table-cell>
          <table:table-cell table:formula="of:=CONCATENATE(&quot;,&quot;;[Data.E167])" office:value-type="string" office:string-value=",">
            <text:p>,</text:p>
          </table:table-cell>
          <table:table-cell table:formula="of:=CONCATENATE(&quot;,&quot;;[Data.F167])" office:value-type="string" office:string-value=",">
            <text:p>,</text:p>
          </table:table-cell>
          <table:table-cell table:formula="of:=IF([Data.G167]=&quot;&quot;;&quot;&quot;;CONCATENATE(&quot;,&quot;;[Data.G167]))">
            <text:p/>
          </table:table-cell>
          <table:table-cell table:style-name="ce5" table:formula="of:=IF([Data.H167]=&quot;&quot;;&quot;&quot;;CONCATENATE(&quot;,&quot;;[Data.H167]))">
            <text:p/>
          </table:table-cell>
          <table:table-cell table:style-name="ce5" table:formula="of:=IF([Data.I167]=&quot;&quot;;&quot;&quot;;CONCATENATE(&quot;,&quot;;[Data.I167]))">
            <text:p/>
          </table:table-cell>
          <table:table-cell table:style-name="ce5" table:formula="of:=IF([Data.J167]=&quot;&quot;;&quot;&quot;;CONCATENATE(&quot;,&quot;;[Data.J167]))">
            <text:p/>
          </table:table-cell>
          <table:table-cell table:style-name="ce5" table:formula="of:=IF([Data.K167]=&quot;&quot;;&quot;&quot;;CONCATENATE(&quot;,&quot;;[Data.K167]))">
            <text:p/>
          </table:table-cell>
          <table:table-cell table:style-name="ce5" table:formula="of:=IF([Data.L167]=&quot;&quot;;&quot;&quot;;CONCATENATE(&quot;,&quot;;[Data.L167]))">
            <text:p/>
          </table:table-cell>
          <table:table-cell table:style-name="ce5" table:formula="of:=IF([Data.M167]=&quot;&quot;;&quot;&quot;;CONCATENATE(&quot;,&quot;;[Data.M167]))">
            <text:p/>
          </table:table-cell>
          <table:table-cell table:style-name="ce5" table:formula="of:=IF([Data.N167]=&quot;&quot;;&quot;&quot;;CONCATENATE(&quot;,&quot;;[Data.N167]))">
            <text:p/>
          </table:table-cell>
          <table:table-cell table:style-name="ce5" table:formula="of:=IF([Data.O167]=&quot;&quot;;&quot;&quot;;CONCATENATE(&quot;,&quot;;[Data.O167]))">
            <text:p/>
          </table:table-cell>
          <table:table-cell table:style-name="ce5" table:formula="of:=IF([Data.P167]=&quot;&quot;;&quot;&quot;;CONCATENATE(&quot;,&quot;;[Data.P167]))">
            <text:p/>
          </table:table-cell>
          <table:table-cell table:style-name="ce5" table:formula="of:=IF([Data.Q167]=&quot;&quot;;&quot;&quot;;CONCATENATE(&quot;,&quot;;[Data.Q167]))">
            <text:p/>
          </table:table-cell>
          <table:table-cell table:style-name="ce5" table:formula="of:=IF([Data.R167]=&quot;&quot;;&quot;&quot;;CONCATENATE(&quot;,&quot;;[Data.R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90">
            <text:p>90</text:p>
          </table:table-cell>
          <table:table-cell table:formula="of:=IF([Data.C168]=&quot;&quot;;[.B166];CONCATENATE(&quot;,&quot;;[Data.C168]))" office:value-type="string" office:string-value=",PHYSICAL">
            <text:p>,PHYSICAL</text:p>
          </table:table-cell>
          <table:table-cell table:formula="of:=IF([Data.D168]=&quot;&quot;;[.C166];CONCATENATE(&quot;,&quot;;[Data.D168]))" office:value-type="string" office:string-value=",CHARL">
            <text:p>,CHARL</text:p>
          </table:table-cell>
          <table:table-cell table:formula="of:=CONCATENATE(&quot;,&quot;;[Data.E168])" office:value-type="string" office:string-value=",">
            <text:p>,</text:p>
          </table:table-cell>
          <table:table-cell table:formula="of:=CONCATENATE(&quot;,&quot;;[Data.F168])" office:value-type="string" office:string-value=",">
            <text:p>,</text:p>
          </table:table-cell>
          <table:table-cell table:formula="of:=IF([Data.G168]=&quot;&quot;;&quot;&quot;;CONCATENATE(&quot;,&quot;;[Data.G168]))">
            <text:p/>
          </table:table-cell>
          <table:table-cell table:style-name="ce5" table:formula="of:=IF([Data.H168]=&quot;&quot;;&quot;&quot;;CONCATENATE(&quot;,&quot;;[Data.H168]))">
            <text:p/>
          </table:table-cell>
          <table:table-cell table:style-name="ce5" table:formula="of:=IF([Data.I168]=&quot;&quot;;&quot;&quot;;CONCATENATE(&quot;,&quot;;[Data.I168]))">
            <text:p/>
          </table:table-cell>
          <table:table-cell table:style-name="ce5" table:formula="of:=IF([Data.J168]=&quot;&quot;;&quot;&quot;;CONCATENATE(&quot;,&quot;;[Data.J168]))">
            <text:p/>
          </table:table-cell>
          <table:table-cell table:style-name="ce5" table:formula="of:=IF([Data.K168]=&quot;&quot;;&quot;&quot;;CONCATENATE(&quot;,&quot;;[Data.K168]))">
            <text:p/>
          </table:table-cell>
          <table:table-cell table:style-name="ce5" table:formula="of:=IF([Data.L168]=&quot;&quot;;&quot;&quot;;CONCATENATE(&quot;,&quot;;[Data.L168]))">
            <text:p/>
          </table:table-cell>
          <table:table-cell table:style-name="ce5" table:formula="of:=IF([Data.M168]=&quot;&quot;;&quot;&quot;;CONCATENATE(&quot;,&quot;;[Data.M168]))">
            <text:p/>
          </table:table-cell>
          <table:table-cell table:style-name="ce5" table:formula="of:=IF([Data.N168]=&quot;&quot;;&quot;&quot;;CONCATENATE(&quot;,&quot;;[Data.N168]))">
            <text:p/>
          </table:table-cell>
          <table:table-cell table:style-name="ce5" table:formula="of:=IF([Data.O168]=&quot;&quot;;&quot;&quot;;CONCATENATE(&quot;,&quot;;[Data.O168]))">
            <text:p/>
          </table:table-cell>
          <table:table-cell table:style-name="ce5" table:formula="of:=IF([Data.P168]=&quot;&quot;;&quot;&quot;;CONCATENATE(&quot;,&quot;;[Data.P168]))">
            <text:p/>
          </table:table-cell>
          <table:table-cell table:style-name="ce5" table:formula="of:=IF([Data.Q168]=&quot;&quot;;&quot;&quot;;CONCATENATE(&quot;,&quot;;[Data.Q168]))">
            <text:p/>
          </table:table-cell>
          <table:table-cell table:style-name="ce5" table:formula="of:=IF([Data.R168]=&quot;&quot;;&quot;&quot;;CONCATENATE(&quot;,&quot;;[Data.R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90">
            <text:p>90</text:p>
          </table:table-cell>
          <table:table-cell table:formula="of:=IF([Data.C169]=&quot;&quot;;[.B167];CONCATENATE(&quot;,&quot;;[Data.C169]))" office:value-type="string" office:string-value=",PHYSICAL">
            <text:p>,PHYSICAL</text:p>
          </table:table-cell>
          <table:table-cell table:formula="of:=IF([Data.D169]=&quot;&quot;;[.C167];CONCATENATE(&quot;,&quot;;[Data.D169]))" office:value-type="string" office:string-value=",CHARL">
            <text:p>,CHARL</text:p>
          </table:table-cell>
          <table:table-cell table:formula="of:=CONCATENATE(&quot;,&quot;;[Data.E169])" office:value-type="string" office:string-value=",">
            <text:p>,</text:p>
          </table:table-cell>
          <table:table-cell table:formula="of:=CONCATENATE(&quot;,&quot;;[Data.F169])" office:value-type="string" office:string-value=",">
            <text:p>,</text:p>
          </table:table-cell>
          <table:table-cell table:formula="of:=IF([Data.G169]=&quot;&quot;;&quot;&quot;;CONCATENATE(&quot;,&quot;;[Data.G169]))">
            <text:p/>
          </table:table-cell>
          <table:table-cell table:style-name="ce5" table:formula="of:=IF([Data.H169]=&quot;&quot;;&quot;&quot;;CONCATENATE(&quot;,&quot;;[Data.H169]))">
            <text:p/>
          </table:table-cell>
          <table:table-cell table:style-name="ce5" table:formula="of:=IF([Data.I169]=&quot;&quot;;&quot;&quot;;CONCATENATE(&quot;,&quot;;[Data.I169]))">
            <text:p/>
          </table:table-cell>
          <table:table-cell table:style-name="ce5" table:formula="of:=IF([Data.J169]=&quot;&quot;;&quot;&quot;;CONCATENATE(&quot;,&quot;;[Data.J169]))">
            <text:p/>
          </table:table-cell>
          <table:table-cell table:style-name="ce5" table:formula="of:=IF([Data.K169]=&quot;&quot;;&quot;&quot;;CONCATENATE(&quot;,&quot;;[Data.K169]))">
            <text:p/>
          </table:table-cell>
          <table:table-cell table:style-name="ce5" table:formula="of:=IF([Data.L169]=&quot;&quot;;&quot;&quot;;CONCATENATE(&quot;,&quot;;[Data.L169]))">
            <text:p/>
          </table:table-cell>
          <table:table-cell table:style-name="ce5" table:formula="of:=IF([Data.M169]=&quot;&quot;;&quot;&quot;;CONCATENATE(&quot;,&quot;;[Data.M169]))">
            <text:p/>
          </table:table-cell>
          <table:table-cell table:style-name="ce5" table:formula="of:=IF([Data.N169]=&quot;&quot;;&quot;&quot;;CONCATENATE(&quot;,&quot;;[Data.N169]))">
            <text:p/>
          </table:table-cell>
          <table:table-cell table:style-name="ce5" table:formula="of:=IF([Data.O169]=&quot;&quot;;&quot;&quot;;CONCATENATE(&quot;,&quot;;[Data.O169]))">
            <text:p/>
          </table:table-cell>
          <table:table-cell table:style-name="ce5" table:formula="of:=IF([Data.P169]=&quot;&quot;;&quot;&quot;;CONCATENATE(&quot;,&quot;;[Data.P169]))">
            <text:p/>
          </table:table-cell>
          <table:table-cell table:style-name="ce5" table:formula="of:=IF([Data.Q169]=&quot;&quot;;&quot;&quot;;CONCATENATE(&quot;,&quot;;[Data.Q169]))">
            <text:p/>
          </table:table-cell>
          <table:table-cell table:style-name="ce5" table:formula="of:=IF([Data.R169]=&quot;&quot;;&quot;&quot;;CONCATENATE(&quot;,&quot;;[Data.R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90">
            <text:p>90</text:p>
          </table:table-cell>
          <table:table-cell table:formula="of:=IF([Data.C170]=&quot;&quot;;[.B168];CONCATENATE(&quot;,&quot;;[Data.C170]))" office:value-type="string" office:string-value=",PHYSICAL">
            <text:p>,PHYSICAL</text:p>
          </table:table-cell>
          <table:table-cell table:formula="of:=IF([Data.D170]=&quot;&quot;;[.C168];CONCATENATE(&quot;,&quot;;[Data.D170]))" office:value-type="string" office:string-value=",CHARL">
            <text:p>,CHARL</text:p>
          </table:table-cell>
          <table:table-cell table:formula="of:=CONCATENATE(&quot;,&quot;;[Data.E170])" office:value-type="string" office:string-value=",">
            <text:p>,</text:p>
          </table:table-cell>
          <table:table-cell table:formula="of:=CONCATENATE(&quot;,&quot;;[Data.F170])" office:value-type="string" office:string-value=",">
            <text:p>,</text:p>
          </table:table-cell>
          <table:table-cell table:formula="of:=IF([Data.G170]=&quot;&quot;;&quot;&quot;;CONCATENATE(&quot;,&quot;;[Data.G170]))">
            <text:p/>
          </table:table-cell>
          <table:table-cell table:style-name="ce5" table:formula="of:=IF([Data.H170]=&quot;&quot;;&quot;&quot;;CONCATENATE(&quot;,&quot;;[Data.H170]))">
            <text:p/>
          </table:table-cell>
          <table:table-cell table:style-name="ce5" table:formula="of:=IF([Data.I170]=&quot;&quot;;&quot;&quot;;CONCATENATE(&quot;,&quot;;[Data.I170]))">
            <text:p/>
          </table:table-cell>
          <table:table-cell table:style-name="ce5" table:formula="of:=IF([Data.J170]=&quot;&quot;;&quot;&quot;;CONCATENATE(&quot;,&quot;;[Data.J170]))">
            <text:p/>
          </table:table-cell>
          <table:table-cell table:style-name="ce5" table:formula="of:=IF([Data.K170]=&quot;&quot;;&quot;&quot;;CONCATENATE(&quot;,&quot;;[Data.K170]))">
            <text:p/>
          </table:table-cell>
          <table:table-cell table:style-name="ce5" table:formula="of:=IF([Data.L170]=&quot;&quot;;&quot;&quot;;CONCATENATE(&quot;,&quot;;[Data.L170]))">
            <text:p/>
          </table:table-cell>
          <table:table-cell table:style-name="ce5" table:formula="of:=IF([Data.M170]=&quot;&quot;;&quot;&quot;;CONCATENATE(&quot;,&quot;;[Data.M170]))">
            <text:p/>
          </table:table-cell>
          <table:table-cell table:style-name="ce5" table:formula="of:=IF([Data.N170]=&quot;&quot;;&quot;&quot;;CONCATENATE(&quot;,&quot;;[Data.N170]))">
            <text:p/>
          </table:table-cell>
          <table:table-cell table:style-name="ce5" table:formula="of:=IF([Data.O170]=&quot;&quot;;&quot;&quot;;CONCATENATE(&quot;,&quot;;[Data.O170]))">
            <text:p/>
          </table:table-cell>
          <table:table-cell table:style-name="ce5" table:formula="of:=IF([Data.P170]=&quot;&quot;;&quot;&quot;;CONCATENATE(&quot;,&quot;;[Data.P170]))">
            <text:p/>
          </table:table-cell>
          <table:table-cell table:style-name="ce5" table:formula="of:=IF([Data.Q170]=&quot;&quot;;&quot;&quot;;CONCATENATE(&quot;,&quot;;[Data.Q170]))">
            <text:p/>
          </table:table-cell>
          <table:table-cell table:style-name="ce5" table:formula="of:=IF([Data.R170]=&quot;&quot;;&quot;&quot;;CONCATENATE(&quot;,&quot;;[Data.R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90">
            <text:p>90</text:p>
          </table:table-cell>
          <table:table-cell table:formula="of:=IF([Data.C171]=&quot;&quot;;[.B169];CONCATENATE(&quot;,&quot;;[Data.C171]))" office:value-type="string" office:string-value=",PHYSICAL">
            <text:p>,PHYSICAL</text:p>
          </table:table-cell>
          <table:table-cell table:formula="of:=IF([Data.D171]=&quot;&quot;;[.C169];CONCATENATE(&quot;,&quot;;[Data.D171]))" office:value-type="string" office:string-value=",CHARL">
            <text:p>,CHARL</text:p>
          </table:table-cell>
          <table:table-cell table:formula="of:=CONCATENATE(&quot;,&quot;;[Data.E171])" office:value-type="string" office:string-value=",">
            <text:p>,</text:p>
          </table:table-cell>
          <table:table-cell table:formula="of:=CONCATENATE(&quot;,&quot;;[Data.F171])" office:value-type="string" office:string-value=",">
            <text:p>,</text:p>
          </table:table-cell>
          <table:table-cell table:formula="of:=IF([Data.G171]=&quot;&quot;;&quot;&quot;;CONCATENATE(&quot;,&quot;;[Data.G171]))">
            <text:p/>
          </table:table-cell>
          <table:table-cell table:style-name="ce5" table:formula="of:=IF([Data.H171]=&quot;&quot;;&quot;&quot;;CONCATENATE(&quot;,&quot;;[Data.H171]))">
            <text:p/>
          </table:table-cell>
          <table:table-cell table:style-name="ce5" table:formula="of:=IF([Data.I171]=&quot;&quot;;&quot;&quot;;CONCATENATE(&quot;,&quot;;[Data.I171]))">
            <text:p/>
          </table:table-cell>
          <table:table-cell table:style-name="ce5" table:formula="of:=IF([Data.J171]=&quot;&quot;;&quot;&quot;;CONCATENATE(&quot;,&quot;;[Data.J171]))">
            <text:p/>
          </table:table-cell>
          <table:table-cell table:style-name="ce5" table:formula="of:=IF([Data.K171]=&quot;&quot;;&quot;&quot;;CONCATENATE(&quot;,&quot;;[Data.K171]))">
            <text:p/>
          </table:table-cell>
          <table:table-cell table:style-name="ce5" table:formula="of:=IF([Data.L171]=&quot;&quot;;&quot;&quot;;CONCATENATE(&quot;,&quot;;[Data.L171]))">
            <text:p/>
          </table:table-cell>
          <table:table-cell table:style-name="ce5" table:formula="of:=IF([Data.M171]=&quot;&quot;;&quot;&quot;;CONCATENATE(&quot;,&quot;;[Data.M171]))">
            <text:p/>
          </table:table-cell>
          <table:table-cell table:style-name="ce5" table:formula="of:=IF([Data.N171]=&quot;&quot;;&quot;&quot;;CONCATENATE(&quot;,&quot;;[Data.N171]))">
            <text:p/>
          </table:table-cell>
          <table:table-cell table:style-name="ce5" table:formula="of:=IF([Data.O171]=&quot;&quot;;&quot;&quot;;CONCATENATE(&quot;,&quot;;[Data.O171]))">
            <text:p/>
          </table:table-cell>
          <table:table-cell table:style-name="ce5" table:formula="of:=IF([Data.P171]=&quot;&quot;;&quot;&quot;;CONCATENATE(&quot;,&quot;;[Data.P171]))">
            <text:p/>
          </table:table-cell>
          <table:table-cell table:style-name="ce5" table:formula="of:=IF([Data.Q171]=&quot;&quot;;&quot;&quot;;CONCATENATE(&quot;,&quot;;[Data.Q171]))">
            <text:p/>
          </table:table-cell>
          <table:table-cell table:style-name="ce5" table:formula="of:=IF([Data.R171]=&quot;&quot;;&quot;&quot;;CONCATENATE(&quot;,&quot;;[Data.R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90">
            <text:p>90</text:p>
          </table:table-cell>
          <table:table-cell table:formula="of:=IF([Data.C172]=&quot;&quot;;[.B170];CONCATENATE(&quot;,&quot;;[Data.C172]))" office:value-type="string" office:string-value=",PHYSICAL">
            <text:p>,PHYSICAL</text:p>
          </table:table-cell>
          <table:table-cell table:formula="of:=IF([Data.D172]=&quot;&quot;;[.C170];CONCATENATE(&quot;,&quot;;[Data.D172]))" office:value-type="string" office:string-value=",CHARL">
            <text:p>,CHARL</text:p>
          </table:table-cell>
          <table:table-cell table:formula="of:=CONCATENATE(&quot;,&quot;;[Data.E172])" office:value-type="string" office:string-value=",">
            <text:p>,</text:p>
          </table:table-cell>
          <table:table-cell table:formula="of:=CONCATENATE(&quot;,&quot;;[Data.F172])" office:value-type="string" office:string-value=",">
            <text:p>,</text:p>
          </table:table-cell>
          <table:table-cell table:formula="of:=IF([Data.G172]=&quot;&quot;;&quot;&quot;;CONCATENATE(&quot;,&quot;;[Data.G172]))">
            <text:p/>
          </table:table-cell>
          <table:table-cell table:style-name="ce5" table:formula="of:=IF([Data.H172]=&quot;&quot;;&quot;&quot;;CONCATENATE(&quot;,&quot;;[Data.H172]))">
            <text:p/>
          </table:table-cell>
          <table:table-cell table:style-name="ce5" table:formula="of:=IF([Data.I172]=&quot;&quot;;&quot;&quot;;CONCATENATE(&quot;,&quot;;[Data.I172]))">
            <text:p/>
          </table:table-cell>
          <table:table-cell table:style-name="ce5" table:formula="of:=IF([Data.J172]=&quot;&quot;;&quot;&quot;;CONCATENATE(&quot;,&quot;;[Data.J172]))">
            <text:p/>
          </table:table-cell>
          <table:table-cell table:style-name="ce5" table:formula="of:=IF([Data.K172]=&quot;&quot;;&quot;&quot;;CONCATENATE(&quot;,&quot;;[Data.K172]))">
            <text:p/>
          </table:table-cell>
          <table:table-cell table:style-name="ce5" table:formula="of:=IF([Data.L172]=&quot;&quot;;&quot;&quot;;CONCATENATE(&quot;,&quot;;[Data.L172]))">
            <text:p/>
          </table:table-cell>
          <table:table-cell table:style-name="ce5" table:formula="of:=IF([Data.M172]=&quot;&quot;;&quot;&quot;;CONCATENATE(&quot;,&quot;;[Data.M172]))">
            <text:p/>
          </table:table-cell>
          <table:table-cell table:style-name="ce5" table:formula="of:=IF([Data.N172]=&quot;&quot;;&quot;&quot;;CONCATENATE(&quot;,&quot;;[Data.N172]))">
            <text:p/>
          </table:table-cell>
          <table:table-cell table:style-name="ce5" table:formula="of:=IF([Data.O172]=&quot;&quot;;&quot;&quot;;CONCATENATE(&quot;,&quot;;[Data.O172]))">
            <text:p/>
          </table:table-cell>
          <table:table-cell table:style-name="ce5" table:formula="of:=IF([Data.P172]=&quot;&quot;;&quot;&quot;;CONCATENATE(&quot;,&quot;;[Data.P172]))">
            <text:p/>
          </table:table-cell>
          <table:table-cell table:style-name="ce5" table:formula="of:=IF([Data.Q172]=&quot;&quot;;&quot;&quot;;CONCATENATE(&quot;,&quot;;[Data.Q172]))">
            <text:p/>
          </table:table-cell>
          <table:table-cell table:style-name="ce5" table:formula="of:=IF([Data.R172]=&quot;&quot;;&quot;&quot;;CONCATENATE(&quot;,&quot;;[Data.R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90">
            <text:p>90</text:p>
          </table:table-cell>
          <table:table-cell table:formula="of:=IF([Data.C173]=&quot;&quot;;[.B171];CONCATENATE(&quot;,&quot;;[Data.C173]))" office:value-type="string" office:string-value=",PHYSICAL">
            <text:p>,PHYSICAL</text:p>
          </table:table-cell>
          <table:table-cell table:formula="of:=IF([Data.D173]=&quot;&quot;;[.C171];CONCATENATE(&quot;,&quot;;[Data.D173]))" office:value-type="string" office:string-value=",CHARL">
            <text:p>,CHARL</text:p>
          </table:table-cell>
          <table:table-cell table:formula="of:=CONCATENATE(&quot;,&quot;;[Data.E173])" office:value-type="string" office:string-value=",">
            <text:p>,</text:p>
          </table:table-cell>
          <table:table-cell table:formula="of:=CONCATENATE(&quot;,&quot;;[Data.F173])" office:value-type="string" office:string-value=",">
            <text:p>,</text:p>
          </table:table-cell>
          <table:table-cell table:formula="of:=IF([Data.G173]=&quot;&quot;;&quot;&quot;;CONCATENATE(&quot;,&quot;;[Data.G173]))">
            <text:p/>
          </table:table-cell>
          <table:table-cell table:style-name="ce5" table:formula="of:=IF([Data.H173]=&quot;&quot;;&quot;&quot;;CONCATENATE(&quot;,&quot;;[Data.H173]))">
            <text:p/>
          </table:table-cell>
          <table:table-cell table:style-name="ce5" table:formula="of:=IF([Data.I173]=&quot;&quot;;&quot;&quot;;CONCATENATE(&quot;,&quot;;[Data.I173]))">
            <text:p/>
          </table:table-cell>
          <table:table-cell table:style-name="ce5" table:formula="of:=IF([Data.J173]=&quot;&quot;;&quot;&quot;;CONCATENATE(&quot;,&quot;;[Data.J173]))">
            <text:p/>
          </table:table-cell>
          <table:table-cell table:style-name="ce5" table:formula="of:=IF([Data.K173]=&quot;&quot;;&quot;&quot;;CONCATENATE(&quot;,&quot;;[Data.K173]))">
            <text:p/>
          </table:table-cell>
          <table:table-cell table:style-name="ce5" table:formula="of:=IF([Data.L173]=&quot;&quot;;&quot;&quot;;CONCATENATE(&quot;,&quot;;[Data.L173]))">
            <text:p/>
          </table:table-cell>
          <table:table-cell table:style-name="ce5" table:formula="of:=IF([Data.M173]=&quot;&quot;;&quot;&quot;;CONCATENATE(&quot;,&quot;;[Data.M173]))">
            <text:p/>
          </table:table-cell>
          <table:table-cell table:style-name="ce5" table:formula="of:=IF([Data.N173]=&quot;&quot;;&quot;&quot;;CONCATENATE(&quot;,&quot;;[Data.N173]))">
            <text:p/>
          </table:table-cell>
          <table:table-cell table:style-name="ce5" table:formula="of:=IF([Data.O173]=&quot;&quot;;&quot;&quot;;CONCATENATE(&quot;,&quot;;[Data.O173]))">
            <text:p/>
          </table:table-cell>
          <table:table-cell table:style-name="ce5" table:formula="of:=IF([Data.P173]=&quot;&quot;;&quot;&quot;;CONCATENATE(&quot;,&quot;;[Data.P173]))">
            <text:p/>
          </table:table-cell>
          <table:table-cell table:style-name="ce5" table:formula="of:=IF([Data.Q173]=&quot;&quot;;&quot;&quot;;CONCATENATE(&quot;,&quot;;[Data.Q173]))">
            <text:p/>
          </table:table-cell>
          <table:table-cell table:style-name="ce5" table:formula="of:=IF([Data.R173]=&quot;&quot;;&quot;&quot;;CONCATENATE(&quot;,&quot;;[Data.R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90">
            <text:p>90</text:p>
          </table:table-cell>
          <table:table-cell table:formula="of:=IF([Data.C174]=&quot;&quot;;[.B172];CONCATENATE(&quot;,&quot;;[Data.C174]))" office:value-type="string" office:string-value=",PHYSICAL">
            <text:p>,PHYSICAL</text:p>
          </table:table-cell>
          <table:table-cell table:formula="of:=IF([Data.D174]=&quot;&quot;;[.C172];CONCATENATE(&quot;,&quot;;[Data.D174]))" office:value-type="string" office:string-value=",CHARL">
            <text:p>,CHARL</text:p>
          </table:table-cell>
          <table:table-cell table:formula="of:=CONCATENATE(&quot;,&quot;;[Data.E174])" office:value-type="string" office:string-value=",">
            <text:p>,</text:p>
          </table:table-cell>
          <table:table-cell table:formula="of:=CONCATENATE(&quot;,&quot;;[Data.F174])" office:value-type="string" office:string-value=",">
            <text:p>,</text:p>
          </table:table-cell>
          <table:table-cell table:formula="of:=IF([Data.G174]=&quot;&quot;;&quot;&quot;;CONCATENATE(&quot;,&quot;;[Data.G174]))">
            <text:p/>
          </table:table-cell>
          <table:table-cell table:style-name="ce5" table:formula="of:=IF([Data.H174]=&quot;&quot;;&quot;&quot;;CONCATENATE(&quot;,&quot;;[Data.H174]))">
            <text:p/>
          </table:table-cell>
          <table:table-cell table:style-name="ce5" table:formula="of:=IF([Data.I174]=&quot;&quot;;&quot;&quot;;CONCATENATE(&quot;,&quot;;[Data.I174]))">
            <text:p/>
          </table:table-cell>
          <table:table-cell table:style-name="ce5" table:formula="of:=IF([Data.J174]=&quot;&quot;;&quot;&quot;;CONCATENATE(&quot;,&quot;;[Data.J174]))">
            <text:p/>
          </table:table-cell>
          <table:table-cell table:style-name="ce5" table:formula="of:=IF([Data.K174]=&quot;&quot;;&quot;&quot;;CONCATENATE(&quot;,&quot;;[Data.K174]))">
            <text:p/>
          </table:table-cell>
          <table:table-cell table:style-name="ce5" table:formula="of:=IF([Data.L174]=&quot;&quot;;&quot;&quot;;CONCATENATE(&quot;,&quot;;[Data.L174]))">
            <text:p/>
          </table:table-cell>
          <table:table-cell table:style-name="ce5" table:formula="of:=IF([Data.M174]=&quot;&quot;;&quot;&quot;;CONCATENATE(&quot;,&quot;;[Data.M174]))">
            <text:p/>
          </table:table-cell>
          <table:table-cell table:style-name="ce5" table:formula="of:=IF([Data.N174]=&quot;&quot;;&quot;&quot;;CONCATENATE(&quot;,&quot;;[Data.N174]))">
            <text:p/>
          </table:table-cell>
          <table:table-cell table:style-name="ce5" table:formula="of:=IF([Data.O174]=&quot;&quot;;&quot;&quot;;CONCATENATE(&quot;,&quot;;[Data.O174]))">
            <text:p/>
          </table:table-cell>
          <table:table-cell table:style-name="ce5" table:formula="of:=IF([Data.P174]=&quot;&quot;;&quot;&quot;;CONCATENATE(&quot;,&quot;;[Data.P174]))">
            <text:p/>
          </table:table-cell>
          <table:table-cell table:style-name="ce5" table:formula="of:=IF([Data.Q174]=&quot;&quot;;&quot;&quot;;CONCATENATE(&quot;,&quot;;[Data.Q174]))">
            <text:p/>
          </table:table-cell>
          <table:table-cell table:style-name="ce5" table:formula="of:=IF([Data.R174]=&quot;&quot;;&quot;&quot;;CONCATENATE(&quot;,&quot;;[Data.R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90">
            <text:p>90</text:p>
          </table:table-cell>
          <table:table-cell table:formula="of:=IF([Data.C175]=&quot;&quot;;[.B173];CONCATENATE(&quot;,&quot;;[Data.C175]))" office:value-type="string" office:string-value=",PHYSICAL">
            <text:p>,PHYSICAL</text:p>
          </table:table-cell>
          <table:table-cell table:formula="of:=IF([Data.D175]=&quot;&quot;;[.C173];CONCATENATE(&quot;,&quot;;[Data.D175]))" office:value-type="string" office:string-value=",CHARL">
            <text:p>,CHARL</text:p>
          </table:table-cell>
          <table:table-cell table:formula="of:=CONCATENATE(&quot;,&quot;;[Data.E175])" office:value-type="string" office:string-value=",">
            <text:p>,</text:p>
          </table:table-cell>
          <table:table-cell table:formula="of:=CONCATENATE(&quot;,&quot;;[Data.F175])" office:value-type="string" office:string-value=",">
            <text:p>,</text:p>
          </table:table-cell>
          <table:table-cell table:formula="of:=IF([Data.G175]=&quot;&quot;;&quot;&quot;;CONCATENATE(&quot;,&quot;;[Data.G175]))">
            <text:p/>
          </table:table-cell>
          <table:table-cell table:style-name="ce5" table:formula="of:=IF([Data.H175]=&quot;&quot;;&quot;&quot;;CONCATENATE(&quot;,&quot;;[Data.H175]))">
            <text:p/>
          </table:table-cell>
          <table:table-cell table:style-name="ce5" table:formula="of:=IF([Data.I175]=&quot;&quot;;&quot;&quot;;CONCATENATE(&quot;,&quot;;[Data.I175]))">
            <text:p/>
          </table:table-cell>
          <table:table-cell table:style-name="ce5" table:formula="of:=IF([Data.J175]=&quot;&quot;;&quot;&quot;;CONCATENATE(&quot;,&quot;;[Data.J175]))">
            <text:p/>
          </table:table-cell>
          <table:table-cell table:style-name="ce5" table:formula="of:=IF([Data.K175]=&quot;&quot;;&quot;&quot;;CONCATENATE(&quot;,&quot;;[Data.K175]))">
            <text:p/>
          </table:table-cell>
          <table:table-cell table:style-name="ce5" table:formula="of:=IF([Data.L175]=&quot;&quot;;&quot;&quot;;CONCATENATE(&quot;,&quot;;[Data.L175]))">
            <text:p/>
          </table:table-cell>
          <table:table-cell table:style-name="ce5" table:formula="of:=IF([Data.M175]=&quot;&quot;;&quot;&quot;;CONCATENATE(&quot;,&quot;;[Data.M175]))">
            <text:p/>
          </table:table-cell>
          <table:table-cell table:style-name="ce5" table:formula="of:=IF([Data.N175]=&quot;&quot;;&quot;&quot;;CONCATENATE(&quot;,&quot;;[Data.N175]))">
            <text:p/>
          </table:table-cell>
          <table:table-cell table:style-name="ce5" table:formula="of:=IF([Data.O175]=&quot;&quot;;&quot;&quot;;CONCATENATE(&quot;,&quot;;[Data.O175]))">
            <text:p/>
          </table:table-cell>
          <table:table-cell table:style-name="ce5" table:formula="of:=IF([Data.P175]=&quot;&quot;;&quot;&quot;;CONCATENATE(&quot;,&quot;;[Data.P175]))">
            <text:p/>
          </table:table-cell>
          <table:table-cell table:style-name="ce5" table:formula="of:=IF([Data.Q175]=&quot;&quot;;&quot;&quot;;CONCATENATE(&quot;,&quot;;[Data.Q175]))">
            <text:p/>
          </table:table-cell>
          <table:table-cell table:style-name="ce5" table:formula="of:=IF([Data.R175]=&quot;&quot;;&quot;&quot;;CONCATENATE(&quot;,&quot;;[Data.R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90">
            <text:p>90</text:p>
          </table:table-cell>
          <table:table-cell table:formula="of:=IF([Data.C176]=&quot;&quot;;[.B174];CONCATENATE(&quot;,&quot;;[Data.C176]))" office:value-type="string" office:string-value=",PHYSICAL">
            <text:p>,PHYSICAL</text:p>
          </table:table-cell>
          <table:table-cell table:formula="of:=IF([Data.D176]=&quot;&quot;;[.C174];CONCATENATE(&quot;,&quot;;[Data.D176]))" office:value-type="string" office:string-value=",CHARL">
            <text:p>,CHARL</text:p>
          </table:table-cell>
          <table:table-cell table:formula="of:=CONCATENATE(&quot;,&quot;;[Data.E176])" office:value-type="string" office:string-value=",">
            <text:p>,</text:p>
          </table:table-cell>
          <table:table-cell table:formula="of:=CONCATENATE(&quot;,&quot;;[Data.F176])" office:value-type="string" office:string-value=",">
            <text:p>,</text:p>
          </table:table-cell>
          <table:table-cell table:formula="of:=IF([Data.G176]=&quot;&quot;;&quot;&quot;;CONCATENATE(&quot;,&quot;;[Data.G176]))">
            <text:p/>
          </table:table-cell>
          <table:table-cell table:style-name="ce5" table:formula="of:=IF([Data.H176]=&quot;&quot;;&quot;&quot;;CONCATENATE(&quot;,&quot;;[Data.H176]))">
            <text:p/>
          </table:table-cell>
          <table:table-cell table:style-name="ce5" table:formula="of:=IF([Data.I176]=&quot;&quot;;&quot;&quot;;CONCATENATE(&quot;,&quot;;[Data.I176]))">
            <text:p/>
          </table:table-cell>
          <table:table-cell table:style-name="ce5" table:formula="of:=IF([Data.J176]=&quot;&quot;;&quot;&quot;;CONCATENATE(&quot;,&quot;;[Data.J176]))">
            <text:p/>
          </table:table-cell>
          <table:table-cell table:style-name="ce5" table:formula="of:=IF([Data.K176]=&quot;&quot;;&quot;&quot;;CONCATENATE(&quot;,&quot;;[Data.K176]))">
            <text:p/>
          </table:table-cell>
          <table:table-cell table:style-name="ce5" table:formula="of:=IF([Data.L176]=&quot;&quot;;&quot;&quot;;CONCATENATE(&quot;,&quot;;[Data.L176]))">
            <text:p/>
          </table:table-cell>
          <table:table-cell table:style-name="ce5" table:formula="of:=IF([Data.M176]=&quot;&quot;;&quot;&quot;;CONCATENATE(&quot;,&quot;;[Data.M176]))">
            <text:p/>
          </table:table-cell>
          <table:table-cell table:style-name="ce5" table:formula="of:=IF([Data.N176]=&quot;&quot;;&quot;&quot;;CONCATENATE(&quot;,&quot;;[Data.N176]))">
            <text:p/>
          </table:table-cell>
          <table:table-cell table:style-name="ce5" table:formula="of:=IF([Data.O176]=&quot;&quot;;&quot;&quot;;CONCATENATE(&quot;,&quot;;[Data.O176]))">
            <text:p/>
          </table:table-cell>
          <table:table-cell table:style-name="ce5" table:formula="of:=IF([Data.P176]=&quot;&quot;;&quot;&quot;;CONCATENATE(&quot;,&quot;;[Data.P176]))">
            <text:p/>
          </table:table-cell>
          <table:table-cell table:style-name="ce5" table:formula="of:=IF([Data.Q176]=&quot;&quot;;&quot;&quot;;CONCATENATE(&quot;,&quot;;[Data.Q176]))">
            <text:p/>
          </table:table-cell>
          <table:table-cell table:style-name="ce5" table:formula="of:=IF([Data.R176]=&quot;&quot;;&quot;&quot;;CONCATENATE(&quot;,&quot;;[Data.R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90">
            <text:p>90</text:p>
          </table:table-cell>
          <table:table-cell table:formula="of:=IF([Data.C177]=&quot;&quot;;[.B175];CONCATENATE(&quot;,&quot;;[Data.C177]))" office:value-type="string" office:string-value=",PHYSICAL">
            <text:p>,PHYSICAL</text:p>
          </table:table-cell>
          <table:table-cell table:formula="of:=IF([Data.D177]=&quot;&quot;;[.C175];CONCATENATE(&quot;,&quot;;[Data.D177]))" office:value-type="string" office:string-value=",CHARL">
            <text:p>,CHARL</text:p>
          </table:table-cell>
          <table:table-cell table:formula="of:=CONCATENATE(&quot;,&quot;;[Data.E177])" office:value-type="string" office:string-value=",">
            <text:p>,</text:p>
          </table:table-cell>
          <table:table-cell table:formula="of:=CONCATENATE(&quot;,&quot;;[Data.F177])" office:value-type="string" office:string-value=",">
            <text:p>,</text:p>
          </table:table-cell>
          <table:table-cell table:formula="of:=IF([Data.G177]=&quot;&quot;;&quot;&quot;;CONCATENATE(&quot;,&quot;;[Data.G177]))">
            <text:p/>
          </table:table-cell>
          <table:table-cell table:style-name="ce5" table:formula="of:=IF([Data.H177]=&quot;&quot;;&quot;&quot;;CONCATENATE(&quot;,&quot;;[Data.H177]))">
            <text:p/>
          </table:table-cell>
          <table:table-cell table:style-name="ce5" table:formula="of:=IF([Data.I177]=&quot;&quot;;&quot;&quot;;CONCATENATE(&quot;,&quot;;[Data.I177]))">
            <text:p/>
          </table:table-cell>
          <table:table-cell table:style-name="ce5" table:formula="of:=IF([Data.J177]=&quot;&quot;;&quot;&quot;;CONCATENATE(&quot;,&quot;;[Data.J177]))">
            <text:p/>
          </table:table-cell>
          <table:table-cell table:style-name="ce5" table:formula="of:=IF([Data.K177]=&quot;&quot;;&quot;&quot;;CONCATENATE(&quot;,&quot;;[Data.K177]))">
            <text:p/>
          </table:table-cell>
          <table:table-cell table:style-name="ce5" table:formula="of:=IF([Data.L177]=&quot;&quot;;&quot;&quot;;CONCATENATE(&quot;,&quot;;[Data.L177]))">
            <text:p/>
          </table:table-cell>
          <table:table-cell table:style-name="ce5" table:formula="of:=IF([Data.M177]=&quot;&quot;;&quot;&quot;;CONCATENATE(&quot;,&quot;;[Data.M177]))">
            <text:p/>
          </table:table-cell>
          <table:table-cell table:style-name="ce5" table:formula="of:=IF([Data.N177]=&quot;&quot;;&quot;&quot;;CONCATENATE(&quot;,&quot;;[Data.N177]))">
            <text:p/>
          </table:table-cell>
          <table:table-cell table:style-name="ce5" table:formula="of:=IF([Data.O177]=&quot;&quot;;&quot;&quot;;CONCATENATE(&quot;,&quot;;[Data.O177]))">
            <text:p/>
          </table:table-cell>
          <table:table-cell table:style-name="ce5" table:formula="of:=IF([Data.P177]=&quot;&quot;;&quot;&quot;;CONCATENATE(&quot;,&quot;;[Data.P177]))">
            <text:p/>
          </table:table-cell>
          <table:table-cell table:style-name="ce5" table:formula="of:=IF([Data.Q177]=&quot;&quot;;&quot;&quot;;CONCATENATE(&quot;,&quot;;[Data.Q177]))">
            <text:p/>
          </table:table-cell>
          <table:table-cell table:style-name="ce5" table:formula="of:=IF([Data.R177]=&quot;&quot;;&quot;&quot;;CONCATENATE(&quot;,&quot;;[Data.R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90">
            <text:p>90</text:p>
          </table:table-cell>
          <table:table-cell table:formula="of:=IF([Data.C178]=&quot;&quot;;[.B176];CONCATENATE(&quot;,&quot;;[Data.C178]))" office:value-type="string" office:string-value=",PHYSICAL">
            <text:p>,PHYSICAL</text:p>
          </table:table-cell>
          <table:table-cell table:formula="of:=IF([Data.D178]=&quot;&quot;;[.C176];CONCATENATE(&quot;,&quot;;[Data.D178]))" office:value-type="string" office:string-value=",CHARL">
            <text:p>,CHARL</text:p>
          </table:table-cell>
          <table:table-cell table:formula="of:=CONCATENATE(&quot;,&quot;;[Data.E178])" office:value-type="string" office:string-value=",">
            <text:p>,</text:p>
          </table:table-cell>
          <table:table-cell table:formula="of:=CONCATENATE(&quot;,&quot;;[Data.F178])" office:value-type="string" office:string-value=",">
            <text:p>,</text:p>
          </table:table-cell>
          <table:table-cell table:formula="of:=IF([Data.G178]=&quot;&quot;;&quot;&quot;;CONCATENATE(&quot;,&quot;;[Data.G178]))">
            <text:p/>
          </table:table-cell>
          <table:table-cell table:style-name="ce5" table:formula="of:=IF([Data.H178]=&quot;&quot;;&quot;&quot;;CONCATENATE(&quot;,&quot;;[Data.H178]))">
            <text:p/>
          </table:table-cell>
          <table:table-cell table:style-name="ce5" table:formula="of:=IF([Data.I178]=&quot;&quot;;&quot;&quot;;CONCATENATE(&quot;,&quot;;[Data.I178]))">
            <text:p/>
          </table:table-cell>
          <table:table-cell table:style-name="ce5" table:formula="of:=IF([Data.J178]=&quot;&quot;;&quot;&quot;;CONCATENATE(&quot;,&quot;;[Data.J178]))">
            <text:p/>
          </table:table-cell>
          <table:table-cell table:style-name="ce5" table:formula="of:=IF([Data.K178]=&quot;&quot;;&quot;&quot;;CONCATENATE(&quot;,&quot;;[Data.K178]))">
            <text:p/>
          </table:table-cell>
          <table:table-cell table:style-name="ce5" table:formula="of:=IF([Data.L178]=&quot;&quot;;&quot;&quot;;CONCATENATE(&quot;,&quot;;[Data.L178]))">
            <text:p/>
          </table:table-cell>
          <table:table-cell table:style-name="ce5" table:formula="of:=IF([Data.M178]=&quot;&quot;;&quot;&quot;;CONCATENATE(&quot;,&quot;;[Data.M178]))">
            <text:p/>
          </table:table-cell>
          <table:table-cell table:style-name="ce5" table:formula="of:=IF([Data.N178]=&quot;&quot;;&quot;&quot;;CONCATENATE(&quot;,&quot;;[Data.N178]))">
            <text:p/>
          </table:table-cell>
          <table:table-cell table:style-name="ce5" table:formula="of:=IF([Data.O178]=&quot;&quot;;&quot;&quot;;CONCATENATE(&quot;,&quot;;[Data.O178]))">
            <text:p/>
          </table:table-cell>
          <table:table-cell table:style-name="ce5" table:formula="of:=IF([Data.P178]=&quot;&quot;;&quot;&quot;;CONCATENATE(&quot;,&quot;;[Data.P178]))">
            <text:p/>
          </table:table-cell>
          <table:table-cell table:style-name="ce5" table:formula="of:=IF([Data.Q178]=&quot;&quot;;&quot;&quot;;CONCATENATE(&quot;,&quot;;[Data.Q178]))">
            <text:p/>
          </table:table-cell>
          <table:table-cell table:style-name="ce5" table:formula="of:=IF([Data.R178]=&quot;&quot;;&quot;&quot;;CONCATENATE(&quot;,&quot;;[Data.R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90">
            <text:p>90</text:p>
          </table:table-cell>
          <table:table-cell table:formula="of:=IF([Data.C179]=&quot;&quot;;[.B177];CONCATENATE(&quot;,&quot;;[Data.C179]))" office:value-type="string" office:string-value=",PHYSICAL">
            <text:p>,PHYSICAL</text:p>
          </table:table-cell>
          <table:table-cell table:formula="of:=IF([Data.D179]=&quot;&quot;;[.C177];CONCATENATE(&quot;,&quot;;[Data.D179]))" office:value-type="string" office:string-value=",CHARL">
            <text:p>,CHARL</text:p>
          </table:table-cell>
          <table:table-cell table:formula="of:=CONCATENATE(&quot;,&quot;;[Data.E179])" office:value-type="string" office:string-value=",">
            <text:p>,</text:p>
          </table:table-cell>
          <table:table-cell table:formula="of:=CONCATENATE(&quot;,&quot;;[Data.F179])" office:value-type="string" office:string-value=",">
            <text:p>,</text:p>
          </table:table-cell>
          <table:table-cell table:formula="of:=IF([Data.G179]=&quot;&quot;;&quot;&quot;;CONCATENATE(&quot;,&quot;;[Data.G179]))">
            <text:p/>
          </table:table-cell>
          <table:table-cell table:style-name="ce5" table:formula="of:=IF([Data.H179]=&quot;&quot;;&quot;&quot;;CONCATENATE(&quot;,&quot;;[Data.H179]))">
            <text:p/>
          </table:table-cell>
          <table:table-cell table:style-name="ce5" table:formula="of:=IF([Data.I179]=&quot;&quot;;&quot;&quot;;CONCATENATE(&quot;,&quot;;[Data.I179]))">
            <text:p/>
          </table:table-cell>
          <table:table-cell table:style-name="ce5" table:formula="of:=IF([Data.J179]=&quot;&quot;;&quot;&quot;;CONCATENATE(&quot;,&quot;;[Data.J179]))">
            <text:p/>
          </table:table-cell>
          <table:table-cell table:style-name="ce5" table:formula="of:=IF([Data.K179]=&quot;&quot;;&quot;&quot;;CONCATENATE(&quot;,&quot;;[Data.K179]))">
            <text:p/>
          </table:table-cell>
          <table:table-cell table:style-name="ce5" table:formula="of:=IF([Data.L179]=&quot;&quot;;&quot;&quot;;CONCATENATE(&quot;,&quot;;[Data.L179]))">
            <text:p/>
          </table:table-cell>
          <table:table-cell table:style-name="ce5" table:formula="of:=IF([Data.M179]=&quot;&quot;;&quot;&quot;;CONCATENATE(&quot;,&quot;;[Data.M179]))">
            <text:p/>
          </table:table-cell>
          <table:table-cell table:style-name="ce5" table:formula="of:=IF([Data.N179]=&quot;&quot;;&quot;&quot;;CONCATENATE(&quot;,&quot;;[Data.N179]))">
            <text:p/>
          </table:table-cell>
          <table:table-cell table:style-name="ce5" table:formula="of:=IF([Data.O179]=&quot;&quot;;&quot;&quot;;CONCATENATE(&quot;,&quot;;[Data.O179]))">
            <text:p/>
          </table:table-cell>
          <table:table-cell table:style-name="ce5" table:formula="of:=IF([Data.P179]=&quot;&quot;;&quot;&quot;;CONCATENATE(&quot;,&quot;;[Data.P179]))">
            <text:p/>
          </table:table-cell>
          <table:table-cell table:style-name="ce5" table:formula="of:=IF([Data.Q179]=&quot;&quot;;&quot;&quot;;CONCATENATE(&quot;,&quot;;[Data.Q179]))">
            <text:p/>
          </table:table-cell>
          <table:table-cell table:style-name="ce5" table:formula="of:=IF([Data.R179]=&quot;&quot;;&quot;&quot;;CONCATENATE(&quot;,&quot;;[Data.R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90">
            <text:p>90</text:p>
          </table:table-cell>
          <table:table-cell table:formula="of:=IF([Data.C180]=&quot;&quot;;[.B178];CONCATENATE(&quot;,&quot;;[Data.C180]))" office:value-type="string" office:string-value=",PHYSICAL">
            <text:p>,PHYSICAL</text:p>
          </table:table-cell>
          <table:table-cell table:formula="of:=IF([Data.D180]=&quot;&quot;;[.C178];CONCATENATE(&quot;,&quot;;[Data.D180]))" office:value-type="string" office:string-value=",CHARL">
            <text:p>,CHARL</text:p>
          </table:table-cell>
          <table:table-cell table:formula="of:=CONCATENATE(&quot;,&quot;;[Data.E180])" office:value-type="string" office:string-value=",">
            <text:p>,</text:p>
          </table:table-cell>
          <table:table-cell table:formula="of:=CONCATENATE(&quot;,&quot;;[Data.F180])" office:value-type="string" office:string-value=",">
            <text:p>,</text:p>
          </table:table-cell>
          <table:table-cell table:formula="of:=IF([Data.G180]=&quot;&quot;;&quot;&quot;;CONCATENATE(&quot;,&quot;;[Data.G180]))">
            <text:p/>
          </table:table-cell>
          <table:table-cell table:style-name="ce5" table:formula="of:=IF([Data.H180]=&quot;&quot;;&quot;&quot;;CONCATENATE(&quot;,&quot;;[Data.H180]))">
            <text:p/>
          </table:table-cell>
          <table:table-cell table:style-name="ce5" table:formula="of:=IF([Data.I180]=&quot;&quot;;&quot;&quot;;CONCATENATE(&quot;,&quot;;[Data.I180]))">
            <text:p/>
          </table:table-cell>
          <table:table-cell table:style-name="ce5" table:formula="of:=IF([Data.J180]=&quot;&quot;;&quot;&quot;;CONCATENATE(&quot;,&quot;;[Data.J180]))">
            <text:p/>
          </table:table-cell>
          <table:table-cell table:style-name="ce5" table:formula="of:=IF([Data.K180]=&quot;&quot;;&quot;&quot;;CONCATENATE(&quot;,&quot;;[Data.K180]))">
            <text:p/>
          </table:table-cell>
          <table:table-cell table:style-name="ce5" table:formula="of:=IF([Data.L180]=&quot;&quot;;&quot;&quot;;CONCATENATE(&quot;,&quot;;[Data.L180]))">
            <text:p/>
          </table:table-cell>
          <table:table-cell table:style-name="ce5" table:formula="of:=IF([Data.M180]=&quot;&quot;;&quot;&quot;;CONCATENATE(&quot;,&quot;;[Data.M180]))">
            <text:p/>
          </table:table-cell>
          <table:table-cell table:style-name="ce5" table:formula="of:=IF([Data.N180]=&quot;&quot;;&quot;&quot;;CONCATENATE(&quot;,&quot;;[Data.N180]))">
            <text:p/>
          </table:table-cell>
          <table:table-cell table:style-name="ce5" table:formula="of:=IF([Data.O180]=&quot;&quot;;&quot;&quot;;CONCATENATE(&quot;,&quot;;[Data.O180]))">
            <text:p/>
          </table:table-cell>
          <table:table-cell table:style-name="ce5" table:formula="of:=IF([Data.P180]=&quot;&quot;;&quot;&quot;;CONCATENATE(&quot;,&quot;;[Data.P180]))">
            <text:p/>
          </table:table-cell>
          <table:table-cell table:style-name="ce5" table:formula="of:=IF([Data.Q180]=&quot;&quot;;&quot;&quot;;CONCATENATE(&quot;,&quot;;[Data.Q180]))">
            <text:p/>
          </table:table-cell>
          <table:table-cell table:style-name="ce5" table:formula="of:=IF([Data.R180]=&quot;&quot;;&quot;&quot;;CONCATENATE(&quot;,&quot;;[Data.R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90">
            <text:p>90</text:p>
          </table:table-cell>
          <table:table-cell table:formula="of:=IF([Data.C181]=&quot;&quot;;[.B179];CONCATENATE(&quot;,&quot;;[Data.C181]))" office:value-type="string" office:string-value=",PHYSICAL">
            <text:p>,PHYSICAL</text:p>
          </table:table-cell>
          <table:table-cell table:formula="of:=IF([Data.D181]=&quot;&quot;;[.C179];CONCATENATE(&quot;,&quot;;[Data.D181]))" office:value-type="string" office:string-value=",CHARL">
            <text:p>,CHARL</text:p>
          </table:table-cell>
          <table:table-cell table:formula="of:=CONCATENATE(&quot;,&quot;;[Data.E181])" office:value-type="string" office:string-value=",">
            <text:p>,</text:p>
          </table:table-cell>
          <table:table-cell table:formula="of:=CONCATENATE(&quot;,&quot;;[Data.F181])" office:value-type="string" office:string-value=",">
            <text:p>,</text:p>
          </table:table-cell>
          <table:table-cell table:formula="of:=IF([Data.G181]=&quot;&quot;;&quot;&quot;;CONCATENATE(&quot;,&quot;;[Data.G181]))">
            <text:p/>
          </table:table-cell>
          <table:table-cell table:style-name="ce5" table:formula="of:=IF([Data.H181]=&quot;&quot;;&quot;&quot;;CONCATENATE(&quot;,&quot;;[Data.H181]))">
            <text:p/>
          </table:table-cell>
          <table:table-cell table:style-name="ce5" table:formula="of:=IF([Data.I181]=&quot;&quot;;&quot;&quot;;CONCATENATE(&quot;,&quot;;[Data.I181]))">
            <text:p/>
          </table:table-cell>
          <table:table-cell table:style-name="ce5" table:formula="of:=IF([Data.J181]=&quot;&quot;;&quot;&quot;;CONCATENATE(&quot;,&quot;;[Data.J181]))">
            <text:p/>
          </table:table-cell>
          <table:table-cell table:style-name="ce5" table:formula="of:=IF([Data.K181]=&quot;&quot;;&quot;&quot;;CONCATENATE(&quot;,&quot;;[Data.K181]))">
            <text:p/>
          </table:table-cell>
          <table:table-cell table:style-name="ce5" table:formula="of:=IF([Data.L181]=&quot;&quot;;&quot;&quot;;CONCATENATE(&quot;,&quot;;[Data.L181]))">
            <text:p/>
          </table:table-cell>
          <table:table-cell table:style-name="ce5" table:formula="of:=IF([Data.M181]=&quot;&quot;;&quot;&quot;;CONCATENATE(&quot;,&quot;;[Data.M181]))">
            <text:p/>
          </table:table-cell>
          <table:table-cell table:style-name="ce5" table:formula="of:=IF([Data.N181]=&quot;&quot;;&quot;&quot;;CONCATENATE(&quot;,&quot;;[Data.N181]))">
            <text:p/>
          </table:table-cell>
          <table:table-cell table:style-name="ce5" table:formula="of:=IF([Data.O181]=&quot;&quot;;&quot;&quot;;CONCATENATE(&quot;,&quot;;[Data.O181]))">
            <text:p/>
          </table:table-cell>
          <table:table-cell table:style-name="ce5" table:formula="of:=IF([Data.P181]=&quot;&quot;;&quot;&quot;;CONCATENATE(&quot;,&quot;;[Data.P181]))">
            <text:p/>
          </table:table-cell>
          <table:table-cell table:style-name="ce5" table:formula="of:=IF([Data.Q181]=&quot;&quot;;&quot;&quot;;CONCATENATE(&quot;,&quot;;[Data.Q181]))">
            <text:p/>
          </table:table-cell>
          <table:table-cell table:style-name="ce5" table:formula="of:=IF([Data.R181]=&quot;&quot;;&quot;&quot;;CONCATENATE(&quot;,&quot;;[Data.R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90">
            <text:p>90</text:p>
          </table:table-cell>
          <table:table-cell table:formula="of:=IF([Data.C182]=&quot;&quot;;[.B180];CONCATENATE(&quot;,&quot;;[Data.C182]))" office:value-type="string" office:string-value=",PHYSICAL">
            <text:p>,PHYSICAL</text:p>
          </table:table-cell>
          <table:table-cell table:formula="of:=IF([Data.D182]=&quot;&quot;;[.C180];CONCATENATE(&quot;,&quot;;[Data.D182]))" office:value-type="string" office:string-value=",CHARL">
            <text:p>,CHARL</text:p>
          </table:table-cell>
          <table:table-cell table:formula="of:=CONCATENATE(&quot;,&quot;;[Data.E182])" office:value-type="string" office:string-value=",">
            <text:p>,</text:p>
          </table:table-cell>
          <table:table-cell table:formula="of:=CONCATENATE(&quot;,&quot;;[Data.F182])" office:value-type="string" office:string-value=",">
            <text:p>,</text:p>
          </table:table-cell>
          <table:table-cell table:formula="of:=IF([Data.G182]=&quot;&quot;;&quot;&quot;;CONCATENATE(&quot;,&quot;;[Data.G182]))">
            <text:p/>
          </table:table-cell>
          <table:table-cell table:style-name="ce5" table:formula="of:=IF([Data.H182]=&quot;&quot;;&quot;&quot;;CONCATENATE(&quot;,&quot;;[Data.H182]))">
            <text:p/>
          </table:table-cell>
          <table:table-cell table:style-name="ce5" table:formula="of:=IF([Data.I182]=&quot;&quot;;&quot;&quot;;CONCATENATE(&quot;,&quot;;[Data.I182]))">
            <text:p/>
          </table:table-cell>
          <table:table-cell table:style-name="ce5" table:formula="of:=IF([Data.J182]=&quot;&quot;;&quot;&quot;;CONCATENATE(&quot;,&quot;;[Data.J182]))">
            <text:p/>
          </table:table-cell>
          <table:table-cell table:style-name="ce5" table:formula="of:=IF([Data.K182]=&quot;&quot;;&quot;&quot;;CONCATENATE(&quot;,&quot;;[Data.K182]))">
            <text:p/>
          </table:table-cell>
          <table:table-cell table:style-name="ce5" table:formula="of:=IF([Data.L182]=&quot;&quot;;&quot;&quot;;CONCATENATE(&quot;,&quot;;[Data.L182]))">
            <text:p/>
          </table:table-cell>
          <table:table-cell table:style-name="ce5" table:formula="of:=IF([Data.M182]=&quot;&quot;;&quot;&quot;;CONCATENATE(&quot;,&quot;;[Data.M182]))">
            <text:p/>
          </table:table-cell>
          <table:table-cell table:style-name="ce5" table:formula="of:=IF([Data.N182]=&quot;&quot;;&quot;&quot;;CONCATENATE(&quot;,&quot;;[Data.N182]))">
            <text:p/>
          </table:table-cell>
          <table:table-cell table:style-name="ce5" table:formula="of:=IF([Data.O182]=&quot;&quot;;&quot;&quot;;CONCATENATE(&quot;,&quot;;[Data.O182]))">
            <text:p/>
          </table:table-cell>
          <table:table-cell table:style-name="ce5" table:formula="of:=IF([Data.P182]=&quot;&quot;;&quot;&quot;;CONCATENATE(&quot;,&quot;;[Data.P182]))">
            <text:p/>
          </table:table-cell>
          <table:table-cell table:style-name="ce5" table:formula="of:=IF([Data.Q182]=&quot;&quot;;&quot;&quot;;CONCATENATE(&quot;,&quot;;[Data.Q182]))">
            <text:p/>
          </table:table-cell>
          <table:table-cell table:style-name="ce5" table:formula="of:=IF([Data.R182]=&quot;&quot;;&quot;&quot;;CONCATENATE(&quot;,&quot;;[Data.R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90">
            <text:p>90</text:p>
          </table:table-cell>
          <table:table-cell table:formula="of:=IF([Data.C183]=&quot;&quot;;[.B181];CONCATENATE(&quot;,&quot;;[Data.C183]))" office:value-type="string" office:string-value=",PHYSICAL">
            <text:p>,PHYSICAL</text:p>
          </table:table-cell>
          <table:table-cell table:formula="of:=IF([Data.D183]=&quot;&quot;;[.C181];CONCATENATE(&quot;,&quot;;[Data.D183]))" office:value-type="string" office:string-value=",CHARL">
            <text:p>,CHARL</text:p>
          </table:table-cell>
          <table:table-cell table:formula="of:=CONCATENATE(&quot;,&quot;;[Data.E183])" office:value-type="string" office:string-value=",">
            <text:p>,</text:p>
          </table:table-cell>
          <table:table-cell table:formula="of:=CONCATENATE(&quot;,&quot;;[Data.F183])" office:value-type="string" office:string-value=",">
            <text:p>,</text:p>
          </table:table-cell>
          <table:table-cell table:formula="of:=IF([Data.G183]=&quot;&quot;;&quot;&quot;;CONCATENATE(&quot;,&quot;;[Data.G183]))">
            <text:p/>
          </table:table-cell>
          <table:table-cell table:style-name="ce5" table:formula="of:=IF([Data.H183]=&quot;&quot;;&quot;&quot;;CONCATENATE(&quot;,&quot;;[Data.H183]))">
            <text:p/>
          </table:table-cell>
          <table:table-cell table:style-name="ce5" table:formula="of:=IF([Data.I183]=&quot;&quot;;&quot;&quot;;CONCATENATE(&quot;,&quot;;[Data.I183]))">
            <text:p/>
          </table:table-cell>
          <table:table-cell table:style-name="ce5" table:formula="of:=IF([Data.J183]=&quot;&quot;;&quot;&quot;;CONCATENATE(&quot;,&quot;;[Data.J183]))">
            <text:p/>
          </table:table-cell>
          <table:table-cell table:style-name="ce5" table:formula="of:=IF([Data.K183]=&quot;&quot;;&quot;&quot;;CONCATENATE(&quot;,&quot;;[Data.K183]))">
            <text:p/>
          </table:table-cell>
          <table:table-cell table:style-name="ce5" table:formula="of:=IF([Data.L183]=&quot;&quot;;&quot;&quot;;CONCATENATE(&quot;,&quot;;[Data.L183]))">
            <text:p/>
          </table:table-cell>
          <table:table-cell table:style-name="ce5" table:formula="of:=IF([Data.M183]=&quot;&quot;;&quot;&quot;;CONCATENATE(&quot;,&quot;;[Data.M183]))">
            <text:p/>
          </table:table-cell>
          <table:table-cell table:style-name="ce5" table:formula="of:=IF([Data.N183]=&quot;&quot;;&quot;&quot;;CONCATENATE(&quot;,&quot;;[Data.N183]))">
            <text:p/>
          </table:table-cell>
          <table:table-cell table:style-name="ce5" table:formula="of:=IF([Data.O183]=&quot;&quot;;&quot;&quot;;CONCATENATE(&quot;,&quot;;[Data.O183]))">
            <text:p/>
          </table:table-cell>
          <table:table-cell table:style-name="ce5" table:formula="of:=IF([Data.P183]=&quot;&quot;;&quot;&quot;;CONCATENATE(&quot;,&quot;;[Data.P183]))">
            <text:p/>
          </table:table-cell>
          <table:table-cell table:style-name="ce5" table:formula="of:=IF([Data.Q183]=&quot;&quot;;&quot;&quot;;CONCATENATE(&quot;,&quot;;[Data.Q183]))">
            <text:p/>
          </table:table-cell>
          <table:table-cell table:style-name="ce5" table:formula="of:=IF([Data.R183]=&quot;&quot;;&quot;&quot;;CONCATENATE(&quot;,&quot;;[Data.R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90">
            <text:p>90</text:p>
          </table:table-cell>
          <table:table-cell table:formula="of:=IF([Data.C184]=&quot;&quot;;[.B182];CONCATENATE(&quot;,&quot;;[Data.C184]))" office:value-type="string" office:string-value=",PHYSICAL">
            <text:p>,PHYSICAL</text:p>
          </table:table-cell>
          <table:table-cell table:formula="of:=IF([Data.D184]=&quot;&quot;;[.C182];CONCATENATE(&quot;,&quot;;[Data.D184]))" office:value-type="string" office:string-value=",CHARL">
            <text:p>,CHARL</text:p>
          </table:table-cell>
          <table:table-cell table:formula="of:=CONCATENATE(&quot;,&quot;;[Data.E184])" office:value-type="string" office:string-value=",">
            <text:p>,</text:p>
          </table:table-cell>
          <table:table-cell table:formula="of:=CONCATENATE(&quot;,&quot;;[Data.F184])" office:value-type="string" office:string-value=",">
            <text:p>,</text:p>
          </table:table-cell>
          <table:table-cell table:formula="of:=IF([Data.G184]=&quot;&quot;;&quot;&quot;;CONCATENATE(&quot;,&quot;;[Data.G184]))">
            <text:p/>
          </table:table-cell>
          <table:table-cell table:style-name="ce5" table:formula="of:=IF([Data.H184]=&quot;&quot;;&quot;&quot;;CONCATENATE(&quot;,&quot;;[Data.H184]))">
            <text:p/>
          </table:table-cell>
          <table:table-cell table:style-name="ce5" table:formula="of:=IF([Data.I184]=&quot;&quot;;&quot;&quot;;CONCATENATE(&quot;,&quot;;[Data.I184]))">
            <text:p/>
          </table:table-cell>
          <table:table-cell table:style-name="ce5" table:formula="of:=IF([Data.J184]=&quot;&quot;;&quot;&quot;;CONCATENATE(&quot;,&quot;;[Data.J184]))">
            <text:p/>
          </table:table-cell>
          <table:table-cell table:style-name="ce5" table:formula="of:=IF([Data.K184]=&quot;&quot;;&quot;&quot;;CONCATENATE(&quot;,&quot;;[Data.K184]))">
            <text:p/>
          </table:table-cell>
          <table:table-cell table:style-name="ce5" table:formula="of:=IF([Data.L184]=&quot;&quot;;&quot;&quot;;CONCATENATE(&quot;,&quot;;[Data.L184]))">
            <text:p/>
          </table:table-cell>
          <table:table-cell table:style-name="ce5" table:formula="of:=IF([Data.M184]=&quot;&quot;;&quot;&quot;;CONCATENATE(&quot;,&quot;;[Data.M184]))">
            <text:p/>
          </table:table-cell>
          <table:table-cell table:style-name="ce5" table:formula="of:=IF([Data.N184]=&quot;&quot;;&quot;&quot;;CONCATENATE(&quot;,&quot;;[Data.N184]))">
            <text:p/>
          </table:table-cell>
          <table:table-cell table:style-name="ce5" table:formula="of:=IF([Data.O184]=&quot;&quot;;&quot;&quot;;CONCATENATE(&quot;,&quot;;[Data.O184]))">
            <text:p/>
          </table:table-cell>
          <table:table-cell table:style-name="ce5" table:formula="of:=IF([Data.P184]=&quot;&quot;;&quot;&quot;;CONCATENATE(&quot;,&quot;;[Data.P184]))">
            <text:p/>
          </table:table-cell>
          <table:table-cell table:style-name="ce5" table:formula="of:=IF([Data.Q184]=&quot;&quot;;&quot;&quot;;CONCATENATE(&quot;,&quot;;[Data.Q184]))">
            <text:p/>
          </table:table-cell>
          <table:table-cell table:style-name="ce5" table:formula="of:=IF([Data.R184]=&quot;&quot;;&quot;&quot;;CONCATENATE(&quot;,&quot;;[Data.R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90">
            <text:p>90</text:p>
          </table:table-cell>
          <table:table-cell table:formula="of:=IF([Data.C185]=&quot;&quot;;[.B183];CONCATENATE(&quot;,&quot;;[Data.C185]))" office:value-type="string" office:string-value=",PHYSICAL">
            <text:p>,PHYSICAL</text:p>
          </table:table-cell>
          <table:table-cell table:formula="of:=IF([Data.D185]=&quot;&quot;;[.C183];CONCATENATE(&quot;,&quot;;[Data.D185]))" office:value-type="string" office:string-value=",CHARL">
            <text:p>,CHARL</text:p>
          </table:table-cell>
          <table:table-cell table:formula="of:=CONCATENATE(&quot;,&quot;;[Data.E185])" office:value-type="string" office:string-value=",">
            <text:p>,</text:p>
          </table:table-cell>
          <table:table-cell table:formula="of:=CONCATENATE(&quot;,&quot;;[Data.F185])" office:value-type="string" office:string-value=",">
            <text:p>,</text:p>
          </table:table-cell>
          <table:table-cell table:formula="of:=IF([Data.G185]=&quot;&quot;;&quot;&quot;;CONCATENATE(&quot;,&quot;;[Data.G185]))">
            <text:p/>
          </table:table-cell>
          <table:table-cell table:style-name="ce5" table:formula="of:=IF([Data.H185]=&quot;&quot;;&quot;&quot;;CONCATENATE(&quot;,&quot;;[Data.H185]))">
            <text:p/>
          </table:table-cell>
          <table:table-cell table:style-name="ce5" table:formula="of:=IF([Data.I185]=&quot;&quot;;&quot;&quot;;CONCATENATE(&quot;,&quot;;[Data.I185]))">
            <text:p/>
          </table:table-cell>
          <table:table-cell table:style-name="ce5" table:formula="of:=IF([Data.J185]=&quot;&quot;;&quot;&quot;;CONCATENATE(&quot;,&quot;;[Data.J185]))">
            <text:p/>
          </table:table-cell>
          <table:table-cell table:style-name="ce5" table:formula="of:=IF([Data.K185]=&quot;&quot;;&quot;&quot;;CONCATENATE(&quot;,&quot;;[Data.K185]))">
            <text:p/>
          </table:table-cell>
          <table:table-cell table:style-name="ce5" table:formula="of:=IF([Data.L185]=&quot;&quot;;&quot;&quot;;CONCATENATE(&quot;,&quot;;[Data.L185]))">
            <text:p/>
          </table:table-cell>
          <table:table-cell table:style-name="ce5" table:formula="of:=IF([Data.M185]=&quot;&quot;;&quot;&quot;;CONCATENATE(&quot;,&quot;;[Data.M185]))">
            <text:p/>
          </table:table-cell>
          <table:table-cell table:style-name="ce5" table:formula="of:=IF([Data.N185]=&quot;&quot;;&quot;&quot;;CONCATENATE(&quot;,&quot;;[Data.N185]))">
            <text:p/>
          </table:table-cell>
          <table:table-cell table:style-name="ce5" table:formula="of:=IF([Data.O185]=&quot;&quot;;&quot;&quot;;CONCATENATE(&quot;,&quot;;[Data.O185]))">
            <text:p/>
          </table:table-cell>
          <table:table-cell table:style-name="ce5" table:formula="of:=IF([Data.P185]=&quot;&quot;;&quot;&quot;;CONCATENATE(&quot;,&quot;;[Data.P185]))">
            <text:p/>
          </table:table-cell>
          <table:table-cell table:style-name="ce5" table:formula="of:=IF([Data.Q185]=&quot;&quot;;&quot;&quot;;CONCATENATE(&quot;,&quot;;[Data.Q185]))">
            <text:p/>
          </table:table-cell>
          <table:table-cell table:style-name="ce5" table:formula="of:=IF([Data.R185]=&quot;&quot;;&quot;&quot;;CONCATENATE(&quot;,&quot;;[Data.R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90">
            <text:p>90</text:p>
          </table:table-cell>
          <table:table-cell table:formula="of:=IF([Data.C186]=&quot;&quot;;[.B184];CONCATENATE(&quot;,&quot;;[Data.C186]))" office:value-type="string" office:string-value=",PHYSICAL">
            <text:p>,PHYSICAL</text:p>
          </table:table-cell>
          <table:table-cell table:formula="of:=IF([Data.D186]=&quot;&quot;;[.C184];CONCATENATE(&quot;,&quot;;[Data.D186]))" office:value-type="string" office:string-value=",CHARL">
            <text:p>,CHARL</text:p>
          </table:table-cell>
          <table:table-cell table:formula="of:=CONCATENATE(&quot;,&quot;;[Data.E186])" office:value-type="string" office:string-value=",">
            <text:p>,</text:p>
          </table:table-cell>
          <table:table-cell table:formula="of:=CONCATENATE(&quot;,&quot;;[Data.F186])" office:value-type="string" office:string-value=",">
            <text:p>,</text:p>
          </table:table-cell>
          <table:table-cell table:formula="of:=IF([Data.G186]=&quot;&quot;;&quot;&quot;;CONCATENATE(&quot;,&quot;;[Data.G186]))">
            <text:p/>
          </table:table-cell>
          <table:table-cell table:style-name="ce5" table:formula="of:=IF([Data.H186]=&quot;&quot;;&quot;&quot;;CONCATENATE(&quot;,&quot;;[Data.H186]))">
            <text:p/>
          </table:table-cell>
          <table:table-cell table:style-name="ce5" table:formula="of:=IF([Data.I186]=&quot;&quot;;&quot;&quot;;CONCATENATE(&quot;,&quot;;[Data.I186]))">
            <text:p/>
          </table:table-cell>
          <table:table-cell table:style-name="ce5" table:formula="of:=IF([Data.J186]=&quot;&quot;;&quot;&quot;;CONCATENATE(&quot;,&quot;;[Data.J186]))">
            <text:p/>
          </table:table-cell>
          <table:table-cell table:style-name="ce5" table:formula="of:=IF([Data.K186]=&quot;&quot;;&quot;&quot;;CONCATENATE(&quot;,&quot;;[Data.K186]))">
            <text:p/>
          </table:table-cell>
          <table:table-cell table:style-name="ce5" table:formula="of:=IF([Data.L186]=&quot;&quot;;&quot;&quot;;CONCATENATE(&quot;,&quot;;[Data.L186]))">
            <text:p/>
          </table:table-cell>
          <table:table-cell table:style-name="ce5" table:formula="of:=IF([Data.M186]=&quot;&quot;;&quot;&quot;;CONCATENATE(&quot;,&quot;;[Data.M186]))">
            <text:p/>
          </table:table-cell>
          <table:table-cell table:style-name="ce5" table:formula="of:=IF([Data.N186]=&quot;&quot;;&quot;&quot;;CONCATENATE(&quot;,&quot;;[Data.N186]))">
            <text:p/>
          </table:table-cell>
          <table:table-cell table:style-name="ce5" table:formula="of:=IF([Data.O186]=&quot;&quot;;&quot;&quot;;CONCATENATE(&quot;,&quot;;[Data.O186]))">
            <text:p/>
          </table:table-cell>
          <table:table-cell table:style-name="ce5" table:formula="of:=IF([Data.P186]=&quot;&quot;;&quot;&quot;;CONCATENATE(&quot;,&quot;;[Data.P186]))">
            <text:p/>
          </table:table-cell>
          <table:table-cell table:style-name="ce5" table:formula="of:=IF([Data.Q186]=&quot;&quot;;&quot;&quot;;CONCATENATE(&quot;,&quot;;[Data.Q186]))">
            <text:p/>
          </table:table-cell>
          <table:table-cell table:style-name="ce5" table:formula="of:=IF([Data.R186]=&quot;&quot;;&quot;&quot;;CONCATENATE(&quot;,&quot;;[Data.R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90">
            <text:p>90</text:p>
          </table:table-cell>
          <table:table-cell table:formula="of:=IF([Data.C187]=&quot;&quot;;[.B185];CONCATENATE(&quot;,&quot;;[Data.C187]))" office:value-type="string" office:string-value=",PHYSICAL">
            <text:p>,PHYSICAL</text:p>
          </table:table-cell>
          <table:table-cell table:formula="of:=IF([Data.D187]=&quot;&quot;;[.C185];CONCATENATE(&quot;,&quot;;[Data.D187]))" office:value-type="string" office:string-value=",CHARL">
            <text:p>,CHARL</text:p>
          </table:table-cell>
          <table:table-cell table:formula="of:=CONCATENATE(&quot;,&quot;;[Data.E187])" office:value-type="string" office:string-value=",">
            <text:p>,</text:p>
          </table:table-cell>
          <table:table-cell table:formula="of:=CONCATENATE(&quot;,&quot;;[Data.F187])" office:value-type="string" office:string-value=",">
            <text:p>,</text:p>
          </table:table-cell>
          <table:table-cell table:formula="of:=IF([Data.G187]=&quot;&quot;;&quot;&quot;;CONCATENATE(&quot;,&quot;;[Data.G187]))">
            <text:p/>
          </table:table-cell>
          <table:table-cell table:style-name="ce5" table:formula="of:=IF([Data.H187]=&quot;&quot;;&quot;&quot;;CONCATENATE(&quot;,&quot;;[Data.H187]))">
            <text:p/>
          </table:table-cell>
          <table:table-cell table:style-name="ce5" table:formula="of:=IF([Data.I187]=&quot;&quot;;&quot;&quot;;CONCATENATE(&quot;,&quot;;[Data.I187]))">
            <text:p/>
          </table:table-cell>
          <table:table-cell table:style-name="ce5" table:formula="of:=IF([Data.J187]=&quot;&quot;;&quot;&quot;;CONCATENATE(&quot;,&quot;;[Data.J187]))">
            <text:p/>
          </table:table-cell>
          <table:table-cell table:style-name="ce5" table:formula="of:=IF([Data.K187]=&quot;&quot;;&quot;&quot;;CONCATENATE(&quot;,&quot;;[Data.K187]))">
            <text:p/>
          </table:table-cell>
          <table:table-cell table:style-name="ce5" table:formula="of:=IF([Data.L187]=&quot;&quot;;&quot;&quot;;CONCATENATE(&quot;,&quot;;[Data.L187]))">
            <text:p/>
          </table:table-cell>
          <table:table-cell table:style-name="ce5" table:formula="of:=IF([Data.M187]=&quot;&quot;;&quot;&quot;;CONCATENATE(&quot;,&quot;;[Data.M187]))">
            <text:p/>
          </table:table-cell>
          <table:table-cell table:style-name="ce5" table:formula="of:=IF([Data.N187]=&quot;&quot;;&quot;&quot;;CONCATENATE(&quot;,&quot;;[Data.N187]))">
            <text:p/>
          </table:table-cell>
          <table:table-cell table:style-name="ce5" table:formula="of:=IF([Data.O187]=&quot;&quot;;&quot;&quot;;CONCATENATE(&quot;,&quot;;[Data.O187]))">
            <text:p/>
          </table:table-cell>
          <table:table-cell table:style-name="ce5" table:formula="of:=IF([Data.P187]=&quot;&quot;;&quot;&quot;;CONCATENATE(&quot;,&quot;;[Data.P187]))">
            <text:p/>
          </table:table-cell>
          <table:table-cell table:style-name="ce5" table:formula="of:=IF([Data.Q187]=&quot;&quot;;&quot;&quot;;CONCATENATE(&quot;,&quot;;[Data.Q187]))">
            <text:p/>
          </table:table-cell>
          <table:table-cell table:style-name="ce5" table:formula="of:=IF([Data.R187]=&quot;&quot;;&quot;&quot;;CONCATENATE(&quot;,&quot;;[Data.R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90">
            <text:p>90</text:p>
          </table:table-cell>
          <table:table-cell table:formula="of:=IF([Data.C188]=&quot;&quot;;[.B186];CONCATENATE(&quot;,&quot;;[Data.C188]))" office:value-type="string" office:string-value=",PHYSICAL">
            <text:p>,PHYSICAL</text:p>
          </table:table-cell>
          <table:table-cell table:formula="of:=IF([Data.D188]=&quot;&quot;;[.C186];CONCATENATE(&quot;,&quot;;[Data.D188]))" office:value-type="string" office:string-value=",CHARL">
            <text:p>,CHARL</text:p>
          </table:table-cell>
          <table:table-cell table:formula="of:=CONCATENATE(&quot;,&quot;;[Data.E188])" office:value-type="string" office:string-value=",">
            <text:p>,</text:p>
          </table:table-cell>
          <table:table-cell table:formula="of:=CONCATENATE(&quot;,&quot;;[Data.F188])" office:value-type="string" office:string-value=",">
            <text:p>,</text:p>
          </table:table-cell>
          <table:table-cell table:formula="of:=IF([Data.G188]=&quot;&quot;;&quot;&quot;;CONCATENATE(&quot;,&quot;;[Data.G188]))">
            <text:p/>
          </table:table-cell>
          <table:table-cell table:style-name="ce5" table:formula="of:=IF([Data.H188]=&quot;&quot;;&quot;&quot;;CONCATENATE(&quot;,&quot;;[Data.H188]))">
            <text:p/>
          </table:table-cell>
          <table:table-cell table:style-name="ce5" table:formula="of:=IF([Data.I188]=&quot;&quot;;&quot;&quot;;CONCATENATE(&quot;,&quot;;[Data.I188]))">
            <text:p/>
          </table:table-cell>
          <table:table-cell table:style-name="ce5" table:formula="of:=IF([Data.J188]=&quot;&quot;;&quot;&quot;;CONCATENATE(&quot;,&quot;;[Data.J188]))">
            <text:p/>
          </table:table-cell>
          <table:table-cell table:style-name="ce5" table:formula="of:=IF([Data.K188]=&quot;&quot;;&quot;&quot;;CONCATENATE(&quot;,&quot;;[Data.K188]))">
            <text:p/>
          </table:table-cell>
          <table:table-cell table:style-name="ce5" table:formula="of:=IF([Data.L188]=&quot;&quot;;&quot;&quot;;CONCATENATE(&quot;,&quot;;[Data.L188]))">
            <text:p/>
          </table:table-cell>
          <table:table-cell table:style-name="ce5" table:formula="of:=IF([Data.M188]=&quot;&quot;;&quot;&quot;;CONCATENATE(&quot;,&quot;;[Data.M188]))">
            <text:p/>
          </table:table-cell>
          <table:table-cell table:style-name="ce5" table:formula="of:=IF([Data.N188]=&quot;&quot;;&quot;&quot;;CONCATENATE(&quot;,&quot;;[Data.N188]))">
            <text:p/>
          </table:table-cell>
          <table:table-cell table:style-name="ce5" table:formula="of:=IF([Data.O188]=&quot;&quot;;&quot;&quot;;CONCATENATE(&quot;,&quot;;[Data.O188]))">
            <text:p/>
          </table:table-cell>
          <table:table-cell table:style-name="ce5" table:formula="of:=IF([Data.P188]=&quot;&quot;;&quot;&quot;;CONCATENATE(&quot;,&quot;;[Data.P188]))">
            <text:p/>
          </table:table-cell>
          <table:table-cell table:style-name="ce5" table:formula="of:=IF([Data.Q188]=&quot;&quot;;&quot;&quot;;CONCATENATE(&quot;,&quot;;[Data.Q188]))">
            <text:p/>
          </table:table-cell>
          <table:table-cell table:style-name="ce5" table:formula="of:=IF([Data.R188]=&quot;&quot;;&quot;&quot;;CONCATENATE(&quot;,&quot;;[Data.R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90">
            <text:p>90</text:p>
          </table:table-cell>
          <table:table-cell table:formula="of:=IF([Data.C189]=&quot;&quot;;[.B187];CONCATENATE(&quot;,&quot;;[Data.C189]))" office:value-type="string" office:string-value=",PHYSICAL">
            <text:p>,PHYSICAL</text:p>
          </table:table-cell>
          <table:table-cell table:formula="of:=IF([Data.D189]=&quot;&quot;;[.C187];CONCATENATE(&quot;,&quot;;[Data.D189]))" office:value-type="string" office:string-value=",CHARL">
            <text:p>,CHARL</text:p>
          </table:table-cell>
          <table:table-cell table:formula="of:=CONCATENATE(&quot;,&quot;;[Data.E189])" office:value-type="string" office:string-value=",">
            <text:p>,</text:p>
          </table:table-cell>
          <table:table-cell table:formula="of:=CONCATENATE(&quot;,&quot;;[Data.F189])" office:value-type="string" office:string-value=",">
            <text:p>,</text:p>
          </table:table-cell>
          <table:table-cell table:formula="of:=IF([Data.G189]=&quot;&quot;;&quot;&quot;;CONCATENATE(&quot;,&quot;;[Data.G189]))">
            <text:p/>
          </table:table-cell>
          <table:table-cell table:style-name="ce5" table:formula="of:=IF([Data.H189]=&quot;&quot;;&quot;&quot;;CONCATENATE(&quot;,&quot;;[Data.H189]))">
            <text:p/>
          </table:table-cell>
          <table:table-cell table:style-name="ce5" table:formula="of:=IF([Data.I189]=&quot;&quot;;&quot;&quot;;CONCATENATE(&quot;,&quot;;[Data.I189]))">
            <text:p/>
          </table:table-cell>
          <table:table-cell table:style-name="ce5" table:formula="of:=IF([Data.J189]=&quot;&quot;;&quot;&quot;;CONCATENATE(&quot;,&quot;;[Data.J189]))">
            <text:p/>
          </table:table-cell>
          <table:table-cell table:style-name="ce5" table:formula="of:=IF([Data.K189]=&quot;&quot;;&quot;&quot;;CONCATENATE(&quot;,&quot;;[Data.K189]))">
            <text:p/>
          </table:table-cell>
          <table:table-cell table:style-name="ce5" table:formula="of:=IF([Data.L189]=&quot;&quot;;&quot;&quot;;CONCATENATE(&quot;,&quot;;[Data.L189]))">
            <text:p/>
          </table:table-cell>
          <table:table-cell table:style-name="ce5" table:formula="of:=IF([Data.M189]=&quot;&quot;;&quot;&quot;;CONCATENATE(&quot;,&quot;;[Data.M189]))">
            <text:p/>
          </table:table-cell>
          <table:table-cell table:style-name="ce5" table:formula="of:=IF([Data.N189]=&quot;&quot;;&quot;&quot;;CONCATENATE(&quot;,&quot;;[Data.N189]))">
            <text:p/>
          </table:table-cell>
          <table:table-cell table:style-name="ce5" table:formula="of:=IF([Data.O189]=&quot;&quot;;&quot;&quot;;CONCATENATE(&quot;,&quot;;[Data.O189]))">
            <text:p/>
          </table:table-cell>
          <table:table-cell table:style-name="ce5" table:formula="of:=IF([Data.P189]=&quot;&quot;;&quot;&quot;;CONCATENATE(&quot;,&quot;;[Data.P189]))">
            <text:p/>
          </table:table-cell>
          <table:table-cell table:style-name="ce5" table:formula="of:=IF([Data.Q189]=&quot;&quot;;&quot;&quot;;CONCATENATE(&quot;,&quot;;[Data.Q189]))">
            <text:p/>
          </table:table-cell>
          <table:table-cell table:style-name="ce5" table:formula="of:=IF([Data.R189]=&quot;&quot;;&quot;&quot;;CONCATENATE(&quot;,&quot;;[Data.R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90">
            <text:p>90</text:p>
          </table:table-cell>
          <table:table-cell table:formula="of:=IF([Data.C190]=&quot;&quot;;[.B188];CONCATENATE(&quot;,&quot;;[Data.C190]))" office:value-type="string" office:string-value=",PHYSICAL">
            <text:p>,PHYSICAL</text:p>
          </table:table-cell>
          <table:table-cell table:formula="of:=IF([Data.D190]=&quot;&quot;;[.C188];CONCATENATE(&quot;,&quot;;[Data.D190]))" office:value-type="string" office:string-value=",CHARL">
            <text:p>,CHARL</text:p>
          </table:table-cell>
          <table:table-cell table:formula="of:=CONCATENATE(&quot;,&quot;;[Data.E190])" office:value-type="string" office:string-value=",">
            <text:p>,</text:p>
          </table:table-cell>
          <table:table-cell table:formula="of:=CONCATENATE(&quot;,&quot;;[Data.F190])" office:value-type="string" office:string-value=",">
            <text:p>,</text:p>
          </table:table-cell>
          <table:table-cell table:formula="of:=IF([Data.G190]=&quot;&quot;;&quot;&quot;;CONCATENATE(&quot;,&quot;;[Data.G190]))">
            <text:p/>
          </table:table-cell>
          <table:table-cell table:style-name="ce5" table:formula="of:=IF([Data.H190]=&quot;&quot;;&quot;&quot;;CONCATENATE(&quot;,&quot;;[Data.H190]))">
            <text:p/>
          </table:table-cell>
          <table:table-cell table:style-name="ce5" table:formula="of:=IF([Data.I190]=&quot;&quot;;&quot;&quot;;CONCATENATE(&quot;,&quot;;[Data.I190]))">
            <text:p/>
          </table:table-cell>
          <table:table-cell table:style-name="ce5" table:formula="of:=IF([Data.J190]=&quot;&quot;;&quot;&quot;;CONCATENATE(&quot;,&quot;;[Data.J190]))">
            <text:p/>
          </table:table-cell>
          <table:table-cell table:style-name="ce5" table:formula="of:=IF([Data.K190]=&quot;&quot;;&quot;&quot;;CONCATENATE(&quot;,&quot;;[Data.K190]))">
            <text:p/>
          </table:table-cell>
          <table:table-cell table:style-name="ce5" table:formula="of:=IF([Data.L190]=&quot;&quot;;&quot;&quot;;CONCATENATE(&quot;,&quot;;[Data.L190]))">
            <text:p/>
          </table:table-cell>
          <table:table-cell table:style-name="ce5" table:formula="of:=IF([Data.M190]=&quot;&quot;;&quot;&quot;;CONCATENATE(&quot;,&quot;;[Data.M190]))">
            <text:p/>
          </table:table-cell>
          <table:table-cell table:style-name="ce5" table:formula="of:=IF([Data.N190]=&quot;&quot;;&quot;&quot;;CONCATENATE(&quot;,&quot;;[Data.N190]))">
            <text:p/>
          </table:table-cell>
          <table:table-cell table:style-name="ce5" table:formula="of:=IF([Data.O190]=&quot;&quot;;&quot;&quot;;CONCATENATE(&quot;,&quot;;[Data.O190]))">
            <text:p/>
          </table:table-cell>
          <table:table-cell table:style-name="ce5" table:formula="of:=IF([Data.P190]=&quot;&quot;;&quot;&quot;;CONCATENATE(&quot;,&quot;;[Data.P190]))">
            <text:p/>
          </table:table-cell>
          <table:table-cell table:style-name="ce5" table:formula="of:=IF([Data.Q190]=&quot;&quot;;&quot;&quot;;CONCATENATE(&quot;,&quot;;[Data.Q190]))">
            <text:p/>
          </table:table-cell>
          <table:table-cell table:style-name="ce5" table:formula="of:=IF([Data.R190]=&quot;&quot;;&quot;&quot;;CONCATENATE(&quot;,&quot;;[Data.R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90">
            <text:p>90</text:p>
          </table:table-cell>
          <table:table-cell table:formula="of:=IF([Data.C191]=&quot;&quot;;[.B189];CONCATENATE(&quot;,&quot;;[Data.C191]))" office:value-type="string" office:string-value=",PHYSICAL">
            <text:p>,PHYSICAL</text:p>
          </table:table-cell>
          <table:table-cell table:formula="of:=IF([Data.D191]=&quot;&quot;;[.C189];CONCATENATE(&quot;,&quot;;[Data.D191]))" office:value-type="string" office:string-value=",CHARL">
            <text:p>,CHARL</text:p>
          </table:table-cell>
          <table:table-cell table:formula="of:=CONCATENATE(&quot;,&quot;;[Data.E191])" office:value-type="string" office:string-value=",">
            <text:p>,</text:p>
          </table:table-cell>
          <table:table-cell table:formula="of:=CONCATENATE(&quot;,&quot;;[Data.F191])" office:value-type="string" office:string-value=",">
            <text:p>,</text:p>
          </table:table-cell>
          <table:table-cell table:formula="of:=IF([Data.G191]=&quot;&quot;;&quot;&quot;;CONCATENATE(&quot;,&quot;;[Data.G191]))">
            <text:p/>
          </table:table-cell>
          <table:table-cell table:style-name="ce5" table:formula="of:=IF([Data.H191]=&quot;&quot;;&quot;&quot;;CONCATENATE(&quot;,&quot;;[Data.H191]))">
            <text:p/>
          </table:table-cell>
          <table:table-cell table:style-name="ce5" table:formula="of:=IF([Data.I191]=&quot;&quot;;&quot;&quot;;CONCATENATE(&quot;,&quot;;[Data.I191]))">
            <text:p/>
          </table:table-cell>
          <table:table-cell table:style-name="ce5" table:formula="of:=IF([Data.J191]=&quot;&quot;;&quot;&quot;;CONCATENATE(&quot;,&quot;;[Data.J191]))">
            <text:p/>
          </table:table-cell>
          <table:table-cell table:style-name="ce5" table:formula="of:=IF([Data.K191]=&quot;&quot;;&quot;&quot;;CONCATENATE(&quot;,&quot;;[Data.K191]))">
            <text:p/>
          </table:table-cell>
          <table:table-cell table:style-name="ce5" table:formula="of:=IF([Data.L191]=&quot;&quot;;&quot;&quot;;CONCATENATE(&quot;,&quot;;[Data.L191]))">
            <text:p/>
          </table:table-cell>
          <table:table-cell table:style-name="ce5" table:formula="of:=IF([Data.M191]=&quot;&quot;;&quot;&quot;;CONCATENATE(&quot;,&quot;;[Data.M191]))">
            <text:p/>
          </table:table-cell>
          <table:table-cell table:style-name="ce5" table:formula="of:=IF([Data.N191]=&quot;&quot;;&quot;&quot;;CONCATENATE(&quot;,&quot;;[Data.N191]))">
            <text:p/>
          </table:table-cell>
          <table:table-cell table:style-name="ce5" table:formula="of:=IF([Data.O191]=&quot;&quot;;&quot;&quot;;CONCATENATE(&quot;,&quot;;[Data.O191]))">
            <text:p/>
          </table:table-cell>
          <table:table-cell table:style-name="ce5" table:formula="of:=IF([Data.P191]=&quot;&quot;;&quot;&quot;;CONCATENATE(&quot;,&quot;;[Data.P191]))">
            <text:p/>
          </table:table-cell>
          <table:table-cell table:style-name="ce5" table:formula="of:=IF([Data.Q191]=&quot;&quot;;&quot;&quot;;CONCATENATE(&quot;,&quot;;[Data.Q191]))">
            <text:p/>
          </table:table-cell>
          <table:table-cell table:style-name="ce5" table:formula="of:=IF([Data.R191]=&quot;&quot;;&quot;&quot;;CONCATENATE(&quot;,&quot;;[Data.R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90">
            <text:p>90</text:p>
          </table:table-cell>
          <table:table-cell table:formula="of:=IF([Data.C192]=&quot;&quot;;[.B190];CONCATENATE(&quot;,&quot;;[Data.C192]))" office:value-type="string" office:string-value=",PHYSICAL">
            <text:p>,PHYSICAL</text:p>
          </table:table-cell>
          <table:table-cell table:formula="of:=IF([Data.D192]=&quot;&quot;;[.C190];CONCATENATE(&quot;,&quot;;[Data.D192]))" office:value-type="string" office:string-value=",CHARL">
            <text:p>,CHARL</text:p>
          </table:table-cell>
          <table:table-cell table:formula="of:=CONCATENATE(&quot;,&quot;;[Data.E192])" office:value-type="string" office:string-value=",">
            <text:p>,</text:p>
          </table:table-cell>
          <table:table-cell table:formula="of:=CONCATENATE(&quot;,&quot;;[Data.F192])" office:value-type="string" office:string-value=",">
            <text:p>,</text:p>
          </table:table-cell>
          <table:table-cell table:formula="of:=IF([Data.G192]=&quot;&quot;;&quot;&quot;;CONCATENATE(&quot;,&quot;;[Data.G192]))">
            <text:p/>
          </table:table-cell>
          <table:table-cell table:style-name="ce5" table:formula="of:=IF([Data.H192]=&quot;&quot;;&quot;&quot;;CONCATENATE(&quot;,&quot;;[Data.H192]))">
            <text:p/>
          </table:table-cell>
          <table:table-cell table:style-name="ce5" table:formula="of:=IF([Data.I192]=&quot;&quot;;&quot;&quot;;CONCATENATE(&quot;,&quot;;[Data.I192]))">
            <text:p/>
          </table:table-cell>
          <table:table-cell table:style-name="ce5" table:formula="of:=IF([Data.J192]=&quot;&quot;;&quot;&quot;;CONCATENATE(&quot;,&quot;;[Data.J192]))">
            <text:p/>
          </table:table-cell>
          <table:table-cell table:style-name="ce5" table:formula="of:=IF([Data.K192]=&quot;&quot;;&quot;&quot;;CONCATENATE(&quot;,&quot;;[Data.K192]))">
            <text:p/>
          </table:table-cell>
          <table:table-cell table:style-name="ce5" table:formula="of:=IF([Data.L192]=&quot;&quot;;&quot;&quot;;CONCATENATE(&quot;,&quot;;[Data.L192]))">
            <text:p/>
          </table:table-cell>
          <table:table-cell table:style-name="ce5" table:formula="of:=IF([Data.M192]=&quot;&quot;;&quot;&quot;;CONCATENATE(&quot;,&quot;;[Data.M192]))">
            <text:p/>
          </table:table-cell>
          <table:table-cell table:style-name="ce5" table:formula="of:=IF([Data.N192]=&quot;&quot;;&quot;&quot;;CONCATENATE(&quot;,&quot;;[Data.N192]))">
            <text:p/>
          </table:table-cell>
          <table:table-cell table:style-name="ce5" table:formula="of:=IF([Data.O192]=&quot;&quot;;&quot;&quot;;CONCATENATE(&quot;,&quot;;[Data.O192]))">
            <text:p/>
          </table:table-cell>
          <table:table-cell table:style-name="ce5" table:formula="of:=IF([Data.P192]=&quot;&quot;;&quot;&quot;;CONCATENATE(&quot;,&quot;;[Data.P192]))">
            <text:p/>
          </table:table-cell>
          <table:table-cell table:style-name="ce5" table:formula="of:=IF([Data.Q192]=&quot;&quot;;&quot;&quot;;CONCATENATE(&quot;,&quot;;[Data.Q192]))">
            <text:p/>
          </table:table-cell>
          <table:table-cell table:style-name="ce5" table:formula="of:=IF([Data.R192]=&quot;&quot;;&quot;&quot;;CONCATENATE(&quot;,&quot;;[Data.R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90">
            <text:p>90</text:p>
          </table:table-cell>
          <table:table-cell table:formula="of:=IF([Data.C193]=&quot;&quot;;[.B191];CONCATENATE(&quot;,&quot;;[Data.C193]))" office:value-type="string" office:string-value=",PHYSICAL">
            <text:p>,PHYSICAL</text:p>
          </table:table-cell>
          <table:table-cell table:formula="of:=IF([Data.D193]=&quot;&quot;;[.C191];CONCATENATE(&quot;,&quot;;[Data.D193]))" office:value-type="string" office:string-value=",CHARL">
            <text:p>,CHARL</text:p>
          </table:table-cell>
          <table:table-cell table:formula="of:=CONCATENATE(&quot;,&quot;;[Data.E193])" office:value-type="string" office:string-value=",">
            <text:p>,</text:p>
          </table:table-cell>
          <table:table-cell table:formula="of:=CONCATENATE(&quot;,&quot;;[Data.F193])" office:value-type="string" office:string-value=",">
            <text:p>,</text:p>
          </table:table-cell>
          <table:table-cell table:formula="of:=IF([Data.G193]=&quot;&quot;;&quot;&quot;;CONCATENATE(&quot;,&quot;;[Data.G193]))">
            <text:p/>
          </table:table-cell>
          <table:table-cell table:style-name="ce5" table:formula="of:=IF([Data.H193]=&quot;&quot;;&quot;&quot;;CONCATENATE(&quot;,&quot;;[Data.H193]))">
            <text:p/>
          </table:table-cell>
          <table:table-cell table:style-name="ce5" table:formula="of:=IF([Data.I193]=&quot;&quot;;&quot;&quot;;CONCATENATE(&quot;,&quot;;[Data.I193]))">
            <text:p/>
          </table:table-cell>
          <table:table-cell table:style-name="ce5" table:formula="of:=IF([Data.J193]=&quot;&quot;;&quot;&quot;;CONCATENATE(&quot;,&quot;;[Data.J193]))">
            <text:p/>
          </table:table-cell>
          <table:table-cell table:style-name="ce5" table:formula="of:=IF([Data.K193]=&quot;&quot;;&quot;&quot;;CONCATENATE(&quot;,&quot;;[Data.K193]))">
            <text:p/>
          </table:table-cell>
          <table:table-cell table:style-name="ce5" table:formula="of:=IF([Data.L193]=&quot;&quot;;&quot;&quot;;CONCATENATE(&quot;,&quot;;[Data.L193]))">
            <text:p/>
          </table:table-cell>
          <table:table-cell table:style-name="ce5" table:formula="of:=IF([Data.M193]=&quot;&quot;;&quot;&quot;;CONCATENATE(&quot;,&quot;;[Data.M193]))">
            <text:p/>
          </table:table-cell>
          <table:table-cell table:style-name="ce5" table:formula="of:=IF([Data.N193]=&quot;&quot;;&quot;&quot;;CONCATENATE(&quot;,&quot;;[Data.N193]))">
            <text:p/>
          </table:table-cell>
          <table:table-cell table:style-name="ce5" table:formula="of:=IF([Data.O193]=&quot;&quot;;&quot;&quot;;CONCATENATE(&quot;,&quot;;[Data.O193]))">
            <text:p/>
          </table:table-cell>
          <table:table-cell table:style-name="ce5" table:formula="of:=IF([Data.P193]=&quot;&quot;;&quot;&quot;;CONCATENATE(&quot;,&quot;;[Data.P193]))">
            <text:p/>
          </table:table-cell>
          <table:table-cell table:style-name="ce5" table:formula="of:=IF([Data.Q193]=&quot;&quot;;&quot;&quot;;CONCATENATE(&quot;,&quot;;[Data.Q193]))">
            <text:p/>
          </table:table-cell>
          <table:table-cell table:style-name="ce5" table:formula="of:=IF([Data.R193]=&quot;&quot;;&quot;&quot;;CONCATENATE(&quot;,&quot;;[Data.R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90">
            <text:p>90</text:p>
          </table:table-cell>
          <table:table-cell table:formula="of:=IF([Data.C194]=&quot;&quot;;[.B192];CONCATENATE(&quot;,&quot;;[Data.C194]))" office:value-type="string" office:string-value=",PHYSICAL">
            <text:p>,PHYSICAL</text:p>
          </table:table-cell>
          <table:table-cell table:formula="of:=IF([Data.D194]=&quot;&quot;;[.C192];CONCATENATE(&quot;,&quot;;[Data.D194]))" office:value-type="string" office:string-value=",CHARL">
            <text:p>,CHARL</text:p>
          </table:table-cell>
          <table:table-cell table:formula="of:=CONCATENATE(&quot;,&quot;;[Data.E194])" office:value-type="string" office:string-value=",">
            <text:p>,</text:p>
          </table:table-cell>
          <table:table-cell table:formula="of:=CONCATENATE(&quot;,&quot;;[Data.F194])" office:value-type="string" office:string-value=",">
            <text:p>,</text:p>
          </table:table-cell>
          <table:table-cell table:formula="of:=IF([Data.G194]=&quot;&quot;;&quot;&quot;;CONCATENATE(&quot;,&quot;;[Data.G194]))">
            <text:p/>
          </table:table-cell>
          <table:table-cell table:style-name="ce5" table:formula="of:=IF([Data.H194]=&quot;&quot;;&quot;&quot;;CONCATENATE(&quot;,&quot;;[Data.H194]))">
            <text:p/>
          </table:table-cell>
          <table:table-cell table:style-name="ce5" table:formula="of:=IF([Data.I194]=&quot;&quot;;&quot;&quot;;CONCATENATE(&quot;,&quot;;[Data.I194]))">
            <text:p/>
          </table:table-cell>
          <table:table-cell table:style-name="ce5" table:formula="of:=IF([Data.J194]=&quot;&quot;;&quot;&quot;;CONCATENATE(&quot;,&quot;;[Data.J194]))">
            <text:p/>
          </table:table-cell>
          <table:table-cell table:style-name="ce5" table:formula="of:=IF([Data.K194]=&quot;&quot;;&quot;&quot;;CONCATENATE(&quot;,&quot;;[Data.K194]))">
            <text:p/>
          </table:table-cell>
          <table:table-cell table:style-name="ce5" table:formula="of:=IF([Data.L194]=&quot;&quot;;&quot;&quot;;CONCATENATE(&quot;,&quot;;[Data.L194]))">
            <text:p/>
          </table:table-cell>
          <table:table-cell table:style-name="ce5" table:formula="of:=IF([Data.M194]=&quot;&quot;;&quot;&quot;;CONCATENATE(&quot;,&quot;;[Data.M194]))">
            <text:p/>
          </table:table-cell>
          <table:table-cell table:style-name="ce5" table:formula="of:=IF([Data.N194]=&quot;&quot;;&quot;&quot;;CONCATENATE(&quot;,&quot;;[Data.N194]))">
            <text:p/>
          </table:table-cell>
          <table:table-cell table:style-name="ce5" table:formula="of:=IF([Data.O194]=&quot;&quot;;&quot;&quot;;CONCATENATE(&quot;,&quot;;[Data.O194]))">
            <text:p/>
          </table:table-cell>
          <table:table-cell table:style-name="ce5" table:formula="of:=IF([Data.P194]=&quot;&quot;;&quot;&quot;;CONCATENATE(&quot;,&quot;;[Data.P194]))">
            <text:p/>
          </table:table-cell>
          <table:table-cell table:style-name="ce5" table:formula="of:=IF([Data.Q194]=&quot;&quot;;&quot;&quot;;CONCATENATE(&quot;,&quot;;[Data.Q194]))">
            <text:p/>
          </table:table-cell>
          <table:table-cell table:style-name="ce5" table:formula="of:=IF([Data.R194]=&quot;&quot;;&quot;&quot;;CONCATENATE(&quot;,&quot;;[Data.R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90">
            <text:p>90</text:p>
          </table:table-cell>
          <table:table-cell table:formula="of:=IF([Data.C195]=&quot;&quot;;[.B193];CONCATENATE(&quot;,&quot;;[Data.C195]))" office:value-type="string" office:string-value=",PHYSICAL">
            <text:p>,PHYSICAL</text:p>
          </table:table-cell>
          <table:table-cell table:formula="of:=IF([Data.D195]=&quot;&quot;;[.C193];CONCATENATE(&quot;,&quot;;[Data.D195]))" office:value-type="string" office:string-value=",CHARL">
            <text:p>,CHARL</text:p>
          </table:table-cell>
          <table:table-cell table:formula="of:=CONCATENATE(&quot;,&quot;;[Data.E195])" office:value-type="string" office:string-value=",">
            <text:p>,</text:p>
          </table:table-cell>
          <table:table-cell table:formula="of:=CONCATENATE(&quot;,&quot;;[Data.F195])" office:value-type="string" office:string-value=",">
            <text:p>,</text:p>
          </table:table-cell>
          <table:table-cell table:formula="of:=IF([Data.G195]=&quot;&quot;;&quot;&quot;;CONCATENATE(&quot;,&quot;;[Data.G195]))">
            <text:p/>
          </table:table-cell>
          <table:table-cell table:style-name="ce5" table:formula="of:=IF([Data.H195]=&quot;&quot;;&quot;&quot;;CONCATENATE(&quot;,&quot;;[Data.H195]))">
            <text:p/>
          </table:table-cell>
          <table:table-cell table:style-name="ce5" table:formula="of:=IF([Data.I195]=&quot;&quot;;&quot;&quot;;CONCATENATE(&quot;,&quot;;[Data.I195]))">
            <text:p/>
          </table:table-cell>
          <table:table-cell table:style-name="ce5" table:formula="of:=IF([Data.J195]=&quot;&quot;;&quot;&quot;;CONCATENATE(&quot;,&quot;;[Data.J195]))">
            <text:p/>
          </table:table-cell>
          <table:table-cell table:style-name="ce5" table:formula="of:=IF([Data.K195]=&quot;&quot;;&quot;&quot;;CONCATENATE(&quot;,&quot;;[Data.K195]))">
            <text:p/>
          </table:table-cell>
          <table:table-cell table:style-name="ce5" table:formula="of:=IF([Data.L195]=&quot;&quot;;&quot;&quot;;CONCATENATE(&quot;,&quot;;[Data.L195]))">
            <text:p/>
          </table:table-cell>
          <table:table-cell table:style-name="ce5" table:formula="of:=IF([Data.M195]=&quot;&quot;;&quot;&quot;;CONCATENATE(&quot;,&quot;;[Data.M195]))">
            <text:p/>
          </table:table-cell>
          <table:table-cell table:style-name="ce5" table:formula="of:=IF([Data.N195]=&quot;&quot;;&quot;&quot;;CONCATENATE(&quot;,&quot;;[Data.N195]))">
            <text:p/>
          </table:table-cell>
          <table:table-cell table:style-name="ce5" table:formula="of:=IF([Data.O195]=&quot;&quot;;&quot;&quot;;CONCATENATE(&quot;,&quot;;[Data.O195]))">
            <text:p/>
          </table:table-cell>
          <table:table-cell table:style-name="ce5" table:formula="of:=IF([Data.P195]=&quot;&quot;;&quot;&quot;;CONCATENATE(&quot;,&quot;;[Data.P195]))">
            <text:p/>
          </table:table-cell>
          <table:table-cell table:style-name="ce5" table:formula="of:=IF([Data.Q195]=&quot;&quot;;&quot;&quot;;CONCATENATE(&quot;,&quot;;[Data.Q195]))">
            <text:p/>
          </table:table-cell>
          <table:table-cell table:style-name="ce5" table:formula="of:=IF([Data.R195]=&quot;&quot;;&quot;&quot;;CONCATENATE(&quot;,&quot;;[Data.R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90">
            <text:p>90</text:p>
          </table:table-cell>
          <table:table-cell table:formula="of:=IF([Data.C196]=&quot;&quot;;[.B194];CONCATENATE(&quot;,&quot;;[Data.C196]))" office:value-type="string" office:string-value=",PHYSICAL">
            <text:p>,PHYSICAL</text:p>
          </table:table-cell>
          <table:table-cell table:formula="of:=IF([Data.D196]=&quot;&quot;;[.C194];CONCATENATE(&quot;,&quot;;[Data.D196]))" office:value-type="string" office:string-value=",CHARL">
            <text:p>,CHARL</text:p>
          </table:table-cell>
          <table:table-cell table:formula="of:=CONCATENATE(&quot;,&quot;;[Data.E196])" office:value-type="string" office:string-value=",">
            <text:p>,</text:p>
          </table:table-cell>
          <table:table-cell table:formula="of:=CONCATENATE(&quot;,&quot;;[Data.F196])" office:value-type="string" office:string-value=",">
            <text:p>,</text:p>
          </table:table-cell>
          <table:table-cell table:formula="of:=IF([Data.G196]=&quot;&quot;;&quot;&quot;;CONCATENATE(&quot;,&quot;;[Data.G196]))">
            <text:p/>
          </table:table-cell>
          <table:table-cell table:style-name="ce5" table:formula="of:=IF([Data.H196]=&quot;&quot;;&quot;&quot;;CONCATENATE(&quot;,&quot;;[Data.H196]))">
            <text:p/>
          </table:table-cell>
          <table:table-cell table:style-name="ce5" table:formula="of:=IF([Data.I196]=&quot;&quot;;&quot;&quot;;CONCATENATE(&quot;,&quot;;[Data.I196]))">
            <text:p/>
          </table:table-cell>
          <table:table-cell table:style-name="ce5" table:formula="of:=IF([Data.J196]=&quot;&quot;;&quot;&quot;;CONCATENATE(&quot;,&quot;;[Data.J196]))">
            <text:p/>
          </table:table-cell>
          <table:table-cell table:style-name="ce5" table:formula="of:=IF([Data.K196]=&quot;&quot;;&quot;&quot;;CONCATENATE(&quot;,&quot;;[Data.K196]))">
            <text:p/>
          </table:table-cell>
          <table:table-cell table:style-name="ce5" table:formula="of:=IF([Data.L196]=&quot;&quot;;&quot;&quot;;CONCATENATE(&quot;,&quot;;[Data.L196]))">
            <text:p/>
          </table:table-cell>
          <table:table-cell table:style-name="ce5" table:formula="of:=IF([Data.M196]=&quot;&quot;;&quot;&quot;;CONCATENATE(&quot;,&quot;;[Data.M196]))">
            <text:p/>
          </table:table-cell>
          <table:table-cell table:style-name="ce5" table:formula="of:=IF([Data.N196]=&quot;&quot;;&quot;&quot;;CONCATENATE(&quot;,&quot;;[Data.N196]))">
            <text:p/>
          </table:table-cell>
          <table:table-cell table:style-name="ce5" table:formula="of:=IF([Data.O196]=&quot;&quot;;&quot;&quot;;CONCATENATE(&quot;,&quot;;[Data.O196]))">
            <text:p/>
          </table:table-cell>
          <table:table-cell table:style-name="ce5" table:formula="of:=IF([Data.P196]=&quot;&quot;;&quot;&quot;;CONCATENATE(&quot;,&quot;;[Data.P196]))">
            <text:p/>
          </table:table-cell>
          <table:table-cell table:style-name="ce5" table:formula="of:=IF([Data.Q196]=&quot;&quot;;&quot;&quot;;CONCATENATE(&quot;,&quot;;[Data.Q196]))">
            <text:p/>
          </table:table-cell>
          <table:table-cell table:style-name="ce5" table:formula="of:=IF([Data.R196]=&quot;&quot;;&quot;&quot;;CONCATENATE(&quot;,&quot;;[Data.R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90">
            <text:p>90</text:p>
          </table:table-cell>
          <table:table-cell table:formula="of:=IF([Data.C197]=&quot;&quot;;[.B195];CONCATENATE(&quot;,&quot;;[Data.C197]))" office:value-type="string" office:string-value=",PHYSICAL">
            <text:p>,PHYSICAL</text:p>
          </table:table-cell>
          <table:table-cell table:formula="of:=IF([Data.D197]=&quot;&quot;;[.C195];CONCATENATE(&quot;,&quot;;[Data.D197]))" office:value-type="string" office:string-value=",CHARL">
            <text:p>,CHARL</text:p>
          </table:table-cell>
          <table:table-cell table:formula="of:=CONCATENATE(&quot;,&quot;;[Data.E197])" office:value-type="string" office:string-value=",">
            <text:p>,</text:p>
          </table:table-cell>
          <table:table-cell table:formula="of:=CONCATENATE(&quot;,&quot;;[Data.F197])" office:value-type="string" office:string-value=",">
            <text:p>,</text:p>
          </table:table-cell>
          <table:table-cell table:formula="of:=IF([Data.G197]=&quot;&quot;;&quot;&quot;;CONCATENATE(&quot;,&quot;;[Data.G197]))">
            <text:p/>
          </table:table-cell>
          <table:table-cell table:style-name="ce5" table:formula="of:=IF([Data.H197]=&quot;&quot;;&quot;&quot;;CONCATENATE(&quot;,&quot;;[Data.H197]))">
            <text:p/>
          </table:table-cell>
          <table:table-cell table:style-name="ce5" table:formula="of:=IF([Data.I197]=&quot;&quot;;&quot;&quot;;CONCATENATE(&quot;,&quot;;[Data.I197]))">
            <text:p/>
          </table:table-cell>
          <table:table-cell table:style-name="ce5" table:formula="of:=IF([Data.J197]=&quot;&quot;;&quot;&quot;;CONCATENATE(&quot;,&quot;;[Data.J197]))">
            <text:p/>
          </table:table-cell>
          <table:table-cell table:style-name="ce5" table:formula="of:=IF([Data.K197]=&quot;&quot;;&quot;&quot;;CONCATENATE(&quot;,&quot;;[Data.K197]))">
            <text:p/>
          </table:table-cell>
          <table:table-cell table:style-name="ce5" table:formula="of:=IF([Data.L197]=&quot;&quot;;&quot;&quot;;CONCATENATE(&quot;,&quot;;[Data.L197]))">
            <text:p/>
          </table:table-cell>
          <table:table-cell table:style-name="ce5" table:formula="of:=IF([Data.M197]=&quot;&quot;;&quot;&quot;;CONCATENATE(&quot;,&quot;;[Data.M197]))">
            <text:p/>
          </table:table-cell>
          <table:table-cell table:style-name="ce5" table:formula="of:=IF([Data.N197]=&quot;&quot;;&quot;&quot;;CONCATENATE(&quot;,&quot;;[Data.N197]))">
            <text:p/>
          </table:table-cell>
          <table:table-cell table:style-name="ce5" table:formula="of:=IF([Data.O197]=&quot;&quot;;&quot;&quot;;CONCATENATE(&quot;,&quot;;[Data.O197]))">
            <text:p/>
          </table:table-cell>
          <table:table-cell table:style-name="ce5" table:formula="of:=IF([Data.P197]=&quot;&quot;;&quot;&quot;;CONCATENATE(&quot;,&quot;;[Data.P197]))">
            <text:p/>
          </table:table-cell>
          <table:table-cell table:style-name="ce5" table:formula="of:=IF([Data.Q197]=&quot;&quot;;&quot;&quot;;CONCATENATE(&quot;,&quot;;[Data.Q197]))">
            <text:p/>
          </table:table-cell>
          <table:table-cell table:style-name="ce5" table:formula="of:=IF([Data.R197]=&quot;&quot;;&quot;&quot;;CONCATENATE(&quot;,&quot;;[Data.R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90">
            <text:p>90</text:p>
          </table:table-cell>
          <table:table-cell table:formula="of:=IF([Data.C198]=&quot;&quot;;[.B196];CONCATENATE(&quot;,&quot;;[Data.C198]))" office:value-type="string" office:string-value=",PHYSICAL">
            <text:p>,PHYSICAL</text:p>
          </table:table-cell>
          <table:table-cell table:formula="of:=IF([Data.D198]=&quot;&quot;;[.C196];CONCATENATE(&quot;,&quot;;[Data.D198]))" office:value-type="string" office:string-value=",CHARL">
            <text:p>,CHARL</text:p>
          </table:table-cell>
          <table:table-cell table:formula="of:=CONCATENATE(&quot;,&quot;;[Data.E198])" office:value-type="string" office:string-value=",">
            <text:p>,</text:p>
          </table:table-cell>
          <table:table-cell table:formula="of:=CONCATENATE(&quot;,&quot;;[Data.F198])" office:value-type="string" office:string-value=",">
            <text:p>,</text:p>
          </table:table-cell>
          <table:table-cell table:formula="of:=IF([Data.G198]=&quot;&quot;;&quot;&quot;;CONCATENATE(&quot;,&quot;;[Data.G198]))">
            <text:p/>
          </table:table-cell>
          <table:table-cell table:style-name="ce5" table:formula="of:=IF([Data.H198]=&quot;&quot;;&quot;&quot;;CONCATENATE(&quot;,&quot;;[Data.H198]))">
            <text:p/>
          </table:table-cell>
          <table:table-cell table:style-name="ce5" table:formula="of:=IF([Data.I198]=&quot;&quot;;&quot;&quot;;CONCATENATE(&quot;,&quot;;[Data.I198]))">
            <text:p/>
          </table:table-cell>
          <table:table-cell table:style-name="ce5" table:formula="of:=IF([Data.J198]=&quot;&quot;;&quot;&quot;;CONCATENATE(&quot;,&quot;;[Data.J198]))">
            <text:p/>
          </table:table-cell>
          <table:table-cell table:style-name="ce5" table:formula="of:=IF([Data.K198]=&quot;&quot;;&quot;&quot;;CONCATENATE(&quot;,&quot;;[Data.K198]))">
            <text:p/>
          </table:table-cell>
          <table:table-cell table:style-name="ce5" table:formula="of:=IF([Data.L198]=&quot;&quot;;&quot;&quot;;CONCATENATE(&quot;,&quot;;[Data.L198]))">
            <text:p/>
          </table:table-cell>
          <table:table-cell table:style-name="ce5" table:formula="of:=IF([Data.M198]=&quot;&quot;;&quot;&quot;;CONCATENATE(&quot;,&quot;;[Data.M198]))">
            <text:p/>
          </table:table-cell>
          <table:table-cell table:style-name="ce5" table:formula="of:=IF([Data.N198]=&quot;&quot;;&quot;&quot;;CONCATENATE(&quot;,&quot;;[Data.N198]))">
            <text:p/>
          </table:table-cell>
          <table:table-cell table:style-name="ce5" table:formula="of:=IF([Data.O198]=&quot;&quot;;&quot;&quot;;CONCATENATE(&quot;,&quot;;[Data.O198]))">
            <text:p/>
          </table:table-cell>
          <table:table-cell table:style-name="ce5" table:formula="of:=IF([Data.P198]=&quot;&quot;;&quot;&quot;;CONCATENATE(&quot;,&quot;;[Data.P198]))">
            <text:p/>
          </table:table-cell>
          <table:table-cell table:style-name="ce5" table:formula="of:=IF([Data.Q198]=&quot;&quot;;&quot;&quot;;CONCATENATE(&quot;,&quot;;[Data.Q198]))">
            <text:p/>
          </table:table-cell>
          <table:table-cell table:style-name="ce5" table:formula="of:=IF([Data.R198]=&quot;&quot;;&quot;&quot;;CONCATENATE(&quot;,&quot;;[Data.R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90">
            <text:p>90</text:p>
          </table:table-cell>
          <table:table-cell table:formula="of:=IF([Data.C199]=&quot;&quot;;[.B197];CONCATENATE(&quot;,&quot;;[Data.C199]))" office:value-type="string" office:string-value=",PHYSICAL">
            <text:p>,PHYSICAL</text:p>
          </table:table-cell>
          <table:table-cell table:formula="of:=IF([Data.D199]=&quot;&quot;;[.C197];CONCATENATE(&quot;,&quot;;[Data.D199]))" office:value-type="string" office:string-value=",CHARL">
            <text:p>,CHARL</text:p>
          </table:table-cell>
          <table:table-cell table:formula="of:=CONCATENATE(&quot;,&quot;;[Data.E199])" office:value-type="string" office:string-value=",">
            <text:p>,</text:p>
          </table:table-cell>
          <table:table-cell table:formula="of:=CONCATENATE(&quot;,&quot;;[Data.F199])" office:value-type="string" office:string-value=",">
            <text:p>,</text:p>
          </table:table-cell>
          <table:table-cell table:formula="of:=IF([Data.G199]=&quot;&quot;;&quot;&quot;;CONCATENATE(&quot;,&quot;;[Data.G199]))">
            <text:p/>
          </table:table-cell>
          <table:table-cell table:style-name="ce5" table:formula="of:=IF([Data.H199]=&quot;&quot;;&quot;&quot;;CONCATENATE(&quot;,&quot;;[Data.H199]))">
            <text:p/>
          </table:table-cell>
          <table:table-cell table:style-name="ce5" table:formula="of:=IF([Data.I199]=&quot;&quot;;&quot;&quot;;CONCATENATE(&quot;,&quot;;[Data.I199]))">
            <text:p/>
          </table:table-cell>
          <table:table-cell table:style-name="ce5" table:formula="of:=IF([Data.J199]=&quot;&quot;;&quot;&quot;;CONCATENATE(&quot;,&quot;;[Data.J199]))">
            <text:p/>
          </table:table-cell>
          <table:table-cell table:style-name="ce5" table:formula="of:=IF([Data.K199]=&quot;&quot;;&quot;&quot;;CONCATENATE(&quot;,&quot;;[Data.K199]))">
            <text:p/>
          </table:table-cell>
          <table:table-cell table:style-name="ce5" table:formula="of:=IF([Data.L199]=&quot;&quot;;&quot;&quot;;CONCATENATE(&quot;,&quot;;[Data.L199]))">
            <text:p/>
          </table:table-cell>
          <table:table-cell table:style-name="ce5" table:formula="of:=IF([Data.M199]=&quot;&quot;;&quot;&quot;;CONCATENATE(&quot;,&quot;;[Data.M199]))">
            <text:p/>
          </table:table-cell>
          <table:table-cell table:style-name="ce5" table:formula="of:=IF([Data.N199]=&quot;&quot;;&quot;&quot;;CONCATENATE(&quot;,&quot;;[Data.N199]))">
            <text:p/>
          </table:table-cell>
          <table:table-cell table:style-name="ce5" table:formula="of:=IF([Data.O199]=&quot;&quot;;&quot;&quot;;CONCATENATE(&quot;,&quot;;[Data.O199]))">
            <text:p/>
          </table:table-cell>
          <table:table-cell table:style-name="ce5" table:formula="of:=IF([Data.P199]=&quot;&quot;;&quot;&quot;;CONCATENATE(&quot;,&quot;;[Data.P199]))">
            <text:p/>
          </table:table-cell>
          <table:table-cell table:style-name="ce5" table:formula="of:=IF([Data.Q199]=&quot;&quot;;&quot;&quot;;CONCATENATE(&quot;,&quot;;[Data.Q199]))">
            <text:p/>
          </table:table-cell>
          <table:table-cell table:style-name="ce5" table:formula="of:=IF([Data.R199]=&quot;&quot;;&quot;&quot;;CONCATENATE(&quot;,&quot;;[Data.R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90">
            <text:p>90</text:p>
          </table:table-cell>
          <table:table-cell table:formula="of:=IF([Data.C200]=&quot;&quot;;[.B198];CONCATENATE(&quot;,&quot;;[Data.C200]))" office:value-type="string" office:string-value=",PHYSICAL">
            <text:p>,PHYSICAL</text:p>
          </table:table-cell>
          <table:table-cell table:formula="of:=IF([Data.D200]=&quot;&quot;;[.C198];CONCATENATE(&quot;,&quot;;[Data.D200]))" office:value-type="string" office:string-value=",CHARL">
            <text:p>,CHARL</text:p>
          </table:table-cell>
          <table:table-cell table:formula="of:=CONCATENATE(&quot;,&quot;;[Data.E200])" office:value-type="string" office:string-value=",">
            <text:p>,</text:p>
          </table:table-cell>
          <table:table-cell table:formula="of:=CONCATENATE(&quot;,&quot;;[Data.F200])" office:value-type="string" office:string-value=",">
            <text:p>,</text:p>
          </table:table-cell>
          <table:table-cell table:formula="of:=IF([Data.G200]=&quot;&quot;;&quot;&quot;;CONCATENATE(&quot;,&quot;;[Data.G200]))">
            <text:p/>
          </table:table-cell>
          <table:table-cell table:style-name="ce5" table:formula="of:=IF([Data.H200]=&quot;&quot;;&quot;&quot;;CONCATENATE(&quot;,&quot;;[Data.H200]))">
            <text:p/>
          </table:table-cell>
          <table:table-cell table:style-name="ce5" table:formula="of:=IF([Data.I200]=&quot;&quot;;&quot;&quot;;CONCATENATE(&quot;,&quot;;[Data.I200]))">
            <text:p/>
          </table:table-cell>
          <table:table-cell table:style-name="ce5" table:formula="of:=IF([Data.J200]=&quot;&quot;;&quot;&quot;;CONCATENATE(&quot;,&quot;;[Data.J200]))">
            <text:p/>
          </table:table-cell>
          <table:table-cell table:style-name="ce5" table:formula="of:=IF([Data.K200]=&quot;&quot;;&quot;&quot;;CONCATENATE(&quot;,&quot;;[Data.K200]))">
            <text:p/>
          </table:table-cell>
          <table:table-cell table:style-name="ce5" table:formula="of:=IF([Data.L200]=&quot;&quot;;&quot;&quot;;CONCATENATE(&quot;,&quot;;[Data.L200]))">
            <text:p/>
          </table:table-cell>
          <table:table-cell table:style-name="ce5" table:formula="of:=IF([Data.M200]=&quot;&quot;;&quot;&quot;;CONCATENATE(&quot;,&quot;;[Data.M200]))">
            <text:p/>
          </table:table-cell>
          <table:table-cell table:style-name="ce5" table:formula="of:=IF([Data.N200]=&quot;&quot;;&quot;&quot;;CONCATENATE(&quot;,&quot;;[Data.N200]))">
            <text:p/>
          </table:table-cell>
          <table:table-cell table:style-name="ce5" table:formula="of:=IF([Data.O200]=&quot;&quot;;&quot;&quot;;CONCATENATE(&quot;,&quot;;[Data.O200]))">
            <text:p/>
          </table:table-cell>
          <table:table-cell table:style-name="ce5" table:formula="of:=IF([Data.P200]=&quot;&quot;;&quot;&quot;;CONCATENATE(&quot;,&quot;;[Data.P200]))">
            <text:p/>
          </table:table-cell>
          <table:table-cell table:style-name="ce5" table:formula="of:=IF([Data.Q200]=&quot;&quot;;&quot;&quot;;CONCATENATE(&quot;,&quot;;[Data.Q200]))">
            <text:p/>
          </table:table-cell>
          <table:table-cell table:style-name="ce5" table:formula="of:=IF([Data.R200]=&quot;&quot;;&quot;&quot;;CONCATENATE(&quot;,&quot;;[Data.R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90">
            <text:p>90</text:p>
          </table:table-cell>
          <table:table-cell table:formula="of:=IF([Data.C201]=&quot;&quot;;[.B199];CONCATENATE(&quot;,&quot;;[Data.C201]))" office:value-type="string" office:string-value=",PHYSICAL">
            <text:p>,PHYSICAL</text:p>
          </table:table-cell>
          <table:table-cell table:formula="of:=IF([Data.D201]=&quot;&quot;;[.C199];CONCATENATE(&quot;,&quot;;[Data.D201]))" office:value-type="string" office:string-value=",CHARL">
            <text:p>,CHARL</text:p>
          </table:table-cell>
          <table:table-cell table:formula="of:=CONCATENATE(&quot;,&quot;;[Data.E201])" office:value-type="string" office:string-value=",">
            <text:p>,</text:p>
          </table:table-cell>
          <table:table-cell table:formula="of:=CONCATENATE(&quot;,&quot;;[Data.F201])" office:value-type="string" office:string-value=",">
            <text:p>,</text:p>
          </table:table-cell>
          <table:table-cell table:formula="of:=IF([Data.G201]=&quot;&quot;;&quot;&quot;;CONCATENATE(&quot;,&quot;;[Data.G201]))">
            <text:p/>
          </table:table-cell>
          <table:table-cell table:style-name="ce5" table:formula="of:=IF([Data.H201]=&quot;&quot;;&quot;&quot;;CONCATENATE(&quot;,&quot;;[Data.H201]))">
            <text:p/>
          </table:table-cell>
          <table:table-cell table:style-name="ce5" table:formula="of:=IF([Data.I201]=&quot;&quot;;&quot;&quot;;CONCATENATE(&quot;,&quot;;[Data.I201]))">
            <text:p/>
          </table:table-cell>
          <table:table-cell table:style-name="ce5" table:formula="of:=IF([Data.J201]=&quot;&quot;;&quot;&quot;;CONCATENATE(&quot;,&quot;;[Data.J201]))">
            <text:p/>
          </table:table-cell>
          <table:table-cell table:style-name="ce5" table:formula="of:=IF([Data.K201]=&quot;&quot;;&quot;&quot;;CONCATENATE(&quot;,&quot;;[Data.K201]))">
            <text:p/>
          </table:table-cell>
          <table:table-cell table:style-name="ce5" table:formula="of:=IF([Data.L201]=&quot;&quot;;&quot;&quot;;CONCATENATE(&quot;,&quot;;[Data.L201]))">
            <text:p/>
          </table:table-cell>
          <table:table-cell table:style-name="ce5" table:formula="of:=IF([Data.M201]=&quot;&quot;;&quot;&quot;;CONCATENATE(&quot;,&quot;;[Data.M201]))">
            <text:p/>
          </table:table-cell>
          <table:table-cell table:style-name="ce5" table:formula="of:=IF([Data.N201]=&quot;&quot;;&quot;&quot;;CONCATENATE(&quot;,&quot;;[Data.N201]))">
            <text:p/>
          </table:table-cell>
          <table:table-cell table:style-name="ce5" table:formula="of:=IF([Data.O201]=&quot;&quot;;&quot;&quot;;CONCATENATE(&quot;,&quot;;[Data.O201]))">
            <text:p/>
          </table:table-cell>
          <table:table-cell table:style-name="ce5" table:formula="of:=IF([Data.P201]=&quot;&quot;;&quot;&quot;;CONCATENATE(&quot;,&quot;;[Data.P201]))">
            <text:p/>
          </table:table-cell>
          <table:table-cell table:style-name="ce5" table:formula="of:=IF([Data.Q201]=&quot;&quot;;&quot;&quot;;CONCATENATE(&quot;,&quot;;[Data.Q201]))">
            <text:p/>
          </table:table-cell>
          <table:table-cell table:style-name="ce5" table:formula="of:=IF([Data.R201]=&quot;&quot;;&quot;&quot;;CONCATENATE(&quot;,&quot;;[Data.R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90">
            <text:p>90</text:p>
          </table:table-cell>
          <table:table-cell table:formula="of:=IF([Data.C202]=&quot;&quot;;[.B200];CONCATENATE(&quot;,&quot;;[Data.C202]))" office:value-type="string" office:string-value=",PHYSICAL">
            <text:p>,PHYSICAL</text:p>
          </table:table-cell>
          <table:table-cell table:formula="of:=IF([Data.D202]=&quot;&quot;;[.C200];CONCATENATE(&quot;,&quot;;[Data.D202]))" office:value-type="string" office:string-value=",CHARL">
            <text:p>,CHARL</text:p>
          </table:table-cell>
          <table:table-cell table:formula="of:=CONCATENATE(&quot;,&quot;;[Data.E202])" office:value-type="string" office:string-value=",">
            <text:p>,</text:p>
          </table:table-cell>
          <table:table-cell table:formula="of:=CONCATENATE(&quot;,&quot;;[Data.F202])" office:value-type="string" office:string-value=",">
            <text:p>,</text:p>
          </table:table-cell>
          <table:table-cell table:formula="of:=IF([Data.G202]=&quot;&quot;;&quot;&quot;;CONCATENATE(&quot;,&quot;;[Data.G202]))">
            <text:p/>
          </table:table-cell>
          <table:table-cell table:style-name="ce5" table:formula="of:=IF([Data.H202]=&quot;&quot;;&quot;&quot;;CONCATENATE(&quot;,&quot;;[Data.H202]))">
            <text:p/>
          </table:table-cell>
          <table:table-cell table:style-name="ce5" table:formula="of:=IF([Data.I202]=&quot;&quot;;&quot;&quot;;CONCATENATE(&quot;,&quot;;[Data.I202]))">
            <text:p/>
          </table:table-cell>
          <table:table-cell table:style-name="ce5" table:formula="of:=IF([Data.J202]=&quot;&quot;;&quot;&quot;;CONCATENATE(&quot;,&quot;;[Data.J202]))">
            <text:p/>
          </table:table-cell>
          <table:table-cell table:style-name="ce5" table:formula="of:=IF([Data.K202]=&quot;&quot;;&quot;&quot;;CONCATENATE(&quot;,&quot;;[Data.K202]))">
            <text:p/>
          </table:table-cell>
          <table:table-cell table:style-name="ce5" table:formula="of:=IF([Data.L202]=&quot;&quot;;&quot;&quot;;CONCATENATE(&quot;,&quot;;[Data.L202]))">
            <text:p/>
          </table:table-cell>
          <table:table-cell table:style-name="ce5" table:formula="of:=IF([Data.M202]=&quot;&quot;;&quot;&quot;;CONCATENATE(&quot;,&quot;;[Data.M202]))">
            <text:p/>
          </table:table-cell>
          <table:table-cell table:style-name="ce5" table:formula="of:=IF([Data.N202]=&quot;&quot;;&quot;&quot;;CONCATENATE(&quot;,&quot;;[Data.N202]))">
            <text:p/>
          </table:table-cell>
          <table:table-cell table:style-name="ce5" table:formula="of:=IF([Data.O202]=&quot;&quot;;&quot;&quot;;CONCATENATE(&quot;,&quot;;[Data.O202]))">
            <text:p/>
          </table:table-cell>
          <table:table-cell table:style-name="ce5" table:formula="of:=IF([Data.P202]=&quot;&quot;;&quot;&quot;;CONCATENATE(&quot;,&quot;;[Data.P202]))">
            <text:p/>
          </table:table-cell>
          <table:table-cell table:style-name="ce5" table:formula="of:=IF([Data.Q202]=&quot;&quot;;&quot;&quot;;CONCATENATE(&quot;,&quot;;[Data.Q202]))">
            <text:p/>
          </table:table-cell>
          <table:table-cell table:style-name="ce5" table:formula="of:=IF([Data.R202]=&quot;&quot;;&quot;&quot;;CONCATENATE(&quot;,&quot;;[Data.R202]))">
            <text:p/>
          </table:table-cell>
          <table:table-cell table:number-columns-repeated="2"/>
        </table:table-row>
        <table:table-row table:style-name="ro3" table:number-rows-repeated="1048374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6" office:value-type="string">
            <text:p>ID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Type</text:p>
          </table:table-cell>
        </table:table-row>
        <table:table-row table:style-name="ro3" table:visibility="filter">
          <table:table-cell/>
          <table:table-cell table:style-name="ce7" office:value-type="string">
            <text:p>+10 prior to roll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bsent-Minde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/>
          <table:table-cell table:style-name="ce7" office:value-type="string">
            <text:p>Accelerated Mending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croba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7" office:value-type="string">
            <text:p>Acute Hear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7" office:value-type="string">
            <text:p>Acute Smel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Fatal (major)</text:p>
          </table:table-cell>
          <table:table-cell table:style-name="ce8" office:value-type="float" office:value="-40">
            <text:p>-4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Fatal (mino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Harmful (majo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Harmful (min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Mild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Mild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erious (major)</text:p>
          </table:table-cell>
          <table:table-cell table:style-name="ce8" office:value-type="float" office:value="-25">
            <text:p>-2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erious (min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imple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imple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Norma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Poo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Rich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Very Po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Very Rich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herent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ffect Environment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ffect Environment (lesse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g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ggres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lbino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mazing Leaping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/>
          <table:table-cell table:style-name="ce7" office:value-type="string">
            <text:p>Ambidexterity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7" office:value-type="string">
            <text:p>Ambidexterit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nimal Bane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nimal Empathy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nosmia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rcane Discovery (major)</text:p>
          </table:table-cell>
          <table:table-cell table:style-name="ce8" office:value-type="float" office:value="11">
            <text:p>11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rcane Discovery (minor)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rchetype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rchmage Abilities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rchmage Abilities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ssassin Train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ttribute Drain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lesser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d Temp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ane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ttle Confusion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7" office:value-type="string">
            <text:p>Battle Cry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ttle Reflex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7" office:value-type="string">
            <text:p>Blazing Speed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lessed by War God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lind</text:p>
          </table:table-cell>
          <table:table-cell table:style-name="ce8" office:value-type="float" office:value="-50">
            <text:p>-5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lood-Guil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loodlus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I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II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V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)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I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II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reake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almnes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hivalrou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de of Hono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/>
          <table:table-cell table:style-name="ce7" office:value-type="string">
            <text:p>Cold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Cold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Cold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Cold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Sensit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lor Blind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7" office:value-type="string">
            <text:p>Combat Reflexe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7" office:value-type="string">
            <text:p>Commanding Demeanor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mmon Allergy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mon Allerg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plete Klutz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pulsive Behavio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ursed Shape Shifte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I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II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V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)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I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II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nger Sens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ark Pac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rk Temptatio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rkness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7" office:value-type="string">
            <text:p>Dead Ey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eadly Training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eaf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ep Sleep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minor)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/>
          <table:table-cell table:style-name="ce7" office:value-type="string">
            <text:p>Dense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7" office:value-type="string">
            <text:p>Dens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stiny Sens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irected Weapons Master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rected Weapons Mast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sarm Skil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savowed Weapons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ishonored Knight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Dominanc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plication (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plication (less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t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ut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uty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/>
          <table:table-cell table:style-name="ce7" office:value-type="string">
            <text:p>Dwarfism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Dwarfism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Dwarfism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7" office:value-type="string">
            <text:p>Ear for Music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asily Charmed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asy Mark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lasticity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loque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lvish Train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Empathy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nare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nare (less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orcellment Cur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pileptic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thereal Sight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thereal Ti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unuch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xceptional Magical Ability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ceptional Skill at Arms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7" office:value-type="string">
            <text:p>Extra Limbs (+1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Extra Limbs (+2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Extra Limbs (+3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ye of the Hawk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7" office:value-type="string">
            <text:p>Eye of the Tiger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aithful Vassal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natic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ear of Armo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ear of Magic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earlessnes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lare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/>
          <table:table-cell table:style-name="ce7" office:value-type="string">
            <text:p>Flight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luent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/>
          <table:table-cell table:style-name="ce7" office:value-type="string">
            <text:p>Fluid Wrists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majo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ragile Wrists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riendslay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ographic Awarenes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/>
          <table:table-cell table:style-name="ce7" office:value-type="string">
            <text:p>Giantism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Giantism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7" office:value-type="string">
            <text:p>Giantism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7" office:value-type="string">
            <text:p>Gliding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lutton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7" office:value-type="string">
            <text:p>Golden Throat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ood Battlefield Awarenes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overnment Ti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Status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7" office:value-type="string">
            <text:p>Great Arm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reed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Gymnastic Train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7" office:value-type="string">
            <text:p>Hammerhand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ard of Hearing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>
          <table:table-cell/>
          <table:table-cell table:style-name="ce7" office:value-type="string">
            <text:p>Heat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Heat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Heat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Heat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Sensit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i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Hemophilia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rbalis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/>
          <table:table-cell table:style-name="ce7" office:value-type="string">
            <text:p>High Jumper</text:p>
          </table:table-cell>
          <table:table-cell table:style-name="ce8" office:value-type="float" office:value="4">
            <text:p>4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7" office:value-type="string">
            <text:p>High Range Voic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Hypercharged Adrenalin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mmovable Wil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mpulsive</text:p>
          </table:table-cell>
          <table:table-cell table:style-name="ce8" office:value-type="float" office:value="-13">
            <text:p>-1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decisio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/>
          <table:table-cell table:style-name="ce7" office:value-type="string">
            <text:p>Infravision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nate Magicia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ner Ear Problem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stinctive Defens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7" office:value-type="string">
            <text:p>Intense Eye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ternal Clock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ternal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tolerance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tolerance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visibility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tem Lor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Judge of Angle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Judge of Weaponry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Kleptomaniac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Knighted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Rang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Scop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Tim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echerou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greater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majo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sustenance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time Goa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7" office:value-type="string">
            <text:p>Light Sleepe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ghtning Strike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Locking Wrist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ook of Eagl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oss of Vision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ost Favor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oyal Domesticated Animal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Loyal Unusual Creatur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ycanthropy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greater)</text:p>
          </table:table-cell>
          <table:table-cell table:style-name="ce8" office:value-type="float" office:value="-40">
            <text:p>-4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Ban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al Affinity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gical Resista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gically Susceptib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ally Vulnerabl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na Read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na Sensing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Mystical Abilities</text:p>
          </table:table-cell>
        </table:table-row>
        <table:table-row table:style-name="ro3">
          <table:table-cell/>
          <table:table-cell table:style-name="ce7" office:value-type="string">
            <text:p>Manual Deftnes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ster Tactician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ster Warrior Friend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galomaniac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emory Loss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ental Control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al Link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al Scan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croscopic Vision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1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2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3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4)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5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6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7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nd Over Matte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nor Fear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inor Fear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ise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uddled Mind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ute</text:p>
          </table:table-cell>
          <table:table-cell table:style-name="ce8" office:value-type="float" office:value="-25">
            <text:p>-2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Archer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Facility with Armo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Horsema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/>
          <table:table-cell table:style-name="ce7" office:value-type="string">
            <text:p>Natural Physiqu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Ranged Attack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Ranged Attack (less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7" office:value-type="string">
            <text:p>Natural Weapon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Weapons Master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7" office:value-type="string">
            <text:p>Navigation Gif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ecromantic Urg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Neutral Od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7" office:value-type="string">
            <text:p>Nightvi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7" office:value-type="string">
            <text:p>Nimble Skeleton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obl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Non-corporeal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orma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Nose Bleed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ot Graceful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ot Subt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blivious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ff Balanc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Arm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Arm (min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Ey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pen Doo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rphan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Outdoorsman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Overconfiden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in Intoleran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>
          <table:table-cell/>
          <table:table-cell table:style-name="ce7" office:value-type="string">
            <text:p>Pain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Pain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Pain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Pain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ranoi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rt Animal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ss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great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maj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mino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majo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min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7" office:value-type="string">
            <text:p>Peripheral Vi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tographic Memory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hysical Investment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major)</text:p>
          </table:table-cell>
          <table:table-cell table:style-name="ce8" office:value-type="float" office:value="45">
            <text:p>4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minor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Mystical Abilities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7" office:value-type="string">
            <text:p>Poison Sack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Poor Concentratio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Control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Eyesight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Eyesight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rtage Skills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tion (1 dose)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Potion (5 doses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Powe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Absorption (greater)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wer Absorption (less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wer Blin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Bur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Drai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Leakag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recision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riestly Investment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yromaniac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Queas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Quick Calculator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7" office:value-type="string">
            <text:p>Quiet Strid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acial Training (expert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Racial Training (familia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Rain Trauma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>
          <table:table-cell/>
          <table:table-cell table:style-name="ce7" office:value-type="string">
            <text:p>Regeneration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Regeneration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7" office:value-type="string">
            <text:p>Regeneration (minor)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7" office:value-type="string">
            <text:p>Resilient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sista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7" office:value-type="string">
            <text:p>Reverberative Strength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ich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greate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une Paper (1 sheet)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Rune Paper (5 sheets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Runic Lore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adis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cope Skills (radius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cope Skills (target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Identit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apechanger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hield Attack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>
          <table:table-cell/>
          <table:table-cell table:style-name="ce7" office:value-type="string">
            <text:p>Shield Mastery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leight-of-Hand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loth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low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low Healer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onar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asm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patial Skills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atial Skills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cial Bread/Poison/Herb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cial Familiar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ed Reading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1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2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3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4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lit Personality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bility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Improvement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style-name="ce7" office:value-type="string">
            <text:p>Steel Grip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7" office:value-type="string">
            <text:p>Strong Lung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ubborn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style-name="ce7" office:value-type="string">
            <text:p>Sturdy Build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utt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ubconscious Disciplin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7" office:value-type="string">
            <text:p>Subconscious Preparation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Subtl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mmon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perstitious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urvival Instinc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wift Dresser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Telekinesis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lepathy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leportation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mporal Skills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der Ski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>
          <table:table-cell/>
          <table:table-cell table:style-name="ce7" office:value-type="string">
            <text:p>Tensil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Tensil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Tensil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rrible Luck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he Slai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ired Legs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7" office:value-type="string">
            <text:p>Tolerance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Tough Skin (insect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Tough Skin (tig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7" office:value-type="string">
            <text:p>Tough Skin (wolf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rained Regular Footman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Transcendenc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uthful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unneling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ltrasonic Hear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believe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common Allergy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controllable Strength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coordinated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derground Uprais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Undetectable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health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luck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magical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natural Aging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ystical Abilities</text:p>
          </table:table-cell>
        </table:table-row>
        <table:table-row table:style-name="ro3">
          <table:table-cell/>
          <table:table-cell table:style-name="ce7" office:value-type="string">
            <text:p>Unnatural Stamina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wakeab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p to +5 after roll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Very Poor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Very Rich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Violent Prejudic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Visible Aura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ision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Vow (greate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lesser)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minor)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anted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Warrior Extraordinaire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Weak Physiqu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eapon Ban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37">
            <text:p>37</text:p>
          </table:table-cell>
          <table:table-cell table:style-name="ce7" office:value-type="string">
            <text:p>Weapon Contro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Weight Intoleran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imp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rath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X-ray Vision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2" table:target-range-address="locale.A1:locale.D492" table:display-filter-buttons="true">
          <table:filter>
            <table:filter-or>
              <table:filter-condition table:field-number="3" table:value="Physical Abilitie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.05.2012</text:date>, <text:time>20:2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5-29T20:25:46.12</dc:date>
    <meta:editing-duration>PT12H10M36S</meta:editing-duration>
    <meta:editing-cycles>61</meta:editing-cycles>
    <meta:document-statistic meta:table-count="3" meta:cell-count="8534" meta:object-count="0"/>
  </office:meta>
</office:document-meta>
</file>